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602in"/>
    </style:style>
    <style:style style:name="co2" style:family="table-column">
      <style:table-column-properties fo:break-before="auto" style:column-width="0.552in"/>
    </style:style>
    <style:style style:name="co3" style:family="table-column">
      <style:table-column-properties fo:break-before="auto" style:column-width="0.4165in"/>
    </style:style>
    <style:style style:name="co4" style:family="table-column">
      <style:table-column-properties fo:break-before="auto" style:column-width="1.5626in"/>
    </style:style>
    <style:style style:name="co5" style:family="table-column">
      <style:table-column-properties fo:break-before="auto" style:column-width="0.4063in"/>
    </style:style>
    <style:style style:name="co6" style:family="table-column">
      <style:table-column-properties fo:break-before="auto" style:column-width="0.5102in"/>
    </style:style>
    <style:style style:name="co7" style:family="table-column">
      <style:table-column-properties fo:break-before="auto" style:column-width="2.0417in"/>
    </style:style>
    <style:style style:name="co8" style:family="table-column">
      <style:table-column-properties fo:break-before="auto" style:column-width="7.2917in"/>
    </style:style>
    <style:style style:name="co9" style:family="table-column">
      <style:table-column-properties fo:break-before="auto" style:column-width="21.302in"/>
    </style:style>
    <style:style style:name="co10" style:family="table-column">
      <style:table-column-properties fo:break-before="auto" style:column-width="1.4063in"/>
    </style:style>
    <style:style style:name="co11" style:family="table-column">
      <style:table-column-properties fo:break-before="auto" style:column-width="0.9272in"/>
    </style:style>
    <style:style style:name="co12" style:family="table-column">
      <style:table-column-properties fo:break-before="auto" style:column-width="8.552in"/>
    </style:style>
    <style:style style:name="co13" style:family="table-column">
      <style:table-column-properties fo:break-before="auto" style:column-width="1.9165in"/>
    </style:style>
    <style:style style:name="co14" style:family="table-column">
      <style:table-column-properties fo:break-before="auto" style:column-width="14.5728in"/>
    </style:style>
    <style:style style:name="co15" style:family="table-column">
      <style:table-column-properties fo:break-before="auto" style:column-width="2.1772in"/>
    </style:style>
    <style:style style:name="co16" style:family="table-column">
      <style:table-column-properties fo:break-before="auto" style:column-width="6.4791in"/>
    </style:style>
    <style:style style:name="co17" style:family="table-column">
      <style:table-column-properties fo:break-before="auto" style:column-width="0.8752in"/>
    </style:style>
    <style:style style:name="co18" style:family="table-column">
      <style:table-column-properties fo:break-before="auto" style:column-width="1.0417in"/>
    </style:style>
    <style:style style:name="co19" style:family="table-column">
      <style:table-column-properties fo:break-before="auto" style:column-width="0.75in"/>
    </style:style>
    <style:style style:name="ro1" style:family="table-row">
      <style:table-row-properties style:row-height="0.228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mp1">
      <style:table-properties table:display="true" style:writing-mode="lr-tb"/>
    </style: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time-style style:name="N64" number:truncate-on-overflow="false">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2"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12" style:family="table-cell" style:parent-style-name="Default" style:data-style-name="N122">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3" style:family="table-cell" style:parent-style-name="Default" style:data-style-name="N122">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5" style:family="table-cell" style:parent-style-name="Default" style:data-style-name="N37">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6" style:family="table-cell" style:parent-style-name="Default" style:data-style-name="N121">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7" style:family="table-cell" style:parent-style-name="Default" style:data-style-name="N63">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10" style:family="table-cell" style:parent-style-name="Default" style:data-style-name="N64">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4" style:family="table-cell" style:parent-style-name="Default" style:data-style-name="N10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8" style:family="table-cell" style:parent-style-name="Default" style:data-style-name="N1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9" style:family="table-cell" style:parent-style-name="Default" style:data-style-name="N11">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gr1" style:family="graphic">
      <style:graphic-properties draw:stroke="none" draw:fill="none" draw:textarea-horizontal-align="center" draw:textarea-vertical-align="middle" draw:auto-grow-height="false" draw:auto-grow-width="false" fo:padding-top="0in" fo:padding-bottom="0in" fo:padding-left="0in" fo:padding-right="0in" fo:wrap-option="no-wrap"/>
      <style:paragraph-properties style:writing-mode="lr-tb" style:font-independent-line-spacing="false"/>
    </style:style>
    <style:style style:name="P1" style:family="paragraph">
      <loext:graphic-properties draw:fill="none"/>
      <style:paragraph-properties style:writing-mode="lr-tb" style:font-independent-line-spacing="false"/>
    </style:style>
  </office:automatic-styles>
  <office:body>
    <office:spreadsheet>
      <table:calculation-settings table:automatic-find-labels="false" table:use-regular-expressions="false"/>
      <table:table table:name="Sheet1" table:style-name="ta1">
        <table:shapes>
          <draw:frame draw:z-index="0" draw:name="TextBox 1" draw:style-name="gr1" draw:text-style-name="P1" svg:width="0.078in" svg:height="0.1835in" svg:x="39.4165in" svg:y="34.2291in">
            <draw:text-box>
              <text:p/>
            </draw:text-box>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2"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number-columns-repeated="1005" table:default-cell-style-name="ce2"/>
        <table:table-row table:style-name="ro1">
          <table:table-cell table:style-name="ce1" office:value-type="float" office:value="1" calcext:value-type="float">
            <text:p>1</text:p>
          </table:table-cell>
          <table:table-cell table:style-name="ce1" office:value-type="float" office:value="2017" calcext:value-type="float">
            <text:p>2017</text:p>
          </table:table-cell>
          <table:table-cell table:style-name="ce1" office:value-type="float" office:value="7" calcext:value-type="float">
            <text:p>7</text:p>
          </table:table-cell>
          <table:table-cell table:style-name="ce1" office:value-type="string" calcext:value-type="string">
            <text:p>maths-07-t1-l01-ep01</text:p>
          </table:table-cell>
          <table:table-cell table:number-columns-repeated="3" table:style-name="ce1" office:value-type="float" office:value="1" calcext:value-type="float">
            <text:p>1</text:p>
          </table:table-cell>
          <table:table-cell table:style-name="ce1" office:value-type="string" calcext:value-type="string">
            <text:p>සමමිතිය</text:p>
          </table:table-cell>
          <table:table-cell table:style-name="ce1" office:value-type="string" calcext:value-type="string">
            <text:p>ද්විපාර්ශවික සමමිතිය සහිත තල රූප හඳුනා ගැනීම,සමමිතික අක්‍ෂ ඇඳීම -1</text:p>
          </table:table-cell>
          <table:table-cell table:style-name="ce1" office:value-type="string" calcext:value-type="string">
            <text:p>ද්වීපාර්ශවික තලරූප සහ ද්වීපාර්ශවික තලරූපවල අක්ෂ හඳුනාගෙන , එම තලරූප මත ඇඳි සමමිතික අක්ෂ, ප්‍රායෝගික අභ්‍යාස මඟින් අධ්‍යනය කිරීම. <text:s/>ක්‍රියාකාරකම් මඟින් ලැබූ දැනුම උපයෝගි කරගනිමින් සමමිතික අක්ෂ ලකුණු කිරීම.</text:p>
          </table:table-cell>
          <table:table-cell table:style-name="ce12" office:value-type="time" office:time-value="PT01H00M00S" calcext:value-type="time">
            <text:p>1:00:00</text:p>
          </table:table-cell>
          <table:table-cell table:style-name="ce1" office:value-type="float" office:value="1" calcext:value-type="float">
            <text:p>1</text:p>
          </table:table-cell>
          <table:table-cell table:style-name="ce1" table:number-columns-repeated="2"/>
          <table:table-cell table:style-name="ce1" office:value-type="string" calcext:value-type="string">
            <text:p>ද්වීපාර්ශ්වික සමමිතිය සහිත තල රූපයක එම තලරූපය සමපාත කරනුලබන රේඛාව හඳුන්වනු ලබන්නේ,</text:p>
          </table:table-cell>
          <table:table-cell table:style-name="ce1"/>
          <table:table-cell table:style-name="ce1" office:value-type="string" calcext:value-type="string">
            <text:p>සමමිතිය ලෙසයි.</text:p>
          </table:table-cell>
          <table:table-cell table:style-name="ce1"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ධ්‍ය රේඛාව ලෙස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මිති අක්ෂයක් ලෙස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ඩඉරි රේඛාව ලෙස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 calcext:value-type="float">
            <text:p>2</text:p>
          </table:table-cell>
          <table:table-cell table:number-columns-repeated="2"/>
          <table:table-cell office:value-type="string" calcext:value-type="string">
            <text:p><text:s/>ද්වීපාර්ශ්වික සමමිතිය සහිත තල රූපයක්,</text:p>
          </table:table-cell>
          <table:table-cell/>
          <table:table-cell office:value-type="string" calcext:value-type="string">
            <text:p>එකනෙක සමාන කොටස් දෙකකට බෙදිය හැ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මමිතික රේඛාවෙන් බෙදූවිට එක්පසක් අනෙක සමඟ සමපාත නො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විිපාර්ශ්වික සමමිතිය සඳහා තලරූපය හරිමැදින් බෙදිය යුතු නො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මන හෝ අයුරකින් හරි මැදින් බෙදූ විට එම කොටස් දෙක එකිනෙකට සමමිතික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 calcext:value-type="float">
            <text:p>3</text:p>
          </table:table-cell>
          <table:table-cell table:number-columns-repeated="2"/>
          <table:table-cell office:value-type="string" calcext:value-type="string">
            <text:p><text:s/>ද්වීපාර්ශ්වික සමමිතිය සඳහා උදාහරණයක් නොවන්නේ,</text:p>
          </table:table-cell>
          <table:table-cell/>
          <table:table-cell office:value-type="string" calcext:value-type="string">
            <text:p>සමනල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ලත් කොළ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මචතුරස්‍ර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ල් ගසක්</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 calcext:value-type="float">
            <text:p>4</text:p>
          </table:table-cell>
          <table:table-cell table:number-columns-repeated="2"/>
          <table:table-cell office:value-type="string" calcext:value-type="string">
            <text:p><text:s/>වෘත්තයක් බෙදිය හැකි සමමිතික කොටස් ගණන,</text:p>
          </table:table-cell>
          <table:table-cell/>
          <table:table-cell office:value-type="string" calcext:value-type="string">
            <text:p>2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4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න්ත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5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 calcext:value-type="float">
            <text:p>5</text:p>
          </table:table-cell>
          <table:table-cell table:number-columns-repeated="2"/>
          <table:table-cell office:value-type="string" calcext:value-type="string">
            <text:p><text:s/>ෂඩාශ්‍රයක් ද්වීපාර්ශ්වික සමමිතියක් ලැබෙන සේ ආකාර කීයකට සමමිතිය අක්ෂයකින් <text:s/>බෙදා වෙන්කළ හැකි ද?</text:p>
          </table:table-cell>
          <table:table-cell/>
          <table:table-cell office:value-type="string" calcext:value-type="string">
            <text:p>ආකාර 2කට</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ආකාර 4කට</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ආකාර 5කට</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ආකාර 6කට</text:p>
          </table:table-cell>
          <table:table-cell office:value-type="float" office:value="1" calcext:value-type="float">
            <text:p>1</text:p>
          </table:table-cell>
          <table:table-cell table:number-columns-repeated="1006"/>
        </table:table-row>
        <table:table-row table:style-name="ro1">
          <table:table-cell office:value-type="float" office:value="2" calcext:value-type="float">
            <text:p>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1-ep02</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සමමිතිය</text:p>
          </table:table-cell>
          <table:table-cell office:value-type="string" calcext:value-type="string">
            <text:p>සමමිතික අක්‍ෂ ඇඳීම -2, කොටු කඩදාසි මත රූප නිර්මණය කිරීම</text:p>
          </table:table-cell>
          <table:table-cell office:value-type="string" calcext:value-type="string">
            <text:p>දී ඇති ලක්ෂ්‍ය ආධාරයෙන් ශීර්ෂ වන සේ ද්වීපාර්ශවික තලරූප කොටු කඩදාසි මත ඇඳ, අක්ෂ ලකුණු කිරීම. එක් එක් අභ්‍යාස මඟින් දී ඇති තලරූප වල සමමිතික අක්ෂ හඳුනාගෙන, එහි ශීර්ෂ අඳිමින් , එම තලරූපයෙහි ඇති රේඛා වලට සමාන කොටස් ලියා දැක්වීම.</text:p>
          </table:table-cell>
          <table:table-cell table:style-name="ce3" office:value-type="time" office:time-value="PT01H00M00S" calcext:value-type="time">
            <text:p>1:00:00</text:p>
          </table:table-cell>
          <table:table-cell office:value-type="float" office:value="6" calcext:value-type="float">
            <text:p>6</text:p>
          </table:table-cell>
          <table:table-cell table:number-columns-repeated="2"/>
          <table:table-cell office:value-type="string" calcext:value-type="string">
            <text:p>තලරූපයක් යම් රේඛාවක් ඔස්සේ නැමීමේ දී ලැබෙන කොටස් දෙකේ වර්ගඵල සමාන නමුත් <text:s/>එම කොටස් දෙක එකිනෙක සමපාත නොවේ නම්, එම රේඛාව තල රූපයේ,</text:p>
          </table:table-cell>
          <table:table-cell/>
          <table:table-cell office:value-type="string" calcext:value-type="string">
            <text:p>සමමිති අක්ෂය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මිති අක්ෂය නො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මමිති අක්ෂය වීමේ සම්භාවිතාව ඉහළ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මිති අක්ෂයදැයි නිගමනය කළ නොහැ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 calcext:value-type="float">
            <text:p>7</text:p>
          </table:table-cell>
          <table:table-cell table:number-columns-repeated="2"/>
          <table:table-cell office:value-type="string" calcext:value-type="string">
            <text:p>ද්වීපාර්ශ්වික සමමිතික තලරූපයක්,</text:p>
          </table:table-cell>
          <table:table-cell/>
          <table:table-cell office:value-type="string" calcext:value-type="string">
            <text:p>එකිනෙක සමපාත වන කොටස් දෙකකට බෙදේ.</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මමිති අක්ෂ 1කට වඩා වැඩි ප්‍රමාණයක් ඇත.</text:p>
          </table:table-cell>
          <table:table-cell office:value-type="float" office:value="0" calcext:value-type="float">
            <text:p>0</text:p>
          </table:table-cell>
          <table:table-cell table:number-columns-repeated="1006"/>
        </table:table-row>
        <table:table-row table:style-name="ro1">
          <table:table-cell table:number-columns-repeated="12"/>
          <table:table-cell office:value-type="string" calcext:value-type="string">
            <text:p><text:s text:c="8"/></text:p>
          </table:table-cell>
          <table:table-cell table:number-columns-repeated="3"/>
          <table:table-cell office:value-type="string" calcext:value-type="string">
            <text:p>සෑම තලරූපයක්ම ද්වීපාර්ශ්විය සමමිතික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කිනෙක සමමිතික වීම අනිවාර්ය වූ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 calcext:value-type="float">
            <text:p>8</text:p>
          </table:table-cell>
          <table:table-cell table:number-columns-repeated="2"/>
          <table:table-cell office:value-type="string" calcext:value-type="string">
            <text:p>සමනලයා ද්වීපාර්ශ්වීය සමමිතියට උදාහරණයකි. මෙම කියමන,</text:p>
          </table:table-cell>
          <table:table-cell/>
          <table:table-cell office:value-type="string" calcext:value-type="string">
            <text:p>නිවැරදි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රදි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ය හැකි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ව නොහැ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 calcext:value-type="float">
            <text:p>9</text:p>
          </table:table-cell>
          <table:table-cell table:number-columns-repeated="2"/>
          <table:table-cell office:value-type="string" calcext:value-type="string">
            <text:p>සරල රේඛීය තලරූපයක එම සරල රේඛා ඛණ්ඩ හමුවන ස්ථානය එම තලරූපයේ,</text:p>
          </table:table-cell>
          <table:table-cell/>
          <table:table-cell office:value-type="string" calcext:value-type="string">
            <text:p>සමමිති අක්ෂය ලෙස හැඳින්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ශීර්ෂ ලෙස හැඳින්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ඩඉරි රේඛා ලෙස හැඳින්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 calcext:value-type="float">
            <text:p>10</text:p>
          </table:table-cell>
          <table:table-cell table:number-columns-repeated="2"/>
          <table:table-cell office:value-type="string" calcext:value-type="string">
            <text:p>ද්වීපාර්ශ්වික සමමිතික තලරූපයක,</text:p>
          </table:table-cell>
          <table:table-cell/>
          <table:table-cell office:value-type="string" calcext:value-type="string">
            <text:p>දෙපස පිහිටි හැඩයන් පමණක් සමානවීම ප්‍රමාණව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පස පිහිටි කොටස් වල වර්ගඵල සමාන වීම ප්‍රමාණව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පස පිහිටි කොටස් හැඩයෙන් සහ වර්ගඵලයෙන් සමාන වියයුතු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මන හෝ ලෙසක කොටස් දෙකකට බෙදීම ප්‍රමාණවත් ය.</text:p>
          </table:table-cell>
          <table:table-cell office:value-type="float" office:value="0" calcext:value-type="float">
            <text:p>0</text:p>
          </table:table-cell>
          <table:table-cell table:number-columns-repeated="1006"/>
        </table:table-row>
        <table:table-row table:style-name="ro1">
          <table:table-cell office:value-type="float" office:value="3" calcext:value-type="float">
            <text:p>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2-ep03</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කුලක</text:p>
          </table:table-cell>
          <table:table-cell office:value-type="string" calcext:value-type="string">
            <text:p>කුලක හඳුනා ගැනීම, අවයව ලියා දැක්වීමෙන් කුලකය ලිවීම</text:p>
          </table:table-cell>
          <table:table-cell office:value-type="string" calcext:value-type="string">
            <text:p>දී ඇති සංඛ්‍යා, ද්‍රව්‍ය වර්ග කිරීම මඟින් කුලක පිලිබඳ මූලික අවබෝධය ලබාදීම. <text:s/>එක් එක් උදාහරණ මඟින් කුලක හා එහි ඇති අවයව හඳුනාගැනීම <text:s/>සහ අවයව ලියා දැක්වීම.</text:p>
          </table:table-cell>
          <table:table-cell table:style-name="ce3" office:value-type="time" office:time-value="PT01H00M00S" calcext:value-type="time">
            <text:p>1:00:00</text:p>
          </table:table-cell>
          <table:table-cell office:value-type="float" office:value="11" calcext:value-type="float">
            <text:p>11</text:p>
          </table:table-cell>
          <table:table-cell table:number-columns-repeated="2"/>
          <table:table-cell office:value-type="string" calcext:value-type="string">
            <text:p>කුලක යනු,</text:p>
          </table:table-cell>
          <table:table-cell/>
          <table:table-cell office:value-type="string" calcext:value-type="string">
            <text:p>නිශ්චිතවම හඳුනාගත් දේ වල එකතුව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දාල කරගන්නා දෙය නිශ්චිත වියයුතු නො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ඕනෑම දෙයක් කුලකයකින් නිරූපණය කල හැ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ලකයකින් නිරූපණය කරන දෙයක සීමාවක් පැවතිය යුතු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 calcext:value-type="float">
            <text:p>12</text:p>
          </table:table-cell>
          <table:table-cell table:number-columns-repeated="2"/>
          <table:table-cell office:value-type="string" calcext:value-type="string">
            <text:p>කුලකයට අයත් දේ එම කුලකයේ,</text:p>
          </table:table-cell>
          <table:table-cell/>
          <table:table-cell office:value-type="string" calcext:value-type="string">
            <text:p>කොටස් ලෙස හැඳින්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වයව ලෙස හැඳින්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ඛ්‍යා ලෙස හැඳින්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උපකුලකය ලෙස හැඳි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 calcext:value-type="float">
            <text:p>13</text:p>
          </table:table-cell>
          <table:table-cell table:number-columns-repeated="2"/>
          <table:table-cell office:value-type="string" calcext:value-type="string">
            <text:p>මින් කුලකයක් නොවන්නේ,</text:p>
          </table:table-cell>
          <table:table-cell/>
          <table:table-cell office:value-type="string" calcext:value-type="string">
            <text:p>ඉංග්‍රීසි හෝඩියේ ස්වර අකු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ශ්‍රී ලංකාවේ දිස්ත්‍රික්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හිංසක මිනිස්සු</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1 සිට 10 තෙක් ඔත්තේ සංඛ්‍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 calcext:value-type="float">
            <text:p>14</text:p>
          </table:table-cell>
          <table:table-cell table:number-columns-repeated="2"/>
          <table:table-cell office:value-type="string" calcext:value-type="string">
            <text:p>කුලකයක් නම් කිරීමට,</text:p>
          </table:table-cell>
          <table:table-cell/>
          <table:table-cell office:value-type="string" calcext:value-type="string">
            <text:p>ඉංග්‍රීසි කැපිටල් අක්ෂර භාවිත කර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ඉංග්‍රීසි සිම්පල් අක්ෂර භාවිත ක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වක් භාවිිත ක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නිශ්චිත භාවිතයක් නොමැත.</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 calcext:value-type="float">
            <text:p>15</text:p>
          </table:table-cell>
          <table:table-cell table:number-columns-repeated="2"/>
          <table:table-cell office:value-type="string" calcext:value-type="string">
            <text:p>වෙන්රූප සටහනක් යනු,</text:p>
          </table:table-cell>
          <table:table-cell/>
          <table:table-cell office:value-type="string" calcext:value-type="string">
            <text:p>අදාල අවයව සඟල වරහනක් තුල දැක්වීම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දාල අවයව වරහනක් තුල දැක්වීම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දාල අවයව සංවෘත රූපයක් තුල දැක්වීම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දාල අවයව කොමා මගින් වෙන්කර දැක්වීමය.</text:p>
          </table:table-cell>
          <table:table-cell office:value-type="float" office:value="0" calcext:value-type="float">
            <text:p>0</text:p>
          </table:table-cell>
          <table:table-cell table:number-columns-repeated="1006"/>
        </table:table-row>
        <table:table-row table:style-name="ro1">
          <table:table-cell office:value-type="float" office:value="4" calcext:value-type="float">
            <text:p>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2-ep04 <text:s text:c="3"/></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කුලක</text:p>
          </table:table-cell>
          <table:table-cell office:value-type="string" calcext:value-type="string">
            <text:p>අවයව හඳුනාගත හැකි පොදු ලක්‍ෂණ, වෙන් රූප සටහන්</text:p>
          </table:table-cell>
          <table:table-cell office:value-type="string" calcext:value-type="string">
            <text:p>කුලක ලියා දැක්වීමේ ක්‍රමවේද හඳුනාගෙන , වෙන් රූප සටහන් මඟින් කුලක ආශ්‍රිත අභ්‍යාස සිදු කිරීම. කුලකයේ අවයව නිශ්චිතව හඳුනාගත හැකි පොදු ලක්ෂණයක් මඟින් කුලක ලියා දැක්වීම.</text:p>
          </table:table-cell>
          <table:table-cell table:style-name="ce3" office:value-type="time" office:time-value="PT01H00M00S" calcext:value-type="time">
            <text:p>1:00:00</text:p>
          </table:table-cell>
          <table:table-cell office:value-type="float" office:value="16" calcext:value-type="float">
            <text:p>16</text:p>
          </table:table-cell>
          <table:table-cell table:number-columns-repeated="2"/>
          <table:table-cell office:value-type="string" calcext:value-type="string">
            <text:p>කුලකයක අවයව ලියා දැක්වීමේ දී,</text:p>
          </table:table-cell>
          <table:table-cell/>
          <table:table-cell office:value-type="string" calcext:value-type="string">
            <text:p>එකම අවයවය කිහිපවරක් දැක්විය හැකි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ක් අවයක් දැක්විය හැක්කේ එක්වරක් පමණි.</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ඟල වරහන් තුළ හෝ සංවෘත රූපතුළ දැක්වීම අනිවාර්ය නො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ඟල වරයන් තුළ දැක්වීමේ දී කොමා මගින් වෙන්කර දැක්වීම අනිවාර්ය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 calcext:value-type="float">
            <text:p>17</text:p>
          </table:table-cell>
          <table:table-cell table:number-columns-repeated="2"/>
          <table:table-cell office:value-type="string" calcext:value-type="string">
            <text:p><text:s/>1 සිට 10 තෙක් ඔත්තේ සංඛ්‍යා කුලකයක දැක්වීමේ නිවැරදි ක්‍රමය වන්නේ,</text:p>
          </table:table-cell>
          <table:table-cell/>
          <table:table-cell office:value-type="string" calcext:value-type="string">
            <text:p>B = {1, 5, 7, 9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 = { 1 3 5 7 9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 = { 1, 3, 5, 7, 9}</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B={ 1, 3, 5, 7, 9 }</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 calcext:value-type="float">
            <text:p>18</text:p>
          </table:table-cell>
          <table:table-cell table:number-columns-repeated="2"/>
          <table:table-cell office:value-type="string" calcext:value-type="string">
            <text:p><text:s/>“මහරගම” නිවැරදි කුලක නිරූපණය වන්නේ,</text:p>
          </table:table-cell>
          <table:table-cell/>
          <table:table-cell office:value-type="string" calcext:value-type="string">
            <text:p>A= { ම ,හ, ර, ග, ම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 ම ,හ, ර, ග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A= { ම ,හ, ර, ග, ම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 ම ,හ, ර, ග, ම }</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 calcext:value-type="float">
            <text:p>19</text:p>
          </table:table-cell>
          <table:table-cell table:number-columns-repeated="2"/>
          <table:table-cell office:value-type="string" calcext:value-type="string">
            <text:p>යම් නිශ්චිත කුලකයක අවයව කිහිපයක් නිරූපණය කර අවසානයේ තිත් පේලි තුනක් යෙදීම මගින් නිරූපණය කරනු ලබන්නේ,</text:p>
          </table:table-cell>
          <table:table-cell/>
          <table:table-cell office:value-type="string" calcext:value-type="string">
            <text:p>කුලකයේ අවයව නිරූපණය කර අවසන් බව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ලකයේ ඉදිරියට නිරූපණය කිරීමට තවත් අවයව තුනක් පවතින බව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ලකයේ ඉදිරියට නිරූපණය කිරීමට තවත් අවයව කිහිපයක් පවතින බව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 calcext:value-type="float">
            <text:p>20</text:p>
          </table:table-cell>
          <table:table-cell table:number-columns-repeated="2"/>
          <table:table-cell office:value-type="string" calcext:value-type="string">
            <text:p>කුලකයක් නිරූපණය කළ හැකි ආකාරයක් නොවන්නේ,</text:p>
          </table:table-cell>
          <table:table-cell/>
          <table:table-cell office:value-type="string" calcext:value-type="string">
            <text:p>කුලකයක අවයව සඟල වරහනක් තුළ දැක්වීමෙ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ලකයක අවයව වෙන් රූපයක් තුළ දැක්වීමෙ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ලකයක අවයව විවෘත රූපයක් තුළ දැක්වීමෙ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ලකයක අදාල පොදු ලක්ෂණ සඟල වරහන් තුළ ලියා දැක්වීමෙන්</text:p>
          </table:table-cell>
          <table:table-cell office:value-type="float" office:value="0" calcext:value-type="float">
            <text:p>0</text:p>
          </table:table-cell>
          <table:table-cell table:number-columns-repeated="1006"/>
        </table:table-row>
        <table:table-row table:style-name="ro1">
          <table:table-cell office:value-type="float" office:value="5" calcext:value-type="float">
            <text:p>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3-ep05</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පූර්ණ සංඛ්‍යා මත ගණිත කර්ම</text:p>
          </table:table-cell>
          <table:table-cell office:value-type="string" calcext:value-type="string">
            <text:p>සුළු කිරීම් සිදුකරන සම්මත පටිපාටිය, සංඛ්‍යාත්මක ප්‍රකාශන සුළු කිරීම</text:p>
          </table:table-cell>
          <table:table-cell office:value-type="string" calcext:value-type="string">
            <text:p>පූර්ණ සංඛ්‍යා දෙකක් අතර එක් ගණිත කර්මයක් එක් වාරයක් පමණක් යෙදී ඇති පිළිවෙළ හා සංඛ්‍යාත්මක ප්‍රකාශනයක ගණිත කර්ම යෙදී ඇති පිළිවෙළ එම ගණිත කර්ම උපයෝගී කර ගනිමින් සංඛ්‍යාත්මක ප්‍රකාශන එකතු කිරීම හා ගුණ කිරීම.</text:p>
          </table:table-cell>
          <table:table-cell table:style-name="ce3" office:value-type="time" office:time-value="PT01H00M00S" calcext:value-type="time">
            <text:p>1:00:00</text:p>
          </table:table-cell>
          <table:table-cell office:value-type="float" office:value="21" calcext:value-type="float">
            <text:p>21</text:p>
          </table:table-cell>
          <table:table-cell table:number-columns-repeated="2"/>
          <table:table-cell office:value-type="string" calcext:value-type="string">
            <text:p>යම් සංඛ්‍යාත්මක ප්‍රකාශනයක එකතු කිරීමක් හෝ ගුණකිරීමක් පමණක් ඇතිවිට,</text:p>
          </table:table-cell>
          <table:table-cell/>
          <table:table-cell office:value-type="string" calcext:value-type="string">
            <text:p>කවර ආකාරයකට සුළු කිරීම සිදු කළ ද එකම පිළිතුර ලැබේ.</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ළ සිට අගට සුළුකිරීම් සිදුකළ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ග සිට මුළට සුළුකිරීම් සිදුකළ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වත්නා පිළිවෙළටම සුළුකිරීම් සිදුකළ යුතු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2" calcext:value-type="float">
            <text:p>22</text:p>
          </table:table-cell>
          <table:table-cell table:number-columns-repeated="2"/>
          <table:table-cell office:value-type="string" calcext:value-type="string">
            <text:p><text:s/>පූර්ණ සංඛ්‍යා දෙකක් අතර එක් ගණිතකර්මයක්,</text:p>
          </table:table-cell>
          <table:table-cell/>
          <table:table-cell office:value-type="string" calcext:value-type="string">
            <text:p>එක් වරක් පමණක් යෙදේ.</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වරක් යෙදේ.</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හිපවරක් යෙදේ.</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ව නොහැ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 calcext:value-type="float">
            <text:p>23</text:p>
          </table:table-cell>
          <table:table-cell table:number-columns-repeated="2"/>
          <table:table-cell office:value-type="string" calcext:value-type="string">
            <text:p><text:s/>5 × 6 × 2 සුළු කරන්න.</text:p>
          </table:table-cell>
          <table:table-cell/>
          <table:table-cell office:value-type="float" office:value="30" calcext:value-type="float">
            <text:p>3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60" calcext:value-type="float">
            <text:p>6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6" calcext:value-type="float">
            <text:p>1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32" calcext:value-type="float">
            <text:p>32</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24" calcext:value-type="float">
            <text:p>24</text:p>
          </table:table-cell>
          <table:table-cell table:number-columns-repeated="2"/>
          <table:table-cell office:value-type="string" calcext:value-type="string">
            <text:p>4 ¬ 3 ¬ 10 ¬ 20</text:p>
          </table:table-cell>
          <table:table-cell/>
          <table:table-cell office:value-type="float" office:value="35" calcext:value-type="float">
            <text:p>3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38" calcext:value-type="float">
            <text:p>3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37" calcext:value-type="float">
            <text:p>37</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40" calcext:value-type="float">
            <text:p>4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 calcext:value-type="float">
            <text:p>25</text:p>
          </table:table-cell>
          <table:table-cell table:number-columns-repeated="2"/>
          <table:table-cell office:value-type="string" calcext:value-type="string">
            <text:p><text:s/>5 × 3 × 4හි ගණිත කර්ම අනුපිළිවෙළ වෙනස් කළ විට,</text:p>
          </table:table-cell>
          <table:table-cell/>
          <table:table-cell office:value-type="string" calcext:value-type="string">
            <text:p>පිළිතුර වෙනස්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ළිතුරේ කිසිඳු වෙනසක් සිදු නො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ව නොහැ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ඇතැම් විට වෙනස් විය හැක.</text:p>
          </table:table-cell>
          <table:table-cell office:value-type="float" office:value="0" calcext:value-type="float">
            <text:p>0</text:p>
          </table:table-cell>
          <table:table-cell table:number-columns-repeated="1006"/>
        </table:table-row>
        <table:table-row table:style-name="ro1">
          <table:table-cell office:value-type="float" office:value="6" calcext:value-type="float">
            <text:p>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3-ep06</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පූර්ණ සංඛ්‍යා මත ගණිත කර්ම</text:p>
          </table:table-cell>
          <table:table-cell office:value-type="string" calcext:value-type="string">
            <text:p>සුළු කිරීම් තව දුරටත්, වරහන් ඇතුළත් ප්‍රකාශන සුලු කිරීම</text:p>
          </table:table-cell>
          <table:table-cell office:value-type="string" calcext:value-type="string">
            <text:p>ගණිත කර්ම දෙකක් හෝ කිහිපයක් යෙදී ඇති සංඛ්‍යාත්මක ප්‍රකාශනයක් සුළු කිරීමේ දී ගණිත කර්ම සිදු කරන පටිපාටිය පිළිබඳව උදාහරණ මඟින් සාකච්ඡා කිරීම. සංඛ්‍යාත්මක ප්‍රකාශනයක ගණිත කර්ම යෙදී ඇති පිළිවෙළ අධ්‍යනය කරමින්, එකතු කිරීම, අඩු <text:s/>කිරීම, බෙදීම, ගුණ කිරීම සහ වරහන් ඇතුළත් පූර්ණ සංඛ්‍යා සහිත ප්‍රකාශන සුළු කිරීම.</text:p>
          </table:table-cell>
          <table:table-cell table:style-name="ce3" office:value-type="time" office:time-value="PT01H00M00S" calcext:value-type="time">
            <text:p>1:00:00</text:p>
          </table:table-cell>
          <table:table-cell office:value-type="float" office:value="26" calcext:value-type="float">
            <text:p>26</text:p>
          </table:table-cell>
          <table:table-cell table:number-columns-repeated="2"/>
          <table:table-cell office:value-type="string" calcext:value-type="string">
            <text:p>5 × 3 − 5¬2 හි ගණිත කර්ම අනුපිළිවෙළ දැක්වෙන්නේ,</text:p>
          </table:table-cell>
          <table:table-cell/>
          <table:table-cell office:value-type="string" calcext:value-type="string">
            <text:p>« −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 « ¬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 −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 ¬ « − ¬ @</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 calcext:value-type="float">
            <text:p>27</text:p>
          </table:table-cell>
          <table:table-cell table:number-columns-repeated="2"/>
          <table:table-cell office:value-type="string" calcext:value-type="string">
            <text:p>8 ¬ 2 « 5 සුළු කරන්න.</text:p>
          </table:table-cell>
          <table:table-cell/>
          <table:table-cell office:value-type="float" office:value="50" calcext:value-type="float">
            <text:p>5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80" calcext:value-type="float">
            <text:p>8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8" calcext:value-type="float">
            <text:p>18</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42" calcext:value-type="float">
            <text:p>4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 calcext:value-type="float">
            <text:p>28</text:p>
          </table:table-cell>
          <table:table-cell table:number-columns-repeated="2"/>
          <table:table-cell office:value-type="string" calcext:value-type="string">
            <text:p>මිනිසෙක් පොල් ගස් 8කින් පොල් ගෙඩි 10 බැගින් කඩන ලදී. එම කඩන ලද පොල් ගෙඩි ප්‍රමාණය 20 දෙනෙකු අතර බෙදා දියයුතුව ඇත. එය සංඛ්‍යත්මක ප්‍රකාශනයකින් දක්වන්න.</text:p>
          </table:table-cell>
          <table:table-cell/>
          <table:table-cell office:value-type="string" calcext:value-type="string">
            <text:p>10 « 20 − 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8 « 10 − 2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8 − 10 « 2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8 « 10 « 20</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29" calcext:value-type="float">
            <text:p>29</text:p>
          </table:table-cell>
          <table:table-cell table:number-columns-repeated="2"/>
          <table:table-cell office:value-type="string" calcext:value-type="string">
            <text:p>ගණිතකර්ම දෙකක් හෝ කිහිපයක් වරහන් තුළ ඇති සංඛාත්මක ප්‍රකාශනයක් සුළු කිරීමේ දී අදාල නොවන්නේ</text:p>
          </table:table-cell>
          <table:table-cell/>
          <table:table-cell office:value-type="string" calcext:value-type="string">
            <text:p>වරහන් කොටස සුළු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දීම් සහ ගුණකිරීම් දකුණුපස සිට වම්පසට සිදු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බෙදීම් සහ ගුණකිරීම් වම්පස සිට දකුණුපසට සිදු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කතු කිරීම් සහ අඩු කිරීම් වම්පස සිට දකුණුපසට සිදු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 calcext:value-type="float">
            <text:p>30</text:p>
          </table:table-cell>
          <table:table-cell table:number-columns-repeated="2"/>
          <table:table-cell office:value-type="string" calcext:value-type="string">
            <text:p>10 + 8 « 5 සුළු කරන්න.</text:p>
          </table:table-cell>
          <table:table-cell/>
          <table:table-cell office:value-type="float" office:value="50" calcext:value-type="float">
            <text:p>5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90" calcext:value-type="float">
            <text:p>9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58" calcext:value-type="float">
            <text:p>5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3" calcext:value-type="float">
            <text:p>23</text:p>
          </table:table-cell>
          <table:table-cell office:value-type="float" office:value="0" calcext:value-type="float">
            <text:p>0</text:p>
          </table:table-cell>
          <table:table-cell table:number-columns-repeated="1006"/>
        </table:table-row>
        <table:table-row table:style-name="ro1">
          <table:table-cell office:value-type="float" office:value="7" calcext:value-type="float">
            <text:p>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4-ep07</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සාධක හා ගුණාකාර</text:p>
          </table:table-cell>
          <table:table-cell office:value-type="string" calcext:value-type="string">
            <text:p>ඉලක්කම් දර්ශකය, භාජ්‍යතා රීති</text:p>
          </table:table-cell>
          <table:table-cell office:value-type="string" calcext:value-type="string">
            <text:p>භාජ්‍යතාවය හා භාජ්‍යතා රීති හඳුනාගෙන උදාහරණ සාකච්ඡා කරමින්, අභ්‍යාස සිදු කිරීම.</text:p>
          </table:table-cell>
          <table:table-cell table:style-name="ce3" office:value-type="time" office:time-value="PT01H00M00S" calcext:value-type="time">
            <text:p>1:00:00</text:p>
          </table:table-cell>
          <table:table-cell office:value-type="float" office:value="31" calcext:value-type="float">
            <text:p>31</text:p>
          </table:table-cell>
          <table:table-cell table:number-columns-repeated="2"/>
          <table:table-cell office:value-type="string" calcext:value-type="string">
            <text:p><text:s/>භාජ්‍යතාවයේ දී,</text:p>
          </table:table-cell>
          <table:table-cell/>
          <table:table-cell office:value-type="string" calcext:value-type="string">
            <text:p>පූර්ණ සංඛ්‍යාවක් තවත් පූර්ණ සංඛ්‍යාවකින් ඉතිරි නැතිව බෙදේ.</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ණ සංඛ්‍යාවක් කුමන හෝ සංඛ්‍යාවකින් ඉතිරි නැතිව බෙදී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ර්ණ සංඛ්‍යාවක් තවත් සංඛ්‍යාවකින් බෙදීමේදී ඉතිරිවීමක් සිදුවිය හැකි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ශම සංඛ්‍යාවක් පූර්ණ සංඛ්‍යාවකින් ඉතිරි නැතිව බෙදේ.</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 calcext:value-type="float">
            <text:p>32</text:p>
          </table:table-cell>
          <table:table-cell table:number-columns-repeated="2"/>
          <table:table-cell office:value-type="string" calcext:value-type="string">
            <text:p><text:s/>2න් බෙදෙන සෑම සංබ්‍යාවක්ම,</text:p>
          </table:table-cell>
          <table:table-cell/>
          <table:table-cell office:value-type="string" calcext:value-type="string">
            <text:p>ඔත්තේ සංඛ්‍යාව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රට්ටේ සංඛ්‍යාව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ර්ණ සංඛ්‍යාව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ශම සංඛ්‍යාව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 calcext:value-type="float">
            <text:p>33</text:p>
          </table:table-cell>
          <table:table-cell table:number-columns-repeated="2"/>
          <table:table-cell office:value-type="string" calcext:value-type="string">
            <text:p><text:s/>5න් බෙදෙන සංඛ්‍යා,</text:p>
          </table:table-cell>
          <table:table-cell/>
          <table:table-cell office:value-type="string" calcext:value-type="string">
            <text:p>එකස්ථානයේ 5 තිබෙන සංඛ්‍යා 5න් බෙදේ.</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කස්ථානයේ 0 තිබෙන සංඛ්‍යා 5න් බෙදේ.</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කස්ථානයේ 0 හා 5 තිබෙන සංඛ්‍යා 5න් බෙදේ.</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එකස්ථානය ඔත්තේ වන සංඛ්‍යා 5න් බෙදේ.</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 calcext:value-type="float">
            <text:p>34</text:p>
          </table:table-cell>
          <table:table-cell table:number-columns-repeated="2"/>
          <table:table-cell office:value-type="string" calcext:value-type="string">
            <text:p><text:s/>ඉලක්කම් දර්ශකය යනු,</text:p>
          </table:table-cell>
          <table:table-cell/>
          <table:table-cell office:value-type="string" calcext:value-type="string">
            <text:p>සංඛ්‍යාවක පවතින සංඛ්‍යා 1 සිට 10 තෙක් අගයක් ලැබෙන තෙක් එක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වක පවතින සංඛ්‍යා 0 සිට 10 තෙක් අගයක් ලැබෙන තෙක් එක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වක පවතින සංඛ්‍යා 1 සිට 9 තෙක් අගයක් ලැබෙන තෙක් එකතු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ඛ්‍යාවක පවතින සංඛ්‍යා 0 සිට 9 තෙක් අගයක් ලැබෙන තෙක් එකතු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 calcext:value-type="float">
            <text:p>35</text:p>
          </table:table-cell>
          <table:table-cell table:number-columns-repeated="2"/>
          <table:table-cell office:value-type="string" calcext:value-type="string">
            <text:p><text:s/>9න් බෙදෙන සංඛ්‍යා</text:p>
          </table:table-cell>
          <table:table-cell/>
          <table:table-cell office:value-type="string" calcext:value-type="string">
            <text:p>එකස්ථානය 9 වන සංඛ්‍යා 9න් බෙදේ.</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කස්ථානය 3, 6 වන සංඛ්‍යා 9න් බෙදේ.</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 දර්ශකය 3,6 වන සංඛ්‍යා 9න් බෙදේ.</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 දර්ශකය 9 වන සංඛ්‍යා 9න් බෙදේ.</text:p>
          </table:table-cell>
          <table:table-cell office:value-type="float" office:value="1" calcext:value-type="float">
            <text:p>1</text:p>
          </table:table-cell>
          <table:table-cell table:number-columns-repeated="1006"/>
        </table:table-row>
        <table:table-row table:style-name="ro1">
          <table:table-cell office:value-type="float" office:value="8" calcext:value-type="float">
            <text:p>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4-ep08</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සාධක හා ගුණාකාර</text:p>
          </table:table-cell>
          <table:table-cell office:value-type="string" calcext:value-type="string">
            <text:p>සාධක හා ගුණාකාර, ප්‍රථමක සාධක</text:p>
          </table:table-cell>
          <table:table-cell office:value-type="string" calcext:value-type="string">
            <text:p>පූර්ණ සංඛ්‍යාවක සාධක හා ගුණාකාර සහ ප්‍රථමක සාධක සෙවීම. <text:s/>එක් එක් අභ්‍යාස මඟින් සාධක හා ගුණාකාර සහ ප්‍රථමක සාධක ආශ්‍රිත ගැටළු සාකච්ඡා කිරීම.</text:p>
          </table:table-cell>
          <table:table-cell table:style-name="ce3" office:value-type="time" office:time-value="PT01H00M00S" calcext:value-type="time">
            <text:p>1:00:00</text:p>
          </table:table-cell>
          <table:table-cell office:value-type="float" office:value="36" calcext:value-type="float">
            <text:p>36</text:p>
          </table:table-cell>
          <table:table-cell table:number-columns-repeated="2"/>
          <table:table-cell office:value-type="string" calcext:value-type="string">
            <text:p>0 යන්න,</text:p>
          </table:table-cell>
          <table:table-cell/>
          <table:table-cell office:value-type="string" calcext:value-type="string">
            <text:p>සෑම පූර්ණ සංඛ්‍යාවකම සාධක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 ඉරට්ටේ සංඛ්‍යාවකම සාධක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 ඔත්තේ සංඛ්‍යාවකම සාධක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සි සංඛ්‍යාවක සාධක නොවේ.</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7" calcext:value-type="float">
            <text:p>37</text:p>
          </table:table-cell>
          <table:table-cell table:number-columns-repeated="2"/>
          <table:table-cell office:value-type="string" calcext:value-type="string">
            <text:p><text:s/>ප්‍රථමක සංඛ්‍යා,</text:p>
          </table:table-cell>
          <table:table-cell/>
          <table:table-cell office:value-type="string" calcext:value-type="string">
            <text:p>සාධක දෙකක් පමණක් ඇති සංඛ්‍යා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ධක දෙකක් හෝ දෙකකට වැඩි සංඛ්‍යාවක් ඇති සංඛ්‍යා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ධක එකක් පමණක් ඇති සංඛ්‍යා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රට්ටේ සංඛ්‍යා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 calcext:value-type="float">
            <text:p>38</text:p>
          </table:table-cell>
          <table:table-cell table:number-columns-repeated="2"/>
          <table:table-cell office:value-type="string" calcext:value-type="string">
            <text:p>329,108,144,180,198 මෙහි 9 සාධක නොවන්නේ,</text:p>
          </table:table-cell>
          <table:table-cell/>
          <table:table-cell office:value-type="float" office:value="329" calcext:value-type="float">
            <text:p>329</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44" calcext:value-type="float">
            <text:p>14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08" calcext:value-type="float">
            <text:p>10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98" calcext:value-type="float">
            <text:p>198</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 calcext:value-type="float">
            <text:p>39</text:p>
          </table:table-cell>
          <table:table-cell table:number-columns-repeated="2"/>
          <table:table-cell office:value-type="string" calcext:value-type="string">
            <text:p><text:s/>60 ප්‍රථමක සාධක වන්නේ,</text:p>
          </table:table-cell>
          <table:table-cell/>
          <table:table-cell office:value-type="string" calcext:value-type="string">
            <text:p>3, 2, 5</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3, 2, 5, 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 3, 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0, 3</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 calcext:value-type="float">
            <text:p>40</text:p>
          </table:table-cell>
          <table:table-cell table:number-columns-repeated="2"/>
          <table:table-cell office:value-type="string" calcext:value-type="string">
            <text:p><text:s/>84 සාධක ඇතුළත් පිළිතුර වන්නේ,</text:p>
          </table:table-cell>
          <table:table-cell/>
          <table:table-cell office:value-type="string" calcext:value-type="string">
            <text:p>12, 7</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1,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2,3,7</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2,21</text:p>
          </table:table-cell>
          <table:table-cell office:value-type="float" office:value="1" calcext:value-type="float">
            <text:p>1</text:p>
          </table:table-cell>
          <table:table-cell table:number-columns-repeated="1006"/>
        </table:table-row>
        <table:table-row table:style-name="ro1">
          <table:table-cell office:value-type="float" office:value="9" calcext:value-type="float">
            <text:p>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4-ep09</text:p>
          </table:table-cell>
          <table:table-cell office:value-type="float" office:value="9" calcext:value-type="float">
            <text:p>9</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සාධක හා ගුණාකාර</text:p>
          </table:table-cell>
          <table:table-cell office:value-type="string" calcext:value-type="string">
            <text:p>ප%ථමක සාධක ඇසුරෙන් සාධක සෙවීම, මහ පොදු සාධකය - I කොටස</text:p>
          </table:table-cell>
          <table:table-cell office:value-type="string" calcext:value-type="string">
            <text:p>ප්‍රථමක සාධක ඇසුරෙන් සංඛ්‍යාවක සාධක ලබා ගැනීම. <text:s/>මහාපොදු සාධකය (ම.පො.සා) හඳුනා ගැනීම සහ උදාහරණ මඟින් සාකච්ඡා කිරීම.</text:p>
          </table:table-cell>
          <table:table-cell table:style-name="ce3" office:value-type="time" office:time-value="PT01H00M00S" calcext:value-type="time">
            <text:p>1:00:00</text:p>
          </table:table-cell>
          <table:table-cell office:value-type="float" office:value="41" calcext:value-type="float">
            <text:p>41</text:p>
          </table:table-cell>
          <table:table-cell table:number-columns-repeated="2"/>
          <table:table-cell office:value-type="string" calcext:value-type="string">
            <text:p>මහා පොදු සාධකය යනු,</text:p>
          </table:table-cell>
          <table:table-cell/>
          <table:table-cell office:value-type="string" calcext:value-type="string">
            <text:p>සංඛ්‍යා දෙකක හෝ කිහිපයක සාධක අතරින් විශාලම පොදු සාධකය මහා පොදු සාධක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 දෙකක හෝ කිහිපයක සාධක අතරින් කුඩාම පොදු සාධකය මහා පොදු සාධකය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ඛ්‍යා දෙකක හෝ කිහිපයක පවත්නා සියලුම සාධක මහා පොදු සාධක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වකට පවත්නා සෑම සාධකයක්ම මහා පොදු සාධක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 calcext:value-type="float">
            <text:p>42</text:p>
          </table:table-cell>
          <table:table-cell table:number-columns-repeated="2"/>
          <table:table-cell office:value-type="string" calcext:value-type="string">
            <text:p><text:s/>6, 12, 18 යන සංඛ්‍යා වල මහා පොදු සාධකය වන්නේ,</text:p>
          </table:table-cell>
          <table:table-cell/>
          <table:table-cell office:value-type="float" office:value="2" calcext:value-type="float">
            <text:p>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3" calcext:value-type="float">
            <text:p>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6" calcext:value-type="float">
            <text:p>6</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8" calcext:value-type="float">
            <text:p>18</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 calcext:value-type="float">
            <text:p>43</text:p>
          </table:table-cell>
          <table:table-cell table:number-columns-repeated="2"/>
          <table:table-cell office:value-type="string" calcext:value-type="string">
            <text:p>ඕනෑම ප්‍රථමක සංඛ්‍යාවක මහා පොදු සාධකය</text:p>
          </table:table-cell>
          <table:table-cell/>
          <table:table-cell office:value-type="string" calcext:value-type="string">
            <text:p>ඔත්තේ සංඛ්‍යාවම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ඉරට්ටේ සංඛ්‍යාවක්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0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1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 calcext:value-type="float">
            <text:p>44</text:p>
          </table:table-cell>
          <table:table-cell table:number-columns-repeated="2"/>
          <table:table-cell office:value-type="string" calcext:value-type="string">
            <text:p><text:s/>පැනසල් 72ක්, මකන 12ක්, පොත් 24ක් පන්තියක සිටින ළමුන්ගෙන් කීදෙනෙකු අතර සමසේ බෙදිය හැකි ද?</text:p>
          </table:table-cell>
          <table:table-cell/>
          <table:table-cell office:value-type="string" calcext:value-type="string">
            <text:p>3 දෙනෙකු අතර</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4 දෙනෙකු අතර</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6 දෙනෙකු අතර</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12 දෙනෙකු අතර</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5" calcext:value-type="float">
            <text:p>45</text:p>
          </table:table-cell>
          <table:table-cell table:number-columns-repeated="2"/>
          <table:table-cell office:value-type="string" calcext:value-type="string">
            <text:p>සංඛ්‍යා කිහිපයක මහා පොදු සාධකය</text:p>
          </table:table-cell>
          <table:table-cell/>
          <table:table-cell office:value-type="string" calcext:value-type="string">
            <text:p>එම <text:s/>සංඛ්‍යා ඉතිරි නැතිව බෙදෙන විශාලම සංඛ්‍යාව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එම <text:s/>සංඛ්‍යා ඉතිරි නැතිව බෙදෙන කුඩාම සංඛ්‍යාව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ම <text:s/>සංඛ්‍යා ඉතිරි නැතිව බෙදෙන ප්‍රථමක සංඛ්‍යාව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ම <text:s/>සංඛ්‍යා ඉතිරි නැතිව බෙදෙන විශාලම ඉරට්ටේ සංඛ්‍යාවයි.</text:p>
          </table:table-cell>
          <table:table-cell office:value-type="float" office:value="0" calcext:value-type="float">
            <text:p>0</text:p>
          </table:table-cell>
          <table:table-cell table:number-columns-repeated="1006"/>
        </table:table-row>
        <table:table-row table:style-name="ro1">
          <table:table-cell office:value-type="float" office:value="10" calcext:value-type="float">
            <text:p>1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4-ep10</text:p>
          </table:table-cell>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සාධක හා ගුණාකාර</text:p>
          </table:table-cell>
          <table:table-cell office:value-type="string" calcext:value-type="string">
            <text:p>ප%ථමක සාධක වල ගුණිතයක් ලෙස ලිවීමෙන්, ම.පො.සා. - II කොටස, බෙදීමේ ක%මයෙන් ම.පො.සා. III - කොටස</text:p>
          </table:table-cell>
          <table:table-cell office:value-type="string" calcext:value-type="string">
            <text:p>ප්‍රථමක සාධකවල ගුණිතයක් ලෙස ලිවීමෙන් සංඛ්‍යා කිහිපයක මහා පොදු සාධකය සෙවීම. සංඛ්‍යා කිහිපයක මහා පොදු සාධක සෙවීමේ ක්‍රම අධ්‍යනය කරමින් එම ආකාර තුනෙන්ම මහා පොදු සාධකය (ම.පො.සා) <text:s/>සෙවීම.</text:p>
          </table:table-cell>
          <table:table-cell table:style-name="ce3" office:value-type="time" office:time-value="PT01H00M00S" calcext:value-type="time">
            <text:p>1:00:00</text:p>
          </table:table-cell>
          <table:table-cell office:value-type="float" office:value="46" calcext:value-type="float">
            <text:p>46</text:p>
          </table:table-cell>
          <table:table-cell table:number-columns-repeated="2"/>
          <table:table-cell office:value-type="string" calcext:value-type="string">
            <text:p>සංඛ්‍යා කිහිපයක මහාපොදු සාධකය සෙවීමේ ක්‍රමයක් නොවන්නේ,</text:p>
          </table:table-cell>
          <table:table-cell/>
          <table:table-cell office:value-type="string" calcext:value-type="string">
            <text:p>පොදු සාධක ලිවීමෙ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දීමේ ක්‍රමයෙ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ථමක සාධකවල ගුණිතයක් ලෙස ලිවීමෙ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ඛ්‍යා ගුණ කිරීමෙන්</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7" calcext:value-type="float">
            <text:p>47</text:p>
          </table:table-cell>
          <table:table-cell table:number-columns-repeated="2"/>
          <table:table-cell office:value-type="string" calcext:value-type="string">
            <text:p>24 ප්‍රථමක සාධක වල ගුණිතයක් ලෙස දක්වන්න.</text:p>
          </table:table-cell>
          <table:table-cell/>
          <table:table-cell office:value-type="string" calcext:value-type="string">
            <text:p>2 « 2 « 2 « 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4 « 3 « 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 « 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 « 2 « 6</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8" calcext:value-type="float">
            <text:p>48</text:p>
          </table:table-cell>
          <table:table-cell table:number-columns-repeated="2"/>
          <table:table-cell office:value-type="string" calcext:value-type="string">
            <text:p>45, 15, 9 පොදු සාධක වන්නේ,</text:p>
          </table:table-cell>
          <table:table-cell/>
          <table:table-cell office:value-type="string" calcext:value-type="string">
            <text:p>3, 9</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 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 5</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5, 9</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9" calcext:value-type="float">
            <text:p>49</text:p>
          </table:table-cell>
          <table:table-cell table:number-columns-repeated="2"/>
          <table:table-cell office:value-type="string" calcext:value-type="string">
            <text:p><text:s/>12, 16, 18 හි ප්‍රථමක සාධක වන්නේ,</text:p>
          </table:table-cell>
          <table:table-cell/>
          <table:table-cell office:value-type="string" calcext:value-type="string">
            <text:p>2, 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4, 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8, 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 4</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0" calcext:value-type="float">
            <text:p>50</text:p>
          </table:table-cell>
          <table:table-cell table:number-columns-repeated="2"/>
          <table:table-cell office:value-type="string" calcext:value-type="string">
            <text:p>45 සාධක වල ගුණිතයක් ලෙස දක්වන්න.</text:p>
          </table:table-cell>
          <table:table-cell/>
          <table:table-cell office:value-type="string" calcext:value-type="string">
            <text:p>3 « 3 « 5</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9 « 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5 « 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 « 3 « 3 « 5</text:p>
          </table:table-cell>
          <table:table-cell office:value-type="float" office:value="0" calcext:value-type="float">
            <text:p>0</text:p>
          </table:table-cell>
          <table:table-cell table:number-columns-repeated="1006"/>
        </table:table-row>
        <table:table-row table:style-name="ro1">
          <table:table-cell office:value-type="float" office:value="11" calcext:value-type="float">
            <text:p>1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4-ep11</text:p>
          </table:table-cell>
          <table:table-cell office:value-type="float" office:value="11" calcext:value-type="float">
            <text:p>1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සාධක හා ගුණාකාර</text:p>
          </table:table-cell>
          <table:table-cell office:value-type="string" calcext:value-type="string">
            <text:p>කුඩා පොදු ගුණාකාරය, බෙදීමේ ක්‍රමයෙන් කු.පො.ගු. සෙවීම</text:p>
          </table:table-cell>
          <table:table-cell office:value-type="string" calcext:value-type="string">
            <text:p>කුඩාම පොදු ගුණාකාරය (කු.පො.ගු.) හඳුනා ගැනීම සහ උදාහරණ මඟින් සාකච්චා කිරීම. ප්‍රථමක සාධක ඇසුරෙන් සංඛ්‍යා කිහිපයක කුඩාම පොදු ගුණාකාරය සෙවීම හා <text:s text:c="2"/>ප්‍රථමක සංඛ්‍යා වලින් බෙදීමේ ක්‍රමයෙන් කුඩාම පොදු ගුණාකාරය සෙවීම.</text:p>
          </table:table-cell>
          <table:table-cell table:style-name="ce3" office:value-type="time" office:time-value="PT01H00M00S" calcext:value-type="time">
            <text:p>1:00:00</text:p>
          </table:table-cell>
          <table:table-cell office:value-type="float" office:value="51" calcext:value-type="float">
            <text:p>51</text:p>
          </table:table-cell>
          <table:table-cell table:number-columns-repeated="2"/>
          <table:table-cell office:value-type="string" calcext:value-type="string">
            <text:p>කුඩා පොදු ගුණාකාරය යනු,</text:p>
          </table:table-cell>
          <table:table-cell/>
          <table:table-cell office:value-type="string" calcext:value-type="string">
            <text:p>සංඛ්‍යා කිහිපයකට පොදු වූ ගුණාකාර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 කිහිපයකට පොදු වූ කුඩාම ගුණාකාරය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ඛ්‍යා කිහිපයකට පොදු වූ කවර හෝ සාධක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 කිහිපයකට පොදු වූ විශාලම ගුණාකාරය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2" calcext:value-type="float">
            <text:p>52</text:p>
          </table:table-cell>
          <table:table-cell table:number-columns-repeated="2"/>
          <table:table-cell office:value-type="string" calcext:value-type="string">
            <text:p>2. 5, 6, 7 යන සංඛ්‍යා වල කුඩා පොදු ගුණාකාරය වන්නේ,</text:p>
          </table:table-cell>
          <table:table-cell/>
          <table:table-cell office:value-type="float" office:value="210" calcext:value-type="float">
            <text:p>21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30" calcext:value-type="float">
            <text:p>3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42" calcext:value-type="float">
            <text:p>4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35" calcext:value-type="float">
            <text:p>3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3" calcext:value-type="float">
            <text:p>53</text:p>
          </table:table-cell>
          <table:table-cell table:number-columns-repeated="2"/>
          <table:table-cell office:value-type="string" calcext:value-type="string">
            <text:p>සංඛ්‍යා කිහිපයක මහා පොදු සාධකය ඒවා අතරින් -----------------</text:p>
          </table:table-cell>
          <table:table-cell/>
          <table:table-cell office:value-type="string" calcext:value-type="string">
            <text:p>කුඩාම සංඛ්‍යාවට වඩා විශාල හෝ සමා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ඩාම සංඛ්‍යාවට කුඩා හෝ සමා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ශාලම සංඛ්‍යාවට කුඩා හෝ සමාන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ශාලම සංඛ්‍යාවට වඩා විශාල හෝ සමාන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4" calcext:value-type="float">
            <text:p>54</text:p>
          </table:table-cell>
          <table:table-cell table:number-columns-repeated="2"/>
          <table:table-cell office:value-type="string" calcext:value-type="string">
            <text:p>සංඛ්‍යා කිහිපයක කුඩා පොදු ගුණාකාරය ඒවා අතරින් -----------------</text:p>
          </table:table-cell>
          <table:table-cell/>
          <table:table-cell office:value-type="string" calcext:value-type="string">
            <text:p>කුඩාම සංඛ්‍යාවට වඩා විශාල හෝ සමා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ඩාම සංඛ්‍යාවට කුඩා හෝ සමා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ශාලම සංඛ්‍යාවට කුඩා හෝ සමා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ශාලම සංඛ්‍යාවට වඩා විශාල හෝ සමාන වේ.</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55" calcext:value-type="float">
            <text:p>55</text:p>
          </table:table-cell>
          <table:table-cell table:number-columns-repeated="2"/>
          <table:table-cell office:value-type="string" calcext:value-type="string">
            <text:p>කිසියම් සංඛ්‍යා දෙකක මහා පොදු සාධකය එම සංඛ්‍යා දෙකේ කුඩා පොදු ගුණාකාරයට -------------------------</text:p>
          </table:table-cell>
          <table:table-cell/>
          <table:table-cell office:value-type="string" calcext:value-type="string">
            <text:p>වඩා විශාල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ඩා කුඩා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මා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බන්ධයක් නොමැත.</text:p>
          </table:table-cell>
          <table:table-cell office:value-type="float" office:value="0" calcext:value-type="float">
            <text:p>0</text:p>
          </table:table-cell>
          <table:table-cell table:number-columns-repeated="1006"/>
        </table:table-row>
        <table:table-row table:style-name="ro1">
          <table:table-cell office:value-type="float" office:value="12" calcext:value-type="float">
            <text:p>1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4-ep12</text:p>
          </table:table-cell>
          <table:table-cell office:value-type="float" office:value="12" calcext:value-type="float">
            <text:p>1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සාධක හා ගුණාකාර</text:p>
          </table:table-cell>
          <table:table-cell office:value-type="string" calcext:value-type="string">
            <text:p>ගැටලු විසඳීම්</text:p>
          </table:table-cell>
          <table:table-cell office:value-type="string" calcext:value-type="string">
            <text:p>භාජ්‍යතා රීති, ඉලක්කම් දර්ශකය, සාධක , මහාපොදු සාධකය (ම.පො.සා), <text:s/>කුඩාම පොදු ගුණාකාරය (කු.පො.ගු.) පිළිබඳ ඇති දැනුම ආශ්‍රයෙන් අභ්‍යාස සිදු කිරීම.</text:p>
          </table:table-cell>
          <table:table-cell table:style-name="ce3" office:value-type="time" office:time-value="PT01H00M00S" calcext:value-type="time">
            <text:p>1:00:00</text:p>
          </table:table-cell>
          <table:table-cell office:value-type="float" office:value="56" calcext:value-type="float">
            <text:p>56</text:p>
          </table:table-cell>
          <table:table-cell table:number-columns-repeated="2"/>
          <table:table-cell office:value-type="string" calcext:value-type="string">
            <text:p><text:s/>දර්ශක යනු,</text:p>
          </table:table-cell>
          <table:table-cell/>
          <table:table-cell office:value-type="string" calcext:value-type="string">
            <text:p>සංඛ්‍යාවක ඇති ඉලක්කම් සියල්ල එකතු කිරීම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වක ඇති ඉලක්කම් සියල්ල 0 සිට 9 තෙක් අගයක් ලැබෙන තෙක් එකතුකර ලබාගන්නා ප්‍රතිඵල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වක පවත්නා ඉලක්කම් ගණන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වකට පවත්නා සාධක ප්‍රමාණය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57" calcext:value-type="float">
            <text:p>57</text:p>
          </table:table-cell>
          <table:table-cell table:number-columns-repeated="2"/>
          <table:table-cell office:value-type="string" calcext:value-type="string">
            <text:p>2. 9 සාධකයක් වන සංඛ්‍යාවක,</text:p>
          </table:table-cell>
          <table:table-cell/>
          <table:table-cell office:value-type="string" calcext:value-type="string">
            <text:p>සංඛ්‍යා දර්ශකය 9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ඛ්‍යා දර්ශකය 3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 දර්ශකය 6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 දර්ශකය 2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8" calcext:value-type="float">
            <text:p>58</text:p>
          </table:table-cell>
          <table:table-cell table:number-columns-repeated="2"/>
          <table:table-cell office:value-type="string" calcext:value-type="string">
            <text:p>698 ඉලක්කම් දර්ශකය වන්නේ,</text:p>
          </table:table-cell>
          <table:table-cell/>
          <table:table-cell office:value-type="float" office:value="8" calcext:value-type="float">
            <text:p>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8" calcext:value-type="float">
            <text:p>1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5" calcext:value-type="float">
            <text:p>5</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7" calcext:value-type="float">
            <text:p>7</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9" calcext:value-type="float">
            <text:p>59</text:p>
          </table:table-cell>
          <table:table-cell table:number-columns-repeated="2"/>
          <table:table-cell office:value-type="string" calcext:value-type="string">
            <text:p>543 යන සංඛ්‍යාව,</text:p>
          </table:table-cell>
          <table:table-cell/>
          <table:table-cell office:value-type="string" calcext:value-type="string">
            <text:p>3 සාධක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12 දර්ශකය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රට්ටේ සංඛ්‍යාව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9 දර්ශක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0" calcext:value-type="float">
            <text:p>60</text:p>
          </table:table-cell>
          <table:table-cell table:number-columns-repeated="2"/>
          <table:table-cell office:value-type="string" calcext:value-type="string">
            <text:p>28 ප්‍රථමක සංඛයා <text:s/>වල ගුණිතයක් ලෙස,</text:p>
          </table:table-cell>
          <table:table-cell/>
          <table:table-cell office:value-type="string" calcext:value-type="string">
            <text:p>2 « 2 « 7</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4 « 7</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 « 1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 « 8</text:p>
          </table:table-cell>
          <table:table-cell office:value-type="float" office:value="0" calcext:value-type="float">
            <text:p>0</text:p>
          </table:table-cell>
          <table:table-cell table:number-columns-repeated="1006"/>
        </table:table-row>
        <table:table-row table:style-name="ro1">
          <table:table-cell office:value-type="float" office:value="13" calcext:value-type="float">
            <text:p>1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5-ep13</text:p>
          </table:table-cell>
          <table:table-cell office:value-type="float" office:value="13" calcext:value-type="float">
            <text:p>1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දර්ශක</text:p>
          </table:table-cell>
          <table:table-cell office:value-type="string" calcext:value-type="string">
            <text:p>දර්ශක හැඳින්වීම, පාද ප්‍රථමක සංඛ්‍යා වූ දර්ශක</text:p>
          </table:table-cell>
          <table:table-cell office:value-type="string" calcext:value-type="string">
            <text:p>දර්ශක , ගුණිතය, දර්ශක අංකනය හා දර්ශක කියවීමේ ආකාරය <text:s/>හඳුනා ගැනීම සහ <text:s/>ඒ හා සම්බන්ධ <text:s/>අභ්‍යාස සිදු කිරීම. පාද ප්‍රථමක සංඛ්‍යාවක් වූ දර්ශක අධ්‍යනය කරමින් ගැටලු විසඳීම.</text:p>
          </table:table-cell>
          <table:table-cell table:style-name="ce3" office:value-type="time" office:time-value="PT01H00M00S" calcext:value-type="time">
            <text:p>1:00:00</text:p>
          </table:table-cell>
          <table:table-cell office:value-type="float" office:value="61" calcext:value-type="float">
            <text:p>61</text:p>
          </table:table-cell>
          <table:table-cell table:number-columns-repeated="2"/>
          <table:table-cell office:value-type="string" calcext:value-type="string">
            <text:p>3^2 « 5 අගය සොයන්න.</text:p>
          </table:table-cell>
          <table:table-cell/>
          <table:table-cell office:value-type="float" office:value="30" calcext:value-type="float">
            <text:p>3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4" calcext:value-type="float">
            <text:p>1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45" calcext:value-type="float">
            <text:p>45</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8" calcext:value-type="float">
            <text:p>18</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2" calcext:value-type="float">
            <text:p>62</text:p>
          </table:table-cell>
          <table:table-cell table:number-columns-repeated="2"/>
          <table:table-cell office:value-type="string" calcext:value-type="string">
            <text:p>5^4 ගුණිතයක් ලෙස දක්වන්න.</text:p>
          </table:table-cell>
          <table:table-cell/>
          <table:table-cell office:value-type="string" calcext:value-type="string">
            <text:p>4 « 4 « 4 « 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 « 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 « 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 « 5 « 5 « 5</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63" calcext:value-type="float">
            <text:p>63</text:p>
          </table:table-cell>
          <table:table-cell table:number-columns-repeated="2"/>
          <table:table-cell office:value-type="string" calcext:value-type="string">
            <text:p>8 දර්ශක අංකනයෙන් දක්වන්න.</text:p>
          </table:table-cell>
          <table:table-cell/>
          <table:table-cell office:value-type="string" calcext:value-type="string">
            <text:p>8^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4^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4" calcext:value-type="float">
            <text:p>64</text:p>
          </table:table-cell>
          <table:table-cell table:number-columns-repeated="2"/>
          <table:table-cell office:value-type="string" calcext:value-type="string">
            <text:p>60 දර්ශක අංකනයෙන් දක්වන්න.</text:p>
          </table:table-cell>
          <table:table-cell/>
          <table:table-cell office:value-type="string" calcext:value-type="string">
            <text:p>2^2 « 3 « 5</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2 « 1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 « 3 « 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 « 1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5" calcext:value-type="float">
            <text:p>65</text:p>
          </table:table-cell>
          <table:table-cell table:number-columns-repeated="2"/>
          <table:table-cell office:value-type="string" calcext:value-type="string">
            <text:p>5 ^ 4අගය සොයන්න.</text:p>
          </table:table-cell>
          <table:table-cell/>
          <table:table-cell office:value-type="float" office:value="125" calcext:value-type="float">
            <text:p>12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0" calcext:value-type="float">
            <text:p>2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625" calcext:value-type="float">
            <text:p>625</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256" calcext:value-type="float">
            <text:p>256</text:p>
          </table:table-cell>
          <table:table-cell office:value-type="float" office:value="0" calcext:value-type="float">
            <text:p>0</text:p>
          </table:table-cell>
          <table:table-cell table:number-columns-repeated="1006"/>
        </table:table-row>
        <table:table-row table:style-name="ro1">
          <table:table-cell office:value-type="float" office:value="14" calcext:value-type="float">
            <text:p>1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5-ep14</text:p>
          </table:table-cell>
          <table:table-cell office:value-type="float" office:value="14" calcext:value-type="float">
            <text:p>14</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දර්ශක</text:p>
          </table:table-cell>
          <table:table-cell office:value-type="string" calcext:value-type="string">
            <text:p>පාද වීජීය සංකේත වූ දර්ශක, ආදේශය මගින් අගය සෙවීම</text:p>
          </table:table-cell>
          <table:table-cell office:value-type="string" calcext:value-type="string">
            <text:p>පාදය වීජීය සංකේතයක් වූ දර්ශක අංකනය ආශ්‍රයෙන් අභ්‍යාස සිදු කිරීම. ආදේශය මඟින් ප්‍රකාශන වල අගය සෙවීම.</text:p>
          </table:table-cell>
          <table:table-cell table:style-name="ce3" office:value-type="time" office:time-value="PT01H00M00S" calcext:value-type="time">
            <text:p>1:00:00</text:p>
          </table:table-cell>
          <table:table-cell office:value-type="float" office:value="66" calcext:value-type="float">
            <text:p>66</text:p>
          </table:table-cell>
          <table:table-cell office:value-type="string" calcext:value-type="string">
            <text:p>a=2 <text:s text:c="3"/>b=3 <text:s/>c=5 ලෙස ගෙන පහත ප්‍රකාශන වල අගය සොයන්න.</text:p>
          </table:table-cell>
          <table:table-cell/>
          <table:table-cell office:value-type="string" calcext:value-type="string">
            <text:p><text:s/>A^2 b^2 අගය සොයන්න.</text:p>
          </table:table-cell>
          <table:table-cell/>
          <table:table-cell office:value-type="float" office:value="36" calcext:value-type="float">
            <text:p>36</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0" calcext:value-type="float">
            <text:p>1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3" calcext:value-type="float">
            <text:p>1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30" calcext:value-type="float">
            <text:p>30</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67" calcext:value-type="float">
            <text:p>67</text:p>
          </table:table-cell>
          <table:table-cell table:number-columns-repeated="2"/>
          <table:table-cell office:value-type="string" calcext:value-type="string">
            <text:p>2 abc^ 2</text:p>
          </table:table-cell>
          <table:table-cell/>
          <table:table-cell office:value-type="float" office:value="450" calcext:value-type="float">
            <text:p>45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20" calcext:value-type="float">
            <text:p>12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300" calcext:value-type="float">
            <text:p>30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80" calcext:value-type="float">
            <text:p>180</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68" calcext:value-type="float">
            <text:p>68</text:p>
          </table:table-cell>
          <table:table-cell table:number-columns-repeated="2"/>
          <table:table-cell office:value-type="string" calcext:value-type="string">
            <text:p>a^3 c^2</text:p>
          </table:table-cell>
          <table:table-cell/>
          <table:table-cell office:value-type="float" office:value="200" calcext:value-type="float">
            <text:p>20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80" calcext:value-type="float">
            <text:p>8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00" calcext:value-type="float">
            <text:p>10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50" calcext:value-type="float">
            <text:p>150</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69" calcext:value-type="float">
            <text:p>69</text:p>
          </table:table-cell>
          <table:table-cell table:number-columns-repeated="2"/>
          <table:table-cell office:value-type="string" calcext:value-type="string">
            <text:p>2 cc ^2</text:p>
          </table:table-cell>
          <table:table-cell/>
          <table:table-cell office:value-type="float" office:value="40" calcext:value-type="float">
            <text:p>4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4" calcext:value-type="float">
            <text:p>1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00" calcext:value-type="float">
            <text:p>10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50" calcext:value-type="float">
            <text:p>250</text:p>
          </table:table-cell>
          <table:table-cell office:value-type="float" office:value="1" calcext:value-type="float">
            <text:p>1</text:p>
          </table:table-cell>
          <table:table-cell table:number-columns-repeated="1006"/>
        </table:table-row>
        <table:table-row table:style-name="ro2">
          <table:table-cell table:number-columns-repeated="11"/>
          <table:table-cell office:value-type="float" office:value="70" calcext:value-type="float">
            <text:p>70</text:p>
          </table:table-cell>
          <table:table-cell table:number-columns-repeated="2"/>
          <table:table-cell office:value-type="string" calcext:value-type="string">
            <text:p>2 b a^2</text:p>
          </table:table-cell>
          <table:table-cell/>
          <table:table-cell office:value-type="float" office:value="24" calcext:value-type="float">
            <text:p>24</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6" calcext:value-type="float">
            <text:p>1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40" calcext:value-type="float">
            <text:p>4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2" calcext:value-type="float">
            <text:p>12</text:p>
          </table:table-cell>
          <table:table-cell office:value-type="float" office:value="0" calcext:value-type="float">
            <text:p>0</text:p>
          </table:table-cell>
          <table:table-cell table:number-columns-repeated="1006"/>
        </table:table-row>
        <table:table-row table:style-name="ro1">
          <table:table-cell office:value-type="float" office:value="15" calcext:value-type="float">
            <text:p>1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5-ep15</text:p>
          </table:table-cell>
          <table:table-cell office:value-type="float" office:value="15" calcext:value-type="float">
            <text:p>15</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දර්ශක</text:p>
          </table:table-cell>
          <table:table-cell office:value-type="string" calcext:value-type="string">
            <text:p>ගැටලු විසඳීම්</text:p>
          </table:table-cell>
          <table:table-cell office:value-type="string" calcext:value-type="string">
            <text:p>දර්ශක , ප්‍රථමක සාධක වල ගුණිතය, පාදය වීජීය සංකේතයක් වූ දර්ශක, පාද ප්‍රථමක සංඛ්‍යාවක් වූ දර්ශක සම්බන්ධයෙන් <text:s/>එක් එක් අභ්‍යාස සිදු කිරීම.</text:p>
          </table:table-cell>
          <table:table-cell table:style-name="ce3" office:value-type="time" office:time-value="PT01H00M00S" calcext:value-type="time">
            <text:p>1:00:00</text:p>
          </table:table-cell>
          <table:table-cell office:value-type="float" office:value="71" calcext:value-type="float">
            <text:p>71</text:p>
          </table:table-cell>
          <table:table-cell table:number-columns-repeated="2"/>
          <table:table-cell office:value-type="string" calcext:value-type="string">
            <text:p><text:s/>2^5 දර්ශකය හා පාදය මාරු කළ විට අගය සොයන්න.</text:p>
          </table:table-cell>
          <table:table-cell/>
          <table:table-cell office:value-type="float" office:value="32" calcext:value-type="float">
            <text:p>3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25" calcext:value-type="float">
            <text:p>22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5" calcext:value-type="float">
            <text:p>25</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0" calcext:value-type="float">
            <text:p>1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2" calcext:value-type="float">
            <text:p>72</text:p>
          </table:table-cell>
          <table:table-cell table:number-columns-repeated="2"/>
          <table:table-cell office:value-type="string" calcext:value-type="string">
            <text:p>108 ප්‍රථමක සංඛ්‍යා වල බලවල ගුණිතයක් ලෙස දැක්වෙනනේ,</text:p>
          </table:table-cell>
          <table:table-cell/>
          <table:table-cell office:value-type="string" calcext:value-type="string">
            <text:p>4 ^3 ^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3 « ^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2 3^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3 « 4</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3" calcext:value-type="float">
            <text:p>73</text:p>
          </table:table-cell>
          <table:table-cell table:number-columns-repeated="2"/>
          <table:table-cell office:value-type="string" calcext:value-type="string">
            <text:p><text:s/>2^5 විහිදුවා ලියන්න.</text:p>
          </table:table-cell>
          <table:table-cell/>
          <table:table-cell office:value-type="string" calcext:value-type="string">
            <text:p>2 « 2 « 2 « 2 « 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5 « 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 « 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 « 2 « 2 « 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4" calcext:value-type="float">
            <text:p>74</text:p>
          </table:table-cell>
          <table:table-cell table:number-columns-repeated="2"/>
          <table:table-cell office:value-type="string" calcext:value-type="string">
            <text:p>2^2 3^2 අගය සොයන්න.</text:p>
          </table:table-cell>
          <table:table-cell/>
          <table:table-cell office:value-type="float" office:value="24" calcext:value-type="float">
            <text:p>2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36" calcext:value-type="float">
            <text:p>36</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2" calcext:value-type="float">
            <text:p>1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8" calcext:value-type="float">
            <text:p>18</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5" calcext:value-type="float">
            <text:p>75</text:p>
          </table:table-cell>
          <table:table-cell table:number-columns-repeated="2"/>
          <table:table-cell office:value-type="string" calcext:value-type="string">
            <text:p>x = 5 නම් x^3 අගය සොයන්න.</text:p>
          </table:table-cell>
          <table:table-cell/>
          <table:table-cell office:value-type="float" office:value="25" calcext:value-type="float">
            <text:p>2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25" calcext:value-type="float">
            <text:p>225</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25" calcext:value-type="float">
            <text:p>12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5" calcext:value-type="float">
            <text:p>15</text:p>
          </table:table-cell>
          <table:table-cell office:value-type="float" office:value="0" calcext:value-type="float">
            <text:p>0</text:p>
          </table:table-cell>
          <table:table-cell table:number-columns-repeated="1006"/>
        </table:table-row>
        <table:table-row table:style-name="ro1">
          <table:table-cell office:value-type="float" office:value="16" calcext:value-type="float">
            <text:p>1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6-ep16</text:p>
          </table:table-cell>
          <table:table-cell office:value-type="float" office:value="16" calcext:value-type="float">
            <text:p>1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කාලය</text:p>
          </table:table-cell>
          <table:table-cell office:value-type="string" calcext:value-type="string">
            <text:p>කාලය මනින ඒකක, අධික අවුරුද්ද</text:p>
          </table:table-cell>
          <table:table-cell office:value-type="string" calcext:value-type="string">
            <text:p>කාලය මනින ඒකක, මාස සහ අවුරුදු, එක් එක් මාසයන්හි ඇති දින ගණන, ක්‍රිස්තු පූර්ව , ක්‍රිස්තු වර්ෂ, අධික අවුරුද්ද <text:s/>උදාහරණ සමඟින් පෙන්වා දීම.</text:p>
          </table:table-cell>
          <table:table-cell table:style-name="ce3" office:value-type="time" office:time-value="PT01H00M00S" calcext:value-type="time">
            <text:p>1:00:00</text:p>
          </table:table-cell>
          <table:table-cell office:value-type="float" office:value="76" calcext:value-type="float">
            <text:p>76</text:p>
          </table:table-cell>
          <table:table-cell table:number-columns-repeated="2"/>
          <table:table-cell office:value-type="string" calcext:value-type="string">
            <text:p>කාලය මනින ඒකකයක් නොවන්නේ,</text:p>
          </table:table-cell>
          <table:table-cell/>
          <table:table-cell office:value-type="string" calcext:value-type="string">
            <text:p>තත්ප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ටර්</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නිත්තු</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7" calcext:value-type="float">
            <text:p>77</text:p>
          </table:table-cell>
          <table:table-cell table:number-columns-repeated="2"/>
          <table:table-cell office:value-type="string" calcext:value-type="string">
            <text:p><text:s/>සහස්‍රකයක් යනු,</text:p>
          </table:table-cell>
          <table:table-cell/>
          <table:table-cell office:value-type="string" calcext:value-type="string">
            <text:p>වසර 1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සර 10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සර 1000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සර 10000 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8" calcext:value-type="float">
            <text:p>78</text:p>
          </table:table-cell>
          <table:table-cell table:number-columns-repeated="2"/>
          <table:table-cell office:value-type="string" calcext:value-type="string">
            <text:p><text:s/>ක්‍රිස්තු වර්ෂ දින දර්ශනයට අනුව 2022 අයත් වන්නේ,</text:p>
          </table:table-cell>
          <table:table-cell/>
          <table:table-cell office:value-type="string" calcext:value-type="string">
            <text:p>පළමු සහස්‍රකයට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වන සහස්‍රකයට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වන සහස්‍රකයට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ව්වන සහස්‍රකයට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9" calcext:value-type="float">
            <text:p>79</text:p>
          </table:table-cell>
          <table:table-cell table:number-columns-repeated="2"/>
          <table:table-cell office:value-type="string" calcext:value-type="string">
            <text:p><text:s/>අධික අවුරුද්දකට,</text:p>
          </table:table-cell>
          <table:table-cell/>
          <table:table-cell office:value-type="string" calcext:value-type="string">
            <text:p>දින 365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න 366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බරවාරි මාසයට දින 28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අදාල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0" calcext:value-type="float">
            <text:p>80</text:p>
          </table:table-cell>
          <table:table-cell table:number-columns-repeated="2"/>
          <table:table-cell office:value-type="string" calcext:value-type="string">
            <text:p><text:s/>නිවැරදි අනුපිළිවෙල වන්නේ,</text:p>
          </table:table-cell>
          <table:table-cell/>
          <table:table-cell office:value-type="string" calcext:value-type="string">
            <text:p>අවුරුදු, දශක, සියවස්, සහස්‍ර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වුරුදු, දශක , සහස්‍රක, සියවස්</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වුරුදු, දශක, සහස්‍රක, සියවස්</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ශක, සියවස්, සහස්‍රක අවුරුදු,</text:p>
          </table:table-cell>
          <table:table-cell office:value-type="float" office:value="0" calcext:value-type="float">
            <text:p>0</text:p>
          </table:table-cell>
          <table:table-cell table:number-columns-repeated="1006"/>
        </table:table-row>
        <table:table-row table:style-name="ro1">
          <table:table-cell office:value-type="float" office:value="17" calcext:value-type="float">
            <text:p>1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6-ep17</text:p>
          </table:table-cell>
          <table:table-cell office:value-type="float" office:value="17" calcext:value-type="float">
            <text:p>1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කාලය</text:p>
          </table:table-cell>
          <table:table-cell office:value-type="string" calcext:value-type="string">
            <text:p>ඒකක අතර සම්බන්ධතාව ගණනය කිරීම්</text:p>
          </table:table-cell>
          <table:table-cell office:value-type="string" calcext:value-type="string">
            <text:p>කාලය මනින ඒකක අතර සම්බන්ධතා විමසා බැලීම. දින මාස සහ අවුරුදු උදාහරණ සමඟින් පෙන්වා දී ගණනය කිරීම. කාලය ආශ්‍රිත ගණන් සිදුකිරීම.</text:p>
          </table:table-cell>
          <table:table-cell table:style-name="ce3" office:value-type="time" office:time-value="PT01H00M00S" calcext:value-type="time">
            <text:p>1:00:00</text:p>
          </table:table-cell>
          <table:table-cell office:value-type="float" office:value="81" calcext:value-type="float">
            <text:p>81</text:p>
          </table:table-cell>
          <table:table-cell table:number-columns-repeated="2"/>
          <table:table-cell office:value-type="string" calcext:value-type="string">
            <text:p>අවුරුදු 20කට ඇති මාස ගණන කීය ද?</text:p>
          </table:table-cell>
          <table:table-cell/>
          <table:table-cell office:value-type="string" calcext:value-type="string">
            <text:p>මාස 240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මාස 120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ස 150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ස 200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2" calcext:value-type="float">
            <text:p>82</text:p>
          </table:table-cell>
          <table:table-cell table:number-columns-repeated="2"/>
          <table:table-cell office:value-type="string" calcext:value-type="string">
            <text:p><text:s/>ඖෂධ ලබා ගැනීම සඳහා ළදරුවකු රැගෙන රෝහලට පැමිණි මවක් පැවසුවේ මෙම මස 31 වන දිනට දරුවාට දින 62 ක් සම්පූර්ණ වන බවයි. දරුවා උපත ලැබුවේ යම් මාසයක 1 වන දා නම් දරුවා උපන් මාසය හා මෙම මාසය විය හැක්කේ ?</text:p>
          </table:table-cell>
          <table:table-cell/>
          <table:table-cell office:value-type="string" calcext:value-type="string">
            <text:p>ජනවාරි හා මාර්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සැම්බර් හා මාර්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ජුලි හා අගෝස්තු</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දෙසැම්බර් හා ජු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3" calcext:value-type="float">
            <text:p>83</text:p>
          </table:table-cell>
          <table:table-cell table:number-columns-repeated="2"/>
          <table:table-cell office:value-type="string" calcext:value-type="string">
            <text:p><text:s/>වසර 10කට ඇති දින ගණන කීයද?</text:p>
          </table:table-cell>
          <table:table-cell/>
          <table:table-cell office:value-type="string" calcext:value-type="string">
            <text:p>දින 4250</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න 3600</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න 3650</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න 365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4" calcext:value-type="float">
            <text:p>84</text:p>
          </table:table-cell>
          <table:table-cell table:number-columns-repeated="2"/>
          <table:table-cell office:value-type="string" calcext:value-type="string">
            <text:p><text:s/>1998.12.22 උපත ලද අයකුගේ වයස 2005.10.12 දිනට කීයද?</text:p>
          </table:table-cell>
          <table:table-cell/>
          <table:table-cell office:value-type="string" calcext:value-type="string">
            <text:p>අවුරුදු 06 මාස 09 දින 20</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වුරුදු 06 මාස 02 දින 05</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වුරුදු 05 මාස 02 දින 20</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වුරුදු 06 මාස 08 දින 1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5" calcext:value-type="float">
            <text:p>85</text:p>
          </table:table-cell>
          <table:table-cell table:number-columns-repeated="2"/>
          <table:table-cell office:value-type="string" calcext:value-type="string">
            <text:p><text:s/>දින 172 මාස හා දින ගණන කොපමණ ද?</text:p>
          </table:table-cell>
          <table:table-cell/>
          <table:table-cell office:value-type="string" calcext:value-type="string">
            <text:p>මාස 06 දින 03</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ස 06 දින 09</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ස 05 දින 22</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මාස 05 දින 52</text:p>
          </table:table-cell>
          <table:table-cell office:value-type="float" office:value="0" calcext:value-type="float">
            <text:p>0</text:p>
          </table:table-cell>
          <table:table-cell table:number-columns-repeated="1006"/>
        </table:table-row>
        <table:table-row table:style-name="ro1">
          <table:table-cell office:value-type="float" office:value="18" calcext:value-type="float">
            <text:p>1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6-ep18</text:p>
          </table:table-cell>
          <table:table-cell office:value-type="float" office:value="18" calcext:value-type="float">
            <text:p>18</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කාලය</text:p>
          </table:table-cell>
          <table:table-cell office:value-type="string" calcext:value-type="string">
            <text:p>ගැටලු විසඳීම්</text:p>
          </table:table-cell>
          <table:table-cell office:value-type="string" calcext:value-type="string">
            <text:p>දශකය, සියවස , සහස්‍රකය <text:s/>පැහැදිලි කිරීම සහ අධික අවුරුද්ද , අවුරුද්ද ගණනය කිරීමට අවශ්‍ය වන සාධක ඉගැන්වීම. වේලාව සම්බන්ධ ගැටලු සාකච්චා <text:s/>කිරීම. දශකය, ශතක සම්බන්ධ අභ්‍යාස සිදුකිරීම. <text:s/>දිනල මාස සහ අවුරුදු සම්බන්ධ වගන්ති ගණන් සහ සුළු කිරීම් <text:s/>සිදුකිරීම.</text:p>
          </table:table-cell>
          <table:table-cell table:style-name="ce3" office:value-type="time" office:time-value="PT01H00M00S" calcext:value-type="time">
            <text:p>1:00:00</text:p>
          </table:table-cell>
          <table:table-cell office:value-type="float" office:value="86" calcext:value-type="float">
            <text:p>86</text:p>
          </table:table-cell>
          <table:table-cell table:number-columns-repeated="2"/>
          <table:table-cell office:value-type="string" calcext:value-type="string">
            <text:p>පහත සඳහන් වර්ෂ වලින් අධික අවුරුද්දක් වන්නේ,</text:p>
          </table:table-cell>
          <table:table-cell/>
          <table:table-cell office:value-type="float" office:value="1984" calcext:value-type="float">
            <text:p>1984</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2021" calcext:value-type="float">
            <text:p>202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005" calcext:value-type="float">
            <text:p>200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999" calcext:value-type="float">
            <text:p>1999</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7" calcext:value-type="float">
            <text:p>87</text:p>
          </table:table-cell>
          <table:table-cell table:number-columns-repeated="2"/>
          <table:table-cell office:value-type="string" calcext:value-type="string">
            <text:p><text:s/>1811 අයත් දශකය වන්නේ,</text:p>
          </table:table-cell>
          <table:table-cell/>
          <table:table-cell office:value-type="string" calcext:value-type="string">
            <text:p>181 වන දශක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180 වන දශක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182 වන දශක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183 වන දශක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8" calcext:value-type="float">
            <text:p>88</text:p>
          </table:table-cell>
          <table:table-cell table:number-columns-repeated="2"/>
          <table:table-cell office:value-type="string" calcext:value-type="string">
            <text:p>21 වන ශතකයට අයත් වර්ෂයක් වන්නේ,</text:p>
          </table:table-cell>
          <table:table-cell/>
          <table:table-cell office:value-type="float" office:value="1995" calcext:value-type="float">
            <text:p>199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990" calcext:value-type="float">
            <text:p>199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015" calcext:value-type="float">
            <text:p>101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001" calcext:value-type="float">
            <text:p>2001</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89" calcext:value-type="float">
            <text:p>89</text:p>
          </table:table-cell>
          <table:table-cell table:number-columns-repeated="2"/>
          <table:table-cell office:value-type="string" calcext:value-type="string">
            <text:p><text:s/>සතියකට ඇති පැය ගණන කීය ද?</text:p>
          </table:table-cell>
          <table:table-cell/>
          <table:table-cell office:value-type="float" office:value="160" calcext:value-type="float">
            <text:p>16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52" calcext:value-type="float">
            <text:p>15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68" calcext:value-type="float">
            <text:p>168</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50" calcext:value-type="float">
            <text:p>15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0" calcext:value-type="float">
            <text:p>90</text:p>
          </table:table-cell>
          <table:table-cell table:number-columns-repeated="2"/>
          <table:table-cell office:value-type="string" calcext:value-type="string">
            <text:p><text:s/>ගොවියෙක් පැළ තවාන් 5කට දවසට දෙවරක් එක් තවානකට වතුර බාල්දිය බැගින් දමයි. සතියක කාලය තුළ දැමියයුතු වතුර බාල්දි ගණන කීය ද?</text:p>
          </table:table-cell>
          <table:table-cell/>
          <table:table-cell office:value-type="string" calcext:value-type="string">
            <text:p>වතුර බාල්දි 60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තුර බාල්දි 70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තුර බාල්දි 80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තුර බාල්දි 65 යි.</text:p>
          </table:table-cell>
          <table:table-cell office:value-type="float" office:value="0" calcext:value-type="float">
            <text:p>0</text:p>
          </table:table-cell>
          <table:table-cell table:number-columns-repeated="1006"/>
        </table:table-row>
        <table:table-row table:style-name="ro1">
          <table:table-cell office:value-type="float" office:value="19" calcext:value-type="float">
            <text:p>1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7-ep19</text:p>
          </table:table-cell>
          <table:table-cell office:value-type="float" office:value="19" calcext:value-type="float">
            <text:p>19</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සමාන්තර සරල රේඛා</text:p>
          </table:table-cell>
          <table:table-cell office:value-type="string" calcext:value-type="string">
            <text:p>සමාන්තර සරල රේඛා හඳුනා ගැනීම හා ලම්භ දුර</text:p>
          </table:table-cell>
          <table:table-cell office:value-type="string" calcext:value-type="string">
            <text:p>සරල දාරය , විහිත චතුරස්‍රය හඳුන්වා දීම. සමාන්තර සරල රේඛාවක් යනු කුමක්දැයි උදාහරණ සමඟින් පැහැදිලි කරමින්, සරල රේඛාවක් හෝ සරල රේඛා කිහිපයක් සමාන්තර වන්නේ කෙසේදැයි විමසා බැලීම. ලම්බ දුර හඳුන්වාදීම හා විහිත චතුරස්‍රය ආධාරයන් සරල රේඛා ඇඳීම.</text:p>
          </table:table-cell>
          <table:table-cell table:style-name="ce3" office:value-type="time" office:time-value="PT01H00M00S" calcext:value-type="time">
            <text:p>1:00:00</text:p>
          </table:table-cell>
          <table:table-cell office:value-type="float" office:value="91" calcext:value-type="float">
            <text:p>91</text:p>
          </table:table-cell>
          <table:table-cell office:value-type="string" calcext:value-type="string">
            <text:p>පහත දැක්වෙන රූපය ඇසුරෙන් පිළිතුරු සපයන්න.</text:p>
          </table:table-cell>
          <table:table-cell office:value-type="string" calcext:value-type="string">
            <text:p>maths-07-t1-l07-ep19-q-1.png</text:p>
          </table:table-cell>
          <table:table-cell office:value-type="string" calcext:value-type="string">
            <text:p>ABE ත්‍රිකෝණයේ AB g ලම්බ රේඛාව වන්නේ,</text:p>
          </table:table-cell>
          <table:table-cell/>
          <table:table-cell office:value-type="string" calcext:value-type="string">
            <text:p>E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D</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EB</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2" calcext:value-type="float">
            <text:p>92</text:p>
          </table:table-cell>
          <table:table-cell table:number-columns-repeated="2"/>
          <table:table-cell office:value-type="string" calcext:value-type="string">
            <text:p>EDB ට සමාන කෝණයක් වන්නේ,</text:p>
          </table:table-cell>
          <table:table-cell/>
          <table:table-cell office:value-type="string" calcext:value-type="string">
            <text:p>ECD කෝ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EDA කෝණ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ECA කෝ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EBD කෝණ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3" calcext:value-type="float">
            <text:p>93</text:p>
          </table:table-cell>
          <table:table-cell table:number-columns-repeated="2"/>
          <table:table-cell office:value-type="string" calcext:value-type="string">
            <text:p>ED පාදයට සමාන පාදයක නම් කරන්න.</text:p>
          </table:table-cell>
          <table:table-cell/>
          <table:table-cell office:value-type="string" calcext:value-type="string">
            <text:p>EB</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B</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94" calcext:value-type="float">
            <text:p>94</text:p>
          </table:table-cell>
          <table:table-cell table:number-columns-repeated="2"/>
          <table:table-cell office:value-type="string" calcext:value-type="string">
            <text:p>EB පාදයට සමාන පාදයක නම් කරන්න.</text:p>
          </table:table-cell>
          <table:table-cell/>
          <table:table-cell office:value-type="string" calcext:value-type="string">
            <text:p>E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A</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E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B</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5" calcext:value-type="float">
            <text:p>95</text:p>
          </table:table-cell>
          <table:table-cell table:number-columns-repeated="2"/>
          <table:table-cell office:value-type="string" calcext:value-type="string">
            <text:p>ඍජුකෝණි ත්‍රිකෝණයක් නම් කරන්න.</text:p>
          </table:table-cell>
          <table:table-cell/>
          <table:table-cell office:value-type="string" calcext:value-type="string">
            <text:p>AEC කෝ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EDB කෝණ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ACE කෝ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EBD කෝණය</text:p>
          </table:table-cell>
          <table:table-cell office:value-type="float" office:value="0" calcext:value-type="float">
            <text:p>0</text:p>
          </table:table-cell>
          <table:table-cell table:number-columns-repeated="1006"/>
        </table:table-row>
        <table:table-row table:style-name="ro1">
          <table:table-cell office:value-type="float" office:value="20" calcext:value-type="float">
            <text:p>2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7-ep20</text:p>
          </table:table-cell>
          <table:table-cell office:value-type="float" office:value="20" calcext:value-type="float">
            <text:p>20</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සමාන්තර සරල රේඛා</text:p>
          </table:table-cell>
          <table:table-cell office:value-type="string" calcext:value-type="string">
            <text:p>විහිත චතුරස්‍රය භාවිතයෙන් සරල රේඛා ඇදීම</text:p>
          </table:table-cell>
          <table:table-cell office:value-type="string" calcext:value-type="string">
            <text:p>සමාන්තර සරල රේඛා දෙකක් අතර ලම්බ දුර හඳුන්වාදීම හා විස්තර කිරීම. පරිසරයේ සමාන්තර දාර යොදා ගන්නා අවස්ථා <text:s/>විමසා බැලීම. සරල දාරය , විහිත චතුරස්‍රය භාවිතයෙන් සමාන්තර සරල රේඛා අඳිමින් <text:s/>අභ්‍යාස සිදුකිරීම.</text:p>
          </table:table-cell>
          <table:table-cell table:style-name="ce3" office:value-type="time" office:time-value="PT01H00M00S" calcext:value-type="time">
            <text:p>1:00:00</text:p>
          </table:table-cell>
          <table:table-cell office:value-type="float" office:value="96" calcext:value-type="float">
            <text:p>96</text:p>
          </table:table-cell>
          <table:table-cell/>
          <table:table-cell office:value-type="string" calcext:value-type="string">
            <text:p>maths-07-t1-l07-ep20-q-1.png</text:p>
          </table:table-cell>
          <table:table-cell office:value-type="string" calcext:value-type="string">
            <text:p>AQ පාදයට සමාන්තර රේඛාවක් වන්නේ,</text:p>
          </table:table-cell>
          <table:table-cell/>
          <table:table-cell office:value-type="string" calcext:value-type="string">
            <text:p>CP පාද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CA පාද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DB පාද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QB පාද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7" calcext:value-type="float">
            <text:p>97</text:p>
          </table:table-cell>
          <table:table-cell table:number-columns-repeated="2"/>
          <table:table-cell office:value-type="string" calcext:value-type="string">
            <text:p>AC පාදයට සමාන රේඛාවක් වන්නේ,</text:p>
          </table:table-cell>
          <table:table-cell/>
          <table:table-cell office:value-type="string" calcext:value-type="string">
            <text:p>BQ</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P</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DB</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P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8" calcext:value-type="float">
            <text:p>98</text:p>
          </table:table-cell>
          <table:table-cell table:number-columns-repeated="2"/>
          <table:table-cell office:value-type="string" calcext:value-type="string">
            <text:p>CDA කෝණයට සමාන කෝණයක් වන්නේ,</text:p>
          </table:table-cell>
          <table:table-cell/>
          <table:table-cell office:value-type="string" calcext:value-type="string">
            <text:p>DCA කෝ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DAB කෝණ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ABD කෝ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DB කෝණ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9" calcext:value-type="float">
            <text:p>99</text:p>
          </table:table-cell>
          <table:table-cell table:number-columns-repeated="2"/>
          <table:table-cell office:value-type="string" calcext:value-type="string">
            <text:p>CDA ත්‍රිකෝණය,</text:p>
          </table:table-cell>
          <table:table-cell/>
          <table:table-cell office:value-type="string" calcext:value-type="string">
            <text:p>සමපාද ත්‍රිකෝ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ද්විපාද ත්‍රිකෝ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ෂමපාද ත්‍රිකෝ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වනොහැක.</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00" calcext:value-type="float">
            <text:p>100</text:p>
          </table:table-cell>
          <table:table-cell table:number-columns-repeated="2"/>
          <table:table-cell office:value-type="string" calcext:value-type="string">
            <text:p>CDA කෝණය හා DAB කෝණය,</text:p>
          </table:table-cell>
          <table:table-cell/>
          <table:table-cell office:value-type="string" calcext:value-type="string">
            <text:p>ප්‍රතිමුඛ කෝණ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ඒකාන්තර කෝණ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ම්මුඛ කෝණ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පූරකබද්ද කෝණ වේ.</text:p>
          </table:table-cell>
          <table:table-cell office:value-type="float" office:value="0" calcext:value-type="float">
            <text:p>0</text:p>
          </table:table-cell>
          <table:table-cell table:number-columns-repeated="1006"/>
        </table:table-row>
        <table:table-row table:style-name="ro1">
          <table:table-cell office:value-type="float" office:value="21" calcext:value-type="float">
            <text:p>2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7-ep21</text:p>
          </table:table-cell>
          <table:table-cell office:value-type="float" office:value="21" calcext:value-type="float">
            <text:p>2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සමාන්තර සරල රේඛා</text:p>
          </table:table-cell>
          <table:table-cell office:value-type="string" calcext:value-type="string">
            <text:p>සරල රේඛා දෙකක් සමාන්තර දැයි බැලීම, තල රූප ඇඳීම</text:p>
          </table:table-cell>
          <table:table-cell office:value-type="string" calcext:value-type="string">
            <text:p>සරල රේඛා දෙකක් <text:s/>සමාන්තර දැයි පිරික්සීම. සරල දාරය හා විහිත චතුරස්‍රය භාවිතයෙන් <text:s/>සරල රේඛීය තලරූප ඇඳීම. ඒ හා සම්බන්ධ අභ්‍යාස සිදුකිරීම.</text:p>
          </table:table-cell>
          <table:table-cell table:style-name="ce3" office:value-type="time" office:time-value="PT01H00M00S" calcext:value-type="time">
            <text:p>1:00:00</text:p>
          </table:table-cell>
          <table:table-cell office:value-type="float" office:value="101" calcext:value-type="float">
            <text:p>101</text:p>
          </table:table-cell>
          <table:table-cell/>
          <table:table-cell office:value-type="string" calcext:value-type="string">
            <text:p>maths-07-t1-l07-ep21-q-1.png</text:p>
          </table:table-cell>
          <table:table-cell office:value-type="string" calcext:value-type="string">
            <text:p>ඉහත දැක්වෙන්නේ,</text:p>
          </table:table-cell>
          <table:table-cell/>
          <table:table-cell office:value-type="string" calcext:value-type="string">
            <text:p>සමචතුරස්‍ර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ජුකෝණාස්‍ර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න්තරාස්‍ර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ම්බසයකි.</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02" calcext:value-type="float">
            <text:p>102</text:p>
          </table:table-cell>
          <table:table-cell table:number-columns-repeated="2"/>
          <table:table-cell office:value-type="string" calcext:value-type="string">
            <text:p>මෙහි අභ්‍යන්තර කෝණ වල ඓක්‍යය වන්නේ,</text:p>
          </table:table-cell>
          <table:table-cell/>
          <table:table-cell office:value-type="string" calcext:value-type="string">
            <text:p>අංශක 360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ශක 180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ක 90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3" calcext:value-type="float">
            <text:p>103</text:p>
          </table:table-cell>
          <table:table-cell table:number-columns-repeated="2"/>
          <table:table-cell office:value-type="string" calcext:value-type="string">
            <text:p>මෙහි ADB කෝණ වල ඓක්‍යය වන්නේ,</text:p>
          </table:table-cell>
          <table:table-cell/>
          <table:table-cell office:value-type="string" calcext:value-type="string">
            <text:p>අංශක 360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ක 180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ශක 90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4" calcext:value-type="float">
            <text:p>104</text:p>
          </table:table-cell>
          <table:table-cell table:number-columns-repeated="2"/>
          <table:table-cell office:value-type="string" calcext:value-type="string">
            <text:p>DAB කෝණයට සමාන කෝණයක් වන්නේ,</text:p>
          </table:table-cell>
          <table:table-cell/>
          <table:table-cell office:value-type="string" calcext:value-type="string">
            <text:p>BCD කෝණ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BDA කෝ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BD කෝ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DC කෝණ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5" calcext:value-type="float">
            <text:p>105</text:p>
          </table:table-cell>
          <table:table-cell table:number-columns-repeated="2"/>
          <table:table-cell office:value-type="string" calcext:value-type="string">
            <text:p>AD පාදයට සමාන්තර පාදයක් නම් කරන්න.</text:p>
          </table:table-cell>
          <table:table-cell/>
          <table:table-cell office:value-type="string" calcext:value-type="string">
            <text:p>B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C</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B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B</text:p>
          </table:table-cell>
          <table:table-cell office:value-type="float" office:value="0" calcext:value-type="float">
            <text:p>0</text:p>
          </table:table-cell>
          <table:table-cell table:number-columns-repeated="1006"/>
        </table:table-row>
        <table:table-row table:style-name="ro1">
          <table:table-cell office:value-type="float" office:value="22" calcext:value-type="float">
            <text:p>2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8-ep22</text:p>
          </table:table-cell>
          <table:table-cell office:value-type="float" office:value="22" calcext:value-type="float">
            <text:p>22</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සදීශ සංඛ්‍යා</text:p>
          </table:table-cell>
          <table:table-cell office:value-type="string" calcext:value-type="string">
            <text:p>සදීශ සංඛ්‍යා හඳුනා ගැනීම, නිඛිල දෙකක එකතුව</text:p>
          </table:table-cell>
          <table:table-cell office:value-type="string" calcext:value-type="string">
            <text:p>සදිශ සංඛ්‍යා උදාහරණ සමඟින් හඳුන්වාදීම. <text:s/>සංඛ්‍යා රේඛාව භාවිතයෙන් ධන නිඛිල දෙකක් එකතු කිරීම. ඒ හා සම්බන්ධ අභ්‍යාස සිදුකිරීම.</text:p>
          </table:table-cell>
          <table:table-cell table:style-name="ce3" office:value-type="time" office:time-value="PT01H00M00S" calcext:value-type="time">
            <text:p>1:00:00</text:p>
          </table:table-cell>
          <table:table-cell office:value-type="float" office:value="106" calcext:value-type="float">
            <text:p>106</text:p>
          </table:table-cell>
          <table:table-cell/>
          <table:table-cell office:value-type="string" calcext:value-type="string">
            <text:p>maths-07-t1-l08-ep22-q-1.png</text:p>
          </table:table-cell>
          <table:table-cell office:value-type="string" calcext:value-type="string">
            <text:p>A මගින් නිරූපනය වන්නේ,</text:p>
          </table:table-cell>
          <table:table-cell/>
          <table:table-cell office:value-type="string" calcext:value-type="string">
            <text:p>සෘණ නිඛි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ධන නිඛි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ශම සංඛ්‍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7" calcext:value-type="float">
            <text:p>107</text:p>
          </table:table-cell>
          <table:table-cell table:number-columns-repeated="2"/>
          <table:table-cell office:value-type="string" calcext:value-type="string">
            <text:p>B මගින් නිරූපනය වන්නේ,</text:p>
          </table:table-cell>
          <table:table-cell/>
          <table:table-cell office:value-type="string" calcext:value-type="string">
            <text:p>සෘණ නිඛි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ධන නිඛි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දශම සංඛ්‍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8" calcext:value-type="float">
            <text:p>108</text:p>
          </table:table-cell>
          <table:table-cell table:number-columns-repeated="2"/>
          <table:table-cell office:value-type="string" calcext:value-type="string">
            <text:p>(-3) + (+2) ඉහත සංඛ්‍යා රේඛාව ඇසුරින් අගය සොයන්න.</text:p>
          </table:table-cell>
          <table:table-cell/>
          <table:table-cell table:number-columns-repeated="2" office:value-type="float" office:value="0" calcext:value-type="float">
            <text:p>0</text:p>
          </table:table-cell>
          <table:table-cell table:number-columns-repeated="1006"/>
        </table:table-row>
        <table:table-row table:style-name="ro2">
          <table:table-cell table:number-columns-repeated="16"/>
          <table:table-cell office:value-type="float" office:value="-2" calcext:value-type="float">
            <text:p>-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 calcext:value-type="float">
            <text:p>-1</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09" calcext:value-type="float">
            <text:p>109</text:p>
          </table:table-cell>
          <table:table-cell table:number-columns-repeated="2"/>
          <table:table-cell office:value-type="string" calcext:value-type="string">
            <text:p>(+1) + (+2) ඉහත සංඛ්‍යා රේඛාව ඇසුරින් අගය සොයන්න.</text:p>
          </table:table-cell>
          <table:table-cell/>
          <table:table-cell office:value-type="string" calcext:value-type="string">
            <text:p>(+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 calcext:value-type="float">
            <text:p>-1</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0" calcext:value-type="float">
            <text:p>110</text:p>
          </table:table-cell>
          <table:table-cell table:number-columns-repeated="2"/>
          <table:table-cell office:value-type="string" calcext:value-type="string">
            <text:p>(-4) + (+2) ඉහත සංඛ්‍යා රේඛාව ඇසුරින් අගය සොයන්න.</text:p>
          </table:table-cell>
          <table:table-cell/>
          <table:table-cell office:value-type="float" office:value="-6" calcext:value-type="float">
            <text:p>-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 calcext:value-type="float">
            <text:p>-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text:p>
          </table:table-cell>
          <table:table-cell office:value-type="float" office:value="0" calcext:value-type="float">
            <text:p>0</text:p>
          </table:table-cell>
          <table:table-cell table:number-columns-repeated="1006"/>
        </table:table-row>
        <table:table-row table:style-name="ro1">
          <table:table-cell office:value-type="float" office:value="23" calcext:value-type="float">
            <text:p>2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8-ep23</text:p>
          </table:table-cell>
          <table:table-cell office:value-type="float" office:value="23" calcext:value-type="float">
            <text:p>23</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සදීශ සංඛ්‍යා</text:p>
          </table:table-cell>
          <table:table-cell office:value-type="string" calcext:value-type="string">
            <text:p>නිඛිල දෙකක එකතුව, ඍණ නිඛිල දෙකක එකතුව</text:p>
          </table:table-cell>
          <table:table-cell office:value-type="string" calcext:value-type="string">
            <text:p>සංඛ්‍යා රේඛාව භාවිතයෙන් ධන හා ධන නිඛිල, ඍණ හා ඍණ <text:s/>නිඛිල එකතු කිරීම. සංඛ්‍යා රේඛාව භාවිතයෙන් ධන හා ඍණ නිඛිල, ඍණ හා <text:s/>ධන නිඛිල එකතු කිරීම අභ්‍යාස සිදුකිරීම.</text:p>
          </table:table-cell>
          <table:table-cell table:style-name="ce3" office:value-type="time" office:time-value="PT01H00M00S" calcext:value-type="time">
            <text:p>1:00:00</text:p>
          </table:table-cell>
          <table:table-cell office:value-type="float" office:value="111" calcext:value-type="float">
            <text:p>111</text:p>
          </table:table-cell>
          <table:table-cell office:value-type="string" calcext:value-type="string">
            <text:p>ඉහත සංඛ්‍යා රේඛාව ඇසුරින් අගය සොයන්න.</text:p>
          </table:table-cell>
          <table:table-cell office:value-type="string" calcext:value-type="string">
            <text:p>maths-07-t1-l08-ep23-q-1.png</text:p>
          </table:table-cell>
          <table:table-cell office:value-type="string" calcext:value-type="string">
            <text:p>(+4) + (-5)</text:p>
          </table:table-cell>
          <table:table-cell/>
          <table:table-cell office:value-type="float" office:value="-1" calcext:value-type="float">
            <text:p>-1</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9)</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9" calcext:value-type="float">
            <text:p>-9</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112" calcext:value-type="float">
            <text:p>112</text:p>
          </table:table-cell>
          <table:table-cell table:number-columns-repeated="2"/>
          <table:table-cell office:value-type="string" calcext:value-type="string">
            <text:p>(+4) + (+2)</text:p>
          </table:table-cell>
          <table:table-cell/>
          <table:table-cell office:value-type="string" calcext:value-type="string">
            <text:p>(+6)</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6" calcext:value-type="float">
            <text:p>-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113" calcext:value-type="float">
            <text:p>113</text:p>
          </table:table-cell>
          <table:table-cell table:number-columns-repeated="2"/>
          <table:table-cell office:value-type="string" calcext:value-type="string">
            <text:p>(+3) + (-5)</text:p>
          </table:table-cell>
          <table:table-cell/>
          <table:table-cell office:value-type="float" office:value="-1" calcext:value-type="float">
            <text:p>-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 calcext:value-type="float">
            <text:p>-2</text:p>
          </table:table-cell>
          <table:table-cell office:value-type="float" office:value="1" calcext:value-type="float">
            <text:p>1</text:p>
          </table:table-cell>
          <table:table-cell table:number-columns-repeated="1006"/>
        </table:table-row>
        <table:table-row table:style-name="ro2">
          <table:table-cell table:number-columns-repeated="11"/>
          <table:table-cell office:value-type="float" office:value="114" calcext:value-type="float">
            <text:p>114</text:p>
          </table:table-cell>
          <table:table-cell table:number-columns-repeated="2"/>
          <table:table-cell office:value-type="string" calcext:value-type="string">
            <text:p>(-2) + (-1)</text:p>
          </table:table-cell>
          <table:table-cell/>
          <table:table-cell office:value-type="float" office:value="-1" calcext:value-type="float">
            <text:p>-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3" calcext:value-type="float">
            <text:p>-3</text:p>
          </table:table-cell>
          <table:table-cell office:value-type="float" office:value="1" calcext:value-type="float">
            <text:p>1</text:p>
          </table:table-cell>
          <table:table-cell table:number-columns-repeated="1006"/>
        </table:table-row>
        <table:table-row table:style-name="ro2">
          <table:table-cell table:number-columns-repeated="11"/>
          <table:table-cell office:value-type="float" office:value="115" calcext:value-type="float">
            <text:p>115</text:p>
          </table:table-cell>
          <table:table-cell table:number-columns-repeated="2"/>
          <table:table-cell office:value-type="string" calcext:value-type="string">
            <text:p>(-1) + (+3)</text:p>
          </table:table-cell>
          <table:table-cell/>
          <table:table-cell office:value-type="float" office:value="-4" calcext:value-type="float">
            <text:p>-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2" calcext:value-type="float">
            <text:p>-2</text:p>
          </table:table-cell>
          <table:table-cell office:value-type="float" office:value="0" calcext:value-type="float">
            <text:p>0</text:p>
          </table:table-cell>
          <table:table-cell table:number-columns-repeated="1006"/>
        </table:table-row>
        <table:table-row table:style-name="ro1">
          <table:table-cell office:value-type="float" office:value="24" calcext:value-type="float">
            <text:p>2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8-ep24</text:p>
          </table:table-cell>
          <table:table-cell office:value-type="float" office:value="24" calcext:value-type="float">
            <text:p>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සදීශ සංඛ්‍යා</text:p>
          </table:table-cell>
          <table:table-cell office:value-type="string" calcext:value-type="string">
            <text:p>සංඛ්‍යා රේඛාව නැතිව නිඛිල එකතුව, ලකුණු වෙනස් නිඛිලවල එකතුව</text:p>
          </table:table-cell>
          <table:table-cell office:value-type="string" calcext:value-type="string">
            <text:p>සංඛ්‍යා රේඛාව භාවිතයෙන් තොරව ධන හා <text:s/>ධන නිඛිල, <text:s/>ඍණ හා ඍණ නිඛිල <text:s/>එකතු කිරීමත්, ධන හා ඍණ නිඛිල ඍණ හා <text:s/>ධන නිඛිල එකතු කිරීමත්, අභ්‍යාස මඟින් <text:s/>ගැටලු සාකච්චා කිරීම.</text:p>
          </table:table-cell>
          <table:table-cell table:style-name="ce3" office:value-type="time" office:time-value="PT01H00M00S" calcext:value-type="time">
            <text:p>1:00:00</text:p>
          </table:table-cell>
          <table:table-cell office:value-type="float" office:value="116" calcext:value-type="float">
            <text:p>116</text:p>
          </table:table-cell>
          <table:table-cell table:number-columns-repeated="2"/>
          <table:table-cell office:value-type="string" calcext:value-type="string">
            <text:p>පුද්ගලයකු සතුව රුපියල් 50ක් ඇත. ඉන් රුපියල් 10ක් වැයකර ඔහු සබන්කැටයක් මිලදීගනී. ඉතිරි මුදල කීය ද?</text:p>
          </table:table-cell>
          <table:table-cell/>
          <table:table-cell office:value-type="string" calcext:value-type="string">
            <text:p>රුපියල් 10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පියල් 40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රුපියල් 20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පියල් 30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7" calcext:value-type="float">
            <text:p>117</text:p>
          </table:table-cell>
          <table:table-cell table:number-columns-repeated="2"/>
          <table:table-cell office:value-type="string" calcext:value-type="string">
            <text:p><text:s/>ගුරුවරයෙකුට වාරයකට ඉගැන්වීමට පාඩම් 10ක් ඇත. ඉගැන්වීමට තවත් පාඩම් 6ක් ඇත්නම් උගන්වා ඇති පාඩම් ගණන වන්නේ?</text:p>
          </table:table-cell>
          <table:table-cell/>
          <table:table-cell office:value-type="string" calcext:value-type="string">
            <text:p>පාඩම් 6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ඩම් 7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ඩම් 4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ඩම් 2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8" calcext:value-type="float">
            <text:p>118</text:p>
          </table:table-cell>
          <table:table-cell table:number-columns-repeated="2"/>
          <table:table-cell office:value-type="string" calcext:value-type="string">
            <text:p>ළමයකු සතුව රුපියල් 10ක් ඇත. ඔහුට මව තවත් රුපියල් 15ක් දෙන ලදී. ඔහු සතු මුලු මුදල වන්නේ?</text:p>
          </table:table-cell>
          <table:table-cell/>
          <table:table-cell office:value-type="string" calcext:value-type="string">
            <text:p>රුපියල් 10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පියල් 15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පියල් 25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රුපියල් 5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9" calcext:value-type="float">
            <text:p>119</text:p>
          </table:table-cell>
          <table:table-cell table:number-columns-repeated="2"/>
          <table:table-cell office:value-type="string" calcext:value-type="string">
            <text:p>පන්තියක ළමුන් 10ක් සිටී. එම පන්තිකාමරයට තවත් ළමුන් 7 දෙනෙකු පැමිණි අතර දැන් පන්තියේ සිටින ළමයි ගණන කොපමණ ද?</text:p>
          </table:table-cell>
          <table:table-cell/>
          <table:table-cell office:value-type="string" calcext:value-type="string">
            <text:p>ළමුන් 17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ළමුන් 7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ළමුන් 10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ළමුන් 18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0" calcext:value-type="float">
            <text:p>120</text:p>
          </table:table-cell>
          <table:table-cell table:number-columns-repeated="2"/>
          <table:table-cell office:value-type="string" calcext:value-type="string">
            <text:p><text:s/>අත්තක කුරුල්ලන් 08 දෙනෙකු ඇත. එකවරම ඉන් 5 දෙනෙකු පියඹා යයි. අත්තේ ඉතිරිව සිටින කුරුල්ලන් ගණන කීය ද?</text:p>
          </table:table-cell>
          <table:table-cell/>
          <table:table-cell office:value-type="string" calcext:value-type="string">
            <text:p>කුරුල්ලන් 13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රුල්ලන් 3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රුල්ලන් 5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රුල්ලන් 6කි.</text:p>
          </table:table-cell>
          <table:table-cell office:value-type="float" office:value="0" calcext:value-type="float">
            <text:p>0</text:p>
          </table:table-cell>
          <table:table-cell table:number-columns-repeated="1006"/>
        </table:table-row>
        <table:table-row table:style-name="ro1">
          <table:table-cell office:value-type="float" office:value="25" calcext:value-type="float">
            <text:p>2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8-ep25</text:p>
          </table:table-cell>
          <table:table-cell office:value-type="float" office:value="25" calcext:value-type="float">
            <text:p>25</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සදීශ සංඛ්‍යා</text:p>
          </table:table-cell>
          <table:table-cell office:value-type="string" calcext:value-type="string">
            <text:p>සදීශ සංඛ්‍යා සුළු කිරීම</text:p>
          </table:table-cell>
          <table:table-cell office:value-type="string" calcext:value-type="string">
            <text:p>සදිශ සංඛ්‍යා එකතු කිරීම සහ අඩු කිරීම . සදිශ සංඛ්‍යා සම්බන්ධ විවිධ අභ්‍යාස සිදුකිරීම.</text:p>
          </table:table-cell>
          <table:table-cell table:style-name="ce3" office:value-type="time" office:time-value="PT01H00M00S" calcext:value-type="time">
            <text:p>1:00:00</text:p>
          </table:table-cell>
          <table:table-cell office:value-type="float" office:value="121" calcext:value-type="float">
            <text:p>121</text:p>
          </table:table-cell>
          <table:table-cell table:number-columns-repeated="2"/>
          <table:table-cell office:value-type="string" calcext:value-type="string">
            <text:p>(+54) <text:s/>+ <text:s/>(+6 ) = ………….</text:p>
          </table:table-cell>
          <table:table-cell/>
          <table:table-cell office:value-type="string" calcext:value-type="string">
            <text:p>(+4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48" calcext:value-type="float">
            <text:p>-4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56)</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122" calcext:value-type="float">
            <text:p>122</text:p>
          </table:table-cell>
          <table:table-cell table:number-columns-repeated="2"/>
          <table:table-cell office:value-type="string" calcext:value-type="string">
            <text:p>(+88) <text:s/>+ <text:s/>(-56 ) = ………….</text:p>
          </table:table-cell>
          <table:table-cell/>
          <table:table-cell office:value-type="float" office:value="-32" calcext:value-type="float">
            <text:p>-3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5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95)</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123" calcext:value-type="float">
            <text:p>123</text:p>
          </table:table-cell>
          <table:table-cell table:number-columns-repeated="2"/>
          <table:table-cell office:value-type="string" calcext:value-type="string">
            <text:p>(+54) <text:s/>+ <text:s/>(+6 ) = ………….</text:p>
          </table:table-cell>
          <table:table-cell/>
          <table:table-cell office:value-type="string" calcext:value-type="string">
            <text:p>(+4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48" calcext:value-type="float">
            <text:p>-4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56)</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124" calcext:value-type="float">
            <text:p>124</text:p>
          </table:table-cell>
          <table:table-cell table:number-columns-repeated="2"/>
          <table:table-cell office:value-type="string" calcext:value-type="string">
            <text:p>(-14) + (-6 ) = ………….</text:p>
          </table:table-cell>
          <table:table-cell/>
          <table:table-cell office:value-type="string" calcext:value-type="string">
            <text:p>(+2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8" calcext:value-type="float">
            <text:p>-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0" calcext:value-type="float">
            <text:p>-20</text:p>
          </table:table-cell>
          <table:table-cell office:value-type="float" office:value="1" calcext:value-type="float">
            <text:p>1</text:p>
          </table:table-cell>
          <table:table-cell table:number-columns-repeated="1006"/>
        </table:table-row>
        <table:table-row table:style-name="ro2">
          <table:table-cell table:number-columns-repeated="11"/>
          <table:table-cell office:value-type="float" office:value="125" calcext:value-type="float">
            <text:p>125</text:p>
          </table:table-cell>
          <table:table-cell table:number-columns-repeated="2"/>
          <table:table-cell office:value-type="string" calcext:value-type="string">
            <text:p>(-16) + (+6 ) = ………….</text:p>
          </table:table-cell>
          <table:table-cell/>
          <table:table-cell office:value-type="string" calcext:value-type="string">
            <text:p>(+2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2" calcext:value-type="float">
            <text:p>-2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0" calcext:value-type="float">
            <text:p>-10</text:p>
          </table:table-cell>
          <table:table-cell office:value-type="float" office:value="1" calcext:value-type="float">
            <text:p>1</text:p>
          </table:table-cell>
          <table:table-cell table:number-columns-repeated="1006"/>
        </table:table-row>
        <table:table-row table:style-name="ro1">
          <table:table-cell office:value-type="float" office:value="26" calcext:value-type="float">
            <text:p>2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9-ep26</text:p>
          </table:table-cell>
          <table:table-cell office:value-type="float" office:value="26" calcext:value-type="float">
            <text:p>26</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කෝණ</text:p>
          </table:table-cell>
          <table:table-cell office:value-type="string" calcext:value-type="string">
            <text:p>කෝණයක ස්වභාවය, ගතික ස්ථිතික ස්වභාවය</text:p>
          </table:table-cell>
          <table:table-cell office:value-type="string" calcext:value-type="string">
            <text:p>කෝණයක් යනු කුමක්දැයි සහ කෝණයේ ශීර්ෂය ,කෝණයෙ බාහු හඳුන්වාදීම. එක් එක් කෝණ උදාහරණ මඟින් පෙන්වා දීම. කෝණයක ස්ථිතික ස්වභාවය හා කෝණයක ගතික <text:s/>ස්වභාවය උදාහරණ මඟින් පැහැදිලි කිරීම.</text:p>
          </table:table-cell>
          <table:table-cell table:style-name="ce3" office:value-type="time" office:time-value="PT01H00M00S" calcext:value-type="time">
            <text:p>1:00:00</text:p>
          </table:table-cell>
          <table:table-cell office:value-type="float" office:value="126" calcext:value-type="float">
            <text:p>126</text:p>
          </table:table-cell>
          <table:table-cell table:number-columns-repeated="2"/>
          <table:table-cell office:value-type="string" calcext:value-type="string">
            <text:p>සුළු කෝණයක ඓක්‍යය,</text:p>
          </table:table-cell>
          <table:table-cell/>
          <table:table-cell office:value-type="string" calcext:value-type="string">
            <text:p>අංශක 18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ක 90ට වැඩි අගයක් ගනී.</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ක 90ට අඩු අගයක් ගනී.</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ශක 180 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7" calcext:value-type="float">
            <text:p>127</text:p>
          </table:table-cell>
          <table:table-cell table:number-columns-repeated="2"/>
          <table:table-cell office:value-type="string" calcext:value-type="string">
            <text:p>සරල කෝණ,</text:p>
          </table:table-cell>
          <table:table-cell/>
          <table:table-cell office:value-type="string" calcext:value-type="string">
            <text:p>ඓක්‍යය අංශක 17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ජුකෝණී ත්‍රිකෝණ දෙකක ඓක්‍යට සමාන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ඓක්‍යය අංශක 90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හා කෝණයක ඓක්‍යට වඩා විශාල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8" calcext:value-type="float">
            <text:p>128</text:p>
          </table:table-cell>
          <table:table-cell table:number-columns-repeated="2"/>
          <table:table-cell office:value-type="string" calcext:value-type="string">
            <text:p><text:s/>මහාකෝණ යනු,</text:p>
          </table:table-cell>
          <table:table-cell/>
          <table:table-cell office:value-type="string" calcext:value-type="string">
            <text:p>සෑම විටම සුළු කෝණ දෙකක එකතුවෙන් නිර්මාණය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ජුකෝණ දෙකක එකතුවෙන් නිර්මාණය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ඓක්‍යය අංශක 18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රල කෝණයට වඩා විශාලත්වය අඩුවේ.</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29" calcext:value-type="float">
            <text:p>129</text:p>
          </table:table-cell>
          <table:table-cell table:number-columns-repeated="2"/>
          <table:table-cell office:value-type="string" calcext:value-type="string">
            <text:p>පරාවර්ත කෝණ,</text:p>
          </table:table-cell>
          <table:table-cell/>
          <table:table-cell office:value-type="string" calcext:value-type="string">
            <text:p>ඓක්‍යය <text:s/>අංශක 36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රල කෝණයට වඩා විශාල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රල කෝණය හැඳින්වීමට යොදන තවත් නම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රල කෝණයට වඩා කුඩා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0" calcext:value-type="float">
            <text:p>130</text:p>
          </table:table-cell>
          <table:table-cell table:number-columns-repeated="2"/>
          <table:table-cell office:value-type="string" calcext:value-type="string">
            <text:p><text:s/>අංශක 180 ඓක්‍ය සහිත වන්නේ,</text:p>
          </table:table-cell>
          <table:table-cell/>
          <table:table-cell office:value-type="string" calcext:value-type="string">
            <text:p>සරල කෝණ</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හා කෝණ</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ජු කෝණ</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වර්ත කෝණ</text:p>
          </table:table-cell>
          <table:table-cell office:value-type="float" office:value="0" calcext:value-type="float">
            <text:p>0</text:p>
          </table:table-cell>
          <table:table-cell table:number-columns-repeated="1006"/>
        </table:table-row>
        <table:table-row table:style-name="ro1">
          <table:table-cell office:value-type="float" office:value="27" calcext:value-type="float">
            <text:p>2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9-ep27</text:p>
          </table:table-cell>
          <table:table-cell office:value-type="float" office:value="27" calcext:value-type="float">
            <text:p>27</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කෝණ</text:p>
          </table:table-cell>
          <table:table-cell office:value-type="string" calcext:value-type="string">
            <text:p>කෝණ නම් කිරීම</text:p>
          </table:table-cell>
          <table:table-cell office:value-type="string" calcext:value-type="string">
            <text:p>කෝණ නම් කරමින් අගය සෙවීම. ඒ හා සම්භන්ධ අභ්‍යාස සිදුකිරීම.</text:p>
          </table:table-cell>
          <table:table-cell table:style-name="ce3" office:value-type="time" office:time-value="PT01H00M00S" calcext:value-type="time">
            <text:p>1:00:00</text:p>
          </table:table-cell>
          <table:table-cell office:value-type="float" office:value="131" calcext:value-type="float">
            <text:p>131</text:p>
          </table:table-cell>
          <table:table-cell table:number-columns-repeated="2"/>
          <table:table-cell office:value-type="string" calcext:value-type="string">
            <text:p>කෝණයක සරල රේඛා ඛණ්ඩ යනු,</text:p>
          </table:table-cell>
          <table:table-cell/>
          <table:table-cell office:value-type="string" calcext:value-type="string">
            <text:p>මධ්‍ය ලක්ෂ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හු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ශීර්ෂ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ණ සමච්චේදකය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2" calcext:value-type="float">
            <text:p>132</text:p>
          </table:table-cell>
          <table:table-cell/>
          <table:table-cell office:value-type="string" calcext:value-type="string">
            <text:p>maths-07-t1-l09-ep27-q-2.png</text:p>
          </table:table-cell>
          <table:table-cell office:value-type="string" calcext:value-type="string">
            <text:p>ABD කෝණය,</text:p>
          </table:table-cell>
          <table:table-cell/>
          <table:table-cell office:value-type="string" calcext:value-type="string">
            <text:p>සෘජුකෝ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හාකෝණය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ළු කෝ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3" calcext:value-type="float">
            <text:p>133</text:p>
          </table:table-cell>
          <table:table-cell table:number-columns-repeated="2"/>
          <table:table-cell office:value-type="string" calcext:value-type="string">
            <text:p>ABC කෝණයේ අගය,</text:p>
          </table:table-cell>
          <table:table-cell/>
          <table:table-cell office:value-type="string" calcext:value-type="string">
            <text:p>අංශක 90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ශක 75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ක 5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ක 60 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4" calcext:value-type="float">
            <text:p>134</text:p>
          </table:table-cell>
          <table:table-cell table:number-columns-repeated="2"/>
          <table:table-cell office:value-type="string" calcext:value-type="string">
            <text:p>ABC කෝණය,</text:p>
          </table:table-cell>
          <table:table-cell/>
          <table:table-cell office:value-type="string" calcext:value-type="string">
            <text:p>සෘජුකෝණය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මහාකෝ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ළු කෝ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වර්ත කෝණ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5" calcext:value-type="float">
            <text:p>135</text:p>
          </table:table-cell>
          <table:table-cell table:number-columns-repeated="2"/>
          <table:table-cell office:value-type="string" calcext:value-type="string">
            <text:p>ABD භාහිර කෝණය,</text:p>
          </table:table-cell>
          <table:table-cell/>
          <table:table-cell office:value-type="string" calcext:value-type="string">
            <text:p>සෘජුකෝ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හාකෝ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ළු කෝ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වර්ත කෝණයකි.</text:p>
          </table:table-cell>
          <table:table-cell office:value-type="float" office:value="1" calcext:value-type="float">
            <text:p>1</text:p>
          </table:table-cell>
          <table:table-cell table:number-columns-repeated="1006"/>
        </table:table-row>
        <table:table-row table:style-name="ro1">
          <table:table-cell office:value-type="float" office:value="28" calcext:value-type="float">
            <text:p>2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9-ep28</text:p>
          </table:table-cell>
          <table:table-cell office:value-type="float" office:value="28" calcext:value-type="float">
            <text:p>28</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කෝණ</text:p>
          </table:table-cell>
          <table:table-cell office:value-type="string" calcext:value-type="string">
            <text:p>කෝණ මැනීම, කෝණ ඇඳීම</text:p>
          </table:table-cell>
          <table:table-cell office:value-type="string" calcext:value-type="string">
            <text:p>කෝණ මනින සම්මත ඒකකය , කෝණමානය හඳුන්වාදීම. කෝණමානය ඇසුරෙන් කෝණමැනීම, කෝණ ඇඳීම අභ්‍යාස සිදුකරමින් ඉගැන්වීම.</text:p>
          </table:table-cell>
          <table:table-cell table:style-name="ce3" office:value-type="time" office:time-value="PT01H00M00S" calcext:value-type="time">
            <text:p>1:00:00</text:p>
          </table:table-cell>
          <table:table-cell office:value-type="float" office:value="136" calcext:value-type="float">
            <text:p>136</text:p>
          </table:table-cell>
          <table:table-cell table:number-columns-repeated="2"/>
          <table:table-cell office:value-type="string" calcext:value-type="string">
            <text:p>යම් කෝණයක ඓක්‍ය මනින සම්මත ඒකකය වන්නේ,</text:p>
          </table:table-cell>
          <table:table-cell/>
          <table:table-cell office:value-type="string" calcext:value-type="string">
            <text:p>මීට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ත්ප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ශ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ග්‍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7" calcext:value-type="float">
            <text:p>137</text:p>
          </table:table-cell>
          <table:table-cell table:number-columns-repeated="2"/>
          <table:table-cell office:value-type="string" calcext:value-type="string">
            <text:p><text:s/>යම් ලක්ෂයක් වටා සරලරේඛා කණ්ඩයක් සම්පූර්ණයෙන් භ්‍රමණය වූ විට සෑදෙන කෝණයේ ඓක්‍යය</text:p>
          </table:table-cell>
          <table:table-cell/>
          <table:table-cell office:value-type="string" calcext:value-type="string">
            <text:p>අංශක 18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ක 360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ශක 90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ක 60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8" calcext:value-type="float">
            <text:p>138</text:p>
          </table:table-cell>
          <table:table-cell table:number-columns-repeated="2"/>
          <table:table-cell office:value-type="string" calcext:value-type="string">
            <text:p><text:s/>කෝණ මැනීම සඳහා යොදා ගන්නා උපකරණය වන්නේ,</text:p>
          </table:table-cell>
          <table:table-cell/>
          <table:table-cell office:value-type="string" calcext:value-type="string">
            <text:p>විහිත චතුරස්‍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ණමාන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ටර් කෝදු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9" calcext:value-type="float">
            <text:p>139</text:p>
          </table:table-cell>
          <table:table-cell table:number-columns-repeated="2"/>
          <table:table-cell office:value-type="string" calcext:value-type="string">
            <text:p><text:s/>යම් ලක්ෂයක් වටා සරල රේඛා කණ්ඩයක් සම්පූර්ණ දුරින් අඩක් භ්‍රමණය වූ විට සෑදෙන කෝණයේ ඓක්‍යය,</text:p>
          </table:table-cell>
          <table:table-cell/>
          <table:table-cell office:value-type="string" calcext:value-type="string">
            <text:p>අංශක 180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ශක 360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ක 90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ක 60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0" calcext:value-type="float">
            <text:p>140</text:p>
          </table:table-cell>
          <table:table-cell table:number-columns-repeated="2"/>
          <table:table-cell office:value-type="string" calcext:value-type="string">
            <text:p>යම් ලක්ෂයක් වටා සරල රේඛා කණ්ඩයක් සම්පූර්ණ දුරින් භ්‍රමණය වූ විට සෑදෙන ¼ කෝණයේ ඓක්‍යය,</text:p>
          </table:table-cell>
          <table:table-cell/>
          <table:table-cell office:value-type="string" calcext:value-type="string">
            <text:p>අංශක 18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ක 360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ක 90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ශක 60කි.</text:p>
          </table:table-cell>
          <table:table-cell office:value-type="float" office:value="0" calcext:value-type="float">
            <text:p>0</text:p>
          </table:table-cell>
          <table:table-cell table:number-columns-repeated="1006"/>
        </table:table-row>
        <table:table-row table:style-name="ro1">
          <table:table-cell office:value-type="float" office:value="29" calcext:value-type="float">
            <text:p>2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1-l09-ep29</text:p>
          </table:table-cell>
          <table:table-cell office:value-type="float" office:value="29" calcext:value-type="float">
            <text:p>29</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කෝණ</text:p>
          </table:table-cell>
          <table:table-cell office:value-type="string" calcext:value-type="string">
            <text:p>කෝණ වර්ගීකරණය, පරාවර්තන කෝණ</text:p>
          </table:table-cell>
          <table:table-cell office:value-type="string" calcext:value-type="string">
            <text:p>කෝණ වර්ගීකරණය කිරීම. පරාවර්ත කෝණ ක්‍රම දෙකකින් කෝණමානය භාවිතයෙන් ඇඳීම ඉගැන්වීම. පරාවර්ත කෝණවල අගය අභ්‍යාස සිදුකරමින් සෙවීම.</text:p>
          </table:table-cell>
          <table:table-cell table:style-name="ce3" office:value-type="time" office:time-value="PT01H00M00S" calcext:value-type="time">
            <text:p>1:00:00</text:p>
          </table:table-cell>
          <table:table-cell office:value-type="float" office:value="141" calcext:value-type="float">
            <text:p>141</text:p>
          </table:table-cell>
          <table:table-cell/>
          <table:table-cell office:value-type="string" calcext:value-type="string">
            <text:p>maths-07-t1-l09-ep29-q-1.png</text:p>
          </table:table-cell>
          <table:table-cell office:value-type="string" calcext:value-type="string">
            <text:p>BCD කෝණයේ අගය වන්නේ,</text:p>
          </table:table-cell>
          <table:table-cell/>
          <table:table-cell office:value-type="string" calcext:value-type="string">
            <text:p>180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90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20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50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2" calcext:value-type="float">
            <text:p>142</text:p>
          </table:table-cell>
          <table:table-cell table:number-columns-repeated="2"/>
          <table:table-cell office:value-type="string" calcext:value-type="string">
            <text:p>CAB කෝණයේ අගය වන්නේ,</text:p>
          </table:table-cell>
          <table:table-cell/>
          <table:table-cell office:value-type="string" calcext:value-type="string">
            <text:p>50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0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20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5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3" calcext:value-type="float">
            <text:p>143</text:p>
          </table:table-cell>
          <table:table-cell table:number-columns-repeated="2"/>
          <table:table-cell office:value-type="string" calcext:value-type="string">
            <text:p>CDE කෝණයේ අගය වන්නේ,</text:p>
          </table:table-cell>
          <table:table-cell/>
          <table:table-cell office:value-type="string" calcext:value-type="string">
            <text:p>180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10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20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75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4" calcext:value-type="float">
            <text:p>144</text:p>
          </table:table-cell>
          <table:table-cell table:number-columns-repeated="2"/>
          <table:table-cell office:value-type="string" calcext:value-type="string">
            <text:p>ABC කෝණයේ ඓක්‍යට සමාන කෝණයක් වන්නේ,</text:p>
          </table:table-cell>
          <table:table-cell/>
          <table:table-cell office:value-type="string" calcext:value-type="string">
            <text:p>CAB කෝ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CD කෝණ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CDB කෝ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DE කෝණ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5" calcext:value-type="float">
            <text:p>145</text:p>
          </table:table-cell>
          <table:table-cell table:number-columns-repeated="2"/>
          <table:table-cell office:value-type="string" calcext:value-type="string">
            <text:p>CB පාදයට සමාන පාදයක් වන්නේ,</text:p>
          </table:table-cell>
          <table:table-cell/>
          <table:table-cell office:value-type="string" calcext:value-type="string">
            <text:p>C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B</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රතුරු ප්‍රමාණවත් නැත</text:p>
          </table:table-cell>
          <table:table-cell office:value-type="float" office:value="1" calcext:value-type="float">
            <text:p>1</text:p>
          </table:table-cell>
          <table:table-cell table:number-columns-repeated="1006"/>
        </table:table-row>
        <table:table-row table:style-name="ro1">
          <table:table-cell office:value-type="float" office:value="30" calcext:value-type="float">
            <text:p>3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0-ep01</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භාග</text:p>
          </table:table-cell>
          <table:table-cell office:value-type="string" calcext:value-type="string">
            <text:p>භාග හැඳින්වීම, මිශ්‍ර සංඛ්‍යා</text:p>
          </table:table-cell>
          <table:table-cell office:value-type="string" calcext:value-type="string">
            <text:p>හරය සහ ලවය යන්න හඳුනා ගැනීම. නියම භාග,ඒකක භාග,තුල්‍ය භාග,මිශ්‍ර සංඛ්‍යා උදාහරණ <text:s/>සහිතව හඳුනා දී , අභ්‍යාස සිදු කිරීම.</text:p>
          </table:table-cell>
          <table:table-cell table:style-name="ce3" office:value-type="time" office:time-value="PT01H00M00S" calcext:value-type="time">
            <text:p>1:00:00</text:p>
          </table:table-cell>
          <table:table-cell office:value-type="float" office:value="146" calcext:value-type="float">
            <text:p>146</text:p>
          </table:table-cell>
          <table:table-cell table:number-columns-repeated="2"/>
          <table:table-cell office:value-type="string" calcext:value-type="string">
            <text:p>භාගයක් සංඛ්‍යාත්මක ව ලියූ විට ඉරට යටින් ලියා ඇති සංඛ්‍යාව,</text:p>
          </table:table-cell>
          <table:table-cell/>
          <table:table-cell office:value-type="string" calcext:value-type="string">
            <text:p>හරය ලෙස හඳූන්ව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ලවය ලෙස හඳූන්ව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ශ්‍ර සංඛ්‍යා ලෙස හඳූන්ව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ෂම භාග ලෙස හඳූන්ව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7" calcext:value-type="float">
            <text:p>147</text:p>
          </table:table-cell>
          <table:table-cell table:number-columns-repeated="2"/>
          <table:table-cell office:value-type="string" calcext:value-type="string">
            <text:p><text:s/>භාගයක් සංඛ්‍යාත්මක ව ලියූ විට ඉරට ඉහළින් ලියා ඇති සංඛ්‍යාව,</text:p>
          </table:table-cell>
          <table:table-cell/>
          <table:table-cell office:value-type="string" calcext:value-type="string">
            <text:p>හරය ලෙස හඳූන්ව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ලවය ලෙස හඳූන්ව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මිශ්‍ර සංඛ්‍යා ලෙස හඳූන්ව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ෂම භාග ලෙස හඳූන්ව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8" calcext:value-type="float">
            <text:p>148</text:p>
          </table:table-cell>
          <table:table-cell table:number-columns-repeated="2"/>
          <table:table-cell office:value-type="string" calcext:value-type="string">
            <text:p>නියම භාග ඇතුළත් පිළිතුර වන්නේ,</text:p>
          </table:table-cell>
          <table:table-cell office:value-type="string" calcext:value-type="string">
            <text:p>maths-07-t2-l10-ep01-q-3-a-1.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maths-07-t2-l10-ep01-q-3-a-2.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maths-07-t2-l10-ep01-q-3-a-3.pn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maths-07-t2-l10-ep01-q-3-a-4.pn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9" calcext:value-type="float">
            <text:p>149</text:p>
          </table:table-cell>
          <table:table-cell table:number-columns-repeated="2"/>
          <table:table-cell office:value-type="string" calcext:value-type="string">
            <text:p><text:s/>ඒකක භාග යනු,</text:p>
          </table:table-cell>
          <table:table-cell/>
          <table:table-cell office:value-type="string" calcext:value-type="string">
            <text:p><text:s/>ලවය 1 සහිත භාග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text:s/>හරය 1 <text:s/>සහිත භාග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ලවය 2ට වඩා වැඩි භාග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හරය 2ට වඩා වැඩිි භාග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0" calcext:value-type="float">
            <text:p>150</text:p>
          </table:table-cell>
          <table:table-cell table:number-columns-repeated="2"/>
          <table:table-cell office:value-type="string" calcext:value-type="string">
            <text:p>මිශ්‍ර සංඛ්‍යාවක් යනු,</text:p>
          </table:table-cell>
          <table:table-cell/>
          <table:table-cell office:value-type="string" calcext:value-type="string">
            <text:p>පූර්ණ සංඛ්‍යා දෙකක එකතුව දැක්වෙන සංඛ්‍යාවක්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භාග දෙකක එකතුව දැක්වෙන සංඛ්‍යාවක්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ණ සංඛ්‍යාවක හා තත්‍ය භාගයක එකතුව දැක්වෙන සංඛ්‍යාවක්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office:value-type="float" office:value="31" calcext:value-type="float">
            <text:p>3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0-ep02</text:p>
          </table:table-cell>
          <table:table-cell table:number-columns-repeated="2" office:value-type="float" office:value="2" calcext:value-type="float">
            <text:p>2</text:p>
          </table:table-cell>
          <table:table-cell office:value-type="float" office:value="10" calcext:value-type="float">
            <text:p>10</text:p>
          </table:table-cell>
          <table:table-cell office:value-type="string" calcext:value-type="string">
            <text:p>භාග</text:p>
          </table:table-cell>
          <table:table-cell office:value-type="string" calcext:value-type="string">
            <text:p>විශම භාග</text:p>
          </table:table-cell>
          <table:table-cell office:value-type="string" calcext:value-type="string">
            <text:p>විෂම භාග හඳුන්වාදීම. මිශ්‍ර සංඛ්‍යාවක් විෂම භාගයක් ලෙස දැක්වීම, ඒ හා සම්භන්ධ අභ්‍යාස සිදුකිරීම. විෂම භාගයක් මිශ්‍ර සංඛ්‍යාවක් ලෙස දැක්වීම <text:s/>අභ්‍යාස සිදු කිරීම.</text:p>
          </table:table-cell>
          <table:table-cell table:style-name="ce3" office:value-type="time" office:time-value="PT01H00M00S" calcext:value-type="time">
            <text:p>1:00:00</text:p>
          </table:table-cell>
          <table:table-cell office:value-type="float" office:value="151" calcext:value-type="float">
            <text:p>151</text:p>
          </table:table-cell>
          <table:table-cell table:number-columns-repeated="2"/>
          <table:table-cell office:value-type="string" calcext:value-type="string">
            <text:p>විෂම භාගයක් යනු,</text:p>
          </table:table-cell>
          <table:table-cell/>
          <table:table-cell office:value-type="string" calcext:value-type="string">
            <text:p>ලවය හරයට වඩා විශාල හෝ සමාන හෝ වන භාග</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හරය ලවයට වඩා විශාල හෝ සමාන හෝ වන භා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ණ සංඛ්‍යා සහිත භා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2" calcext:value-type="float">
            <text:p>152</text:p>
          </table:table-cell>
          <table:table-cell table:number-columns-repeated="2"/>
          <table:table-cell office:value-type="string" calcext:value-type="string">
            <text:p>2 4/3 විෂම භාගයක් ලෙස දැක්වූ විට,</text:p>
          </table:table-cell>
          <table:table-cell office:value-type="string" calcext:value-type="string">
            <text:p>maths-07-t2-l10-ep02-q-2-a-1.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maths-07-t2-l10-ep02-q-2-a-2.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maths-07-t2-l10-ep02-q-2-a-3.pn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maths-07-t2-l10-ep02-q-2-a-4.pn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3" calcext:value-type="float">
            <text:p>153</text:p>
          </table:table-cell>
          <table:table-cell table:number-columns-repeated="2"/>
          <table:table-cell office:value-type="string" calcext:value-type="string">
            <text:p>5/23 මිශ්‍ර සංඛ්‍යාවක් ලෙස දැක්වූ විට,</text:p>
          </table:table-cell>
          <table:table-cell office:value-type="string" calcext:value-type="string">
            <text:p>maths-07-t2-l10-ep02-q-3-a-1.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maths-07-t2-l10-ep02-q-3-a-2.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maths-07-t2-l10-ep02-q-3-a-3.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maths-07-t2-l10-ep02-q-3-a-4.png</text:p>
          </table:table-cell>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54" calcext:value-type="float">
            <text:p>154</text:p>
          </table:table-cell>
          <table:table-cell table:number-columns-repeated="2"/>
          <table:table-cell office:value-type="string" calcext:value-type="string">
            <text:p>විෂම භාග පමණක් අඩංගු පිළතුර වන්නේ,</text:p>
          </table:table-cell>
          <table:table-cell office:value-type="string" calcext:value-type="string">
            <text:p>maths-07-t2-l10-ep02-q-4-a-1.pn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maths-07-t2-l10-ep02-q-4-a-2.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maths-07-t2-l10-ep02-q-4-a-3.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maths-07-t2-l10-ep02-q-4-a-4.pn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5" calcext:value-type="float">
            <text:p>155</text:p>
          </table:table-cell>
          <table:table-cell/>
          <table:table-cell office:value-type="string" calcext:value-type="string">
            <text:p>maths-07-t2-l10-ep02-q-5.png</text:p>
          </table:table-cell>
          <table:table-cell office:value-type="string" calcext:value-type="string">
            <text:p>මෙම පිංතූරය මිශ්‍ර සංඛ්‍යාවක් ලෙස දැක්වූ විට,</text:p>
          </table:table-cell>
          <table:table-cell office:value-type="string" calcext:value-type="string">
            <text:p>maths-07-t2-l10-ep02-q-5-a-1.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maths-07-t2-l10-ep02-q-5-a-2.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maths-07-t2-l10-ep02-q-5-a-3.pn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maths-07-t2-l10-ep02-q-5-a-4.png</text:p>
          </table:table-cell>
          <table:table-cell/>
          <table:table-cell office:value-type="float" office:value="0" calcext:value-type="float">
            <text:p>0</text:p>
          </table:table-cell>
          <table:table-cell table:number-columns-repeated="1006"/>
        </table:table-row>
        <table:table-row table:style-name="ro1">
          <table:table-cell office:value-type="float" office:value="32" calcext:value-type="float">
            <text:p>3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0-ep03</text:p>
          </table:table-cell>
          <table:table-cell office:value-type="float" office:value="3" calcext:value-type="float">
            <text:p>3</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භාග</text:p>
          </table:table-cell>
          <table:table-cell office:value-type="string" calcext:value-type="string">
            <text:p>භාග සංසන්දනය</text:p>
          </table:table-cell>
          <table:table-cell office:value-type="string" calcext:value-type="string">
            <text:p>හරය සමාන භාග සංසන්දනය ,හරය සමාන නොවන භාග සංසන්දනය කරමින් අභ්‍යාස මඟින් ගැටලු සාකච්චා කිරීම.</text:p>
          </table:table-cell>
          <table:table-cell table:style-name="ce3" office:value-type="time" office:time-value="PT01H00M00S" calcext:value-type="time">
            <text:p>1:00:00</text:p>
          </table:table-cell>
          <table:table-cell office:value-type="float" office:value="156" calcext:value-type="float">
            <text:p>156</text:p>
          </table:table-cell>
          <table:table-cell table:number-columns-repeated="2"/>
          <table:table-cell office:value-type="string" calcext:value-type="string">
            <text:p>1/10 , 2/5, 3/2 ආරෝහණ පිළිවෙලට සකස් කරන්න.</text:p>
          </table:table-cell>
          <table:table-cell/>
          <table:table-cell office:value-type="string" calcext:value-type="string">
            <text:p>1/10, 2/5, 3/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5, 1/10, 3/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5, 3/2, 1/1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2, 2/5, 1/10</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57" calcext:value-type="float">
            <text:p>157</text:p>
          </table:table-cell>
          <table:table-cell table:number-columns-repeated="2"/>
          <table:table-cell office:value-type="string" calcext:value-type="string">
            <text:p>1/3, 1/5, 15/7, 12/11, 2/6 යන භාග සංඛ්‍යා වල විශාලම භාගය තෝරන්න.</text:p>
          </table:table-cell>
          <table:table-cell/>
          <table:table-cell table:style-name="ce4" office:value-type="string" calcext:value-type="string">
            <text:p>15/7</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4" office:value-type="string" calcext:value-type="string">
            <text:p>12/11</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2/6</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3</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8" calcext:value-type="float">
            <text:p>158</text:p>
          </table:table-cell>
          <table:table-cell table:number-columns-repeated="2"/>
          <table:table-cell office:value-type="string" calcext:value-type="string">
            <text:p>කුඩාම භාගය තෝරන්න.</text:p>
          </table:table-cell>
          <table:table-cell/>
          <table:table-cell table:style-name="ce4" office:value-type="string" calcext:value-type="string">
            <text:p>1/3</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5"/>
          <table:table-cell/>
          <table:table-cell table:style-name="ce4" office:value-type="string" calcext:value-type="string">
            <text:p>1/5</text:p>
          </table:table-cell>
          <table:table-cell office:value-type="float" office:value="1" calcext:value-type="float">
            <text:p>1</text:p>
          </table:table-cell>
          <table:table-cell table:number-columns-repeated="1006"/>
        </table:table-row>
        <table:table-row table:style-name="ro2">
          <table:table-cell table:number-columns-repeated="14"/>
          <table:table-cell table:style-name="ce5"/>
          <table:table-cell/>
          <table:table-cell table:style-name="ce4" office:value-type="string" calcext:value-type="string">
            <text:p>2/6</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5"/>
          <table:table-cell/>
          <table:table-cell table:style-name="ce4" office:value-type="string" calcext:value-type="string">
            <text:p>12/11</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9" calcext:value-type="float">
            <text:p>159</text:p>
          </table:table-cell>
          <table:table-cell table:number-columns-repeated="2"/>
          <table:table-cell office:value-type="string" calcext:value-type="string">
            <text:p>තුල්‍ය භාග තෝරන්න.</text:p>
          </table:table-cell>
          <table:table-cell/>
          <table:table-cell office:value-type="string" calcext:value-type="string">
            <text:p>1/3, 1/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5/7, 12/1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3, 2/6</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5, 15/7</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0" calcext:value-type="float">
            <text:p>160</text:p>
          </table:table-cell>
          <table:table-cell table:number-columns-repeated="2"/>
          <table:table-cell office:value-type="string" calcext:value-type="string">
            <text:p>ඒකක භාගය සහිත පිළිතුර වන්නේ,</text:p>
          </table:table-cell>
          <table:table-cell/>
          <table:table-cell office:value-type="string" calcext:value-type="string">
            <text:p>1/5, 1/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6, 1/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6, 1/5</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5"/>
          <table:table-cell/>
          <table:table-cell office:value-type="string" calcext:value-type="string">
            <text:p>1/5, 2/6</text:p>
          </table:table-cell>
          <table:table-cell office:value-type="float" office:value="0" calcext:value-type="float">
            <text:p>0</text:p>
          </table:table-cell>
          <table:table-cell table:number-columns-repeated="1006"/>
        </table:table-row>
        <table:table-row table:style-name="ro1">
          <table:table-cell office:value-type="float" office:value="33" calcext:value-type="float">
            <text:p>3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0-ep04</text:p>
          </table:table-cell>
          <table:table-cell office:value-type="float" office:value="4" calcext:value-type="float">
            <text:p>4</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භාග</text:p>
          </table:table-cell>
          <table:table-cell office:value-type="string" calcext:value-type="string">
            <text:p>මිශ්‍ර සංඛ්‍යා සංසන්දනය</text:p>
          </table:table-cell>
          <table:table-cell office:value-type="string" calcext:value-type="string">
            <text:p>පූර්ණ සංඛ්‍යා කොටස් අසමාන වන මිශ්‍ර සංඛ්‍යා හඳුනා ගනිමින්, මිශ්‍ර සංඛ්‍යා සංසන්දනය. පූර්ණ සංඛ්‍යා කොටස් සමාන මිශ්‍ර සංඛ්‍යා හඳුනාගෙන, ක්‍රම දෙකක් මඟින් මිශ්‍ර සංඛ්‍යා සංසන්දනය කිරීම. ගැටලු විසඳීම.</text:p>
          </table:table-cell>
          <table:table-cell table:style-name="ce3" office:value-type="time" office:time-value="PT01H00M00S" calcext:value-type="time">
            <text:p>1:00:00</text:p>
          </table:table-cell>
          <table:table-cell office:value-type="float" office:value="161" calcext:value-type="float">
            <text:p>161</text:p>
          </table:table-cell>
          <table:table-cell table:number-columns-repeated="2"/>
          <table:table-cell office:value-type="string" calcext:value-type="string">
            <text:p>දී ඇති මිශ්‍ර සංඛ්‍යා ආශ්‍රිතව නිවැරදි පිළිතුර යටින් ඉරක් අඳින්න.</text:p>
          </table:table-cell>
          <table:table-cell/>
          <table:table-cell office:value-type="string" calcext:value-type="string">
            <text:p>4 1/3 &lt; 5 1/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 ½ <text:s/>&lt; 2 1/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 3/5 &gt; <text:s/>4 3/5</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6"/>
          <table:table-cell/>
          <table:table-cell office:value-type="string" calcext:value-type="string">
            <text:p>6 1/6 &gt; 6 1/6</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2" calcext:value-type="float">
            <text:p>162</text:p>
          </table:table-cell>
          <table:table-cell table:number-columns-repeated="2"/>
          <table:table-cell office:value-type="string" calcext:value-type="string">
            <text:p>මිශ්‍ර සංඛ්‍යා විශම භාග ලෙස ප්‍රකාශ කිරීමේ දී,</text:p>
          </table:table-cell>
          <table:table-cell/>
          <table:table-cell office:value-type="string" calcext:value-type="string">
            <text:p>හරයන් එක සමාන විය යුතු වේ</text:p>
          </table:table-cell>
          <table:table-cell office:value-type="float" office:value="1" calcext:value-type="float">
            <text:p>1</text:p>
          </table:table-cell>
          <table:table-cell table:number-columns-repeated="1006"/>
        </table:table-row>
        <table:table-row table:style-name="ro2">
          <table:table-cell table:number-columns-repeated="14"/>
          <table:table-cell table:style-name="ce6"/>
          <table:table-cell/>
          <table:table-cell office:value-type="string" calcext:value-type="string">
            <text:p>හරයන් වෙනස් විය යුතු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හරය 1ට වඩා විශාල අගයක් විය යු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හත සියල්ල වැරදි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3" calcext:value-type="float">
            <text:p>163</text:p>
          </table:table-cell>
          <table:table-cell table:number-columns-repeated="2"/>
          <table:table-cell office:value-type="string" calcext:value-type="string">
            <text:p>විශම භාගයක් මිශ්‍ර සංඛ්‍යාවක් ලෙස ප්‍රකාශ කිරීමේ දී,</text:p>
          </table:table-cell>
          <table:table-cell/>
          <table:table-cell office:value-type="string" calcext:value-type="string">
            <text:p>විශම භාගයේ ලවය හරයෙන් බෙදිය යුතු වේ</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ශම භාගයේ හරය ලවයෙන් බෙදිය යුතු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ශ්‍ර සංඛ්‍යාවේ හරය ලෙස 5ට වැඩි සංඛ්‍යාවක් සෑම විටම වැඩි කල යුතු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ශ්‍ර සංඛ්‍යාවේ ලවය ලෙස 5ට වැඩි සංඛ්‍යාවක් සෑම විටම අඩු කල යුතු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4" calcext:value-type="float">
            <text:p>164</text:p>
          </table:table-cell>
          <table:table-cell table:number-columns-repeated="2"/>
          <table:table-cell office:value-type="string" calcext:value-type="string">
            <text:p><text:s text:c="2"/>6 2/5 විශම භාගයක් ලෙස දැක්වූ විට,</text:p>
          </table:table-cell>
          <table:table-cell/>
          <table:table-cell office:value-type="string" calcext:value-type="string">
            <text:p>65/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2/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6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2/5</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65" calcext:value-type="float">
            <text:p>165</text:p>
          </table:table-cell>
          <table:table-cell table:number-columns-repeated="2"/>
          <table:table-cell office:value-type="string" calcext:value-type="string">
            <text:p>43/5 මිශ්‍ර සංඛ්‍යාවක් ලෙස දැක්වූ විට,</text:p>
          </table:table-cell>
          <table:table-cell/>
          <table:table-cell table:style-name="ce6" office:value-type="float" office:value="4.6" calcext:value-type="float">
            <text:p>4 3/5</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6" office:value-type="float" office:value="5" calcext:value-type="float">
            <text:p>5 <text:s text:c="3"/></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6" office:value-type="float" office:value="8.6" calcext:value-type="float">
            <text:p>8 3/5</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6" office:value-type="float" office:value="6.6" calcext:value-type="float">
            <text:p>6 3/5</text:p>
          </table:table-cell>
          <table:table-cell office:value-type="float" office:value="0" calcext:value-type="float">
            <text:p>0</text:p>
          </table:table-cell>
          <table:table-cell table:number-columns-repeated="1006"/>
        </table:table-row>
        <table:table-row table:style-name="ro1">
          <table:table-cell office:value-type="float" office:value="34" calcext:value-type="float">
            <text:p>3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0-ep05</text:p>
          </table:table-cell>
          <table:table-cell office:value-type="float" office:value="5" calcext:value-type="float">
            <text:p>5</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භාග</text:p>
          </table:table-cell>
          <table:table-cell office:value-type="string" calcext:value-type="string">
            <text:p>භාග එකතු කිරීම</text:p>
          </table:table-cell>
          <table:table-cell office:value-type="string" calcext:value-type="string">
            <text:p>හරය සමාන භාග එකතු කිරීම, හරය අසමාන භාග එකතු කිරීම.මිශ්‍ර සංඛ්‍යා එකතු කිරීම, හරය අසමාන මිශ්‍ර සංඛ්‍යා එකතු කිරීම සහ අභ්‍යාස මඟින් ගැටලු සාකච්චා කිරීම.</text:p>
          </table:table-cell>
          <table:table-cell table:style-name="ce3" office:value-type="time" office:time-value="PT01H00M00S" calcext:value-type="time">
            <text:p>1:00:00</text:p>
          </table:table-cell>
          <table:table-cell office:value-type="float" office:value="166" calcext:value-type="float">
            <text:p>166</text:p>
          </table:table-cell>
          <table:table-cell table:number-columns-repeated="2"/>
          <table:table-cell office:value-type="string" calcext:value-type="string">
            <text:p>හරය සමාන භාග එකතු කිරීමේ දී,</text:p>
          </table:table-cell>
          <table:table-cell/>
          <table:table-cell office:value-type="string" calcext:value-type="string">
            <text:p>හරයන් වල එකතුව පිළිතුරෙහි හරයට ලැබේ.</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ම හරයම පිළිතුරෙහි හරයට ලැබේ.</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හරය කැමති පරිදි ලිවීමට අවස්ථාව ඇත.</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හරයන් සහ ලවයන් සියල්ලම එකතු කර පිළිතුර ලබා ගනි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7" calcext:value-type="float">
            <text:p>167</text:p>
          </table:table-cell>
          <table:table-cell table:number-columns-repeated="2"/>
          <table:table-cell office:value-type="string" calcext:value-type="string">
            <text:p>3/7 + 1/7 හි පිළිතුර වන්නේ,</text:p>
          </table:table-cell>
          <table:table-cell/>
          <table:table-cell table:style-name="ce4" office:value-type="string" calcext:value-type="string">
            <text:p>4/7</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4" office:value-type="string" calcext:value-type="string">
            <text:p>4/1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1/7</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5"/>
          <table:table-cell/>
          <table:table-cell office:value-type="string" calcext:value-type="string">
            <text:p>31/14</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8" calcext:value-type="float">
            <text:p>168</text:p>
          </table:table-cell>
          <table:table-cell table:number-columns-repeated="2"/>
          <table:table-cell office:value-type="string" calcext:value-type="string">
            <text:p>හරය අසමාන භාග එකතු කිරීමේ දී,</text:p>
          </table:table-cell>
          <table:table-cell/>
          <table:table-cell office:value-type="string" calcext:value-type="string">
            <text:p>හරයන් වල එකතුව පිළිතුරෙහි හරයට ලැබේ.</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ම හරයන් දෙකෙන් කැමති හරයක් තෝරාගෙන පිළිතුරට ලිවිය හැ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හරයන් කු.පො.ගු. මගින් සමාන කර ගත යුතු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ඉහත සියල්ලම වැරදි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9" calcext:value-type="float">
            <text:p>169</text:p>
          </table:table-cell>
          <table:table-cell table:number-columns-repeated="2"/>
          <table:table-cell office:value-type="string" calcext:value-type="string">
            <text:p>1/10 + 2/5 හි පිළිතුර වන්නේ,</text:p>
          </table:table-cell>
          <table:table-cell/>
          <table:table-cell table:style-name="ce4" office:value-type="string" calcext:value-type="string">
            <text:p>3/10</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5"/>
          <table:table-cell/>
          <table:table-cell office:value-type="string" calcext:value-type="string">
            <text:p>3 /5</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5"/>
          <table:table-cell/>
          <table:table-cell table:style-name="ce4" office:value-type="string" calcext:value-type="string">
            <text:p>5/10</text:p>
          </table:table-cell>
          <table:table-cell office:value-type="float" office:value="1" calcext:value-type="float">
            <text:p>1</text:p>
          </table:table-cell>
          <table:table-cell table:number-columns-repeated="1006"/>
        </table:table-row>
        <table:table-row table:style-name="ro2">
          <table:table-cell table:number-columns-repeated="14"/>
          <table:table-cell table:style-name="ce5"/>
          <table:table-cell/>
          <table:table-cell office:value-type="string" calcext:value-type="string">
            <text:p>5 / 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0" calcext:value-type="float">
            <text:p>170</text:p>
          </table:table-cell>
          <table:table-cell table:number-columns-repeated="2"/>
          <table:table-cell office:value-type="string" calcext:value-type="string">
            <text:p>2/6 + 2/8 හි එකතුව වන්නේ,</text:p>
          </table:table-cell>
          <table:table-cell/>
          <table:table-cell table:style-name="ce4" office:value-type="string" calcext:value-type="string">
            <text:p>4/6</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5"/>
          <table:table-cell/>
          <table:table-cell table:style-name="ce4" office:value-type="string" calcext:value-type="string">
            <text:p>4/8</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5" table:number-columns-repeated="2"/>
          <table:table-cell table:style-name="ce4" office:value-type="string" calcext:value-type="string">
            <text:p>14/48</text:p>
          </table:table-cell>
          <table:table-cell office:value-type="float" office:value="0" calcext:value-type="float">
            <text:p>0</text:p>
          </table:table-cell>
          <table:table-cell table:number-columns-repeated="1006"/>
        </table:table-row>
        <table:table-row table:style-name="ro2">
          <table:table-cell table:number-columns-repeated="15"/>
          <table:table-cell table:style-name="ce5"/>
          <table:table-cell table:style-name="ce4" office:value-type="string" calcext:value-type="string">
            <text:p>14/24</text:p>
          </table:table-cell>
          <table:table-cell office:value-type="float" office:value="1" calcext:value-type="float">
            <text:p>1</text:p>
          </table:table-cell>
          <table:table-cell table:number-columns-repeated="1006"/>
        </table:table-row>
        <table:table-row table:style-name="ro1">
          <table:table-cell office:value-type="float" office:value="35" calcext:value-type="float">
            <text:p>3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0-ep06</text:p>
          </table:table-cell>
          <table:table-cell office:value-type="float" office:value="6" calcext:value-type="float">
            <text:p>6</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භාග</text:p>
          </table:table-cell>
          <table:table-cell office:value-type="string" calcext:value-type="string">
            <text:p>භාග අඩු කිරීම</text:p>
          </table:table-cell>
          <table:table-cell office:value-type="string" calcext:value-type="string">
            <text:p>අසමාන හරයන් සහිත භාග අඩු කිරීම. මිශ්‍ර සංඛ්‍යා අඩු කිරීම, අගය අභ්‍යාස සිදුකරමින් සෙවීම.</text:p>
          </table:table-cell>
          <table:table-cell table:style-name="ce3" office:value-type="time" office:time-value="PT01H00M00S" calcext:value-type="time">
            <text:p>1:00:00</text:p>
          </table:table-cell>
          <table:table-cell office:value-type="float" office:value="171" calcext:value-type="float">
            <text:p>171</text:p>
          </table:table-cell>
          <table:table-cell table:number-columns-repeated="2"/>
          <table:table-cell office:value-type="string" calcext:value-type="string">
            <text:p>හරය සමාන භාග අඩු කිරීමේ දී,</text:p>
          </table:table-cell>
          <table:table-cell table:style-name="ce5"/>
          <table:table-cell office:value-type="string" calcext:value-type="string">
            <text:p>පළමු හරයෙන් දෙවෙනි හරය අඩුකර පිළිතුර ලබා ගනියි</text:p>
          </table:table-cell>
          <table:table-cell office:value-type="float" office:value="0" calcext:value-type="float">
            <text:p>0</text:p>
          </table:table-cell>
          <table:table-cell table:number-columns-repeated="1006"/>
        </table:table-row>
        <table:table-row table:style-name="ro1">
          <table:table-cell table:number-columns-repeated="15"/>
          <table:table-cell table:style-name="ce5"/>
          <table:table-cell office:value-type="string" calcext:value-type="string">
            <text:p>හරය එකතු කර, ලවය එකතු කර පිළිතුර ලබා ග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එම හරයම පිළිතුරෙහි හරයට ගෙන ලවය පමණක් අඩු කරනු ලැබේ</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යල්ල වැරදි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2" calcext:value-type="float">
            <text:p>172</text:p>
          </table:table-cell>
          <table:table-cell table:number-columns-repeated="2"/>
          <table:table-cell office:value-type="string" calcext:value-type="string">
            <text:p>10/20 – 5/20 හි පිළිතුර වන්නේ,</text:p>
          </table:table-cell>
          <table:table-cell/>
          <table:table-cell table:style-name="ce4" office:value-type="string" calcext:value-type="string">
            <text:p>5/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4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5/20</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5"/>
          <table:table-cell/>
          <table:table-cell table:style-name="ce4" office:value-type="string" calcext:value-type="string">
            <text:p>5/20</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73" calcext:value-type="float">
            <text:p>173</text:p>
          </table:table-cell>
          <table:table-cell table:number-columns-repeated="2"/>
          <table:table-cell office:value-type="string" calcext:value-type="string">
            <text:p>15/40 – 5/20 හි පිළිතුර වන්නේ,</text:p>
          </table:table-cell>
          <table:table-cell/>
          <table:table-cell office:value-type="string" calcext:value-type="string">
            <text:p>10/4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40</text:p>
          </table:table-cell>
          <table:table-cell office:value-type="float" office:value="1" calcext:value-type="float">
            <text:p>1</text:p>
          </table:table-cell>
          <table:table-cell table:number-columns-repeated="1006"/>
        </table:table-row>
        <table:table-row table:style-name="ro2">
          <table:table-cell table:number-columns-repeated="14"/>
          <table:table-cell table:style-name="ce5"/>
          <table:table-cell/>
          <table:table-cell table:style-name="ce4" office:value-type="string" calcext:value-type="string">
            <text:p>10/2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4" calcext:value-type="float">
            <text:p>174</text:p>
          </table:table-cell>
          <table:table-cell table:number-columns-repeated="2"/>
          <table:table-cell office:value-type="string" calcext:value-type="string">
            <text:p>මිශ්‍ර සංඛ්‍යා අඩු කිරීමේ දී,</text:p>
          </table:table-cell>
          <table:table-cell/>
          <table:table-cell office:value-type="string" calcext:value-type="string">
            <text:p>පූර්ණ සංඛ්‍යා කොටස් වෙනම ද, භාගික කොටස් වෙනමද සුළු කරනු ලැබේ</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ශ්‍ර සංඛ්‍යා විශම භාග ලෙස සකස් කර අගය සෙවිය හැ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ණ සංඛ්‍යා කොටස් අඩු කිරීමෙන් පසු, භාගික කොටස් වල හරය සමාන කර සුළු කරනු ලැබේ</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යල්ල නිවැරදි වේ</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75" calcext:value-type="float">
            <text:p>175</text:p>
          </table:table-cell>
          <table:table-cell table:number-columns-repeated="2"/>
          <table:table-cell office:value-type="string" calcext:value-type="string">
            <text:p>3 2/3 – 1 1/3 හි පිළිතුර වන්නේ,</text:p>
          </table:table-cell>
          <table:table-cell/>
          <table:table-cell table:style-name="ce6" office:value-type="float" office:value="2.33333333333333" calcext:value-type="float">
            <text:p>2 1/3</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6" office:value-type="float" office:value="3.33333333333333" calcext:value-type="float">
            <text:p>3 1/3</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6" office:value-type="float" office:value="2.66666666666667" calcext:value-type="float">
            <text:p>2 2/3</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6" office:value-type="float" office:value="3.66666666666667" calcext:value-type="float">
            <text:p>3 2/3</text:p>
          </table:table-cell>
          <table:table-cell office:value-type="float" office:value="0" calcext:value-type="float">
            <text:p>0</text:p>
          </table:table-cell>
          <table:table-cell table:number-columns-repeated="1006"/>
        </table:table-row>
        <table:table-row table:style-name="ro1">
          <table:table-cell office:value-type="float" office:value="36" calcext:value-type="float">
            <text:p>3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1-ep07</text:p>
          </table:table-cell>
          <table:table-cell office:value-type="float" office:value="7" calcext:value-type="float">
            <text:p>7</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දශම</text:p>
          </table:table-cell>
          <table:table-cell office:value-type="string" calcext:value-type="string">
            <text:p>තත්‍ය භාග, දශම</text:p>
          </table:table-cell>
          <table:table-cell office:value-type="string" calcext:value-type="string">
            <text:p>හරය දහයේ බලයක් වන භාගයක් දශම සංඛ්‍යාවක් ලෙස ලිවීම , අභ්‍යාස සිදු කිරීම. ගණක රාමුවකින් නිරූපණය කිරීම. හරය දහයේ බලයක් නොවන තත්‍ය භාගයක් දශම සංඛ්‍යාවක් ලෙස ලිවීම ගැටලු සාකච්චා කිරීම.</text:p>
          </table:table-cell>
          <table:table-cell table:style-name="ce3" office:value-type="time" office:time-value="PT01H00M00S" calcext:value-type="time">
            <text:p>1:00:00</text:p>
          </table:table-cell>
          <table:table-cell office:value-type="float" office:value="176" calcext:value-type="float">
            <text:p>176</text:p>
          </table:table-cell>
          <table:table-cell/>
          <table:table-cell office:value-type="string" calcext:value-type="string">
            <text:p>maths-07-t2-l11-ep07-q-1.png</text:p>
          </table:table-cell>
          <table:table-cell office:value-type="string" calcext:value-type="string">
            <text:p>මෙම පින්තූරයේ අඳුරු කල කොටස භාගයක් ලෙස දැක්වූ විට,</text:p>
          </table:table-cell>
          <table:table-cell/>
          <table:table-cell table:style-name="ce4" office:value-type="string" calcext:value-type="string">
            <text:p>1/6</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5" office:value-type="date" office:date-value="2022-01-05" calcext:value-type="date">
            <text:p>01/05/22</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3</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¼</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7" calcext:value-type="float">
            <text:p>177</text:p>
          </table:table-cell>
          <table:table-cell/>
          <table:table-cell office:value-type="string" calcext:value-type="string">
            <text:p>maths-07-t2-l11-ep07-q-2.png</text:p>
          </table:table-cell>
          <table:table-cell office:value-type="string" calcext:value-type="string">
            <text:p>රූපයේ අඳුරු කල කොටස දශම සංඛ්‍යාවක් ලෙස නිරූපනය කල විට,</text:p>
          </table:table-cell>
          <table:table-cell/>
          <table:table-cell office:value-type="float" office:value="0.4" calcext:value-type="float">
            <text:p>0.4</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4.6" calcext:value-type="float">
            <text:p>4.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6.4" calcext:value-type="float">
            <text:p>6.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0.4" calcext:value-type="float">
            <text:p>10.4</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8" calcext:value-type="float">
            <text:p>178</text:p>
          </table:table-cell>
          <table:table-cell table:number-columns-repeated="2"/>
          <table:table-cell office:value-type="string" calcext:value-type="string">
            <text:p>0.002 භාගයක් ලෙස නිරූපනය කල විට ලැබෙන පිළිතුර වන්නේ,</text:p>
          </table:table-cell>
          <table:table-cell/>
          <table:table-cell office:value-type="string" calcext:value-type="string">
            <text:p>2/10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1000</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4" office:value-type="string" calcext:value-type="string">
            <text:p>2/1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1000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9" calcext:value-type="float">
            <text:p>179</text:p>
          </table:table-cell>
          <table:table-cell table:number-columns-repeated="2"/>
          <table:table-cell office:value-type="string" calcext:value-type="string">
            <text:p>8/1000 යනු 1/1000 ඒවා,</text:p>
          </table:table-cell>
          <table:table-cell/>
          <table:table-cell office:value-type="string" calcext:value-type="string">
            <text:p>1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100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8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0.008 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0" calcext:value-type="float">
            <text:p>180</text:p>
          </table:table-cell>
          <table:table-cell/>
          <table:table-cell office:value-type="string" calcext:value-type="string">
            <text:p>maths-07-t2-l11-ep07-q-5.png</text:p>
          </table:table-cell>
          <table:table-cell office:value-type="string" calcext:value-type="string">
            <text:p>පහත දක්වා ඇති ඝනකරාමුවෙන් නිරූපිත අගය වන්නේ,</text:p>
          </table:table-cell>
          <table:table-cell/>
          <table:table-cell office:value-type="float" office:value="1.203" calcext:value-type="float">
            <text:p>1.20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23" calcext:value-type="float">
            <text:p>1.2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203" calcext:value-type="float">
            <text:p>120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23" calcext:value-type="float">
            <text:p>123</text:p>
          </table:table-cell>
          <table:table-cell office:value-type="float" office:value="0" calcext:value-type="float">
            <text:p>0</text:p>
          </table:table-cell>
          <table:table-cell table:number-columns-repeated="1006"/>
        </table:table-row>
        <table:table-row table:style-name="ro1">
          <table:table-cell office:value-type="float" office:value="37" calcext:value-type="float">
            <text:p>3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1-ep08</text:p>
          </table:table-cell>
          <table:table-cell office:value-type="float" office:value="8" calcext:value-type="float">
            <text:p>8</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දශම</text:p>
          </table:table-cell>
          <table:table-cell office:value-type="string" calcext:value-type="string">
            <text:p>මිශ්‍ර සංඛ්‍යා, දශම</text:p>
          </table:table-cell>
          <table:table-cell office:value-type="string" calcext:value-type="string">
            <text:p>මිශ්‍ර සංඛ්‍යාවක් දශම සංඛ්‍යාවක් ලෙස ලිවීම,ක්‍රම දෙකක් යටතේ විෂම භාගයක් දශම සංඛ්‍යාවක් ලෙස ලිවීම, දශම සංඛ්‍යාවක් භාගයක් ලෙස ලිවීම සහ ඒ හා සම්බන්ධ අභ්‍යාස සිදුකිරීම.</text:p>
          </table:table-cell>
          <table:table-cell table:style-name="ce3" office:value-type="time" office:time-value="PT01H00M00S" calcext:value-type="time">
            <text:p>1:00:00</text:p>
          </table:table-cell>
          <table:table-cell office:value-type="float" office:value="181" calcext:value-type="float">
            <text:p>181</text:p>
          </table:table-cell>
          <table:table-cell table:number-columns-repeated="2"/>
          <table:table-cell office:value-type="string" calcext:value-type="string">
            <text:p>13/25 දශම සංඛ්‍යාවක් ලෙස දැක්වූ විට ලැබෙන පිළිතුර වන්නේ,</text:p>
          </table:table-cell>
          <table:table-cell/>
          <table:table-cell office:value-type="float" office:value="13.25" calcext:value-type="float">
            <text:p>13.2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5.13" calcext:value-type="float">
            <text:p>25.1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0.52" calcext:value-type="float">
            <text:p>0.5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5.2" calcext:value-type="float">
            <text:p>5.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2" calcext:value-type="float">
            <text:p>182</text:p>
          </table:table-cell>
          <table:table-cell table:number-columns-repeated="2"/>
          <table:table-cell office:value-type="string" calcext:value-type="string">
            <text:p>4 5/20 දශම සංඛ්‍යාවක් ලෙස දැක්වූ විට,</text:p>
          </table:table-cell>
          <table:table-cell/>
          <table:table-cell office:value-type="float" office:value="4.25" calcext:value-type="float">
            <text:p>4.25</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4.025" calcext:value-type="float">
            <text:p>4.02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4.205" calcext:value-type="float">
            <text:p>4.20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4.25" calcext:value-type="float">
            <text:p>4.2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3" calcext:value-type="float">
            <text:p>183</text:p>
          </table:table-cell>
          <table:table-cell table:number-columns-repeated="2"/>
          <table:table-cell office:value-type="string" calcext:value-type="string">
            <text:p>15/5 යන විශාල භාගය, දශම සංඛ්‍යාවකින් නිරූපණය කල විට,</text:p>
          </table:table-cell>
          <table:table-cell/>
          <table:table-cell office:value-type="float" office:value="15.5" calcext:value-type="float">
            <text:p>15.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5.15" calcext:value-type="float">
            <text:p>5.1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3.1" calcext:value-type="float">
            <text:p>3.1</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3.1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4" calcext:value-type="float">
            <text:p>184</text:p>
          </table:table-cell>
          <table:table-cell table:number-columns-repeated="2"/>
          <table:table-cell office:value-type="string" calcext:value-type="string">
            <text:p>0.5 භාගයක් ලෙස ගත් විට ලැබෙන පිළිතුර වන්නේ,</text:p>
          </table:table-cell>
          <table:table-cell/>
          <table:table-cell office:value-type="string" calcext:value-type="string">
            <text:p>5/10, 1/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2, 5/10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2, 1/2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10, 5/10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5" calcext:value-type="float">
            <text:p>185</text:p>
          </table:table-cell>
          <table:table-cell table:number-columns-repeated="2"/>
          <table:table-cell office:value-type="string" calcext:value-type="string">
            <text:p>0.025 භාගයක් ලෙස ලිවීමෙන් පසු, සරලම ආකාරයෙන් ප්‍රකාශ කල විට,</text:p>
          </table:table-cell>
          <table:table-cell/>
          <table:table-cell office:value-type="string" calcext:value-type="string">
            <text:p>25/100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5/10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¼</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40</text:p>
          </table:table-cell>
          <table:table-cell office:value-type="float" office:value="1" calcext:value-type="float">
            <text:p>1</text:p>
          </table:table-cell>
          <table:table-cell table:number-columns-repeated="1006"/>
        </table:table-row>
        <table:table-row table:style-name="ro1">
          <table:table-cell office:value-type="float" office:value="38" calcext:value-type="float">
            <text:p>3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1-ep09</text:p>
          </table:table-cell>
          <table:table-cell office:value-type="float" office:value="9" calcext:value-type="float">
            <text:p>9</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දශම</text:p>
          </table:table-cell>
          <table:table-cell office:value-type="string" calcext:value-type="string">
            <text:p>දශම සංඛ්‍යා ගුණ කිරීම, දශම සංඛ්‍යා බෙදීම</text:p>
          </table:table-cell>
          <table:table-cell office:value-type="string" calcext:value-type="string">
            <text:p>,දශම සංඛ්‍යාවක් පූර්ණ සංඛ්‍යාවකින් ගුණකිරීම,, ඒ හා සම්භන්ධ අභ්‍යාස සිදුකිරීම.දශම සංඛ්‍යාවක් 10න්,, 100න් හෝ 1000න් <text:s/>ගුණකිරීම,,බෙදීම සහ දශම සංඛ්‍යාවක් පූර්ණ සංඛ්‍යාවකින් බෙදීම ල අභ්‍යාස සිදුකිරීම.</text:p>
          </table:table-cell>
          <table:table-cell table:style-name="ce3" office:value-type="time" office:time-value="PT01H00M00S" calcext:value-type="time">
            <text:p>1:00:00</text:p>
          </table:table-cell>
          <table:table-cell office:value-type="float" office:value="186" calcext:value-type="float">
            <text:p>186</text:p>
          </table:table-cell>
          <table:table-cell office:value-type="string" calcext:value-type="string">
            <text:p>පහත දී ඇති එක් එක් ප්‍රකාශනයේ පිළිතුර සොයන්න.</text:p>
          </table:table-cell>
          <table:table-cell/>
          <table:table-cell office:value-type="string" calcext:value-type="string">
            <text:p>0.8 x 2</text:p>
          </table:table-cell>
          <table:table-cell/>
          <table:table-cell office:value-type="float" office:value="0.16" calcext:value-type="float">
            <text:p>0.16</text:p>
          </table:table-cell>
          <table:table-cell office:value-type="float" office:value="0" calcext:value-type="float">
            <text:p>0</text:p>
          </table:table-cell>
          <table:table-cell table:number-columns-repeated="1006"/>
        </table:table-row>
        <table:table-row table:style-name="ro2">
          <table:table-cell table:number-columns-repeated="9"/>
          <table:table-cell office:value-type="string" calcext:value-type="string">
            <text:p>,</text:p>
          </table:table-cell>
          <table:table-cell table:number-columns-repeated="6"/>
          <table:table-cell office:value-type="string" calcext:value-type="string">
            <text:p>1.6</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0.08" calcext:value-type="float">
            <text:p>0.0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0.8" calcext:value-type="float">
            <text:p>10.8</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187" calcext:value-type="float">
            <text:p>187</text:p>
          </table:table-cell>
          <table:table-cell table:number-columns-repeated="2"/>
          <table:table-cell office:value-type="string" calcext:value-type="string">
            <text:p>28.1 x <text:s/>100</text:p>
          </table:table-cell>
          <table:table-cell/>
          <table:table-cell office:value-type="float" office:value="281" calcext:value-type="float">
            <text:p>28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81" calcext:value-type="float">
            <text:p>28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810" calcext:value-type="float">
            <text:p>281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28100" calcext:value-type="float">
            <text:p>28100</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188" calcext:value-type="float">
            <text:p>188</text:p>
          </table:table-cell>
          <table:table-cell table:number-columns-repeated="2"/>
          <table:table-cell office:value-type="string" calcext:value-type="string">
            <text:p>32.8 ÷ 10</text:p>
          </table:table-cell>
          <table:table-cell/>
          <table:table-cell office:value-type="float" office:value="3.28" calcext:value-type="float">
            <text:p>3.28</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3" calcext:value-type="float">
            <text:p>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0.32" calcext:value-type="float">
            <text:p>0.3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0.0328" calcext:value-type="float">
            <text:p>0.0328</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189" calcext:value-type="float">
            <text:p>189</text:p>
          </table:table-cell>
          <table:table-cell table:number-columns-repeated="2"/>
          <table:table-cell office:value-type="string" calcext:value-type="string">
            <text:p>6.45 ÷ 5</text:p>
          </table:table-cell>
          <table:table-cell/>
          <table:table-cell office:value-type="float" office:value="1.9" calcext:value-type="float">
            <text:p>1.9</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09" calcext:value-type="float">
            <text:p>1.09</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28" calcext:value-type="float">
            <text:p>1.2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29" calcext:value-type="float">
            <text:p>1.29</text:p>
          </table:table-cell>
          <table:table-cell office:value-type="float" office:value="1" calcext:value-type="float">
            <text:p>1</text:p>
          </table:table-cell>
          <table:table-cell table:number-columns-repeated="1006"/>
        </table:table-row>
        <table:table-row table:style-name="ro2">
          <table:table-cell table:number-columns-repeated="11"/>
          <table:table-cell office:value-type="float" office:value="190" calcext:value-type="float">
            <text:p>190</text:p>
          </table:table-cell>
          <table:table-cell table:number-columns-repeated="2"/>
          <table:table-cell office:value-type="string" calcext:value-type="string">
            <text:p>84.6 ÷ 100</text:p>
          </table:table-cell>
          <table:table-cell/>
          <table:table-cell office:value-type="float" office:value="0.846" calcext:value-type="float">
            <text:p>0.846</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8.46" calcext:value-type="float">
            <text:p>8.4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8460" calcext:value-type="float">
            <text:p>846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84600" calcext:value-type="float">
            <text:p>84600</text:p>
          </table:table-cell>
          <table:table-cell office:value-type="float" office:value="0" calcext:value-type="float">
            <text:p>0</text:p>
          </table:table-cell>
          <table:table-cell table:number-columns-repeated="1006"/>
        </table:table-row>
        <table:table-row table:style-name="ro1">
          <table:table-cell office:value-type="float" office:value="39" calcext:value-type="float">
            <text:p>3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2-ep10</text:p>
          </table:table-cell>
          <table:table-cell office:value-type="float" office:value="10" calcext:value-type="float">
            <text:p>10</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වීජීය ප්‍රකාශන</text:p>
          </table:table-cell>
          <table:table-cell office:value-type="string" calcext:value-type="string">
            <text:p>වීජීය ප්‍රකාශන හැඳින්වීම</text:p>
          </table:table-cell>
          <table:table-cell office:value-type="string" calcext:value-type="string">
            <text:p>වීජීය ප්‍රකාශනයක් යනු කුමක්දැයි හඳුනාගෙන, වීජීය ප්‍රකාශන ගොඩනැගීම, <text:s/>අඥාතයේ සංගුණකය භාගයක් වන වීජීය ප්‍රකාශන ගොඩනැගීම සහ අභ්‍යාස සිදුකිරීම.</text:p>
          </table:table-cell>
          <table:table-cell table:style-name="ce3" office:value-type="time" office:time-value="PT01H00M00S" calcext:value-type="time">
            <text:p>1:00:00</text:p>
          </table:table-cell>
          <table:table-cell office:value-type="float" office:value="191" calcext:value-type="float">
            <text:p>191</text:p>
          </table:table-cell>
          <table:table-cell table:number-columns-repeated="2"/>
          <table:table-cell office:value-type="string" calcext:value-type="string">
            <text:p>අගය නොදන්නා සංඛ්‍යාවක් දැක්වීමට x යන සංකේතය යොදා ගෙන එම සංඛ්‍යාව මෙන් 5 ගුණයක් විශාල සංඛ්‍යාව පෙන්වීමට ලිවිය හැකි වීජීය ප්‍රකාශනය වන්නේ,</text:p>
          </table:table-cell>
          <table:table-cell/>
          <table:table-cell office:value-type="string" calcext:value-type="string">
            <text:p>X + 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 + 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x</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X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2" calcext:value-type="float">
            <text:p>192</text:p>
          </table:table-cell>
          <table:table-cell table:number-columns-repeated="2"/>
          <table:table-cell office:value-type="string" calcext:value-type="string">
            <text:p>ඉහත 1 හි නොදන්නා සංඛ්‍යාව මෙන් තුන් ගුණයකට 10ක් එකතු කල විට ලැබෙන අගය වන්නේ,</text:p>
          </table:table-cell>
          <table:table-cell/>
          <table:table-cell office:value-type="string" calcext:value-type="string">
            <text:p>X + 3 + 1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x + 1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3 + 10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3 + x</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3" calcext:value-type="float">
            <text:p>193</text:p>
          </table:table-cell>
          <table:table-cell table:number-columns-repeated="2"/>
          <table:table-cell office:value-type="string" calcext:value-type="string">
            <text:p>1m = 100m වේ. ලෑල්ලක දිග මීටර 2ක් හා සෙන්ටිමීටර y ප්‍රමාණයක් වැඩි නම්, කළු ලෑල්ලේ දිග සෙන්ටිමීටර වලින් දැක්වීමට සුදුසු ප්‍රකාශනය තෝරන්න.</text:p>
          </table:table-cell>
          <table:table-cell/>
          <table:table-cell office:value-type="string" calcext:value-type="string">
            <text:p>200 + y</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 + y</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0 + 2 + y</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00 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4" calcext:value-type="float">
            <text:p>194</text:p>
          </table:table-cell>
          <table:table-cell table:number-columns-repeated="2"/>
          <table:table-cell office:value-type="string" calcext:value-type="string">
            <text:p>ඉහත (3) කළු ලෑල්ලේ දිගට වඩා පළල 50 cm අඩුය. එසේ නම් පළල සඳහා සුදුසු ප්‍රකාශනය වන්නේ,</text:p>
          </table:table-cell>
          <table:table-cell/>
          <table:table-cell office:value-type="string" calcext:value-type="string">
            <text:p>200 + y – 5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 + y – 5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0 + 2 + y – 5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00 y – 5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5" calcext:value-type="float">
            <text:p>195</text:p>
          </table:table-cell>
          <table:table-cell table:number-columns-repeated="2"/>
          <table:table-cell office:value-type="string" calcext:value-type="string">
            <text:p>මවක් තමන්ගේ ඉඩම් 03ක්, එක් ඉඩමක් රුපියල් R බැගින් විකුණා ලැබෙන මුදල ඇයගේ දරුවන් දෙදෙනා අතර බෙදා දෙන ලදී. එක් ළමයෙකුට ලැබෙන මුදල් ප්‍රමාණය දැක්වීමට සමීකරණයක් ගොඩනැගූ විට ලැබෙන පිළිතුර වන්නේ,</text:p>
          </table:table-cell>
          <table:table-cell/>
          <table:table-cell office:value-type="string" calcext:value-type="string">
            <text:p>3 + R/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R x 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R / 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R / 2</text:p>
          </table:table-cell>
          <table:table-cell office:value-type="float" office:value="1" calcext:value-type="float">
            <text:p>1</text:p>
          </table:table-cell>
          <table:table-cell table:number-columns-repeated="1006"/>
        </table:table-row>
        <table:table-row table:style-name="ro1">
          <table:table-cell office:value-type="float" office:value="40" calcext:value-type="float">
            <text:p>4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2-ep11</text:p>
          </table:table-cell>
          <table:table-cell office:value-type="float" office:value="11" calcext:value-type="float">
            <text:p>11</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වීජීය ප්‍රකාශන</text:p>
          </table:table-cell>
          <table:table-cell office:value-type="string" calcext:value-type="string">
            <text:p>අඥාත පද දෙකක් සහිත වීජීය ප්‍රකාශන ගොඩනැගීම</text:p>
          </table:table-cell>
          <table:table-cell office:value-type="string" calcext:value-type="string">
            <text:p>අඥාත පදයක් සහිත ලඅඥාත පද දෙකක් සහිත වීජීය ප්‍රකාශන හඳුනාගෙන ගොඩනැගීම හා සුළු කිරීමග <text:s/>සජාතීය වීජීය පද, විජාතීය පද හඳුනාගෙන, වීජීය ප්‍රකාශන පද සුළු කිරීම. වීජීය ප්‍රකාශනයක එක් එක් අඥාතය සඳහා දී ඇති අගයන් ආදේශයෙන් එක් එක් ප්‍රකාශනයේ අගය සෙවීම.</text:p>
          </table:table-cell>
          <table:table-cell table:style-name="ce3" office:value-type="time" office:time-value="PT01H00M00S" calcext:value-type="time">
            <text:p>1:00:00</text:p>
          </table:table-cell>
          <table:table-cell office:value-type="float" office:value="196" calcext:value-type="float">
            <text:p>196</text:p>
          </table:table-cell>
          <table:table-cell office:value-type="string" calcext:value-type="string">
            <text:p>පහත දැක්වෙන වීජීය පද ඇතුලත් ප්‍රකාශනය සහිත පිළිතුර තෝරා යටින් ඉරක් අඳින්න</text:p>
          </table:table-cell>
          <table:table-cell/>
          <table:table-cell office:value-type="string" calcext:value-type="string">
            <text:p>සීනි 1g 1ක් රු. x බැගින්, කිලෝග්‍රෑම් 2 ග්‍රෑම් 500 ද, පිටි 1 Kg රු. a බැගින් 250g ක් ද, තේ කොල 1Kg රු. m බැගින් 500g ද මිලදී ගන්නේ නම්, ඒ සඳහා වැය වූ මුදල වීජීය ප්‍රකාශනයකින්,</text:p>
          </table:table-cell>
          <table:table-cell/>
          <table:table-cell office:value-type="string" calcext:value-type="string">
            <text:p>x + a + 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x + a +2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x + x/2 + a/4 + m/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x + x/2 + 4a + 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7" calcext:value-type="float">
            <text:p>197</text:p>
          </table:table-cell>
          <table:table-cell table:number-columns-repeated="2"/>
          <table:table-cell office:value-type="string" calcext:value-type="string">
            <text:p>පොල් ගෙඩියක් රු. y බැගින් පොල්ගෙඩි 5ක් ද, තැඹිලි ගෙඩියක් රු. z බැගින් ගෙඩි 10ක් ද, වෙළෙන්දෙක් දිනක් තුල විකුණුවේ නම්, ඔහුට දවස අවසානයේ ලැබෙන ආදායම කොපමණ ද?</text:p>
          </table:table-cell>
          <table:table-cell/>
          <table:table-cell office:value-type="string" calcext:value-type="string">
            <text:p>5+y + 10 +z</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y + 10 + z</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y + 10z</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y + 10z</text:p>
          </table:table-cell>
          <table:table-cell office:value-type="float" office:value="1" calcext:value-type="float">
            <text:p>1</text:p>
          </table:table-cell>
          <table:table-cell table:number-columns-repeated="1006"/>
        </table:table-row>
        <table:table-row table:style-name="ro2">
          <table:table-cell table:number-columns-repeated="11"/>
          <table:table-cell office:value-type="float" office:value="198" calcext:value-type="float">
            <text:p>198</text:p>
          </table:table-cell>
          <table:table-cell/>
          <table:table-cell office:value-type="string" calcext:value-type="string">
            <text:p>maths-07-t2-l12-ep11-q-3.png</text:p>
          </table:table-cell>
          <table:table-cell office:value-type="string" calcext:value-type="string">
            <text:p>පහත තල රූපවල පරිමිතිය සරල වීජීය ප්‍රකාශනයක් ලෙස දක්වන්න</text:p>
          </table:table-cell>
          <table:table-cell/>
          <table:table-cell office:value-type="string" calcext:value-type="string">
            <text:p>9x + 27</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5x + 1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9x + 17</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5x + 9</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199" calcext:value-type="float">
            <text:p>199</text:p>
          </table:table-cell>
          <table:table-cell/>
          <table:table-cell office:value-type="string" calcext:value-type="string">
            <text:p>maths-07-t2-l12-ep11-q-4.png</text:p>
          </table:table-cell>
          <table:table-cell office:value-type="string" calcext:value-type="string">
            <text:p>පහත තල රූපවල පරිමිතිය සරල වීජීය ප්‍රකාශනයක් ලෙස දක්වන්න</text:p>
          </table:table-cell>
          <table:table-cell/>
          <table:table-cell office:value-type="string" calcext:value-type="string">
            <text:p>22x + 8y</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2x – 8y</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32x – 16y</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2x + 16y</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200" calcext:value-type="float">
            <text:p>200</text:p>
          </table:table-cell>
          <table:table-cell/>
          <table:table-cell office:value-type="string" calcext:value-type="string">
            <text:p>maths-07-t2-l12-ep11-q-5.png</text:p>
          </table:table-cell>
          <table:table-cell office:value-type="string" calcext:value-type="string">
            <text:p>පහත තල රූපවල පරිමිතිය සරල වීජීය ප්‍රකාශනයක් ලෙස දක්වන්න</text:p>
          </table:table-cell>
          <table:table-cell/>
          <table:table-cell office:value-type="string" calcext:value-type="string">
            <text:p>4x – 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6x + 1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6x – 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6x -12</text:p>
          </table:table-cell>
          <table:table-cell office:value-type="float" office:value="1" calcext:value-type="float">
            <text:p>1</text:p>
          </table:table-cell>
          <table:table-cell table:number-columns-repeated="1006"/>
        </table:table-row>
        <table:table-row table:style-name="ro1">
          <table:table-cell office:value-type="float" office:value="41" calcext:value-type="float">
            <text:p>4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3-ep12</text:p>
          </table:table-cell>
          <table:table-cell office:value-type="float" office:value="12" calcext:value-type="float">
            <text:p>12</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ස්කන්ධය</text:p>
          </table:table-cell>
          <table:table-cell office:value-type="string" calcext:value-type="string">
            <text:p>ස්කන්ධය මනින ඒකක</text:p>
          </table:table-cell>
          <table:table-cell office:value-type="string" calcext:value-type="string">
            <text:p>ස්කන්ධය මනින ඒකක හඳුනා ගැනීම. ග්රෑම්වලින් දී ඇති ස්කන්ධයක් මිලි ග්රෑම්වලින් දැක්වීම, මිලි ග්රෑම්වලින් දී ඇති ස්කන්ධයක් ග්රෑම්වලින් දැක්වීම , අභ්‍යාස සිදුකිරීම.</text:p>
          </table:table-cell>
          <table:table-cell table:style-name="ce3" office:value-type="time" office:time-value="PT01H00M00S" calcext:value-type="time">
            <text:p>1:00:00</text:p>
          </table:table-cell>
          <table:table-cell office:value-type="float" office:value="201" calcext:value-type="float">
            <text:p>201</text:p>
          </table:table-cell>
          <table:table-cell office:value-type="string" calcext:value-type="string">
            <text:p>බර මනින ඒකක අතර සම්බන්ධතාවය නිවැරදිව දක්වා ඇති පිළිතුර තෝරන්න.</text:p>
          </table:table-cell>
          <table:table-cell/>
          <table:table-cell office:value-type="string" calcext:value-type="string">
            <text:p>a. 1kg = 1000g , b. 1g = 1000mg , c. 1kg = 1000 000mg , d. 1mg = 1/1000g</text:p>
          </table:table-cell>
          <table:table-cell/>
          <table:table-cell office:value-type="string" calcext:value-type="string">
            <text:p>a පමණක් නිවැරදි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හා b නිවැරදි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හා c නිවැරදි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හත සියල්ල නිවැරදි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02" calcext:value-type="float">
            <text:p>202</text:p>
          </table:table-cell>
          <table:table-cell table:number-columns-repeated="2"/>
          <table:table-cell office:value-type="string" calcext:value-type="string">
            <text:p>8g 750mg මිලි ග්‍රෑම් වලින් දැක්වූ විට,</text:p>
          </table:table-cell>
          <table:table-cell/>
          <table:table-cell office:value-type="string" calcext:value-type="string">
            <text:p>8750mg</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8.750m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87.5m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8750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3" calcext:value-type="float">
            <text:p>203</text:p>
          </table:table-cell>
          <table:table-cell table:number-columns-repeated="2"/>
          <table:table-cell office:value-type="string" calcext:value-type="string">
            <text:p>3000mg, ග්‍රෑම් වලින් දැක්වූ විට ලැබෙන පිළිතුර වන්නේ,</text:p>
          </table:table-cell>
          <table:table-cell/>
          <table:table-cell office:value-type="string" calcext:value-type="string">
            <text:p>30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00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0.3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g</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04" calcext:value-type="float">
            <text:p>204</text:p>
          </table:table-cell>
          <table:table-cell table:number-columns-repeated="2"/>
          <table:table-cell office:value-type="string" calcext:value-type="string">
            <text:p>6384mg, ග්‍රෑම් හා මිලිග්‍රෑම් වලින් සඳහන් පිළිතුර තෝරන්න.</text:p>
          </table:table-cell>
          <table:table-cell/>
          <table:table-cell office:value-type="string" calcext:value-type="string">
            <text:p>6g 384mg</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63g 84m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38g 4m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0.638m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5" calcext:value-type="float">
            <text:p>205</text:p>
          </table:table-cell>
          <table:table-cell table:number-columns-repeated="2"/>
          <table:table-cell office:value-type="string" calcext:value-type="string">
            <text:p>5 ½ g, mg වලින් දක්වන්න.</text:p>
          </table:table-cell>
          <table:table-cell/>
          <table:table-cell office:value-type="string" calcext:value-type="string">
            <text:p>5.2m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200m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5m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500mg</text:p>
          </table:table-cell>
          <table:table-cell office:value-type="float" office:value="1" calcext:value-type="float">
            <text:p>1</text:p>
          </table:table-cell>
          <table:table-cell table:number-columns-repeated="1006"/>
        </table:table-row>
        <table:table-row table:style-name="ro1">
          <table:table-cell office:value-type="float" office:value="42" calcext:value-type="float">
            <text:p>4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3-ep13</text:p>
          </table:table-cell>
          <table:table-cell office:value-type="float" office:value="13" calcext:value-type="float">
            <text:p>13</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ස්කන්ධය</text:p>
          </table:table-cell>
          <table:table-cell office:value-type="string" calcext:value-type="string">
            <text:p>ස්කන්ධ එකතු කිරීම, අඩු කිරීම , බෙදීම හා ගුණ කිරීම</text:p>
          </table:table-cell>
          <table:table-cell office:value-type="string" calcext:value-type="string">
            <text:p>මිලිග්රෑම් සහ ග්රෑම්වලින් දැක්වෙන ස්කන්ධ එකතු කිරීම සහ අඩු කිරීම. ස්කන්ධයක් පූර්ණ සංඛ්‍යාවකින් ගුණ කිරීම සහ බෙදීම , ස්කන්ධ නිමානය.</text:p>
          </table:table-cell>
          <table:table-cell table:style-name="ce3" office:value-type="time" office:time-value="PT01H00M00S" calcext:value-type="time">
            <text:p>1:00:00</text:p>
          </table:table-cell>
          <table:table-cell office:value-type="float" office:value="206" calcext:value-type="float">
            <text:p>206</text:p>
          </table:table-cell>
          <table:table-cell office:value-type="string" calcext:value-type="string">
            <text:p>එකතු කරන්න.</text:p>
          </table:table-cell>
          <table:table-cell/>
          <table:table-cell office:value-type="string" calcext:value-type="string">
            <text:p>8g 385mg + 3g 885mg</text:p>
          </table:table-cell>
          <table:table-cell/>
          <table:table-cell office:value-type="string" calcext:value-type="string">
            <text:p>11g <text:s/>1270m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1g <text:s/>270m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2g 1270m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2g <text:s/>270mg</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07" calcext:value-type="float">
            <text:p>207</text:p>
          </table:table-cell>
          <table:table-cell office:value-type="string" calcext:value-type="string">
            <text:p>අඩු කරන්න.</text:p>
          </table:table-cell>
          <table:table-cell/>
          <table:table-cell office:value-type="string" calcext:value-type="string">
            <text:p>450g 50mg – 159g <text:s/>60mg</text:p>
          </table:table-cell>
          <table:table-cell/>
          <table:table-cell office:value-type="string" calcext:value-type="string">
            <text:p>290g 990mg</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91g 990m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90g 10m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91g 90m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8" calcext:value-type="float">
            <text:p>208</text:p>
          </table:table-cell>
          <table:table-cell office:value-type="string" calcext:value-type="string">
            <text:p>සුළු කරන්න.</text:p>
          </table:table-cell>
          <table:table-cell/>
          <table:table-cell office:value-type="string" calcext:value-type="string">
            <text:p>5g 725mg × 8</text:p>
          </table:table-cell>
          <table:table-cell/>
          <table:table-cell office:value-type="string" calcext:value-type="string">
            <text:p>40g <text:s/>5800m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5g <text:s/>800mg</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405800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5800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9" calcext:value-type="float">
            <text:p>209</text:p>
          </table:table-cell>
          <table:table-cell office:value-type="string" calcext:value-type="string">
            <text:p>පෝෂණ මල්ලක පහත පරිදි සංඝටක අඩංගු බව කවරයේ සඳහන් වේ. ප්‍රෝටීන් 64.5g, මේදය 35.45g, කාබෝහයිඩ්‍රේට් 50.7g</text:p>
          </table:table-cell>
          <table:table-cell/>
          <table:table-cell office:value-type="string" calcext:value-type="string">
            <text:p>ඉහත ද්‍රව්‍ය වල ස්කන්ධය සොයන්න.</text:p>
          </table:table-cell>
          <table:table-cell/>
          <table:table-cell office:value-type="string" calcext:value-type="string">
            <text:p>150.65g</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5.065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506.5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5065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0" calcext:value-type="float">
            <text:p>210</text:p>
          </table:table-cell>
          <table:table-cell office:value-type="string" calcext:value-type="string">
            <text:p>සුළු කර අගය සොයන්න.</text:p>
          </table:table-cell>
          <table:table-cell/>
          <table:table-cell office:value-type="string" calcext:value-type="string">
            <text:p>1750mg ÷ 5</text:p>
          </table:table-cell>
          <table:table-cell/>
          <table:table-cell office:value-type="string" calcext:value-type="string">
            <text:p>350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50mg</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35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5mg</text:p>
          </table:table-cell>
          <table:table-cell office:value-type="float" office:value="0" calcext:value-type="float">
            <text:p>0</text:p>
          </table:table-cell>
          <table:table-cell table:number-columns-repeated="1006"/>
        </table:table-row>
        <table:table-row table:style-name="ro1">
          <table:table-cell office:value-type="float" office:value="43" calcext:value-type="float">
            <text:p>4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4-ep14</text:p>
          </table:table-cell>
          <table:table-cell office:value-type="float" office:value="14" calcext:value-type="float">
            <text:p>14</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සරළ රේඛීය තල රූප</text:p>
          </table:table-cell>
          <table:table-cell office:value-type="string" calcext:value-type="string">
            <text:p>බහුඅශ්‍ර</text:p>
          </table:table-cell>
          <table:table-cell office:value-type="string" calcext:value-type="string">
            <text:p>බහු අස්‍රයක් යනු කුමක්දැයි හඳුනාගෙන එහි පාද සංඛ්‍යාව, කෝණ සංඛ්‍යාව, ශීර්ෂ සංඛ්‍යාව සෙවීම. උත්තල බහු අස්‍ර සහ අවතල බහු අස්‍ර හඳුනා ගැනීම.</text:p>
          </table:table-cell>
          <table:table-cell table:style-name="ce3" office:value-type="time" office:time-value="PT01H00M00S" calcext:value-type="time">
            <text:p>1:00:00</text:p>
          </table:table-cell>
          <table:table-cell office:value-type="float" office:value="211" calcext:value-type="float">
            <text:p>211</text:p>
          </table:table-cell>
          <table:table-cell table:number-columns-repeated="2"/>
          <table:table-cell office:value-type="string" calcext:value-type="string">
            <text:p>පාද තුනකින් සමන්විත, පාද හතරකින් සමන්විත හා පාද පහකින් සමන්විත බහු අස්‍ර හඳුන්වන නම් පිළිවෙලින්,</text:p>
          </table:table-cell>
          <table:table-cell/>
          <table:table-cell office:value-type="string" calcext:value-type="string">
            <text:p>ත්‍රිකෝණය, පංචාස්‍රය, චතුරස්‍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රිකෝණය, චතුරස්‍රය, පංචාස්‍ර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චතුරස්‍රය, ත්‍රිකෝණය, පංචාස්‍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රිකෝණය, පංචාස්‍රය, ෂඩස්‍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2" calcext:value-type="float">
            <text:p>212</text:p>
          </table:table-cell>
          <table:table-cell table:number-columns-repeated="2"/>
          <table:table-cell office:value-type="string" calcext:value-type="string">
            <text:p>උත්තල බහු අස්‍ර සම්බන්ධව නිවැරදි වාක්‍ය තෝරන්න.</text:p>
          </table:table-cell>
          <table:table-cell/>
          <table:table-cell office:value-type="string" calcext:value-type="string">
            <text:p>බහු අස්‍රයේ ඕනෑම ලක්ෂ්‍ය දෙකක් යා කරන රේඛා දිගින් සමා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හු අස්‍රයේ කෝණ සියල්ලන්ගේම අගය සමා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හු අස්‍රයේ එක් කෝණයක්වත් පරාවර්ථ කෝණයක් නො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බහු අස්‍රයේ එක් කෝණයක් හෝ පරාවර්ථ කෝණයක්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3" calcext:value-type="float">
            <text:p>213</text:p>
          </table:table-cell>
          <table:table-cell/>
          <table:table-cell office:value-type="string" calcext:value-type="string">
            <text:p>maths-07-t2-l14-ep14-q-3.png</text:p>
          </table:table-cell>
          <table:table-cell office:value-type="string" calcext:value-type="string">
            <text:p>මෙය කුමන ආකාරයේ බහු අස්‍රයක් ද?</text:p>
          </table:table-cell>
          <table:table-cell/>
          <table:table-cell office:value-type="string" calcext:value-type="string">
            <text:p>අවතල බහු අස්‍ර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උත්තල බහු අස්‍රය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චතුරස්‍ර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විධි බහු අස්‍ර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4" calcext:value-type="float">
            <text:p>214</text:p>
          </table:table-cell>
          <table:table-cell/>
          <table:table-cell office:value-type="string" calcext:value-type="string">
            <text:p>maths-07-t2-l14-ep14-q-4.png</text:p>
          </table:table-cell>
          <table:table-cell office:value-type="string" calcext:value-type="string">
            <text:p>මෙම රූපයේ ඇත්තේ කුමන ආකාරයේ බහු අස්‍රයක් ද?</text:p>
          </table:table-cell>
          <table:table-cell/>
          <table:table-cell office:value-type="string" calcext:value-type="string">
            <text:p>අවතල බහු අස්‍රය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උත්තල බහු අස්‍ර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චාස්‍ර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විධි බහු අස්‍ර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5" calcext:value-type="float">
            <text:p>215</text:p>
          </table:table-cell>
          <table:table-cell table:number-columns-repeated="2"/>
          <table:table-cell office:value-type="string" calcext:value-type="string">
            <text:p>අවතල බහු අස්‍රයක තිබිය හැකි අවම පාද ගණන කීයද?</text:p>
          </table:table-cell>
          <table:table-cell/>
          <table:table-cell office:value-type="string" calcext:value-type="string">
            <text:p>1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2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3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4කි.</text:p>
          </table:table-cell>
          <table:table-cell office:value-type="float" office:value="0" calcext:value-type="float">
            <text:p>0</text:p>
          </table:table-cell>
          <table:table-cell table:number-columns-repeated="1006"/>
        </table:table-row>
        <table:table-row table:style-name="ro1">
          <table:table-cell office:value-type="float" office:value="44" calcext:value-type="float">
            <text:p>4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4-ep15</text:p>
          </table:table-cell>
          <table:table-cell office:value-type="float" office:value="15" calcext:value-type="float">
            <text:p>15</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සරළ රේඛීය තල රූප</text:p>
          </table:table-cell>
          <table:table-cell office:value-type="string" calcext:value-type="string">
            <text:p>සවීධි බහු අශ්‍ර</text:p>
          </table:table-cell>
          <table:table-cell office:value-type="string" calcext:value-type="string">
            <text:p>සවිධි බහු අස්‍රයක් යනු කුමක්දැයි හඳුනාගෙන ,සවිධි ත්‍රිකෝණය,සවිධි චතුරසය,සවිධි පංචාස්‍රය,සවිධි ෂඩස්‍රය එකින් එක පැහැදිලි කිරීම. රොම්බසය,ඍජුකෝණාස්‍රය සවිධි බහු අස්‍රයක් නොවන බව අධ්‍යනය කිරීම.</text:p>
          </table:table-cell>
          <table:table-cell table:style-name="ce3" office:value-type="time" office:time-value="PT01H00M00S" calcext:value-type="time">
            <text:p>1:00:00</text:p>
          </table:table-cell>
          <table:table-cell office:value-type="float" office:value="216" calcext:value-type="float">
            <text:p>216</text:p>
          </table:table-cell>
          <table:table-cell table:number-columns-repeated="2"/>
          <table:table-cell office:value-type="string" calcext:value-type="string">
            <text:p>සවිධි බහු අස්‍රයක් ලෙස යම් සංවෘත රූපයක් නම් කිරීමට සපුරාලිය යුතු කරුණ කුමක් ද?</text:p>
          </table:table-cell>
          <table:table-cell/>
          <table:table-cell office:value-type="string" calcext:value-type="string">
            <text:p>පාද හා කෝණ වල අගය සමාන විය යුතු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ද සමාන නමුත් කෝණ අසමාන විය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ද හා කෝණවල අගය විවිධ විය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යල්ල වැරදි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7" calcext:value-type="float">
            <text:p>217</text:p>
          </table:table-cell>
          <table:table-cell/>
          <table:table-cell office:value-type="string" calcext:value-type="string">
            <text:p>maths-07-t2-l14-ep15-q-2.png</text:p>
          </table:table-cell>
          <table:table-cell office:value-type="string" calcext:value-type="string">
            <text:p>මෙම සමපාද ත්‍රිකෝණයේ අගයන් විය හැක්කේ,</text:p>
          </table:table-cell>
          <table:table-cell/>
          <table:table-cell office:value-type="string" calcext:value-type="string">
            <text:p>600, 600, 60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800, 800, 20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00, 500, 50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00, 800, 70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8" calcext:value-type="float">
            <text:p>218</text:p>
          </table:table-cell>
          <table:table-cell table:number-columns-repeated="2"/>
          <table:table-cell office:value-type="string" calcext:value-type="string">
            <text:p>පාද හයම දිගින් එකිනෙකට සමාන, කෝණ හයම විශාලත්වයෙන් සමාන බහු අස්‍රය කිනම් නමකින් හැඳින්වේ ද?</text:p>
          </table:table-cell>
          <table:table-cell/>
          <table:table-cell office:value-type="string" calcext:value-type="string">
            <text:p>සවිධි පංචාස්‍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විධි ෂඩස්‍ර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විධි අෂ්ටාස්‍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විධි රොම්බස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9" calcext:value-type="float">
            <text:p>219</text:p>
          </table:table-cell>
          <table:table-cell/>
          <table:table-cell office:value-type="string" calcext:value-type="string">
            <text:p>maths-07-t2-l14-ep15-q-4.png</text:p>
          </table:table-cell>
          <table:table-cell office:value-type="string" calcext:value-type="string">
            <text:p>රොම්බසය පිළිබඳ නිවැරදි වගන්තිය තෝරන්න.</text:p>
          </table:table-cell>
          <table:table-cell/>
          <table:table-cell office:value-type="string" calcext:value-type="string">
            <text:p>එය සවිධි බහු අස්‍රයක් නො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එය සවිධි බහු අස්‍රයක්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හි පාද සියල්ලේ දිග සමා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හි කෝණවල විශාලත්වය අසමාන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0" calcext:value-type="float">
            <text:p>220</text:p>
          </table:table-cell>
          <table:table-cell/>
          <table:table-cell office:value-type="string" calcext:value-type="string">
            <text:p>maths-07-t2-l14-ep15-q-5.png</text:p>
          </table:table-cell>
          <table:table-cell office:value-type="string" calcext:value-type="string">
            <text:p>සෘජුකෝණාස්‍රයක් සවිධි බහු අස්‍රයක් නොවීමට හේතු මොනවා ද?</text:p>
          </table:table-cell>
          <table:table-cell/>
          <table:table-cell office:value-type="string" calcext:value-type="string">
            <text:p>එහි පාද හා කෝණ සමාන බැවි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ද සමාන උවද කෝණ අසමාන බැවි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ණ සමාන උවද පාද අසමාන බැවි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office:value-type="float" office:value="45" calcext:value-type="float">
            <text:p>4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4-ep16</text:p>
          </table:table-cell>
          <table:table-cell office:value-type="float" office:value="16" calcext:value-type="float">
            <text:p>16</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සරළ රේඛීය තල රූප</text:p>
          </table:table-cell>
          <table:table-cell office:value-type="string" calcext:value-type="string">
            <text:p>ත්‍රිකෝණ</text:p>
          </table:table-cell>
          <table:table-cell office:value-type="string" calcext:value-type="string">
            <text:p>ත්‍රිකෝණයේ පාද , කෝණ නම් කරමින් පාදවල දිග අනුව ත්‍රිකෝණ වර්ගීකරණය කිරීම. සමපාද ත්‍රිකෝණය,සමද්විපාද ත්‍රිකෝණය,විෂම ත්‍රිකෝණය හැඳින්වීම. කෝණවල විශාලත්වය අනුව ත්‍රිකෝණ වර්ගීකරණය කිරීමෙන් සුළු කෝණී ත්‍ර්‍රිකෝණය,ඍජු කෝණී ත්‍රිකෝණය,මහා කෝණී ත්‍රිකෝණය හඳුනා ගැනීම.අභ්‍යාස සිදුකිරීම.</text:p>
          </table:table-cell>
          <table:table-cell table:style-name="ce3" office:value-type="time" office:time-value="PT01H00M00S" calcext:value-type="time">
            <text:p>1:00:00</text:p>
          </table:table-cell>
          <table:table-cell office:value-type="float" office:value="221" calcext:value-type="float">
            <text:p>221</text:p>
          </table:table-cell>
          <table:table-cell/>
          <table:table-cell office:value-type="string" calcext:value-type="string">
            <text:p>maths-07-t2-l14-ep16-q-1.png</text:p>
          </table:table-cell>
          <table:table-cell office:value-type="string" calcext:value-type="string">
            <text:p>පහත දී ඇති ත්‍රිකෝණයේ පාද හඳුනාගන්න.</text:p>
          </table:table-cell>
          <table:table-cell/>
          <table:table-cell office:value-type="string" calcext:value-type="string">
            <text:p>PQ, QR, PR</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PQ, PR, RP</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QR, PR, RQ</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QP, QR, PQ</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2" calcext:value-type="float">
            <text:p>222</text:p>
          </table:table-cell>
          <table:table-cell/>
          <table:table-cell office:value-type="string" calcext:value-type="string">
            <text:p>maths-07-t2-l14-ep16-q-2.png</text:p>
          </table:table-cell>
          <table:table-cell office:value-type="string" calcext:value-type="string">
            <text:p>මෙම ත්‍රිකෝණයේ කෝණ තුන නිවැරදිව දක්වා ඇත්තේ,</text:p>
          </table:table-cell>
          <table:table-cell/>
          <table:table-cell office:value-type="string" calcext:value-type="string">
            <text:p>PQR, PRQ, QRP</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QRP, RPQ, PQR</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QPR, RPQ, QRP</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PRQ, QRP, QP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3" calcext:value-type="float">
            <text:p>223</text:p>
          </table:table-cell>
          <table:table-cell table:number-columns-repeated="2"/>
          <table:table-cell office:value-type="string" calcext:value-type="string">
            <text:p>AB = 4cm, BC = 4cm, AC = 4cm ලෙස ත්‍රිකෝණයක පාද තුනේ දිග දක්වා ඇත. මෙය කුමන ආකාරයේ ත්‍රිකෝණයක් ද හඳුනාගන්න.</text:p>
          </table:table-cell>
          <table:table-cell/>
          <table:table-cell office:value-type="string" calcext:value-type="string">
            <text:p>සමද්වීපාද ත්‍රිකෝණ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ජුකෝණී ත්‍රිකෝණ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හාකෝණී ත්‍රිකෝණ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මපාද ත්‍රිකෝණයක්</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24" calcext:value-type="float">
            <text:p>224</text:p>
          </table:table-cell>
          <table:table-cell table:number-columns-repeated="2"/>
          <table:table-cell office:value-type="string" calcext:value-type="string">
            <text:p>KLM යනු සමද්වීපාද ත්‍රිකෝණයක් නම්, KL = 5cm, LM = 3cm වන විට MK පාදයේ දිග සඳහා සුදුසු දිග වන්නේ,</text:p>
          </table:table-cell>
          <table:table-cell/>
          <table:table-cell office:value-type="string" calcext:value-type="string">
            <text:p>4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c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8c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5" calcext:value-type="float">
            <text:p>225</text:p>
          </table:table-cell>
          <table:table-cell table:number-columns-repeated="2"/>
          <table:table-cell office:value-type="string" calcext:value-type="string">
            <text:p>පාදවල දිග 5.6cm, 6.5cm, 7.5cm වන ත්‍රිකෝණය පාද අනුව කුමන වර්ගයකට අයත් වේද?</text:p>
          </table:table-cell>
          <table:table-cell/>
          <table:table-cell office:value-type="string" calcext:value-type="string">
            <text:p>සමපාද ත්‍රිකෝ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මද්වීපාද ත්‍රිකෝ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ෂමපාද ත්‍රිකෝණ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හාකෝණ ත්‍රිකෝණය</text:p>
          </table:table-cell>
          <table:table-cell office:value-type="float" office:value="0" calcext:value-type="float">
            <text:p>0</text:p>
          </table:table-cell>
          <table:table-cell table:number-columns-repeated="1006"/>
        </table:table-row>
        <table:table-row table:style-name="ro1">
          <table:table-cell office:value-type="float" office:value="46" calcext:value-type="float">
            <text:p>4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5-ep17</text:p>
          </table:table-cell>
          <table:table-cell office:value-type="float" office:value="17" calcext:value-type="float">
            <text:p>17</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සමීකරණ හා සූත්‍ර</text:p>
          </table:table-cell>
          <table:table-cell office:value-type="string" calcext:value-type="string">
            <text:p>සමීකරණ හා සූත්‍ර හැඳින්වීම</text:p>
          </table:table-cell>
          <table:table-cell office:value-type="string" calcext:value-type="string">
            <text:p>සමීකරණ හා සරල සමීකරණ හඳුනා ගැනීම,වීජීය ප්‍රකාශන සුළුකිරීම. <text:s/>සමීකරණ ගොඩනැගීම හා වීජීය ප්‍රකාශන ගොඩ නැගීම අභ්‍යාස සිදුකිරීම.</text:p>
          </table:table-cell>
          <table:table-cell table:style-name="ce3" office:value-type="time" office:time-value="PT01H00M00S" calcext:value-type="time">
            <text:p>1:00:00</text:p>
          </table:table-cell>
          <table:table-cell office:value-type="float" office:value="226" calcext:value-type="float">
            <text:p>226</text:p>
          </table:table-cell>
          <table:table-cell table:number-columns-repeated="2"/>
          <table:table-cell office:value-type="string" calcext:value-type="string">
            <text:p>12x - 8x + 4x අගය සොයන්න.</text:p>
          </table:table-cell>
          <table:table-cell/>
          <table:table-cell office:value-type="string" calcext:value-type="string">
            <text:p>24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8x</text:p>
          </table:table-cell>
          <table:table-cell office:value-type="float" office:value="1" calcext:value-type="float">
            <text:p>1</text:p>
          </table:table-cell>
          <table:table-cell table:number-columns-repeated="1006"/>
        </table:table-row>
        <table:table-row table:style-name="ro2">
          <table:table-cell table:number-columns-repeated="16"/>
          <table:table-cell table:number-columns-repeated="2"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6x</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7" calcext:value-type="float">
            <text:p>227</text:p>
          </table:table-cell>
          <table:table-cell table:number-columns-repeated="2"/>
          <table:table-cell office:value-type="string" calcext:value-type="string">
            <text:p>අඹ ගෙඩි එකක මිල රු. x නම් අඹ ගෙඩි 10ක මිල කීයද?</text:p>
          </table:table-cell>
          <table:table-cell/>
          <table:table-cell office:value-type="string" calcext:value-type="string">
            <text:p>x + 1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 + 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 + 10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x</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28" calcext:value-type="float">
            <text:p>228</text:p>
          </table:table-cell>
          <table:table-cell table:number-columns-repeated="2"/>
          <table:table-cell office:value-type="string" calcext:value-type="string">
            <text:p>M යන සංඛ්‍යාවෙන් 20ක් අඩු කල විට ලැබෙන පිළිතුර 12 වේ. මෙය සරල සමීකරණයක් මගින් දැක්වූ විට,</text:p>
          </table:table-cell>
          <table:table-cell/>
          <table:table-cell office:value-type="string" calcext:value-type="string">
            <text:p>M20 – 1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0M – 1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 – 20 = 1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0 – M – 1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9" calcext:value-type="float">
            <text:p>229</text:p>
          </table:table-cell>
          <table:table-cell office:value-type="string" calcext:value-type="string">
            <text:p>පහත සඳහන් වාක්‍යවලට වීජීය ප්‍රකාශන ගොඩනගන්න.</text:p>
          </table:table-cell>
          <table:table-cell/>
          <table:table-cell office:value-type="string" calcext:value-type="string">
            <text:p>x සංඛ්‍යාවේ දෙගුණයට 5ක් එකතු කල විට පිළිතුර 28 වේ.</text:p>
          </table:table-cell>
          <table:table-cell/>
          <table:table-cell office:value-type="string" calcext:value-type="string">
            <text:p>x2 + 5 + 2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x + 5 = 28</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x + 28 = 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x2 x 5 = 28</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0" calcext:value-type="float">
            <text:p>230</text:p>
          </table:table-cell>
          <table:table-cell table:number-columns-repeated="2"/>
          <table:table-cell office:value-type="string" calcext:value-type="string">
            <text:p>Y සංඛ්‍යාවේ තුන් ගුණයට 4ක් එකතු කර දෙකෙන් බෙදූවිට පිළිතුර 9 වේ.</text:p>
          </table:table-cell>
          <table:table-cell/>
          <table:table-cell office:value-type="string" calcext:value-type="string">
            <text:p>3y + 4 ÷ 2 = 9</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3 ÷ y + 4 + 2 = 9</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y x 2 ÷ 4 = 9</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y x 4 ÷ 2 = 9</text:p>
          </table:table-cell>
          <table:table-cell office:value-type="float" office:value="0" calcext:value-type="float">
            <text:p>0</text:p>
          </table:table-cell>
          <table:table-cell table:number-columns-repeated="1006"/>
        </table:table-row>
        <table:table-row table:style-name="ro1">
          <table:table-cell office:value-type="float" office:value="47" calcext:value-type="float">
            <text:p>4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5-ep18</text:p>
          </table:table-cell>
          <table:table-cell office:value-type="float" office:value="18" calcext:value-type="float">
            <text:p>18</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සමීකරණ හා සූත්‍ර</text:p>
          </table:table-cell>
          <table:table-cell office:value-type="string" calcext:value-type="string">
            <text:p>සමීකරණ විසඳීම</text:p>
          </table:table-cell>
          <table:table-cell office:value-type="string" calcext:value-type="string">
            <text:p>සරල සමීකරණ විසඳීම සහ අභ්‍යාස සිදුකිරීම.</text:p>
          </table:table-cell>
          <table:table-cell table:style-name="ce3" office:value-type="time" office:time-value="PT01H00M00S" calcext:value-type="time">
            <text:p>1:00:00</text:p>
          </table:table-cell>
          <table:table-cell office:value-type="float" office:value="231" calcext:value-type="float">
            <text:p>231</text:p>
          </table:table-cell>
          <table:table-cell office:value-type="string" calcext:value-type="string">
            <text:p>පහත සඳහන් සමීකරණ විසඳා අඥාතයේ අගය සොයන්න.</text:p>
          </table:table-cell>
          <table:table-cell/>
          <table:table-cell office:value-type="string" calcext:value-type="string">
            <text:p>8b = 64 නම් b හි අගය,</text:p>
          </table:table-cell>
          <table:table-cell/>
          <table:table-cell office:value-type="string" calcext:value-type="string">
            <text:p>b = 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 = 7</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 = 8</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b = 9</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2" calcext:value-type="float">
            <text:p>232</text:p>
          </table:table-cell>
          <table:table-cell table:number-columns-repeated="2"/>
          <table:table-cell office:value-type="string" calcext:value-type="string">
            <text:p>7x – 3 = 18 නම් x හි අගය,</text:p>
          </table:table-cell>
          <table:table-cell/>
          <table:table-cell office:value-type="string" calcext:value-type="string">
            <text:p>x = 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x = 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x = 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x = 6</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3" calcext:value-type="float">
            <text:p>233</text:p>
          </table:table-cell>
          <table:table-cell table:number-columns-repeated="2"/>
          <table:table-cell office:value-type="string" calcext:value-type="string">
            <text:p>12y + 2 = 50 නම්, y හි අගය,</text:p>
          </table:table-cell>
          <table:table-cell/>
          <table:table-cell office:value-type="string" calcext:value-type="string">
            <text:p>y = 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y = 4</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y = 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y = 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4" calcext:value-type="float">
            <text:p>234</text:p>
          </table:table-cell>
          <table:table-cell table:number-columns-repeated="2"/>
          <table:table-cell office:value-type="string" calcext:value-type="string">
            <text:p>3x + 4x + 8 = 50 නම්, x හි අගය,</text:p>
          </table:table-cell>
          <table:table-cell/>
          <table:table-cell office:value-type="string" calcext:value-type="string">
            <text:p>x = 6</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x = 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x = 7</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x = 8</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5" calcext:value-type="float">
            <text:p>235</text:p>
          </table:table-cell>
          <table:table-cell table:number-columns-repeated="2"/>
          <table:table-cell office:value-type="string" calcext:value-type="string">
            <text:p>4p + 2p – p – 5 = 25 නම්, p හි අගය,</text:p>
          </table:table-cell>
          <table:table-cell/>
          <table:table-cell office:value-type="string" calcext:value-type="string">
            <text:p>p = 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p = 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p = 6</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p = 7</text:p>
          </table:table-cell>
          <table:table-cell office:value-type="float" office:value="0" calcext:value-type="float">
            <text:p>0</text:p>
          </table:table-cell>
          <table:table-cell table:number-columns-repeated="1006"/>
        </table:table-row>
        <table:table-row table:style-name="ro1">
          <table:table-cell office:value-type="float" office:value="48" calcext:value-type="float">
            <text:p>4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5-ep19</text:p>
          </table:table-cell>
          <table:table-cell office:value-type="float" office:value="19" calcext:value-type="float">
            <text:p>19</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සමීකරණ හා සූත්‍ර</text:p>
          </table:table-cell>
          <table:table-cell office:value-type="string" calcext:value-type="string">
            <text:p>සූත්‍ර</text:p>
          </table:table-cell>
          <table:table-cell office:value-type="string" calcext:value-type="string">
            <text:p>සූත්‍ර ගොඩනැගීම සහ අභ්‍යාස සිදුකිරීම.</text:p>
          </table:table-cell>
          <table:table-cell table:style-name="ce3" office:value-type="time" office:time-value="PT01H00M00S" calcext:value-type="time">
            <text:p>1:00:00</text:p>
          </table:table-cell>
          <table:table-cell office:value-type="float" office:value="236" calcext:value-type="float">
            <text:p>236</text:p>
          </table:table-cell>
          <table:table-cell office:value-type="string" calcext:value-type="string">
            <text:p>පහත සඳහන් ප්‍රශ්න කියවා සමීකරණ ගොඩනගන්න.</text:p>
          </table:table-cell>
          <table:table-cell/>
          <table:table-cell office:value-type="string" calcext:value-type="string">
            <text:p>සෘජුකෝණාස්‍රයක දිග k ද, පළල m ද නම්, පරිමිතිය සඳහා ප්‍රකාශනයක් ගොඩනගන්න.</text:p>
          </table:table-cell>
          <table:table-cell/>
          <table:table-cell office:value-type="string" calcext:value-type="string">
            <text:p>k + 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k + 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k + 2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k + m)</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37" calcext:value-type="float">
            <text:p>237</text:p>
          </table:table-cell>
          <table:table-cell table:number-columns-repeated="2"/>
          <table:table-cell office:value-type="string" calcext:value-type="string">
            <text:p>සමපාද ත්‍රිකෝණයක පැත්තක දිග p නම්, පරිමිතිය සඳහා ප්‍රකාශනයක් ගොඩනගන්න.</text:p>
          </table:table-cell>
          <table:table-cell/>
          <table:table-cell office:value-type="string" calcext:value-type="string">
            <text:p>p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p</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 + 1 + p</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p</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8" calcext:value-type="float">
            <text:p>238</text:p>
          </table:table-cell>
          <table:table-cell table:number-columns-repeated="2"/>
          <table:table-cell office:value-type="string" calcext:value-type="string">
            <text:p>පැන්සලක මිල p ද, මකනයක මිල q ද, පොතක මිල r ද වේ නම්, පොත් දෙකයි, පැන්සලයි, මකනයයි මිල දී ගැනීමට අවශ්‍ය මුදල සඳහා ප්‍රකාශනයක් ගොඩනගන්න.</text:p>
          </table:table-cell>
          <table:table-cell/>
          <table:table-cell office:value-type="string" calcext:value-type="string">
            <text:p>2r + p + q</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rpq</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r x p x q</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r + 2p + 2q</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9" calcext:value-type="float">
            <text:p>239</text:p>
          </table:table-cell>
          <table:table-cell table:number-columns-repeated="2"/>
          <table:table-cell office:value-type="string" calcext:value-type="string">
            <text:p>නිමල්ගේ වයස A ද, කමල්ගේ වයස B ද, වන අතර දෙදෙනාගේම වයස් වල එකතුව තුනෙන් බෙදූවිට අමල්ගේ වයස C ලැබේ. අමල්ගේ වයස සඳහා ප්‍රකාශනයක් ගොඩනගන්න.</text:p>
          </table:table-cell>
          <table:table-cell/>
          <table:table-cell office:value-type="string" calcext:value-type="string">
            <text:p>C = A + B / 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C = 3A + B</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 = A + 3B</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 = A + 3B / 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0" calcext:value-type="float">
            <text:p>240</text:p>
          </table:table-cell>
          <table:table-cell/>
          <table:table-cell office:value-type="string" calcext:value-type="string">
            <text:p>maths-07-t2-l15-ep19-q-5.png</text:p>
          </table:table-cell>
          <table:table-cell office:value-type="string" calcext:value-type="string">
            <text:p>මෙම රූපයේ පරිමිතිය සෙවීමට ප්‍රකාශනයක් ගොඩනගන්න.</text:p>
          </table:table-cell>
          <table:table-cell/>
          <table:table-cell office:value-type="string" calcext:value-type="string">
            <text:p>a + x + y + b + z</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a + x + y + b + z</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 + y + 2b + z</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a + 2x + 2y + 2b + 2z</text:p>
          </table:table-cell>
          <table:table-cell office:value-type="float" office:value="0" calcext:value-type="float">
            <text:p>0</text:p>
          </table:table-cell>
          <table:table-cell table:number-columns-repeated="1006"/>
        </table:table-row>
        <table:table-row table:style-name="ro1">
          <table:table-cell office:value-type="float" office:value="49" calcext:value-type="float">
            <text:p>4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5-ep20</text:p>
          </table:table-cell>
          <table:table-cell office:value-type="float" office:value="20" calcext:value-type="float">
            <text:p>20</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සමීකරණ හා සූත්‍ර</text:p>
          </table:table-cell>
          <table:table-cell office:value-type="string" calcext:value-type="string">
            <text:p>උදාහරණ ගැටලු</text:p>
          </table:table-cell>
          <table:table-cell office:value-type="string" calcext:value-type="string">
            <text:p>සූත්‍රයක අඩංගු විචල්‍ය සඳහා සංඛ්‍යාත්මක අගය ආදේශ කිරීම. සරල සමීකරණ විසඳීම. ගැලීම් සටහන් වල ප්‍රතිලෝම ගැලීම් සටහන් ඇඳීම. අභ්‍යාස සිදුකිරීම.</text:p>
          </table:table-cell>
          <table:table-cell table:style-name="ce3" office:value-type="time" office:time-value="PT01H00M00S" calcext:value-type="time">
            <text:p>1:00:00</text:p>
          </table:table-cell>
          <table:table-cell office:value-type="float" office:value="241" calcext:value-type="float">
            <text:p>241</text:p>
          </table:table-cell>
          <table:table-cell office:value-type="string" calcext:value-type="string">
            <text:p>පහත සඳහන් සූත්‍රවල අඩංගු විචල්‍ය සඳහා සංඛ්‍යාත්මක අගයන් ආදේශ කර අගය සොයන්න.( a = 5, x = 3, m = 2, y = 4, u = 6, b = 8)</text:p>
          </table:table-cell>
          <table:table-cell/>
          <table:table-cell office:value-type="string" calcext:value-type="string">
            <text:p>S = xy + b</text:p>
          </table:table-cell>
          <table:table-cell/>
          <table:table-cell office:value-type="float" office:value="20" calcext:value-type="float">
            <text:p>2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5" calcext:value-type="float">
            <text:p>1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4" calcext:value-type="float">
            <text:p>2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8" calcext:value-type="float">
            <text:p>18</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242" calcext:value-type="float">
            <text:p>242</text:p>
          </table:table-cell>
          <table:table-cell table:number-columns-repeated="2"/>
          <table:table-cell office:value-type="string" calcext:value-type="string">
            <text:p>V = u + 2am</text:p>
          </table:table-cell>
          <table:table-cell/>
          <table:table-cell office:value-type="float" office:value="20" calcext:value-type="float">
            <text:p>2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5" calcext:value-type="float">
            <text:p>2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6" calcext:value-type="float">
            <text:p>26</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23" calcext:value-type="float">
            <text:p>23</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243" calcext:value-type="float">
            <text:p>243</text:p>
          </table:table-cell>
          <table:table-cell table:number-columns-repeated="2"/>
          <table:table-cell office:value-type="string" calcext:value-type="string">
            <text:p>K = 6x + 3y + 1/7</text:p>
          </table:table-cell>
          <table:table-cell/>
          <table:table-cell office:value-type="float" office:value="3" calcext:value-type="float">
            <text:p>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4" calcext:value-type="float">
            <text:p>4</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5" calcext:value-type="float">
            <text:p>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6" calcext:value-type="float">
            <text:p>6</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244" calcext:value-type="float">
            <text:p>244</text:p>
          </table:table-cell>
          <table:table-cell table:number-columns-repeated="2"/>
          <table:table-cell office:value-type="string" calcext:value-type="string">
            <text:p>T = b/2 (2a + m)</text:p>
          </table:table-cell>
          <table:table-cell/>
          <table:table-cell office:value-type="float" office:value="48" calcext:value-type="float">
            <text:p>4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50" calcext:value-type="float">
            <text:p>5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62" calcext:value-type="float">
            <text:p>6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72" calcext:value-type="float">
            <text:p>72</text:p>
          </table:table-cell>
          <table:table-cell office:value-type="float" office:value="1" calcext:value-type="float">
            <text:p>1</text:p>
          </table:table-cell>
          <table:table-cell table:number-columns-repeated="1006"/>
        </table:table-row>
        <table:table-row table:style-name="ro2">
          <table:table-cell table:number-columns-repeated="11"/>
          <table:table-cell office:value-type="float" office:value="245" calcext:value-type="float">
            <text:p>245</text:p>
          </table:table-cell>
          <table:table-cell table:number-columns-repeated="2"/>
          <table:table-cell office:value-type="string" calcext:value-type="string">
            <text:p>R = 3u + 2m (b + a)</text:p>
          </table:table-cell>
          <table:table-cell/>
          <table:table-cell office:value-type="float" office:value="286" calcext:value-type="float">
            <text:p>286</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00" calcext:value-type="float">
            <text:p>10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56" calcext:value-type="float">
            <text:p>25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300" calcext:value-type="float">
            <text:p>300</text:p>
          </table:table-cell>
          <table:table-cell office:value-type="float" office:value="0" calcext:value-type="float">
            <text:p>0</text:p>
          </table:table-cell>
          <table:table-cell table:number-columns-repeated="1006"/>
        </table:table-row>
        <table:table-row table:style-name="ro1">
          <table:table-cell office:value-type="float" office:value="50" calcext:value-type="float">
            <text:p>5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6-ep21</text:p>
          </table:table-cell>
          <table:table-cell office:value-type="float" office:value="21" calcext:value-type="float">
            <text:p>21</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දිග</text:p>
          </table:table-cell>
          <table:table-cell office:value-type="string" calcext:value-type="string">
            <text:p>දිග මනින ඒකක</text:p>
          </table:table-cell>
          <table:table-cell office:value-type="string" calcext:value-type="string">
            <text:p>දිග මනින ඒකක හඳුනාගෙන , අභ්‍යාස සිදුකිරීම. දිග ආශ්‍රිත මිනුම් එකතු කිරීම හා අඩු කිරීම.</text:p>
          </table:table-cell>
          <table:table-cell table:style-name="ce3" office:value-type="time" office:time-value="PT01H00M00S" calcext:value-type="time">
            <text:p>1:00:00</text:p>
          </table:table-cell>
          <table:table-cell office:value-type="float" office:value="246" calcext:value-type="float">
            <text:p>246</text:p>
          </table:table-cell>
          <table:table-cell table:number-columns-repeated="2"/>
          <table:table-cell office:value-type="string" calcext:value-type="string">
            <text:p>දිග මනින ඒකක පමණක් ඇති පිළිතුර තෝරා යටින් ඉරක් අඳින්න.</text:p>
          </table:table-cell>
          <table:table-cell/>
          <table:table-cell office:value-type="string" calcext:value-type="string">
            <text:p>mm , cm, 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cm, Kg, 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Km, cm, 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g, mm, c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7" calcext:value-type="float">
            <text:p>247</text:p>
          </table:table-cell>
          <table:table-cell table:number-columns-repeated="2"/>
          <table:table-cell office:value-type="string" calcext:value-type="string">
            <text:p>රබර් ගසක වට ප්‍රමාණය ලබා ගැනීමට සුදුසු ඒකකය තෝරන්න.</text:p>
          </table:table-cell>
          <table:table-cell/>
          <table:table-cell office:value-type="string" calcext:value-type="string">
            <text:p>m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K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8" calcext:value-type="float">
            <text:p>248</text:p>
          </table:table-cell>
          <table:table-cell table:number-columns-repeated="2"/>
          <table:table-cell office:value-type="string" calcext:value-type="string">
            <text:p>12cm 7mm , ඒකක පරිවර්තනය කල විට ලැබෙන පිළිතුර තෝරා යටින් ඉරක් අඳින්න.</text:p>
          </table:table-cell>
          <table:table-cell/>
          <table:table-cell office:value-type="string" calcext:value-type="string">
            <text:p>127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27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2.7c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2.7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9" calcext:value-type="float">
            <text:p>249</text:p>
          </table:table-cell>
          <table:table-cell table:number-columns-repeated="2"/>
          <table:table-cell office:value-type="string" calcext:value-type="string">
            <text:p>මීටර 1ක් සෙන්ටිමීටර කොපමණද?</text:p>
          </table:table-cell>
          <table:table-cell/>
          <table:table-cell office:value-type="string" calcext:value-type="string">
            <text:p>10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0c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000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000c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0" calcext:value-type="float">
            <text:p>250</text:p>
          </table:table-cell>
          <table:table-cell table:number-columns-repeated="2"/>
          <table:table-cell office:value-type="string" calcext:value-type="string">
            <text:p>කිලෝමීටර 1ක් මීටර කොපමණද?</text:p>
          </table:table-cell>
          <table:table-cell/>
          <table:table-cell office:value-type="string" calcext:value-type="string">
            <text:p>10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0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00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10m</text:p>
          </table:table-cell>
          <table:table-cell office:value-type="float" office:value="0" calcext:value-type="float">
            <text:p>0</text:p>
          </table:table-cell>
          <table:table-cell table:number-columns-repeated="1006"/>
        </table:table-row>
        <table:table-row table:style-name="ro1">
          <table:table-cell office:value-type="float" office:value="51" calcext:value-type="float">
            <text:p>5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6-ep22</text:p>
          </table:table-cell>
          <table:table-cell office:value-type="float" office:value="22" calcext:value-type="float">
            <text:p>22</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දිග</text:p>
          </table:table-cell>
          <table:table-cell office:value-type="string" calcext:value-type="string">
            <text:p>ගුණ කිරීම බෙදීම</text:p>
          </table:table-cell>
          <table:table-cell office:value-type="string" calcext:value-type="string">
            <text:p>දිග මිනුම් ගුණ කිරීම හා බෙදීම මඟින් අභ්‍යාස සිදුකිරීම.</text:p>
          </table:table-cell>
          <table:table-cell table:style-name="ce3" office:value-type="time" office:time-value="PT01H00M00S" calcext:value-type="time">
            <text:p>1:00:00</text:p>
          </table:table-cell>
          <table:table-cell office:value-type="float" office:value="251" calcext:value-type="float">
            <text:p>251</text:p>
          </table:table-cell>
          <table:table-cell table:number-columns-repeated="2"/>
          <table:table-cell office:value-type="string" calcext:value-type="string">
            <text:p>5.4cm මිලිමීටර වලින් දැක්වූ විට,</text:p>
          </table:table-cell>
          <table:table-cell/>
          <table:table-cell office:value-type="string" calcext:value-type="string">
            <text:p>54m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504m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40m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4m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2" calcext:value-type="float">
            <text:p>252</text:p>
          </table:table-cell>
          <table:table-cell table:number-columns-repeated="2"/>
          <table:table-cell office:value-type="string" calcext:value-type="string">
            <text:p>1350m කිලෝමීටර වලින් දැක් වූ විට,</text:p>
          </table:table-cell>
          <table:table-cell/>
          <table:table-cell office:value-type="string" calcext:value-type="string">
            <text:p>13.50K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350k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35.0k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3k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3" calcext:value-type="float">
            <text:p>253</text:p>
          </table:table-cell>
          <table:table-cell table:number-columns-repeated="2"/>
          <table:table-cell office:value-type="string" calcext:value-type="string">
            <text:p>3.420km මීටර වලින් දැක්වූ විට,</text:p>
          </table:table-cell>
          <table:table-cell/>
          <table:table-cell office:value-type="string" calcext:value-type="string">
            <text:p>3420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320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4.20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420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4" calcext:value-type="float">
            <text:p>254</text:p>
          </table:table-cell>
          <table:table-cell table:number-columns-repeated="2"/>
          <table:table-cell office:value-type="string" calcext:value-type="string">
            <text:p>5m 25cm + 2m 15cm සුළු කරන්න.</text:p>
          </table:table-cell>
          <table:table-cell/>
          <table:table-cell office:value-type="string" calcext:value-type="string">
            <text:p>7m 40c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720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740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74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5" calcext:value-type="float">
            <text:p>255</text:p>
          </table:table-cell>
          <table:table-cell table:number-columns-repeated="2"/>
          <table:table-cell office:value-type="string" calcext:value-type="string">
            <text:p>6.70m – 2.25m සුළු කරන්න.</text:p>
          </table:table-cell>
          <table:table-cell/>
          <table:table-cell office:value-type="string" calcext:value-type="string">
            <text:p>44.5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45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45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44.5cm</text:p>
          </table:table-cell>
          <table:table-cell office:value-type="float" office:value="0" calcext:value-type="float">
            <text:p>0</text:p>
          </table:table-cell>
          <table:table-cell table:number-columns-repeated="1006"/>
        </table:table-row>
        <table:table-row table:style-name="ro1">
          <table:table-cell office:value-type="float" office:value="52" calcext:value-type="float">
            <text:p>5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6-ep23</text:p>
          </table:table-cell>
          <table:table-cell office:value-type="float" office:value="23" calcext:value-type="float">
            <text:p>23</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දිග</text:p>
          </table:table-cell>
          <table:table-cell office:value-type="string" calcext:value-type="string">
            <text:p>පරිමිතිය</text:p>
          </table:table-cell>
          <table:table-cell office:value-type="string" calcext:value-type="string">
            <text:p>පරිමිතිය හැඳින්වීම. විශම පාද , සමපාද <text:s/>ත්‍රිකෝණයක , සමචතුරස්‍රයක , ඍජුකෝණාස්‍රයක , පංචාස්‍රයක පරිමිතිය සෙවීම. දී ඇති රූපවල පරිමිතිය සෙවීම . අභ්‍යාස සිදුකිරීම.</text:p>
          </table:table-cell>
          <table:table-cell table:style-name="ce3" office:value-type="time" office:time-value="PT01H00M00S" calcext:value-type="time">
            <text:p>1:00:00</text:p>
          </table:table-cell>
          <table:table-cell office:value-type="float" office:value="256" calcext:value-type="float">
            <text:p>256</text:p>
          </table:table-cell>
          <table:table-cell office:value-type="string" calcext:value-type="string">
            <text:p>පහත දී ඇති රූපවල පරිමිතිය ගණනය කරන්න.</text:p>
          </table:table-cell>
          <table:table-cell office:value-type="string" calcext:value-type="string">
            <text:p>maths-07-t2-l16-ep23-q-1.png</text:p>
          </table:table-cell>
          <table:table-cell table:number-columns-repeated="2"/>
          <table:table-cell office:value-type="string" calcext:value-type="string">
            <text:p>32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8cm</text:p>
          </table:table-cell>
          <table:table-cell office:value-type="float" office:value="1" calcext:value-type="float">
            <text:p>1</text:p>
          </table:table-cell>
          <table:table-cell table:number-columns-repeated="1006"/>
        </table:table-row>
        <table:table-row table:style-name="ro2">
          <table:table-cell table:number-columns-repeated="9"/>
          <table:table-cell office:value-type="string" calcext:value-type="string">
            <text:p>,</text:p>
          </table:table-cell>
          <table:table-cell table:number-columns-repeated="6"/>
          <table:table-cell office:value-type="string" calcext:value-type="string">
            <text:p>30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4c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7" calcext:value-type="float">
            <text:p>257</text:p>
          </table:table-cell>
          <table:table-cell office:value-type="string" calcext:value-type="string">
            <text:p>පහත දී ඇති රූපවල පරිමිතිය ගණනය කරන්න.</text:p>
          </table:table-cell>
          <table:table-cell office:value-type="string" calcext:value-type="string">
            <text:p>maths-07-t2-l16-ep23-q-2.png</text:p>
          </table:table-cell>
          <table:table-cell table:number-columns-repeated="2"/>
          <table:table-cell office:value-type="string" calcext:value-type="string">
            <text:p>31c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7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7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0c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8" calcext:value-type="float">
            <text:p>258</text:p>
          </table:table-cell>
          <table:table-cell office:value-type="string" calcext:value-type="string">
            <text:p>පහත දී ඇති රූපවල පරිමිතිය ගණනය කරන්න.</text:p>
          </table:table-cell>
          <table:table-cell office:value-type="string" calcext:value-type="string">
            <text:p>maths-07-t2-l16-ep23-q-3.png</text:p>
          </table:table-cell>
          <table:table-cell table:number-columns-repeated="2"/>
          <table:table-cell office:value-type="string" calcext:value-type="string">
            <text:p>13.5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0.5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2.5c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5.5c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9" calcext:value-type="float">
            <text:p>259</text:p>
          </table:table-cell>
          <table:table-cell office:value-type="string" calcext:value-type="string">
            <text:p>පහත දී ඇති රූපවල පරිමිතිය ගණනය කරන්න.</text:p>
          </table:table-cell>
          <table:table-cell office:value-type="string" calcext:value-type="string">
            <text:p>maths-07-t2-l16-ep23-q-4.png</text:p>
          </table:table-cell>
          <table:table-cell table:number-columns-repeated="2"/>
          <table:table-cell office:value-type="string" calcext:value-type="string">
            <text:p>15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0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3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4cm</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60" calcext:value-type="float">
            <text:p>260</text:p>
          </table:table-cell>
          <table:table-cell office:value-type="string" calcext:value-type="string">
            <text:p>පහත දී ඇති රූපවල පරිමිතිය ගණනය කරන්න.</text:p>
          </table:table-cell>
          <table:table-cell office:value-type="string" calcext:value-type="string">
            <text:p>maths-07-t2-l16-ep23-q-5.png</text:p>
          </table:table-cell>
          <table:table-cell table:number-columns-repeated="2"/>
          <table:table-cell office:value-type="string" calcext:value-type="string">
            <text:p>24c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1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0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3cm</text:p>
          </table:table-cell>
          <table:table-cell office:value-type="float" office:value="0" calcext:value-type="float">
            <text:p>0</text:p>
          </table:table-cell>
          <table:table-cell table:number-columns-repeated="1006"/>
        </table:table-row>
        <table:table-row table:style-name="ro1">
          <table:table-cell office:value-type="float" office:value="53" calcext:value-type="float">
            <text:p>5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7-ep24</text:p>
          </table:table-cell>
          <table:table-cell office:value-type="float" office:value="24" calcext:value-type="float">
            <text:p>24</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වර්ගඵලය</text:p>
          </table:table-cell>
          <table:table-cell office:value-type="string" calcext:value-type="string">
            <text:p>වර්ගඵලය හැඳින්වීම, වර්ගඵල සඳහා සූත්‍ර</text:p>
          </table:table-cell>
          <table:table-cell office:value-type="string" calcext:value-type="string">
            <text:p>වර්ගඵලය හැඳින්වීම , වර්ගඵලය මැනීමට භාවිත කරන ඒකක සහ සමචතුරස්‍රයක වර්ගඵලය සහ ඍජුකෝණාස්‍රයක වර්ගඵලය සඳහා සූත්‍ර අධ්‍යනය කිරීම.</text:p>
          </table:table-cell>
          <table:table-cell table:style-name="ce3" office:value-type="time" office:time-value="PT01H00M00S" calcext:value-type="time">
            <text:p>1:00:00</text:p>
          </table:table-cell>
          <table:table-cell office:value-type="float" office:value="261" calcext:value-type="float">
            <text:p>261</text:p>
          </table:table-cell>
          <table:table-cell table:number-columns-repeated="2"/>
          <table:table-cell office:value-type="string" calcext:value-type="string">
            <text:p>වර්ගඵලය මැනීමට සුදුසු ඒකක ඇතුලත් පිළිතුර තෝරන්න.</text:p>
          </table:table-cell>
          <table:table-cell/>
          <table:table-cell office:value-type="string" calcext:value-type="string">
            <text:p>m2, cm, km</text:p>
          </table:table-cell>
          <table:table-cell office:value-type="float" office:value="0" calcext:value-type="float">
            <text:p>0</text:p>
          </table:table-cell>
          <table:table-cell table:number-columns-repeated="1006"/>
        </table:table-row>
        <table:table-row table:style-name="ro2">
          <table:table-cell table:number-columns-repeated="9"/>
          <table:table-cell office:value-type="string" calcext:value-type="string">
            <text:p>,</text:p>
          </table:table-cell>
          <table:table-cell table:number-columns-repeated="6"/>
          <table:table-cell office:value-type="string" calcext:value-type="string">
            <text:p>m2, km2, cm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km, m, 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m, cm, km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62" calcext:value-type="float">
            <text:p>262</text:p>
          </table:table-cell>
          <table:table-cell table:number-columns-repeated="2"/>
          <table:table-cell office:value-type="string" calcext:value-type="string">
            <text:p>ලේන්සුවක වර්ගඵලය මැනීමට සුදුසු ඒකකය තෝරන්න.</text:p>
          </table:table-cell>
          <table:table-cell/>
          <table:table-cell office:value-type="string" calcext:value-type="string">
            <text:p>cm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km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63" calcext:value-type="float">
            <text:p>263</text:p>
          </table:table-cell>
          <table:table-cell table:number-columns-repeated="2"/>
          <table:table-cell office:value-type="string" calcext:value-type="string">
            <text:p>පංති කාමරයක වර්ගඵලය 150cm2 නම්, එහි දිගට සහ පළලට සුදුසු අගයන් දෙකක් නිර්මාණය කරන්න.</text:p>
          </table:table-cell>
          <table:table-cell/>
          <table:table-cell office:value-type="string" calcext:value-type="string">
            <text:p>දිග 15m පළල 10m</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ග 15cm පළල 10cm</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ග 10cm පළල 15m</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ග 10m පළල 15c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64" calcext:value-type="float">
            <text:p>264</text:p>
          </table:table-cell>
          <table:table-cell/>
          <table:table-cell office:value-type="string" calcext:value-type="string">
            <text:p>maths-07-t2-l17-ep24-q-4.png</text:p>
          </table:table-cell>
          <table:table-cell office:value-type="string" calcext:value-type="string">
            <text:p>ඉහත රූපයේ ඇති එක් කොටුවක් 1 cm2 ක් ලෙස ගත්විට, විශාල කොටුවේ වර්ගඵලය කොපමණද?</text:p>
          </table:table-cell>
          <table:table-cell/>
          <table:table-cell office:value-type="string" calcext:value-type="string">
            <text:p>36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6cm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30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0cm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65" calcext:value-type="float">
            <text:p>265</text:p>
          </table:table-cell>
          <table:table-cell/>
          <table:table-cell office:value-type="string" calcext:value-type="string">
            <text:p>maths-07-t2-l17-ep24-q-5.png</text:p>
          </table:table-cell>
          <table:table-cell office:value-type="string" calcext:value-type="string">
            <text:p>අඳුරු කල කොටුවේ වර්ගඵලය කොපමණ ද?</text:p>
          </table:table-cell>
          <table:table-cell/>
          <table:table-cell office:value-type="string" calcext:value-type="string">
            <text:p>4c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8cm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8cm</text:p>
          </table:table-cell>
          <table:table-cell office:value-type="float" office:value="0" calcext:value-type="float">
            <text:p>0</text:p>
          </table:table-cell>
          <table:table-cell table:number-columns-repeated="1006"/>
        </table:table-row>
        <table:table-row table:style-name="ro1">
          <table:table-cell office:value-type="float" office:value="54" calcext:value-type="float">
            <text:p>5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7-ep25</text:p>
          </table:table-cell>
          <table:table-cell office:value-type="float" office:value="25" calcext:value-type="float">
            <text:p>25</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වර්ගඵලය</text:p>
          </table:table-cell>
          <table:table-cell office:value-type="string" calcext:value-type="string">
            <text:p>සංයුක්ත තල රූපවල වර්ගඵලය</text:p>
          </table:table-cell>
          <table:table-cell office:value-type="string" calcext:value-type="string">
            <text:p>සංයුක්ත තල රූපවල වර්ගඵලය ක්‍රම දෙකක් ඔස්සේ සෙවීම. දී ඇති රූපවල වර්ගඵලය සෙවීම. අභ්‍යාස සිදුකිරීම.</text:p>
          </table:table-cell>
          <table:table-cell table:style-name="ce3" office:value-type="time" office:time-value="PT01H00M00S" calcext:value-type="time">
            <text:p>1:00:00</text:p>
          </table:table-cell>
          <table:table-cell office:value-type="float" office:value="266" calcext:value-type="float">
            <text:p>266</text:p>
          </table:table-cell>
          <table:table-cell office:value-type="string" calcext:value-type="string">
            <text:p>පහත දක්වා ඇති සංයුක්ත රූපවල වර්ගඵලය සොයන්න.</text:p>
          </table:table-cell>
          <table:table-cell office:value-type="string" calcext:value-type="string">
            <text:p>maths-07-t2-l17-ep25-q-1.png</text:p>
          </table:table-cell>
          <table:table-cell table:number-columns-repeated="2"/>
          <table:table-cell office:value-type="string" calcext:value-type="string">
            <text:p>30c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3c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5c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8cm2</text:p>
          </table:table-cell>
          <table:table-cell office:value-type="float" office:value="1" calcext:value-type="float">
            <text:p>1</text:p>
          </table:table-cell>
          <table:table-cell table:number-columns-repeated="1006"/>
        </table:table-row>
        <table:table-row table:style-name="ro2">
          <table:table-cell table:number-columns-repeated="11"/>
          <table:table-cell office:value-type="float" office:value="267" calcext:value-type="float">
            <text:p>267</text:p>
          </table:table-cell>
          <table:table-cell/>
          <table:table-cell office:value-type="string" calcext:value-type="string">
            <text:p>maths-07-t2-l17-ep25-q-2.png</text:p>
          </table:table-cell>
          <table:table-cell table:number-columns-repeated="2"/>
          <table:table-cell office:value-type="string" calcext:value-type="string">
            <text:p>43cm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5c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2c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0cm2</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268" calcext:value-type="float">
            <text:p>268</text:p>
          </table:table-cell>
          <table:table-cell/>
          <table:table-cell office:value-type="string" calcext:value-type="string">
            <text:p>maths-07-t2-l17-ep25-q-3.png</text:p>
          </table:table-cell>
          <table:table-cell table:number-columns-repeated="2"/>
          <table:table-cell office:value-type="string" calcext:value-type="string">
            <text:p>52c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11cm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00c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8cm2</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269" calcext:value-type="float">
            <text:p>269</text:p>
          </table:table-cell>
          <table:table-cell/>
          <table:table-cell office:value-type="string" calcext:value-type="string">
            <text:p>maths-07-t2-l17-ep25-q-4.png</text:p>
          </table:table-cell>
          <table:table-cell table:number-columns-repeated="2"/>
          <table:table-cell office:value-type="string" calcext:value-type="string">
            <text:p>80cm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6c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2c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0cm2</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270" calcext:value-type="float">
            <text:p>270</text:p>
          </table:table-cell>
          <table:table-cell/>
          <table:table-cell office:value-type="string" calcext:value-type="string">
            <text:p>maths-07-t2-l17-ep25-q-5.png</text:p>
          </table:table-cell>
          <table:table-cell table:number-columns-repeated="2"/>
          <table:table-cell office:value-type="string" calcext:value-type="string">
            <text:p>31cm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1c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1c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1cm2</text:p>
          </table:table-cell>
          <table:table-cell office:value-type="float" office:value="0" calcext:value-type="float">
            <text:p>0</text:p>
          </table:table-cell>
          <table:table-cell table:number-columns-repeated="1006"/>
        </table:table-row>
        <table:table-row table:style-name="ro1">
          <table:table-cell office:value-type="float" office:value="55" calcext:value-type="float">
            <text:p>5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8-ep26</text:p>
          </table:table-cell>
          <table:table-cell office:value-type="float" office:value="26" calcext:value-type="float">
            <text:p>26</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වෘත්ත</text:p>
          </table:table-cell>
          <table:table-cell office:value-type="string" calcext:value-type="string">
            <text:p>වෘත්ත ඇඳීම</text:p>
          </table:table-cell>
          <table:table-cell office:value-type="string" calcext:value-type="string">
            <text:p>වෘත්තාකාර හැඩය සහිත විවිධ ද්‍රව්‍යය භාවිතයෙන් වෘත්ත ඇඳීම හා කවකටුව ආධාරයෙන් වෘත්ත ඇඳීම. වෘත්තයක කේන්ද්‍රය, අරය සහ විෂ්කම්භය හඳුනාගැනීම.</text:p>
          </table:table-cell>
          <table:table-cell table:style-name="ce3" office:value-type="time" office:time-value="PT01H00M00S" calcext:value-type="time">
            <text:p>1:00:00</text:p>
          </table:table-cell>
          <table:table-cell office:value-type="float" office:value="271" calcext:value-type="float">
            <text:p>271</text:p>
          </table:table-cell>
          <table:table-cell/>
          <table:table-cell office:value-type="string" calcext:value-type="string">
            <text:p>maths-07-t2-l18-ep26-q-1.png</text:p>
          </table:table-cell>
          <table:table-cell office:value-type="string" calcext:value-type="string">
            <text:p>මෙම වෘත්තයේ කේන්ද්‍රය නම් කර ඇති අක්ෂරය කුමක් ද?</text:p>
          </table:table-cell>
          <table:table-cell/>
          <table:table-cell office:value-type="string" calcext:value-type="string">
            <text:p>B</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2" calcext:value-type="float">
            <text:p>272</text:p>
          </table:table-cell>
          <table:table-cell/>
          <table:table-cell office:value-type="string" calcext:value-type="string">
            <text:p>maths-07-t2-l18-ep26-q-2.png</text:p>
          </table:table-cell>
          <table:table-cell office:value-type="string" calcext:value-type="string">
            <text:p>මෙම වෘත්තය තුළ පමණක් ඇති ලක්ෂ්‍ය තෝරන්න.</text:p>
          </table:table-cell>
          <table:table-cell/>
          <table:table-cell office:value-type="string" calcext:value-type="string">
            <text:p>A, C</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 B</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 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 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3" calcext:value-type="float">
            <text:p>273</text:p>
          </table:table-cell>
          <table:table-cell/>
          <table:table-cell office:value-type="string" calcext:value-type="string">
            <text:p>maths-07-t2-l18-ep26-q-3.png</text:p>
          </table:table-cell>
          <table:table-cell office:value-type="string" calcext:value-type="string">
            <text:p>මෙම වෘත්තය මත පමණක් ඇති ලක්ෂ්‍ය තෝරන්න.</text:p>
          </table:table-cell>
          <table:table-cell/>
          <table:table-cell office:value-type="string" calcext:value-type="string">
            <text:p>A, B</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 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 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 D</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74" calcext:value-type="float">
            <text:p>274</text:p>
          </table:table-cell>
          <table:table-cell table:number-columns-repeated="2"/>
          <table:table-cell office:value-type="string" calcext:value-type="string">
            <text:p>වෘත්ත නිර්මාණය කිරීමේදී මේ අතුරින් භාවිතා කල හැකි උපකරණය කුමක් ද?</text:p>
          </table:table-cell>
          <table:table-cell/>
          <table:table-cell office:value-type="string" calcext:value-type="string">
            <text:p>කෝණමා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වකටුව</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හිත චතුරස්‍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ඩිකෝදු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5" calcext:value-type="float">
            <text:p>275</text:p>
          </table:table-cell>
          <table:table-cell table:number-columns-repeated="2"/>
          <table:table-cell office:value-type="string" calcext:value-type="string">
            <text:p>වෘත්තය මත ලක්ෂ්‍යයක සිට කේන්ද්‍රයට අඳින රේඛාව හඳුන්වන නම කුමක් ද?</text:p>
          </table:table-cell>
          <table:table-cell/>
          <table:table-cell office:value-type="string" calcext:value-type="string">
            <text:p>අර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ශ්කම්භ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ධි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ම්භ සමච්ඡේදය</text:p>
          </table:table-cell>
          <table:table-cell office:value-type="float" office:value="0" calcext:value-type="float">
            <text:p>0</text:p>
          </table:table-cell>
          <table:table-cell table:number-columns-repeated="1006"/>
        </table:table-row>
        <table:table-row table:style-name="ro1">
          <table:table-cell office:value-type="float" office:value="56" calcext:value-type="float">
            <text:p>5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9-ep27</text:p>
          </table:table-cell>
          <table:table-cell office:value-type="float" office:value="27" calcext:value-type="float">
            <text:p>27</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පරිමාව</text:p>
          </table:table-cell>
          <table:table-cell office:value-type="string" calcext:value-type="string">
            <text:p>පරිමාව හැඳින්වීම, මැනීම (අභිමත ඒකක භාවිතයෙන්)</text:p>
          </table:table-cell>
          <table:table-cell office:value-type="string" calcext:value-type="string">
            <text:p>පරිමාව යනු <text:s/>කුමක්දැයි හඳුනාගෙන,පරිමාව මැනීම.</text:p>
          </table:table-cell>
          <table:table-cell table:style-name="ce3" office:value-type="time" office:time-value="PT01H00M00S" calcext:value-type="time">
            <text:p>1:00:00</text:p>
          </table:table-cell>
          <table:table-cell office:value-type="float" office:value="276" calcext:value-type="float">
            <text:p>276</text:p>
          </table:table-cell>
          <table:table-cell table:number-columns-repeated="2"/>
          <table:table-cell office:value-type="string" calcext:value-type="string">
            <text:p>පහත දී ඇති සූත්‍ර ඇසුරින් වස්තුවක පරිමාව සෙවීමට භාවිතා කරන සූත්‍රය කුමක්ද?</text:p>
          </table:table-cell>
          <table:table-cell/>
          <table:table-cell office:value-type="string" calcext:value-type="string">
            <text:p>දිග x පළල x උස</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ග x පළල</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උස x දිග</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ළල x උස x ගැඹුර</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7" calcext:value-type="float">
            <text:p>277</text:p>
          </table:table-cell>
          <table:table-cell table:number-columns-repeated="2"/>
          <table:table-cell office:value-type="string" calcext:value-type="string">
            <text:p>පරිමාව දැක්වීමට යොදා ගත හැකි නිවැරදි ඒකකය කුමක් ද?</text:p>
          </table:table-cell>
          <table:table-cell/>
          <table:table-cell office:value-type="string" calcext:value-type="string">
            <text:p>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m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8" calcext:value-type="float">
            <text:p>278</text:p>
          </table:table-cell>
          <table:table-cell table:number-columns-repeated="2"/>
          <table:table-cell office:value-type="string" calcext:value-type="string">
            <text:p>1cm3 කුඩා ඝනක 10කින් ලැබෙන පරිමාව කොපමණද?</text:p>
          </table:table-cell>
          <table:table-cell/>
          <table:table-cell office:value-type="string" calcext:value-type="string">
            <text:p>3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0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0cm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30cm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9" calcext:value-type="float">
            <text:p>279</text:p>
          </table:table-cell>
          <table:table-cell/>
          <table:table-cell office:value-type="string" calcext:value-type="string">
            <text:p>maths-07-t2-l19-ep27-q-4.png</text:p>
          </table:table-cell>
          <table:table-cell office:value-type="string" calcext:value-type="string">
            <text:p>මෙම ඝනකාභ හැඩැති පෙට්ටියේ පරිමාව සොයන්න.</text:p>
          </table:table-cell>
          <table:table-cell/>
          <table:table-cell office:value-type="string" calcext:value-type="string">
            <text:p>17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7c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0c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0cm3</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80" calcext:value-type="float">
            <text:p>280</text:p>
          </table:table-cell>
          <table:table-cell table:number-columns-repeated="2"/>
          <table:table-cell office:value-type="string" calcext:value-type="string">
            <text:p>පතුලේ වර්ගඵලය 400cm2 වන මාළු ටැංකියක උස 15cm නම්, එම ටැංකියේ ජල පරිමාව සොයන්න.</text:p>
          </table:table-cell>
          <table:table-cell/>
          <table:table-cell office:value-type="string" calcext:value-type="string">
            <text:p>415cm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15cm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000cm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5500cm3</text:p>
          </table:table-cell>
          <table:table-cell office:value-type="float" office:value="0" calcext:value-type="float">
            <text:p>0</text:p>
          </table:table-cell>
          <table:table-cell table:number-columns-repeated="1006"/>
        </table:table-row>
        <table:table-row table:style-name="ro1">
          <table:table-cell office:value-type="float" office:value="57" calcext:value-type="float">
            <text:p>5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19-ep28</text:p>
          </table:table-cell>
          <table:table-cell office:value-type="float" office:value="28" calcext:value-type="float">
            <text:p>28</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පරිමාව</text:p>
          </table:table-cell>
          <table:table-cell office:value-type="string" calcext:value-type="string">
            <text:p>පරිමාව මනින සම්මත ඒකක</text:p>
          </table:table-cell>
          <table:table-cell office:value-type="string" calcext:value-type="string">
            <text:p>පරිමාව මනින සම්මත ඒකක හඳුනාගෙන , අභ්‍යාස සිදුකිරීම.</text:p>
          </table:table-cell>
          <table:table-cell table:style-name="ce3" office:value-type="time" office:time-value="PT01H00M00S" calcext:value-type="time">
            <text:p>1:00:00</text:p>
          </table:table-cell>
          <table:table-cell office:value-type="float" office:value="281" calcext:value-type="float">
            <text:p>281</text:p>
          </table:table-cell>
          <table:table-cell office:value-type="string" calcext:value-type="string">
            <text:p>දී ඇති රූපවල පරිමාව වෙන වෙනම ගණනය කරන්න.</text:p>
          </table:table-cell>
          <table:table-cell office:value-type="string" calcext:value-type="string">
            <text:p>maths-07-t2-l19-ep28-q-1.png</text:p>
          </table:table-cell>
          <table:table-cell table:number-columns-repeated="2"/>
          <table:table-cell office:value-type="string" calcext:value-type="string">
            <text:p>400cm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00cm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80cm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80cm3</text:p>
          </table:table-cell>
          <table:table-cell office:value-type="float" office:value="1" calcext:value-type="float">
            <text:p>1</text:p>
          </table:table-cell>
          <table:table-cell table:number-columns-repeated="1006"/>
        </table:table-row>
        <table:table-row table:style-name="ro2">
          <table:table-cell table:number-columns-repeated="11"/>
          <table:table-cell office:value-type="float" office:value="282" calcext:value-type="float">
            <text:p>282</text:p>
          </table:table-cell>
          <table:table-cell/>
          <table:table-cell office:value-type="string" calcext:value-type="string">
            <text:p>maths-07-t2-l19-ep28-q-2.png</text:p>
          </table:table-cell>
          <table:table-cell table:number-columns-repeated="2"/>
          <table:table-cell office:value-type="string" calcext:value-type="string">
            <text:p>58cm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0cm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75cm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2cm3</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283" calcext:value-type="float">
            <text:p>283</text:p>
          </table:table-cell>
          <table:table-cell/>
          <table:table-cell office:value-type="string" calcext:value-type="string">
            <text:p>maths-07-t2-l19-ep28-q-3.png</text:p>
          </table:table-cell>
          <table:table-cell table:number-columns-repeated="2"/>
          <table:table-cell office:value-type="string" calcext:value-type="string">
            <text:p>1000cm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970cm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200cm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500cm3</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284" calcext:value-type="float">
            <text:p>284</text:p>
          </table:table-cell>
          <table:table-cell/>
          <table:table-cell office:value-type="string" calcext:value-type="string">
            <text:p>maths-07-t2-l19-ep28-q-4.png</text:p>
          </table:table-cell>
          <table:table-cell table:number-columns-repeated="2"/>
          <table:table-cell office:value-type="string" calcext:value-type="string">
            <text:p>250cm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50cm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00cm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00cm3</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285" calcext:value-type="float">
            <text:p>285</text:p>
          </table:table-cell>
          <table:table-cell/>
          <table:table-cell office:value-type="string" calcext:value-type="string">
            <text:p>maths-07-t2-l19-ep28-q-5.png</text:p>
          </table:table-cell>
          <table:table-cell table:number-columns-repeated="2"/>
          <table:table-cell office:value-type="string" calcext:value-type="string">
            <text:p>2000cm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500cm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500cm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00cm3</text:p>
          </table:table-cell>
          <table:table-cell office:value-type="float" office:value="1" calcext:value-type="float">
            <text:p>1</text:p>
          </table:table-cell>
          <table:table-cell table:number-columns-repeated="1006"/>
        </table:table-row>
        <table:table-row table:style-name="ro1">
          <table:table-cell office:value-type="float" office:value="58" calcext:value-type="float">
            <text:p>5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20-ep29</text:p>
          </table:table-cell>
          <table:table-cell office:value-type="float" office:value="29" calcext:value-type="float">
            <text:p>29</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ද්‍රව මිනුම්</text:p>
          </table:table-cell>
          <table:table-cell office:value-type="string" calcext:value-type="string">
            <text:p>ද්‍රව මිනුම් ගුණ කිරීම</text:p>
          </table:table-cell>
          <table:table-cell office:value-type="string" calcext:value-type="string">
            <text:p>ද්‍රව ප්‍රමාණ මැනීම සඳහා භාවිත වන ඒකක හඳුනාගෙන , අභ්‍යාස සිදුකිරීම. මිලිලීටර හා ලීටරවලින් ප්‍රකාශිත ද්‍රව ප්‍රමාණයක්, පූර්ණ සංඛ්‍යාවකින් ගුණ කිරීම.</text:p>
          </table:table-cell>
          <table:table-cell table:style-name="ce3" office:value-type="time" office:time-value="PT01H00M00S" calcext:value-type="time">
            <text:p>1:00:00</text:p>
          </table:table-cell>
          <table:table-cell office:value-type="float" office:value="286" calcext:value-type="float">
            <text:p>286</text:p>
          </table:table-cell>
          <table:table-cell office:value-type="string" calcext:value-type="string">
            <text:p>පොල්තෙල්, කිරි වැනි ද්‍රව ප්‍රමාණ නිවැරදිව මැන ගැනීමට භාවිතා කලහැකි ඒකක මොනවාද?</text:p>
          </table:table-cell>
          <table:table-cell/>
          <table:table-cell office:value-type="string" calcext:value-type="string">
            <text:p>a. ලීටර , b. යාර , c. මිලිලීටර , d. මිලිමීටර</text:p>
          </table:table-cell>
          <table:table-cell/>
          <table:table-cell office:value-type="string" calcext:value-type="string">
            <text:p>a හා b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 හා c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හා c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b හා d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7" calcext:value-type="float">
            <text:p>287</text:p>
          </table:table-cell>
          <table:table-cell table:number-columns-repeated="2"/>
          <table:table-cell office:value-type="string" calcext:value-type="string">
            <text:p>ලීටර හා මිලිලීටර අතර නිවැරදි සම්බන්ධතාවය සහිත පිළිතුර තෝරන්න.</text:p>
          </table:table-cell>
          <table:table-cell/>
          <table:table-cell office:value-type="string" calcext:value-type="string">
            <text:p>1ml = 1000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l = 1000ml</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l = 100m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0ml = 1/1000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8" calcext:value-type="float">
            <text:p>288</text:p>
          </table:table-cell>
          <table:table-cell table:number-columns-repeated="2"/>
          <table:table-cell office:value-type="string" calcext:value-type="string">
            <text:p>8.6l මිලිලීටර වලින් දැක්වූ විට,</text:p>
          </table:table-cell>
          <table:table-cell/>
          <table:table-cell office:value-type="string" calcext:value-type="string">
            <text:p>86000m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860m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860.0m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8600ml</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89" calcext:value-type="float">
            <text:p>289</text:p>
          </table:table-cell>
          <table:table-cell table:number-columns-repeated="2"/>
          <table:table-cell office:value-type="string" calcext:value-type="string">
            <text:p>6849ml, ලීටර හා මිලිලීටර වලින් දැක්වූ විට,</text:p>
          </table:table-cell>
          <table:table-cell/>
          <table:table-cell office:value-type="string" calcext:value-type="string">
            <text:p>6l 849ml</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68l 49m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l 8490m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89l 40m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0" calcext:value-type="float">
            <text:p>290</text:p>
          </table:table-cell>
          <table:table-cell table:number-columns-repeated="2"/>
          <table:table-cell office:value-type="string" calcext:value-type="string">
            <text:p>6l 470ml x 5 විසඳන්න.</text:p>
          </table:table-cell>
          <table:table-cell/>
          <table:table-cell office:value-type="string" calcext:value-type="string">
            <text:p>30l 2350m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2l 350ml</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302350m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1 2350ml</text:p>
          </table:table-cell>
          <table:table-cell office:value-type="float" office:value="0" calcext:value-type="float">
            <text:p>0</text:p>
          </table:table-cell>
          <table:table-cell table:number-columns-repeated="1006"/>
        </table:table-row>
        <table:table-row table:style-name="ro1">
          <table:table-cell office:value-type="float" office:value="59" calcext:value-type="float">
            <text:p>5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2-l20-ep30</text:p>
          </table:table-cell>
          <table:table-cell office:value-type="float" office:value="30" calcext:value-type="float">
            <text:p>30</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ද්‍රව මිනුම්</text:p>
          </table:table-cell>
          <table:table-cell office:value-type="string" calcext:value-type="string">
            <text:p>ද්‍රව මිනුම් බෙදීම</text:p>
          </table:table-cell>
          <table:table-cell office:value-type="string" calcext:value-type="string">
            <text:p>මිලිලීටර හා ලීටරවලින් ප්‍රකාශිත ද්‍රව ප්‍රමාණයක් පූර්ණ සංඛ්‍යාවකින් බෙදීම. අභ්‍යාස සිදුකිරීම.</text:p>
          </table:table-cell>
          <table:table-cell table:style-name="ce3" office:value-type="time" office:time-value="PT01H00M00S" calcext:value-type="time">
            <text:p>1:00:00</text:p>
          </table:table-cell>
          <table:table-cell office:value-type="float" office:value="291" calcext:value-type="float">
            <text:p>291</text:p>
          </table:table-cell>
          <table:table-cell table:number-columns-repeated="2"/>
          <table:table-cell office:value-type="string" calcext:value-type="string">
            <text:p>5l 500ml ප්‍රමාණය l වලින් දක්වන්න.</text:p>
          </table:table-cell>
          <table:table-cell/>
          <table:table-cell office:value-type="string" calcext:value-type="string">
            <text:p>5500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5l</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55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005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2" calcext:value-type="float">
            <text:p>292</text:p>
          </table:table-cell>
          <table:table-cell table:number-columns-repeated="2"/>
          <table:table-cell office:value-type="string" calcext:value-type="string">
            <text:p>10l තෙල් ප්‍රමාණයකින් 250ml කුප්පි කොපමණ පිරවිය හැකි ද?</text:p>
          </table:table-cell>
          <table:table-cell/>
          <table:table-cell office:value-type="float" office:value="40" calcext:value-type="float">
            <text:p>4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4" calcext:value-type="float">
            <text:p>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5" calcext:value-type="float">
            <text:p>2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400" calcext:value-type="float">
            <text:p>40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3" calcext:value-type="float">
            <text:p>293</text:p>
          </table:table-cell>
          <table:table-cell table:number-columns-repeated="2"/>
          <table:table-cell office:value-type="string" calcext:value-type="string">
            <text:p>බීම බෝතලයක ඇති ප්‍රමාණය 375ml කි. එවැනි බෝතල් 12 ක අඩංගු බීම ප්‍රමාණය කොපමණ ද?</text:p>
          </table:table-cell>
          <table:table-cell/>
          <table:table-cell office:value-type="string" calcext:value-type="string">
            <text:p>4.5l</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45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500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50m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4" calcext:value-type="float">
            <text:p>294</text:p>
          </table:table-cell>
          <table:table-cell table:number-columns-repeated="2"/>
          <table:table-cell office:value-type="string" calcext:value-type="string">
            <text:p>කෝප්පයකට අල්ලන ජල පරිමාව 350ml වේ. 3.5l වලින් එවැනි කෝප්ප කීයක් පිරවිය හැකි ද?</text:p>
          </table:table-cell>
          <table:table-cell/>
          <table:table-cell office:value-type="float" office:value="10" calcext:value-type="float">
            <text:p>1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1" calcext:value-type="float">
            <text:p>1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00" calcext:value-type="float">
            <text:p>10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10" calcext:value-type="float">
            <text:p>11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5" calcext:value-type="float">
            <text:p>295</text:p>
          </table:table-cell>
          <table:table-cell table:number-columns-repeated="2"/>
          <table:table-cell office:value-type="string" calcext:value-type="string">
            <text:p>යෝගට් එකක කිරි 80ml අඩංගු වේ. කිරි 4l කින් සෑදිය හැකි යෝගට් ගණන කීය ද?</text:p>
          </table:table-cell>
          <table:table-cell/>
          <table:table-cell office:value-type="float" office:value="20" calcext:value-type="float">
            <text:p>2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0" calcext:value-type="float">
            <text:p>1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30" calcext:value-type="float">
            <text:p>3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50" calcext:value-type="float">
            <text:p>50</text:p>
          </table:table-cell>
          <table:table-cell office:value-type="float" office:value="1" calcext:value-type="float">
            <text:p>1</text:p>
          </table:table-cell>
          <table:table-cell table:number-columns-repeated="1006"/>
        </table:table-row>
        <table:table-row table:style-name="ro1">
          <table:table-cell office:value-type="float" office:value="60" calcext:value-type="float">
            <text:p>6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1-ep01</text:p>
          </table:table-cell>
          <table:table-cell office:value-type="float" office:value="1" calcext:value-type="float">
            <text:p>1</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අනුපාත</text:p>
          </table:table-cell>
          <table:table-cell office:value-type="string" calcext:value-type="string">
            <text:p>තුල්‍ය අනුපාත</text:p>
          </table:table-cell>
          <table:table-cell office:value-type="string" calcext:value-type="string">
            <text:p>අනුපාත සහ තුල්‍ය අනුපාත යනු <text:s/>කුමක්දැයි හඳුනාගෙන, උදාහරණ මඟින් පෙන්වාදීම.අනුපාතයක විශේෂ ලක්ෂණ දැක්වීම, අනුපාතයක් සරල ම ආකාරයෙන් දැක්වීම ගැටලු විසඳීම.</text:p>
          </table:table-cell>
          <table:table-cell table:style-name="ce3" office:value-type="time" office:time-value="PT01H00M00S" calcext:value-type="time">
            <text:p>1:00:00</text:p>
          </table:table-cell>
          <table:table-cell office:value-type="float" office:value="296" calcext:value-type="float">
            <text:p>296</text:p>
          </table:table-cell>
          <table:table-cell table:number-columns-repeated="2"/>
          <table:table-cell office:value-type="string" calcext:value-type="string">
            <text:p>අනුපාත සඳහා අදාල නොවන්නේ,</text:p>
          </table:table-cell>
          <table:table-cell/>
          <table:table-cell office:value-type="string" calcext:value-type="string">
            <text:p>රාශින් අතර සංඛ්‍යාත්මක සම්බන්ධයක් පවතී.</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ශින් එකම ඒකකයකින් දක්ව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ශි දෙකක් හෝ ඊට වැඩි ගණනක් පැවතිය හැ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ශින් අතර සංඛ්‍යාත්මක සම්බන්ධයක් පැවතිම අනිවාර්ය නොවේ.</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97" calcext:value-type="float">
            <text:p>297</text:p>
          </table:table-cell>
          <table:table-cell table:number-columns-repeated="2"/>
          <table:table-cell office:value-type="string" calcext:value-type="string">
            <text:p>අනුපාත භාවිත කරන අවස්ථාවක් නොවන්නේ,</text:p>
          </table:table-cell>
          <table:table-cell/>
          <table:table-cell office:value-type="string" calcext:value-type="string">
            <text:p>තේ කෝප්පයක් පිළියෙළ කිරීමේ දී.</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ටි මිශ්‍රණයක් සෑදීමේ දී.</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තක සටහන් ලිවීමේ දී.</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න්ක්‍රීට් මිශ්‍රණයක් සෑදීමේ දී.</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8" calcext:value-type="float">
            <text:p>298</text:p>
          </table:table-cell>
          <table:table-cell table:number-columns-repeated="2"/>
          <table:table-cell office:value-type="string" calcext:value-type="string">
            <text:p>12 : 9 : 24 හි සරලම අනුපාතය වන්නේ,</text:p>
          </table:table-cell>
          <table:table-cell/>
          <table:table-cell table:style-name="ce4" office:value-type="string" calcext:value-type="string">
            <text:p>4 : 3 <text:s/>: 8</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4" office:value-type="string" calcext:value-type="string">
            <text:p>2 : 3 <text:s/>: 4</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6 <text:s/>: 9 <text:s/>: 12</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2 <text:s/>: 3 <text:s/>: 1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9" calcext:value-type="float">
            <text:p>299</text:p>
          </table:table-cell>
          <table:table-cell table:number-columns-repeated="2"/>
          <table:table-cell office:value-type="string" calcext:value-type="string">
            <text:p>පැණි බීම මිශ්‍රණයක් සෑදීමට ජලය ලීටර් 2ක් හා පළතුරු යුශ <text:s/>මිලිලීටර් 500ක් යොදයි. මෙය සරලම අනුපාතයකින් දක්වන්න.</text:p>
          </table:table-cell>
          <table:table-cell/>
          <table:table-cell office:value-type="string" calcext:value-type="string">
            <text:p>2 ( 5</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7"/>
          <table:table-cell/>
          <table:table-cell table:style-name="ce4" office:value-type="string" calcext:value-type="string">
            <text:p>4 <text:s/>: 5</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7"/>
          <table:table-cell/>
          <table:table-cell table:style-name="ce4" office:value-type="string" calcext:value-type="string">
            <text:p>4 <text:s/>: 1</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4" office:value-type="string" calcext:value-type="string">
            <text:p>1 <text:s/>: 4</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0" calcext:value-type="float">
            <text:p>300</text:p>
          </table:table-cell>
          <table:table-cell table:number-columns-repeated="2"/>
          <table:table-cell office:value-type="string" calcext:value-type="string">
            <text:p>5 : 2 සඳහා තුල්‍ය අනුපාතයක් වන්නේ,</text:p>
          </table:table-cell>
          <table:table-cell/>
          <table:table-cell office:value-type="string" calcext:value-type="string">
            <text:p>10 ( 6</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7"/>
          <table:table-cell/>
          <table:table-cell table:style-name="ce4" office:value-type="string" calcext:value-type="string">
            <text:p>15 : 8</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7"/>
          <table:table-cell/>
          <table:table-cell table:style-name="ce4" office:value-type="string" calcext:value-type="string">
            <text:p>20 ( 6</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0 : 4</text:p>
          </table:table-cell>
          <table:table-cell office:value-type="float" office:value="1" calcext:value-type="float">
            <text:p>1</text:p>
          </table:table-cell>
          <table:table-cell table:number-columns-repeated="1006"/>
        </table:table-row>
        <table:table-row table:style-name="ro1">
          <table:table-cell office:value-type="float" office:value="61" calcext:value-type="float">
            <text:p>6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1-ep02</text:p>
          </table:table-cell>
          <table:table-cell office:value-type="float" office:value="2" calcext:value-type="float">
            <text:p>2</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අනුපාත</text:p>
          </table:table-cell>
          <table:table-cell office:value-type="string" calcext:value-type="string">
            <text:p>බෙදා දැක්වීම, මුළු ප්‍රමාණය, අනෙක් ද්‍රව්‍ය වලට අදාළ ප්‍රමාණය සෙවීම</text:p>
          </table:table-cell>
          <table:table-cell office:value-type="string" calcext:value-type="string">
            <text:p>අනුපාතයකට අනුව බෙදා දැක්වීම, අභ්‍යාස සිදුකිරීම.</text:p>
          </table:table-cell>
          <table:table-cell table:style-name="ce3" office:value-type="time" office:time-value="PT01H00M00S" calcext:value-type="time">
            <text:p>1:00:00</text:p>
          </table:table-cell>
          <table:table-cell office:value-type="float" office:value="301" calcext:value-type="float">
            <text:p>301</text:p>
          </table:table-cell>
          <table:table-cell table:number-columns-repeated="2"/>
          <table:table-cell table:style-name="ce7" office:value-type="string" calcext:value-type="string">
            <text:p>පන්තියක සිටින ළමුන් වන A, B, C තිදෙනා අතර යම් මුදලක් 4 : 5 : 2 අනුපාතයට බෙදනු ලබයි. Aට ලැබුණු මුදල 400ක් නම් මූළු මුදල කීයද?</text:p>
          </table:table-cell>
          <table:table-cell/>
          <table:table-cell table:style-name="ce7" office:value-type="string" calcext:value-type="string">
            <text:p>රුපියල් 200 කි.</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7" office:value-type="string" calcext:value-type="string">
            <text:p>රුපියල් 500 කි.</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7" office:value-type="string" calcext:value-type="string">
            <text:p>රුපියල් 100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පියල් 1100 කි.</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02" calcext:value-type="float">
            <text:p>302</text:p>
          </table:table-cell>
          <table:table-cell table:number-columns-repeated="2"/>
          <table:table-cell office:value-type="string" calcext:value-type="string">
            <text:p><text:s/>පැන්සල් 15 ක් ළමයි දෙදෙනෙක් අතර 3 : 2 අනුපාතයට බෙදනු ලබයි. ළමුන් දෙදෙනාට ලැබෙන පැන්සල් ගණන වන්නේ,</text:p>
          </table:table-cell>
          <table:table-cell/>
          <table:table-cell office:value-type="string" calcext:value-type="string">
            <text:p>පැන්සල් 9 ක් හා 6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න්සල් 15 ක් හා 1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න්සල් 7ක් හා 8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න්සල් 3 ක් හා 12 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3" calcext:value-type="float">
            <text:p>303</text:p>
          </table:table-cell>
          <table:table-cell table:number-columns-repeated="2"/>
          <table:table-cell office:value-type="string" calcext:value-type="string">
            <text:p><text:s/>ටොෆි යම් ප්‍රමාණයක් A, B, C ක්‍ <text:s/>අතර 5 : 2 : 1 අනුපාතයට බෙදනු ලබයි. B ට ලැබුණු ටොෆි ගණන 8ක් නම් A ට <text:s/>ලැබුණු ටොෆි ගණන කීය ද?</text:p>
          </table:table-cell>
          <table:table-cell/>
          <table:table-cell office:value-type="string" calcext:value-type="string">
            <text:p>20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05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1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18 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4" calcext:value-type="float">
            <text:p>304</text:p>
          </table:table-cell>
          <table:table-cell table:number-columns-repeated="2"/>
          <table:table-cell office:value-type="string" calcext:value-type="string">
            <text:p><text:s/>ගසක අතු දෙකක කුරුල්ලන් 2 : 3 අනුපාතයට වසාසිටී. එක් අත්තක කුරුල්ලන් 15ක් සිටීනම් අනෙක් අත්තේ සිටින කුරැල්ලන් ගණන කීයද?</text:p>
          </table:table-cell>
          <table:table-cell/>
          <table:table-cell office:value-type="string" calcext:value-type="string">
            <text:p>5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8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10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7 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5" calcext:value-type="float">
            <text:p>305</text:p>
          </table:table-cell>
          <table:table-cell table:number-columns-repeated="2"/>
          <table:table-cell office:value-type="string" calcext:value-type="string">
            <text:p>නිවසක බිත්ති දෙකක සම්පූර්ණයෙන් ආලේප කිරීමට යොදන තීන්ත ප්‍රමාණය 2 : 5 වේ. කුඩා බිත්තියේ ලීටර් 4ක් ආලේප කළයුතු නම් අනෙක් බිත්තියේ ආලේප කළයුතු තීන්ත ප්‍රමාණය කොපමණ ද?</text:p>
          </table:table-cell>
          <table:table-cell/>
          <table:table-cell office:value-type="string" calcext:value-type="string">
            <text:p>ලීටර් 5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ලීටර් 7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ලීටර් 10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ලීටර් 4 කි.</text:p>
          </table:table-cell>
          <table:table-cell office:value-type="float" office:value="0" calcext:value-type="float">
            <text:p>0</text:p>
          </table:table-cell>
          <table:table-cell table:number-columns-repeated="1006"/>
        </table:table-row>
        <table:table-row table:style-name="ro1">
          <table:table-cell office:value-type="float" office:value="62" calcext:value-type="float">
            <text:p>6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1-ep03</text:p>
          </table:table-cell>
          <table:table-cell table:number-columns-repeated="2" office:value-type="float" office:value="3" calcext:value-type="float">
            <text:p>3</text:p>
          </table:table-cell>
          <table:table-cell office:value-type="float" office:value="21" calcext:value-type="float">
            <text:p>21</text:p>
          </table:table-cell>
          <table:table-cell office:value-type="string" calcext:value-type="string">
            <text:p>අනුපාත</text:p>
          </table:table-cell>
          <table:table-cell office:value-type="string" calcext:value-type="string">
            <text:p>උදාහරණ ගැටලු</text:p>
          </table:table-cell>
          <table:table-cell office:value-type="string" calcext:value-type="string">
            <text:p>අනුපාතයකට අනුව බෙදා දැක්වීම තවදුරටත්. තුල්‍ය අනුපාත ලියා දැක්වීම. <text:s/>ගැටලු සාකච්චා <text:s/>කිරීම.</text:p>
          </table:table-cell>
          <table:table-cell table:style-name="ce3" office:value-type="time" office:time-value="PT01H00M00S" calcext:value-type="time">
            <text:p>1:00:00</text:p>
          </table:table-cell>
          <table:table-cell office:value-type="float" office:value="306" calcext:value-type="float">
            <text:p>306</text:p>
          </table:table-cell>
          <table:table-cell table:number-columns-repeated="2"/>
          <table:table-cell office:value-type="string" calcext:value-type="string">
            <text:p>හාල්, සීනි, පිටි වල මිල රුපියල් 50 ,100, 150 වේ. මෙහි සරලම මිල අනුපාතය වන්නේ,</text:p>
          </table:table-cell>
          <table:table-cell/>
          <table:table-cell table:style-name="ce4" office:value-type="string" calcext:value-type="string">
            <text:p>5 : 10 : 15</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 : 2 : 3</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4" office:value-type="string" calcext:value-type="string">
            <text:p>2 <text:s/>: 3 <text:s/>: 1</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3 : 2 : 1</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7" calcext:value-type="float">
            <text:p>307</text:p>
          </table:table-cell>
          <table:table-cell table:number-columns-repeated="2"/>
          <table:table-cell office:value-type="string" calcext:value-type="string">
            <text:p>අයෙක් රැකියාවට පැමිණීමේ දී පා ගමනින්, බස්රථයෙන් හා දුම්රියෙන් 1 : 3 : 2 <text:s/>ලෙස දුර පසු කරයි. ඔහු පසුකරන මූළු දුර කිලෝමීටර් 24ක් නම් බස්රථයෙන් පැමිණෙන දුර කොපමණ ද?</text:p>
          </table:table-cell>
          <table:table-cell/>
          <table:table-cell office:value-type="string" calcext:value-type="string">
            <text:p>කිලෝමීටර් 1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ලෝමීටර් 12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ලෝමීටර් 8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ලෝමීටර් 4 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8" calcext:value-type="float">
            <text:p>308</text:p>
          </table:table-cell>
          <table:table-cell table:number-columns-repeated="2"/>
          <table:table-cell office:value-type="string" calcext:value-type="string">
            <text:p>පන්තියක සිටින පිරිමි සහ ගැහැණු ළමුන් අතර අනුපාතය 3 : 4 වේ. පන්තියේ සිටින පිරිමි ළමුන් ගණන 21 ක් නම්, ගැහැණු ළමුන් සංඛ්‍යාව කොපමණ ද?</text:p>
          </table:table-cell>
          <table:table-cell/>
          <table:table-cell office:value-type="string" calcext:value-type="string">
            <text:p>28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2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19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21 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9" calcext:value-type="float">
            <text:p>309</text:p>
          </table:table-cell>
          <table:table-cell table:number-columns-repeated="2"/>
          <table:table-cell office:value-type="string" calcext:value-type="string">
            <text:p><text:s text:c="2"/>පැන්සල් පෙට්ටියක කලු සහ නිල් පෑන් අතර අනුපාතය 1 : 5 වේ. නිල් පෑන් ගණන 10ක් නම් කලු පෑන් ගණන වන්නේ,</text:p>
          </table:table-cell>
          <table:table-cell/>
          <table:table-cell office:value-type="string" calcext:value-type="string">
            <text:p>2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4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3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5 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0" calcext:value-type="float">
            <text:p>310</text:p>
          </table:table-cell>
          <table:table-cell table:number-columns-repeated="2"/>
          <table:table-cell office:value-type="string" calcext:value-type="string">
            <text:p><text:s/>2 : 3 : 4 අනුපාතයට තුල්‍ය අනුපාතයක් වන්නේ,</text:p>
          </table:table-cell>
          <table:table-cell/>
          <table:table-cell table:style-name="ce4" office:value-type="string" calcext:value-type="string">
            <text:p>4 : 9 : 7</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2 : 20 : 42</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8 : 12 : 16</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24 : 36 : 48</text:p>
          </table:table-cell>
          <table:table-cell office:value-type="float" office:value="1" calcext:value-type="float">
            <text:p>1</text:p>
          </table:table-cell>
          <table:table-cell table:number-columns-repeated="1006"/>
        </table:table-row>
        <table:table-row table:style-name="ro1">
          <table:table-cell office:value-type="float" office:value="63" calcext:value-type="float">
            <text:p>6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2-ep04</text:p>
          </table:table-cell>
          <table:table-cell office:value-type="float" office:value="4" calcext:value-type="float">
            <text:p>4</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text:s/>ප්‍රතිශත</text:p>
          </table:table-cell>
          <table:table-cell office:value-type="string" calcext:value-type="string">
            <text:p>ප්‍රතිශත හැඳින්වීම, හරය 100 නොවන භාග ප්‍රතිශත ලෙස</text:p>
          </table:table-cell>
          <table:table-cell office:value-type="string" calcext:value-type="string">
            <text:p>ප්‍රතිශත සංකල්පය හැඳින්වීම. වචනයෙන් ලියා ඇති ප්‍රමාණ <text:s/>ප්‍රතිශතයක් ලෙස, ප්‍රතිශතය භාගයක් <text:s/>ලෙස දැක්වීම. <text:s/>හරය 100 නොවන භාග ප්‍රතිශත ලෙස දැක්වීම.</text:p>
          </table:table-cell>
          <table:table-cell table:style-name="ce3" office:value-type="time" office:time-value="PT01H00M00S" calcext:value-type="time">
            <text:p>1:00:00</text:p>
          </table:table-cell>
          <table:table-cell office:value-type="float" office:value="311" calcext:value-type="float">
            <text:p>311</text:p>
          </table:table-cell>
          <table:table-cell table:number-columns-repeated="2"/>
          <table:table-cell office:value-type="string" calcext:value-type="string">
            <text:p><text:s/>¼ ප්‍රතිශතයක් ලෙස දක්වන්නේ,</text:p>
          </table:table-cell>
          <table:table-cell/>
          <table:table-cell table:style-name="ce8" office:value-type="percentage" office:value="0.5" calcext:value-type="percentage">
            <text:p>5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25" calcext:value-type="percentage">
            <text:p>25%</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8" office:value-type="percentage" office:value="0.3" calcext:value-type="percentage">
            <text:p>3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75" calcext:value-type="percentage">
            <text:p>7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2" calcext:value-type="float">
            <text:p>312</text:p>
          </table:table-cell>
          <table:table-cell table:number-columns-repeated="2"/>
          <table:table-cell office:value-type="string" calcext:value-type="string">
            <text:p>¾ ප්‍රතිශතයක් ලෙස දක්වන්නේ,</text:p>
          </table:table-cell>
          <table:table-cell/>
          <table:table-cell table:style-name="ce8" office:value-type="percentage" office:value="0.5" calcext:value-type="percentage">
            <text:p>5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25" calcext:value-type="percentage">
            <text:p>25%</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3" calcext:value-type="percentage">
            <text:p>3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75" calcext:value-type="percentage">
            <text:p>75%</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13" calcext:value-type="float">
            <text:p>313</text:p>
          </table:table-cell>
          <table:table-cell table:number-columns-repeated="2"/>
          <table:table-cell office:value-type="string" calcext:value-type="string">
            <text:p><text:s/>2 ½ <text:s text:c="2"/>ප්‍රතිශතයක් ලෙස දක්වන්නේ,</text:p>
          </table:table-cell>
          <table:table-cell/>
          <table:table-cell table:style-name="ce8" office:value-type="percentage" office:value="2.5" calcext:value-type="percentage">
            <text:p>250%</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8" office:value-type="percentage" office:value="1.5" calcext:value-type="percentage">
            <text:p>15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1" calcext:value-type="percentage">
            <text:p>10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75" calcext:value-type="percentage">
            <text:p>7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4" calcext:value-type="float">
            <text:p>314</text:p>
          </table:table-cell>
          <table:table-cell/>
          <table:table-cell office:value-type="string" calcext:value-type="string">
            <text:p>maths-07-t3-l22-ep04-q-4.png</text:p>
          </table:table-cell>
          <table:table-cell office:value-type="string" calcext:value-type="string">
            <text:p>ඉහත රූපයේ අඳුරුකළ කොටස භාගයක් ලෙස,</text:p>
          </table:table-cell>
          <table:table-cell office:value-type="string" calcext:value-type="string">
            <text:p>maths-07-t3-l22-ep04-q-4-a-1.pn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maths-07-t3-l22-ep04-q-4-a-2.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maths-07-t3-l22-ep04-q-4-a-3.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maths-07-t3-l22-ep04-q-4-a-4.pn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5" calcext:value-type="float">
            <text:p>315</text:p>
          </table:table-cell>
          <table:table-cell/>
          <table:table-cell office:value-type="string" calcext:value-type="string">
            <text:p>maths-07-t3-l22-ep04-q-5.png</text:p>
          </table:table-cell>
          <table:table-cell table:style-name="ce5" office:value-type="string" calcext:value-type="string">
            <text:p><text:s/>ඉහත රූපයේ අඳුරුකළ ප්‍රතිශතයක් ලෙස,</text:p>
          </table:table-cell>
          <table:table-cell/>
          <table:table-cell table:style-name="ce8" office:value-type="percentage" office:value="0.5" calcext:value-type="percentage">
            <text:p>5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25" calcext:value-type="percentage">
            <text:p>25%</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8" office:value-type="percentage" office:value="0.3" calcext:value-type="percentage">
            <text:p>3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75" calcext:value-type="percentage">
            <text:p>75%</text:p>
          </table:table-cell>
          <table:table-cell office:value-type="float" office:value="0" calcext:value-type="float">
            <text:p>0</text:p>
          </table:table-cell>
          <table:table-cell table:number-columns-repeated="1006"/>
        </table:table-row>
        <table:table-row table:style-name="ro1">
          <table:table-cell office:value-type="float" office:value="64" calcext:value-type="float">
            <text:p>6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2-ep05</text:p>
          </table:table-cell>
          <table:table-cell office:value-type="float" office:value="5" calcext:value-type="float">
            <text:p>5</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text:s/>ප්‍රතිශත</text:p>
          </table:table-cell>
          <table:table-cell office:value-type="string" calcext:value-type="string">
            <text:p>දශම ප්‍රතිශත ලෙස</text:p>
          </table:table-cell>
          <table:table-cell office:value-type="string" calcext:value-type="string">
            <text:p>හරය 100 නොවන භාග ප්‍රතිශත ලෙස දැක්වීම තවදුරටත්. දශම සංඛ්‍යාව භාගයක් ලෙස, හරය 100 ලෙස, <text:s/>ප්‍රතිශතයක් ලෙස දැක්වීම. 100 න් ගුණ කිරීමෙන් ප්‍රතිශත ලබා ගැනීම.අභ්‍යාස සිදුකිරීම.</text:p>
          </table:table-cell>
          <table:table-cell table:style-name="ce3" office:value-type="time" office:time-value="PT01H00M00S" calcext:value-type="time">
            <text:p>1:00:00</text:p>
          </table:table-cell>
          <table:table-cell office:value-type="float" office:value="316" calcext:value-type="float">
            <text:p>316</text:p>
          </table:table-cell>
          <table:table-cell table:number-columns-repeated="2"/>
          <table:table-cell office:value-type="string" calcext:value-type="string">
            <text:p>පන්තියක සිටින ළමුන් 40කගෙන් 36 දෙනෙකු පාසල් පැමිණ තිබුණි. එය ප්‍රතිශතයක් ලෙස,</text:p>
          </table:table-cell>
          <table:table-cell/>
          <table:table-cell table:style-name="ce8" office:value-type="percentage" office:value="0.8" calcext:value-type="percentage">
            <text:p>8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9" calcext:value-type="percentage">
            <text:p>90%</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8" office:value-type="percentage" office:value="0.75" calcext:value-type="percentage">
            <text:p>75%</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85" calcext:value-type="percentage">
            <text:p>8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7" calcext:value-type="float">
            <text:p>317</text:p>
          </table:table-cell>
          <table:table-cell table:number-columns-repeated="2"/>
          <table:table-cell office:value-type="string" calcext:value-type="string">
            <text:p>4 ප්‍රතිශතයක් ලෙස,</text:p>
          </table:table-cell>
          <table:table-cell/>
          <table:table-cell table:style-name="ce4" office:value-type="string" calcext:value-type="string">
            <text:p>3.4%</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34" calcext:value-type="percentage">
            <text:p>34%</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3.4" calcext:value-type="percentage">
            <text:p>340%</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9" office:value-type="percentage" office:value="0.0034" calcext:value-type="percentage">
            <text:p>0.34%</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8" calcext:value-type="float">
            <text:p>318</text:p>
          </table:table-cell>
          <table:table-cell table:number-columns-repeated="2"/>
          <table:table-cell office:value-type="string" calcext:value-type="string">
            <text:p><text:s/>එක්තරා විභාගයට මුහුණදුන් සිසුන්ගෙන් 60%ක් සමත් වී තිබේ. සහභාගි වූ සිසුන් ගණන 50ක් නම් විභාගය සමත් සිසුන් ගණන කොපමණද?</text:p>
          </table:table-cell>
          <table:table-cell/>
          <table:table-cell office:value-type="float" office:value="30" calcext:value-type="float">
            <text:p>3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20" calcext:value-type="float">
            <text:p>2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5" calcext:value-type="float">
            <text:p>1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5" calcext:value-type="float">
            <text:p>2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9" calcext:value-type="float">
            <text:p>319</text:p>
          </table:table-cell>
          <table:table-cell table:number-columns-repeated="2"/>
          <table:table-cell office:value-type="string" calcext:value-type="string">
            <text:p><text:s/>පෑන් පෙට්ටියක සෑම පෑන් 10කින් 1ක් ලියවෙන්නේ නැත. පෑන් පෙටිටියේ පෑන් 100ක් ඇත්නම් නොලියවෙන පෑන් ගණන කීයද?</text:p>
          </table:table-cell>
          <table:table-cell/>
          <table:table-cell office:value-type="string" calcext:value-type="string">
            <text:p>පෑන් 8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න් 6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න් 10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න් 5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0" calcext:value-type="float">
            <text:p>320</text:p>
          </table:table-cell>
          <table:table-cell table:number-columns-repeated="2"/>
          <table:table-cell office:value-type="string" calcext:value-type="string">
            <text:p><text:s/>බෝතලයක ඇති ටීක් බෝල 50කින් 30ක් නිල් බෝල වේ. මෙහි නිල් බෝල ප්‍රතිශතය වන්නේ,</text:p>
          </table:table-cell>
          <table:table-cell/>
          <table:table-cell table:style-name="ce8" office:value-type="percentage" office:value="0.6" calcext:value-type="percentage">
            <text:p>60%</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8" office:value-type="percentage" office:value="0.3" calcext:value-type="percentage">
            <text:p>3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75" calcext:value-type="percentage">
            <text:p>75%</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25" calcext:value-type="percentage">
            <text:p>25%</text:p>
          </table:table-cell>
          <table:table-cell office:value-type="float" office:value="0" calcext:value-type="float">
            <text:p>0</text:p>
          </table:table-cell>
          <table:table-cell table:number-columns-repeated="1006"/>
        </table:table-row>
        <table:table-row table:style-name="ro1">
          <table:table-cell office:value-type="float" office:value="65" calcext:value-type="float">
            <text:p>6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2-ep06</text:p>
          </table:table-cell>
          <table:table-cell office:value-type="float" office:value="6" calcext:value-type="float">
            <text:p>6</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text:s/>ප්‍රතිශත</text:p>
          </table:table-cell>
          <table:table-cell office:value-type="string" calcext:value-type="string">
            <text:p>උදාහරණ ගැටලු</text:p>
          </table:table-cell>
          <table:table-cell office:value-type="string" calcext:value-type="string">
            <text:p>වචනයෙන් ලියා ඇති ප්‍රමාණ ප්‍රතිශතයක් ලෙස, භාග ප්‍රතිශතයක් ලෙස, ප්‍රතිශත භාගයක් ලෙස , දශම සංඛ්‍යා භාග ලෙස, දශම සංඛ්‍යා <text:s/>ප්‍රතිශතයක් ලෙස ලියා උදාහරණ ගැටලු සාකච්ඡා <text:s/>කිරීම.</text:p>
          </table:table-cell>
          <table:table-cell table:style-name="ce3" office:value-type="time" office:time-value="PT01H00M00S" calcext:value-type="time">
            <text:p>1:00:00</text:p>
          </table:table-cell>
          <table:table-cell office:value-type="float" office:value="321" calcext:value-type="float">
            <text:p>321</text:p>
          </table:table-cell>
          <table:table-cell table:number-columns-repeated="2"/>
          <table:table-cell office:value-type="string" calcext:value-type="string">
            <text:p>පලතුරු වට්ටියක ගෙඩි 75කින් 15ක් ඉදී ඇත. ඉදී ඇති පලතුරු ගණන ප්‍රතිශතයක් වශයෙන්,</text:p>
          </table:table-cell>
          <table:table-cell/>
          <table:table-cell table:style-name="ce8" office:value-type="percentage" office:value="0.2" calcext:value-type="percentage">
            <text:p>20%</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8" office:value-type="percentage" office:value="0.3" calcext:value-type="percentage">
            <text:p>3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5" calcext:value-type="percentage">
            <text:p>5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25" calcext:value-type="percentage">
            <text:p>2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2" calcext:value-type="float">
            <text:p>322</text:p>
          </table:table-cell>
          <table:table-cell table:number-columns-repeated="2"/>
          <table:table-cell office:value-type="string" calcext:value-type="string">
            <text:p><text:s/>පැළ තවානක සෑම පැළ 10 කට 2ක් ම විනාශ වේ. පැළ තවානේ <text:s/>පැළ 120ක් තිබුණි නම් විනාශ වූ පැළ ගණන ප්‍රතිශතයක් ලෙස,</text:p>
          </table:table-cell>
          <table:table-cell/>
          <table:table-cell table:style-name="ce8" office:value-type="percentage" office:value="0.2" calcext:value-type="percentage">
            <text:p>20%</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8" office:value-type="percentage" office:value="0.3" calcext:value-type="percentage">
            <text:p>3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5" calcext:value-type="percentage">
            <text:p>5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8" office:value-type="percentage" office:value="0.25" calcext:value-type="percentage">
            <text:p>2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3" calcext:value-type="float">
            <text:p>323</text:p>
          </table:table-cell>
          <table:table-cell table:number-columns-repeated="2"/>
          <table:table-cell office:value-type="string" calcext:value-type="string">
            <text:p><text:s/>85% දශම සංඛ්‍යාවක් ලෙස,</text:p>
          </table:table-cell>
          <table:table-cell/>
          <table:table-cell office:value-type="float" office:value="8.5" calcext:value-type="float">
            <text:p>8.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0.85" calcext:value-type="float">
            <text:p>0.85</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4" office:value-type="string" calcext:value-type="string">
            <text:p>8.5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0.085" calcext:value-type="float">
            <text:p>0.08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4" calcext:value-type="float">
            <text:p>324</text:p>
          </table:table-cell>
          <table:table-cell table:number-columns-repeated="2"/>
          <table:table-cell office:value-type="string" calcext:value-type="string">
            <text:p><text:s/>පුද්ගලයෙක් සිය වැටුපෙන් 70% ක් වියදම් සඳහා යොදවා ඉතිරිය බැංකුවේ තැන්පත් කරනු ලබයි. තැන්පත් කරන මුදල රුපියල් 20,000 නම් ඔහුගේ වැටුප වන්නේ,</text:p>
          </table:table-cell>
          <table:table-cell/>
          <table:table-cell office:value-type="string" calcext:value-type="string">
            <text:p>රුපියල් 60,000</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පියල් 50,000</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පියල් 80,000</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රුපියල් 70,00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5" calcext:value-type="float">
            <text:p>325</text:p>
          </table:table-cell>
          <table:table-cell table:number-columns-repeated="2"/>
          <table:table-cell office:value-type="string" calcext:value-type="string">
            <text:p>වත්තක තේ හා රබර් වගා කර ඇත. ඉඩමෙන් 75% වගාකර ඇත්තේ රබර් වන අතර එය අක්කර 15කි. තේ වගාකර ඇති ප්‍රමාණය කොපමණ ද?</text:p>
          </table:table-cell>
          <table:table-cell/>
          <table:table-cell office:value-type="string" calcext:value-type="string">
            <text:p>අක්කර 1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කර 13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කර 5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ක්කර 15 කි</text:p>
          </table:table-cell>
          <table:table-cell office:value-type="float" office:value="0" calcext:value-type="float">
            <text:p>0</text:p>
          </table:table-cell>
          <table:table-cell table:number-columns-repeated="1006"/>
        </table:table-row>
        <table:table-row table:style-name="ro1">
          <table:table-cell office:value-type="float" office:value="66" calcext:value-type="float">
            <text:p>6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3-ep07</text:p>
          </table:table-cell>
          <table:table-cell office:value-type="float" office:value="7" calcext:value-type="float">
            <text:p>7</text:p>
          </table:table-cell>
          <table:table-cell office:value-type="float" office:value="3" calcext:value-type="float">
            <text:p>3</text:p>
          </table:table-cell>
          <table:table-cell office:value-type="float" office:value="23" calcext:value-type="float">
            <text:p>23</text:p>
          </table:table-cell>
          <table:table-cell office:value-type="string" calcext:value-type="string">
            <text:p>කාටිසීය තලය</text:p>
          </table:table-cell>
          <table:table-cell office:value-type="string" calcext:value-type="string">
            <text:p>ස්ථානයක පිහිටීම</text:p>
          </table:table-cell>
          <table:table-cell office:value-type="string" calcext:value-type="string">
            <text:p>ස්ථානයක පිහිටීම හා නියත ලක්ෂ්‍යයක් ඇසුරින් තවත් ලක්ෂ්‍යයක පිහිටීම නිරීක්ෂණය කිරීම. කාටිසීය තලය හැඳින්වීම.කාටිසීය තලය මත ලක්ෂ්‍යයක් ඛණ්ඩාංක මඟින් හඳුනා ගැනීම.</text:p>
          </table:table-cell>
          <table:table-cell table:style-name="ce3" office:value-type="time" office:time-value="PT01H00M00S" calcext:value-type="time">
            <text:p>1:00:00</text:p>
          </table:table-cell>
          <table:table-cell office:value-type="float" office:value="326" calcext:value-type="float">
            <text:p>326</text:p>
          </table:table-cell>
          <table:table-cell/>
          <table:table-cell office:value-type="string" calcext:value-type="string">
            <text:p>maths-07-t3-l23-ep07-q-1.png</text:p>
          </table:table-cell>
          <table:table-cell office:value-type="string" calcext:value-type="string">
            <text:p>A ලක්ෂයේ ලක්ෂ කණ්ඩාංකය වන්නේ,</text:p>
          </table:table-cell>
          <table:table-cell/>
          <table:table-cell office:value-type="string" calcext:value-type="string">
            <text:p>(3 , 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 , 3)</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 ,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 ,1)</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7" calcext:value-type="float">
            <text:p>327</text:p>
          </table:table-cell>
          <table:table-cell/>
          <table:table-cell office:value-type="string" calcext:value-type="string">
            <text:p>maths-07-t3-l23-ep07-q-2.png</text:p>
          </table:table-cell>
          <table:table-cell office:value-type="string" calcext:value-type="string">
            <text:p><text:s/>E ලක්ෂයේ ලක්ෂ කණ්ඩාංකය වන්නේ,</text:p>
          </table:table-cell>
          <table:table-cell/>
          <table:table-cell office:value-type="string" calcext:value-type="string">
            <text:p>(4 , 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 , 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 ,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 ,1)</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28" calcext:value-type="float">
            <text:p>328</text:p>
          </table:table-cell>
          <table:table-cell/>
          <table:table-cell office:value-type="string" calcext:value-type="string">
            <text:p>maths-07-t3-l23-ep07-q-3.png</text:p>
          </table:table-cell>
          <table:table-cell office:value-type="string" calcext:value-type="string">
            <text:p><text:s/>D ලක්ෂයේ ලක්ෂ කණ්ඩාංකය වන්නේ,</text:p>
          </table:table-cell>
          <table:table-cell/>
          <table:table-cell office:value-type="string" calcext:value-type="string">
            <text:p>(6 , 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 , 6)</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 ,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 ,1)</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9" calcext:value-type="float">
            <text:p>329</text:p>
          </table:table-cell>
          <table:table-cell/>
          <table:table-cell office:value-type="string" calcext:value-type="string">
            <text:p>maths-07-t3-l23-ep07-q-4.png</text:p>
          </table:table-cell>
          <table:table-cell office:value-type="string" calcext:value-type="string">
            <text:p><text:s/>(2 ,2) <text:s/>කණ්ඩාංකයෙන් දැක්වෙන්නේ,</text:p>
          </table:table-cell>
          <table:table-cell/>
          <table:table-cell office:value-type="string" calcext:value-type="string">
            <text:p>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0" calcext:value-type="float">
            <text:p>330</text:p>
          </table:table-cell>
          <table:table-cell/>
          <table:table-cell office:value-type="string" calcext:value-type="string">
            <text:p>maths-07-t3-l23-ep07-q-5.png</text:p>
          </table:table-cell>
          <table:table-cell office:value-type="string" calcext:value-type="string">
            <text:p><text:s/>(7 ,5) කණ්ඩාංකයෙන් දැක්වෙන්නේ,</text:p>
          </table:table-cell>
          <table:table-cell/>
          <table:table-cell office:value-type="string" calcext:value-type="string">
            <text:p>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F</text:p>
          </table:table-cell>
          <table:table-cell office:value-type="float" office:value="1" calcext:value-type="float">
            <text:p>1</text:p>
          </table:table-cell>
          <table:table-cell table:number-columns-repeated="1006"/>
        </table:table-row>
        <table:table-row table:style-name="ro1">
          <table:table-cell office:value-type="float" office:value="67" calcext:value-type="float">
            <text:p>6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3-ep08</text:p>
          </table:table-cell>
          <table:table-cell office:value-type="float" office:value="8" calcext:value-type="float">
            <text:p>8</text:p>
          </table:table-cell>
          <table:table-cell office:value-type="float" office:value="3" calcext:value-type="float">
            <text:p>3</text:p>
          </table:table-cell>
          <table:table-cell office:value-type="float" office:value="23" calcext:value-type="float">
            <text:p>23</text:p>
          </table:table-cell>
          <table:table-cell office:value-type="string" calcext:value-type="string">
            <text:p>කාටිසීය තලය</text:p>
          </table:table-cell>
          <table:table-cell office:value-type="string" calcext:value-type="string">
            <text:p>කාටිසීය තලය මත ලකුණු කිරීම</text:p>
          </table:table-cell>
          <table:table-cell office:value-type="string" calcext:value-type="string">
            <text:p>කාටිසීය තලය මත ලක්ෂ්‍ය ලකුණු කිරීම. අභ්‍යාස <text:s/>සිදුකිරීම. ගැටලු සාකච්ඡා <text:s/>කිරීම.</text:p>
          </table:table-cell>
          <table:table-cell table:style-name="ce3" office:value-type="time" office:time-value="PT01H00M00S" calcext:value-type="time">
            <text:p>1:00:00</text:p>
          </table:table-cell>
          <table:table-cell office:value-type="float" office:value="331" calcext:value-type="float">
            <text:p>331</text:p>
          </table:table-cell>
          <table:table-cell/>
          <table:table-cell office:value-type="string" calcext:value-type="string">
            <text:p>maths-07-t3-l23-ep08-q-1.png</text:p>
          </table:table-cell>
          <table:table-cell office:value-type="string" calcext:value-type="string">
            <text:p>(1 ,3) කණ්ඩාංකයෙන් දැක්වෙන්නේ,</text:p>
          </table:table-cell>
          <table:table-cell/>
          <table:table-cell office:value-type="string" calcext:value-type="string">
            <text:p>A</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2" calcext:value-type="float">
            <text:p>332</text:p>
          </table:table-cell>
          <table:table-cell/>
          <table:table-cell office:value-type="string" calcext:value-type="string">
            <text:p>maths-07-t3-l23-ep08-q-2.png</text:p>
          </table:table-cell>
          <table:table-cell office:value-type="string" calcext:value-type="string">
            <text:p>(4 ,2) කණ්ඩාංකයෙන් දැක්වෙන්නේ,</text:p>
          </table:table-cell>
          <table:table-cell/>
          <table:table-cell office:value-type="string" calcext:value-type="string">
            <text:p>B</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F</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3" calcext:value-type="float">
            <text:p>333</text:p>
          </table:table-cell>
          <table:table-cell/>
          <table:table-cell office:value-type="string" calcext:value-type="string">
            <text:p>maths-07-t3-l23-ep08-q-3.png</text:p>
          </table:table-cell>
          <table:table-cell office:value-type="string" calcext:value-type="string">
            <text:p>(7 ,3) කණ්ඩාංකයෙන් දැක්වෙන්නේ,</text:p>
          </table:table-cell>
          <table:table-cell/>
          <table:table-cell office:value-type="string" calcext:value-type="string">
            <text:p>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F</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34" calcext:value-type="float">
            <text:p>334</text:p>
          </table:table-cell>
          <table:table-cell/>
          <table:table-cell office:value-type="string" calcext:value-type="string">
            <text:p>maths-07-t3-l23-ep08-q-4.png</text:p>
          </table:table-cell>
          <table:table-cell office:value-type="string" calcext:value-type="string">
            <text:p>D ලක්ෂයේ ලක්ෂ කණ්ඩාංකය වන්නේ,</text:p>
          </table:table-cell>
          <table:table-cell/>
          <table:table-cell office:value-type="string" calcext:value-type="string">
            <text:p>(4 , 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 , 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 ,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 ,1)</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5" calcext:value-type="float">
            <text:p>335</text:p>
          </table:table-cell>
          <table:table-cell/>
          <table:table-cell office:value-type="string" calcext:value-type="string">
            <text:p>maths-07-t3-l23-ep08-q-5.png</text:p>
          </table:table-cell>
          <table:table-cell office:value-type="string" calcext:value-type="string">
            <text:p>E ලක්ෂයේ ලක්ෂ කණ්ඩාංකය වන්නේ,</text:p>
          </table:table-cell>
          <table:table-cell/>
          <table:table-cell office:value-type="string" calcext:value-type="string">
            <text:p>(5 , 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 , 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 ,1)</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 ,6)</text:p>
          </table:table-cell>
          <table:table-cell office:value-type="float" office:value="0" calcext:value-type="float">
            <text:p>0</text:p>
          </table:table-cell>
          <table:table-cell table:number-columns-repeated="1006"/>
        </table:table-row>
        <table:table-row table:style-name="ro1">
          <table:table-cell office:value-type="float" office:value="68" calcext:value-type="float">
            <text:p>6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4-ep09</text:p>
          </table:table-cell>
          <table:table-cell office:value-type="float" office:value="9" calcext:value-type="float">
            <text:p>9</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සරල රේඛීය තල රූප නිර්මාණය</text:p>
          </table:table-cell>
          <table:table-cell office:value-type="string" calcext:value-type="string">
            <text:p>නිර්මාණ</text:p>
          </table:table-cell>
          <table:table-cell office:value-type="string" calcext:value-type="string">
            <text:p>සරල දාරය, කවකටුව, කෝණමානය භාවිතා කරමින් හැඩතල නිර්මාණය කිරීම. සරල රේඛා ඛණ්ඩයක් නිර්මාණය කිරීම. සමපාද ත්‍රිකෝණයක් යනු කුමක්දැයි හඳුනා ගෙන , සමපාද ත්‍රිකෝණයක් නිර්මාණය කිරීම.</text:p>
          </table:table-cell>
          <table:table-cell table:style-name="ce3" office:value-type="time" office:time-value="PT01H00M00S" calcext:value-type="time">
            <text:p>1:00:00</text:p>
          </table:table-cell>
          <table:table-cell office:value-type="float" office:value="336" calcext:value-type="float">
            <text:p>336</text:p>
          </table:table-cell>
          <table:table-cell table:number-columns-repeated="2"/>
          <table:table-cell office:value-type="string" calcext:value-type="string">
            <text:p>තලරූපයකට උදාහරණයක් <text:s/>නොවන්නේ,</text:p>
          </table:table-cell>
          <table:table-cell/>
          <table:table-cell office:value-type="string" calcext:value-type="string">
            <text:p>වෘත්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රිකෝ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ඝනක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මචතුරස්‍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7" calcext:value-type="float">
            <text:p>337</text:p>
          </table:table-cell>
          <table:table-cell table:number-columns-repeated="2"/>
          <table:table-cell office:value-type="string" calcext:value-type="string">
            <text:p>හැඩතල නිර්මාණය සඳහා භාවිත කරන ගණිතමය උපකරණයක් නොවන්නේ,</text:p>
          </table:table-cell>
          <table:table-cell/>
          <table:table-cell office:value-type="string" calcext:value-type="string">
            <text:p>සරල දා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වකටු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ණමා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රපීසිය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38" calcext:value-type="float">
            <text:p>338</text:p>
          </table:table-cell>
          <table:table-cell table:number-columns-repeated="2"/>
          <table:table-cell office:value-type="string" calcext:value-type="string">
            <text:p><text:s/>සමපාද ත්‍රිකෝණය සම්බනධයෙන් අදාල නොවන ප්‍රකාශනය වන්නේ,</text:p>
          </table:table-cell>
          <table:table-cell/>
          <table:table-cell office:value-type="string" calcext:value-type="string">
            <text:p>පාද එකිනෙක සමා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භ්‍යන්තර කෝණ විශාලත්වයෙන් සමා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හිර කෝණ විශාලත්වයෙන් සමාන නොවන අවස්ථ ද ඇත.</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උත්තල බහුඅස්‍ර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9" calcext:value-type="float">
            <text:p>339</text:p>
          </table:table-cell>
          <table:table-cell table:number-columns-repeated="2"/>
          <table:table-cell office:value-type="string" calcext:value-type="string">
            <text:p>සවිධි ෂඩාස්‍රයක්,</text:p>
          </table:table-cell>
          <table:table-cell/>
          <table:table-cell office:value-type="string" calcext:value-type="string">
            <text:p>සමපාද ත්‍රිකෝණ 5කින් නිර්මාණය කළ හැ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මපාද ත්‍රිකෝණ 6කින් නිර්මාණය කළ හැ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භ්‍යන්තර කෝණ 5ක් පමණක් එකිනෙක සමාන නො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අදාල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0" calcext:value-type="float">
            <text:p>340</text:p>
          </table:table-cell>
          <table:table-cell table:number-columns-repeated="2"/>
          <table:table-cell office:value-type="string" calcext:value-type="string">
            <text:p>පාද එකිනෙක සමාන තලරූපයක් නොවන්නේ,</text:p>
          </table:table-cell>
          <table:table-cell/>
          <table:table-cell office:value-type="string" calcext:value-type="string">
            <text:p>සමචතුරස්‍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ජුකෝණාස්‍ර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විධි ෂඩාස්‍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චාස්‍රය</text:p>
          </table:table-cell>
          <table:table-cell office:value-type="float" office:value="0" calcext:value-type="float">
            <text:p>0</text:p>
          </table:table-cell>
          <table:table-cell table:number-columns-repeated="1006"/>
        </table:table-row>
        <table:table-row table:style-name="ro1">
          <table:table-cell office:value-type="float" office:value="69" calcext:value-type="float">
            <text:p>6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4-ep10</text:p>
          </table:table-cell>
          <table:table-cell office:value-type="float" office:value="10" calcext:value-type="float">
            <text:p>10</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සරල රේඛීය තල රූප නිර්මාණය</text:p>
          </table:table-cell>
          <table:table-cell office:value-type="string" calcext:value-type="string">
            <text:p>සවිධි ෂඩාස්‍රය නිර්මාණය</text:p>
          </table:table-cell>
          <table:table-cell office:value-type="string" calcext:value-type="string">
            <text:p>සමපාද ත්‍රිකෝණ නිර්මාණය.සවිධි ෂඩාස්‍රයක දක්නට ලැබෙන විශේෂ ලක්ෂණ, වෘත්තය ඇසුරින් සවිධි ෂඩාස්‍රයක් නිර්මාණය කිරීම, අභ්‍යාස <text:s/>සිදුකිරීම. සමපාද ත්‍රිකෝණයක් ඇසුරින් සවිධි ෂඩාස්‍රයක් නිර්මාණය කිරීම, අභ්‍යාස <text:s/>සිදුකිරීම.</text:p>
          </table:table-cell>
          <table:table-cell table:style-name="ce3" office:value-type="time" office:time-value="PT01H00M00S" calcext:value-type="time">
            <text:p>1:00:00</text:p>
          </table:table-cell>
          <table:table-cell office:value-type="float" office:value="341" calcext:value-type="float">
            <text:p>341</text:p>
          </table:table-cell>
          <table:table-cell table:number-columns-repeated="2"/>
          <table:table-cell office:value-type="string" calcext:value-type="string">
            <text:p>සවිධි ෂඩාශ්‍රයක් සම්බන්ධයෙන් නොගැලපෙන පිළිතුර වන්නේ,</text:p>
          </table:table-cell>
          <table:table-cell/>
          <table:table-cell office:value-type="string" calcext:value-type="string">
            <text:p>පාද 6කින් යුක්ත 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උත්තල බහුඅස්‍ර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ද එක හා සමාන නො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ණ 6 විශාලත්වයෙන් සමාන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2" calcext:value-type="float">
            <text:p>342</text:p>
          </table:table-cell>
          <table:table-cell/>
          <table:table-cell office:value-type="string" calcext:value-type="string">
            <text:p>maths-07-t3-l24-ep10-q-2.png</text:p>
          </table:table-cell>
          <table:table-cell office:value-type="string" calcext:value-type="string">
            <text:p>DGC ත්‍රිකෝණයට සමාන ත්‍රිකෝණ කීයක් ඉහත රූපසටහනේ පවතී ද?</text:p>
          </table:table-cell>
          <table:table-cell/>
          <table:table-cell office:value-type="string" calcext:value-type="string">
            <text:p>7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6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5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3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3" calcext:value-type="float">
            <text:p>343</text:p>
          </table:table-cell>
          <table:table-cell/>
          <table:table-cell office:value-type="string" calcext:value-type="string">
            <text:p>maths-07-t3-l24-ep10-q-3.png</text:p>
          </table:table-cell>
          <table:table-cell office:value-type="string" calcext:value-type="string">
            <text:p>AD දිග කොපමණ ද?</text:p>
          </table:table-cell>
          <table:table-cell/>
          <table:table-cell office:value-type="string" calcext:value-type="string">
            <text:p>5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5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C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තොරතරු ප්‍රමාණවත් නොමැත</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4" calcext:value-type="float">
            <text:p>344</text:p>
          </table:table-cell>
          <table:table-cell/>
          <table:table-cell office:value-type="string" calcext:value-type="string">
            <text:p>maths-07-t3-l24-ep10-q-4.png</text:p>
          </table:table-cell>
          <table:table-cell office:value-type="string" calcext:value-type="string">
            <text:p>BC දිග කොපමණ ද?</text:p>
          </table:table-cell>
          <table:table-cell/>
          <table:table-cell office:value-type="string" calcext:value-type="string">
            <text:p>5C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5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8 C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5" calcext:value-type="float">
            <text:p>345</text:p>
          </table:table-cell>
          <table:table-cell/>
          <table:table-cell office:value-type="string" calcext:value-type="string">
            <text:p>maths-07-t3-l24-ep10-q-5.png</text:p>
          </table:table-cell>
          <table:table-cell office:value-type="string" calcext:value-type="string">
            <text:p>AB පාදයට සමාන්තර පාදයක් වන්නේ,</text:p>
          </table:table-cell>
          <table:table-cell/>
          <table:table-cell office:value-type="string" calcext:value-type="string">
            <text:p>A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F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D</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BC</text:p>
          </table:table-cell>
          <table:table-cell office:value-type="float" office:value="0" calcext:value-type="float">
            <text:p>0</text:p>
          </table:table-cell>
          <table:table-cell table:number-columns-repeated="1006"/>
        </table:table-row>
        <table:table-row table:style-name="ro1">
          <table:table-cell office:value-type="float" office:value="70" calcext:value-type="float">
            <text:p>7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4-ep11</text:p>
          </table:table-cell>
          <table:table-cell office:value-type="float" office:value="11" calcext:value-type="float">
            <text:p>11</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සරල රේඛීය තල රූප නිර්මාණය</text:p>
          </table:table-cell>
          <table:table-cell office:value-type="string" calcext:value-type="string">
            <text:p>නිර්මාණ පුනරීක්ෂණ</text:p>
          </table:table-cell>
          <table:table-cell office:value-type="string" calcext:value-type="string">
            <text:p>කවකටුව හා සරල දාරය භාවිතයෙන් සරල රේඛා ඛන්ඩය, සමපාද ත්‍රිකෝණය නිර්මාණය කර, කෝණමානය භාවිතයෙන් කෝණයේ විශාලත්වය මැනීම. වෘත්තය ඇසුරින් සවිධි ෂඩාස්‍රයක් නිර්මාණය කිරීම. සවිධි ෂඩාස්‍රයේ පාදයක් හැර පාදයක් එක් එක් ත්‍රිකෝණයේ පාදයක් ලෙස ගෙන සවිධි ෂඩාස්‍රයේ පිටත ප්‍රදේශයේ සමපාද ත්‍රිකෝණ නිර්මාණය කිරීම මඟින් පුනරීක්ෂණ සිදුකිරීම.</text:p>
          </table:table-cell>
          <table:table-cell table:style-name="ce3" office:value-type="time" office:time-value="PT01H00M00S" calcext:value-type="time">
            <text:p>1:00:00</text:p>
          </table:table-cell>
          <table:table-cell office:value-type="float" office:value="346" calcext:value-type="float">
            <text:p>346</text:p>
          </table:table-cell>
          <table:table-cell table:number-columns-repeated="2"/>
          <table:table-cell office:value-type="string" calcext:value-type="string">
            <text:p>සවිධි ෂඩස්‍රයක දක්නට ලැබෙන විශේෂ ලක්ෂණයක් නොවන්නේ,</text:p>
          </table:table-cell>
          <table:table-cell/>
          <table:table-cell office:value-type="string" calcext:value-type="string">
            <text:p>උත්තල බහු අස්‍ර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ද 6ම එකිනෙකට සමා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ණ 6ම එකිනෙකට සමා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රල රේඛා ඛණ්ඩ 8කින් සමන්විත වේ.</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47" calcext:value-type="float">
            <text:p>347</text:p>
          </table:table-cell>
          <table:table-cell table:number-columns-repeated="2"/>
          <table:table-cell office:value-type="string" calcext:value-type="string">
            <text:p>අරය 1.5cm වූ වෘත්තයක විශ්කම්භය කොපමණ ද?</text:p>
          </table:table-cell>
          <table:table-cell/>
          <table:table-cell office:value-type="string" calcext:value-type="string">
            <text:p>2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5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c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3.5c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8" calcext:value-type="float">
            <text:p>348</text:p>
          </table:table-cell>
          <table:table-cell table:number-columns-repeated="2"/>
          <table:table-cell office:value-type="string" calcext:value-type="string">
            <text:p>වෘත්තයක් ඇසුරින් සවිධි ෂඩස්‍රයක් නිර්මාණය කිරීමේ දී,</text:p>
          </table:table-cell>
          <table:table-cell/>
          <table:table-cell office:value-type="string" calcext:value-type="string">
            <text:p>වෘත්තය මත එකම දුර සහිත කුඩා චාප 6ක් ඇඳිය යුතු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චාප දිග එකිනෙකට වෙනස් කරමින් වෘත්තය මත ළකුණු කර ගත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ත්තයෙන් පිට සමාන දුර සහිත කුඩා චාප 6ක් ඇඳිය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9" calcext:value-type="float">
            <text:p>349</text:p>
          </table:table-cell>
          <table:table-cell/>
          <table:table-cell office:value-type="string" calcext:value-type="string">
            <text:p>maths-07-t3-l24-ep11-q-4.png</text:p>
          </table:table-cell>
          <table:table-cell office:value-type="string" calcext:value-type="string">
            <text:p>පහත රූපයේ පෙන්වා ඇත්තේ,</text:p>
          </table:table-cell>
          <table:table-cell/>
          <table:table-cell office:value-type="string" calcext:value-type="string">
            <text:p>සවිධි ෂඩස්‍ර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ධි චතුරස්‍ර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පාද ත්‍රිකෝණය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ෂම පාද ත්‍රිකෝණ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0" calcext:value-type="float">
            <text:p>350</text:p>
          </table:table-cell>
          <table:table-cell table:number-columns-repeated="2"/>
          <table:table-cell office:value-type="string" calcext:value-type="string">
            <text:p>සමපාද ත්‍රිකෝණයක් භාවිතා කරමින්,</text:p>
          </table:table-cell>
          <table:table-cell/>
          <table:table-cell office:value-type="string" calcext:value-type="string">
            <text:p>සවිධි චතුරස්‍රයක් නිර්මාණය කල හැ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ධි ෂඩස්‍රයක් නිර්මාණය කල හැ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චතුරස්‍රයක් නිර්මාණය කල හැ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ත්තයක් නිර්මාණය කල හැක.</text:p>
          </table:table-cell>
          <table:table-cell office:value-type="float" office:value="0" calcext:value-type="float">
            <text:p>0</text:p>
          </table:table-cell>
          <table:table-cell table:number-columns-repeated="1006"/>
        </table:table-row>
        <table:table-row table:style-name="ro1">
          <table:table-cell office:value-type="float" office:value="71" calcext:value-type="float">
            <text:p>7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5-ep12</text:p>
          </table:table-cell>
          <table:table-cell office:value-type="float" office:value="12" calcext:value-type="float">
            <text:p>12</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ඝන වස්තු</text:p>
          </table:table-cell>
          <table:table-cell office:value-type="string" calcext:value-type="string">
            <text:p>ඝන වස්තු හැඳින්වීම</text:p>
          </table:table-cell>
          <table:table-cell office:value-type="string" calcext:value-type="string">
            <text:p>ඝන වස්තුවක් හැඳින්වීම. ඝනකයක, ඝනකාභයක,සවිධි චතුස්තලයක,සමචතුරස්‍ර පිරමීඩයක ලක්ෂණ වෙන්වෙන්ව සාකච්චා <text:s/>කිරීම. සමචතුරස්‍ර පිරමීඩයක ආකෘතිය හා පතරම දැක්වීම. ඝනකයක, ඝනකාභයක,සවිධි චතුස්තලයක,සමචතුරස්‍ර <text:s/>පිරමීඩයක මුහුණත් ගණන, ශීර්ෂ ගණන, දාර ගණන සෙවීම. <text:s/>අභ්‍යාස <text:s/>සිදුකිරීම.</text:p>
          </table:table-cell>
          <table:table-cell table:style-name="ce3" office:value-type="time" office:time-value="PT01H00M00S" calcext:value-type="time">
            <text:p>1:00:00</text:p>
          </table:table-cell>
          <table:table-cell office:value-type="float" office:value="351" calcext:value-type="float">
            <text:p>351</text:p>
          </table:table-cell>
          <table:table-cell table:number-columns-repeated="2"/>
          <table:table-cell office:value-type="string" calcext:value-type="string">
            <text:p>ඝන වස්තු සම්බන්ධයෙන් අදාල නොවන්නේ,</text:p>
          </table:table-cell>
          <table:table-cell/>
          <table:table-cell office:value-type="string" calcext:value-type="string">
            <text:p>මතුපිට තල පෘෂ්ඨ හෝ වක්‍ර පෘෂ්ඨ වලින් සමන්විත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දුකැටය ඝනවස්තුවකට උදාහර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නියත හැඩයක් ඇත.</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 ඝනවස්තුවක්ම දාර සහිත වේ.</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52" calcext:value-type="float">
            <text:p>352</text:p>
          </table:table-cell>
          <table:table-cell table:number-columns-repeated="2"/>
          <table:table-cell office:value-type="string" calcext:value-type="string">
            <text:p><text:s/>චතුස්තලය සම්බන්ධ වැරදි ප්‍රකාශය වන්නේ,</text:p>
          </table:table-cell>
          <table:table-cell/>
          <table:table-cell office:value-type="string" calcext:value-type="string">
            <text:p>මුහුණත් ගණන 4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 ගණන 6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 ගණන 7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ශීර්ෂ 4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3" calcext:value-type="float">
            <text:p>353</text:p>
          </table:table-cell>
          <table:table-cell table:number-columns-repeated="2"/>
          <table:table-cell office:value-type="string" calcext:value-type="string">
            <text:p>ඝනකාභය සම්බන්ධ වැරදි ප්‍රකාශය වන්නේ,</text:p>
          </table:table-cell>
          <table:table-cell/>
          <table:table-cell office:value-type="string" calcext:value-type="string">
            <text:p>මුහුණත් 6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හුණත් සියල්ල එක හා සමාන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ර ගණන 12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ශීර්ෂ 8ක් ඇත.</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4" calcext:value-type="float">
            <text:p>354</text:p>
          </table:table-cell>
          <table:table-cell table:number-columns-repeated="2"/>
          <table:table-cell office:value-type="string" calcext:value-type="string">
            <text:p>සමචතුරස්‍ර පිරමීඩයක ලක්ෂණයක් නොවන්නේ,</text:p>
          </table:table-cell>
          <table:table-cell/>
          <table:table-cell office:value-type="string" calcext:value-type="string">
            <text:p>මුහුණත් 5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හුණත් සියල්ල එක හා සමාන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ර ගණන 8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ශීර්ෂ 5ක් ඇත.</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5" calcext:value-type="float">
            <text:p>355</text:p>
          </table:table-cell>
          <table:table-cell table:number-columns-repeated="2"/>
          <table:table-cell office:value-type="string" calcext:value-type="string">
            <text:p>චතුස්තලය නිර්මාණය කරනු ලබන තලරූපය වන්නේ,</text:p>
          </table:table-cell>
          <table:table-cell/>
          <table:table-cell office:value-type="string" calcext:value-type="string">
            <text:p>ත්‍රිකෝණ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මචතුරස්‍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ජුකෝණාස්‍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ත්තය</text:p>
          </table:table-cell>
          <table:table-cell office:value-type="float" office:value="0" calcext:value-type="float">
            <text:p>0</text:p>
          </table:table-cell>
          <table:table-cell table:number-columns-repeated="1006"/>
        </table:table-row>
        <table:table-row table:style-name="ro1">
          <table:table-cell office:value-type="float" office:value="72" calcext:value-type="float">
            <text:p>7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5-ep13</text:p>
          </table:table-cell>
          <table:table-cell office:value-type="float" office:value="13" calcext:value-type="float">
            <text:p>13</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ඝන වස්තු</text:p>
          </table:table-cell>
          <table:table-cell office:value-type="string" calcext:value-type="string">
            <text:p>ප්‍රිස්මය</text:p>
          </table:table-cell>
          <table:table-cell office:value-type="string" calcext:value-type="string">
            <text:p>ඝන වස්තු හඳුනා ගැනීම. ත්‍රිකෝණ ප්‍රිස්මයක ලක්ෂණ පැහැදිලි කිරීම. ත්‍රිකෝණ ප්‍රිස්මයක ආකෘතිය හා පතරම දැක්වීම. ඔයිලර් සම්බන්ධතාව විස්තර කිරීම. ඝනකය,ත්‍රිකෝණ ප්‍රිස්මය, සමචතුරස්‍රාකාර පිරමීඩ හා වෙනත් ඝන වස්තු සඳහා ඔයිලර් සම්න්ධතාවය ඇසුරෙන් ගැටලු විසඳීම.</text:p>
          </table:table-cell>
          <table:table-cell table:style-name="ce3" office:value-type="time" office:time-value="PT01H00M00S" calcext:value-type="time">
            <text:p>1:00:00</text:p>
          </table:table-cell>
          <table:table-cell office:value-type="float" office:value="356" calcext:value-type="float">
            <text:p>356</text:p>
          </table:table-cell>
          <table:table-cell table:number-columns-repeated="2"/>
          <table:table-cell office:value-type="string" calcext:value-type="string">
            <text:p>ඔයිලර් සබඳතාවය ගොඩනැගීමට අවශ්‍ය අංගයක් නොවන්නේ,</text:p>
          </table:table-cell>
          <table:table-cell/>
          <table:table-cell office:value-type="string" calcext:value-type="string">
            <text:p>ශීර්ෂ ගණ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ර ගණ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ණ ගණ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හුණත් ගණ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7" calcext:value-type="float">
            <text:p>357</text:p>
          </table:table-cell>
          <table:table-cell table:number-columns-repeated="2"/>
          <table:table-cell office:value-type="string" calcext:value-type="string">
            <text:p>ත්‍රිකෝණ ප්‍රිස්මයට ආදාල නොවන්නේ,</text:p>
          </table:table-cell>
          <table:table-cell/>
          <table:table-cell office:value-type="string" calcext:value-type="string">
            <text:p>ශීර්ෂ 6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 9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හුණත් 5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හුණත් 3ක් ත්‍රිකෝණාකාර වේ.</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58" calcext:value-type="float">
            <text:p>358</text:p>
          </table:table-cell>
          <table:table-cell table:number-columns-repeated="2"/>
          <table:table-cell office:value-type="string" calcext:value-type="string">
            <text:p><text:s/>ඝනකය සම්බන්ධ වැරදි ප්‍රකාශය වන්නේ,</text:p>
          </table:table-cell>
          <table:table-cell/>
          <table:table-cell office:value-type="string" calcext:value-type="string">
            <text:p>මුහුණත් 6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හුණත් සියල්ල එක හා සමා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 ගණන 14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ශීර්ෂ 8ක් ඇත.</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9" calcext:value-type="float">
            <text:p>359</text:p>
          </table:table-cell>
          <table:table-cell table:number-columns-repeated="2"/>
          <table:table-cell office:value-type="string" calcext:value-type="string">
            <text:p><text:s/>ගෝලයකට උදාහරණයක් නොවන්නේ,</text:p>
          </table:table-cell>
          <table:table-cell/>
          <table:table-cell office:value-type="string" calcext:value-type="string">
            <text:p>ජිල් බෝ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ය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ලිබෝ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ත්තර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60" calcext:value-type="float">
            <text:p>360</text:p>
          </table:table-cell>
          <table:table-cell table:number-columns-repeated="2"/>
          <table:table-cell office:value-type="string" calcext:value-type="string">
            <text:p><text:s/>වැරදි ප්‍රකාශය තෝරන්න.</text:p>
          </table:table-cell>
          <table:table-cell/>
          <table:table-cell office:value-type="string" calcext:value-type="string">
            <text:p>ඝනකයේ සියලුම මුහුණත් එක හා සමා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රිකෝණ ප්‍රිස්මයේ මුහුණත් 5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චතුස්තලයේ මුහුණත් 5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මචතුරස්‍ර පිරමීඩයක ශීර්ෂ 5ක් ඇත.</text:p>
          </table:table-cell>
          <table:table-cell office:value-type="float" office:value="0" calcext:value-type="float">
            <text:p>0</text:p>
          </table:table-cell>
          <table:table-cell table:number-columns-repeated="1006"/>
        </table:table-row>
        <table:table-row table:style-name="ro1">
          <table:table-cell office:value-type="float" office:value="73" calcext:value-type="float">
            <text:p>7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6-ep14</text:p>
          </table:table-cell>
          <table:table-cell office:value-type="float" office:value="14" calcext:value-type="float">
            <text:p>14</text:p>
          </table:table-cell>
          <table:table-cell office:value-type="float" office:value="3" calcext:value-type="float">
            <text:p>3</text:p>
          </table:table-cell>
          <table:table-cell office:value-type="float" office:value="26" calcext:value-type="float">
            <text:p>26</text:p>
          </table:table-cell>
          <table:table-cell office:value-type="string" calcext:value-type="string">
            <text:p>දත්ත නිරූපණය හා අර්ථකථනය</text:p>
          </table:table-cell>
          <table:table-cell office:value-type="string" calcext:value-type="string">
            <text:p>තීර ප්‍රස්තාර</text:p>
          </table:table-cell>
          <table:table-cell office:value-type="string" calcext:value-type="string">
            <text:p>වගු භාවිතයෙන් දත්ත නිරූපණය කිරීම හා එහි ඇති තොරතුරු චිත්‍ර ප්‍රස්තාරයක දැක්වීම. තිරස් තීර ප්‍රස්තාරයක් හඳුනා ගැනීම. බහු තීර ප්‍රස්තාර ඇඳීම. අභ්‍යාස <text:s/>සිදුකිරීම.</text:p>
          </table:table-cell>
          <table:table-cell table:style-name="ce3" office:value-type="time" office:time-value="PT01H00M00S" calcext:value-type="time">
            <text:p>1:00:00</text:p>
          </table:table-cell>
          <table:table-cell office:value-type="float" office:value="361" calcext:value-type="float">
            <text:p>361</text:p>
          </table:table-cell>
          <table:table-cell/>
          <table:table-cell office:value-type="string" calcext:value-type="string">
            <text:p>maths-07-t3-l26-ep14-q-1.png</text:p>
          </table:table-cell>
          <table:table-cell office:value-type="string" calcext:value-type="string">
            <text:p>සඳුදා දින සිසුන්ගේ පැමිණීම වන්නේ,</text:p>
          </table:table-cell>
          <table:table-cell/>
          <table:table-cell office:value-type="float" office:value="30" calcext:value-type="float">
            <text:p>3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35" calcext:value-type="float">
            <text:p>3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40" calcext:value-type="float">
            <text:p>4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45" calcext:value-type="float">
            <text:p>4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2" calcext:value-type="float">
            <text:p>362</text:p>
          </table:table-cell>
          <table:table-cell/>
          <table:table-cell office:value-type="string" calcext:value-type="string">
            <text:p>maths-07-t3-l26-ep14-q-2.png</text:p>
          </table:table-cell>
          <table:table-cell office:value-type="string" calcext:value-type="string">
            <text:p><text:s/>සමාන සිසුන් ගණනක් පාසලට පැමිණ ඇති දින දෙක වන්නේ,</text:p>
          </table:table-cell>
          <table:table-cell/>
          <table:table-cell office:value-type="string" calcext:value-type="string">
            <text:p>සඳුදා සහ බදා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ඟහරුවාදා සහ බ්‍රහස්පතින්දා</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ඳුදා සහ සිකුරා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දාදා සහ සිකුරාදා</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3" calcext:value-type="float">
            <text:p>363</text:p>
          </table:table-cell>
          <table:table-cell/>
          <table:table-cell office:value-type="string" calcext:value-type="string">
            <text:p>maths-07-t3-l26-ep14-q-3.png</text:p>
          </table:table-cell>
          <table:table-cell office:value-type="string" calcext:value-type="string">
            <text:p><text:s/>වැඩිම සිසුන් ගණනක් පැමිණ ඇති දිනය වන්නේ,</text:p>
          </table:table-cell>
          <table:table-cell/>
          <table:table-cell office:value-type="string" calcext:value-type="string">
            <text:p>සඳු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දා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රහස්පතින්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කුරාදා</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64" calcext:value-type="float">
            <text:p>364</text:p>
          </table:table-cell>
          <table:table-cell/>
          <table:table-cell office:value-type="string" calcext:value-type="string">
            <text:p>maths-07-t3-l26-ep14-q-4.png</text:p>
          </table:table-cell>
          <table:table-cell office:value-type="string" calcext:value-type="string">
            <text:p><text:s/>අඩුම සිසුන් ගණනක් පැමිණ ඇති දිනය වන්නේ,</text:p>
          </table:table-cell>
          <table:table-cell/>
          <table:table-cell office:value-type="string" calcext:value-type="string">
            <text:p>සඳුදා</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දා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රහස්පතින්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කුරාදා</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5" calcext:value-type="float">
            <text:p>365</text:p>
          </table:table-cell>
          <table:table-cell/>
          <table:table-cell office:value-type="string" calcext:value-type="string">
            <text:p>maths-07-t3-l26-ep14-q-5.png</text:p>
          </table:table-cell>
          <table:table-cell office:value-type="string" calcext:value-type="string">
            <text:p><text:s/>සතිය තුළ සිසුන්ගේ පැමිණීම වන්නේ,</text:p>
          </table:table-cell>
          <table:table-cell/>
          <table:table-cell office:value-type="float" office:value="130" calcext:value-type="float">
            <text:p>13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85" calcext:value-type="float">
            <text:p>185</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40" calcext:value-type="float">
            <text:p>14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45" calcext:value-type="float">
            <text:p>145</text:p>
          </table:table-cell>
          <table:table-cell office:value-type="float" office:value="0" calcext:value-type="float">
            <text:p>0</text:p>
          </table:table-cell>
          <table:table-cell table:number-columns-repeated="1006"/>
        </table:table-row>
        <table:table-row table:style-name="ro1">
          <table:table-cell office:value-type="float" office:value="74" calcext:value-type="float">
            <text:p>7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6-ep15</text:p>
          </table:table-cell>
          <table:table-cell office:value-type="float" office:value="15" calcext:value-type="float">
            <text:p>15</text:p>
          </table:table-cell>
          <table:table-cell office:value-type="float" office:value="3" calcext:value-type="float">
            <text:p>3</text:p>
          </table:table-cell>
          <table:table-cell office:value-type="float" office:value="26" calcext:value-type="float">
            <text:p>26</text:p>
          </table:table-cell>
          <table:table-cell office:value-type="string" calcext:value-type="string">
            <text:p>දත්ත නිරූපණය හා අර්ථකථනය</text:p>
          </table:table-cell>
          <table:table-cell office:value-type="string" calcext:value-type="string">
            <text:p>දත්ත අර්ථකථනය</text:p>
          </table:table-cell>
          <table:table-cell office:value-type="string" calcext:value-type="string">
            <text:p>බහු තීර ප්‍රස්තාරයේ ඇති දත්ත අර්ථකථනය කිරීම. <text:s/>තීර ප්‍රස්තාර හා බහු තීර ප්‍රස්තාර අධ්‍යනය කරමින් ප්‍රශ්ණ වලට පිළිතුරු සැපයීම.</text:p>
          </table:table-cell>
          <table:table-cell table:style-name="ce3" office:value-type="time" office:time-value="PT01H00M00S" calcext:value-type="time">
            <text:p>1:00:00</text:p>
          </table:table-cell>
          <table:table-cell office:value-type="float" office:value="366" calcext:value-type="float">
            <text:p>366</text:p>
          </table:table-cell>
          <table:table-cell/>
          <table:table-cell office:value-type="string" calcext:value-type="string">
            <text:p>maths-07-t3-l26-ep15-q-1.png</text:p>
          </table:table-cell>
          <table:table-cell office:value-type="string" calcext:value-type="string">
            <text:p><text:s/>සිකුරාදා දින පැමිණි සියලුම වාහන ගණන වන්නේ,</text:p>
          </table:table-cell>
          <table:table-cell/>
          <table:table-cell office:value-type="string" calcext:value-type="string">
            <text:p>1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15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16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13 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7" calcext:value-type="float">
            <text:p>367</text:p>
          </table:table-cell>
          <table:table-cell/>
          <table:table-cell office:value-type="string" calcext:value-type="string">
            <text:p>maths-07-t3-l26-ep15-q-2.png</text:p>
          </table:table-cell>
          <table:table-cell office:value-type="string" calcext:value-type="string">
            <text:p><text:s/>බ්‍රහස්පතින්දා පැමිණි කාර් ගණන වන්නේ,</text:p>
          </table:table-cell>
          <table:table-cell/>
          <table:table-cell office:value-type="string" calcext:value-type="string">
            <text:p>7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8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6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3 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8" calcext:value-type="float">
            <text:p>368</text:p>
          </table:table-cell>
          <table:table-cell/>
          <table:table-cell office:value-type="string" calcext:value-type="string">
            <text:p>maths-07-t3-l26-ep15-q-3.png</text:p>
          </table:table-cell>
          <table:table-cell office:value-type="string" calcext:value-type="string">
            <text:p>වැඩිම වාහන ගණනක් පැමිණි දිනය වන්නේ,</text:p>
          </table:table-cell>
          <table:table-cell/>
          <table:table-cell office:value-type="string" calcext:value-type="string">
            <text:p>සඳුදා</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දා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රහස්පතින්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කුරාදා</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9" calcext:value-type="float">
            <text:p>369</text:p>
          </table:table-cell>
          <table:table-cell/>
          <table:table-cell office:value-type="string" calcext:value-type="string">
            <text:p>maths-07-t3-l26-ep15-q-4.png</text:p>
          </table:table-cell>
          <table:table-cell office:value-type="string" calcext:value-type="string">
            <text:p><text:s/>අඩුම වාහන ගණනක් පැමිණි දිනය වන්නේ,</text:p>
          </table:table-cell>
          <table:table-cell/>
          <table:table-cell office:value-type="string" calcext:value-type="string">
            <text:p>සඳු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දාදා</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රහස්පතින්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කුරාදා</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0" calcext:value-type="float">
            <text:p>370</text:p>
          </table:table-cell>
          <table:table-cell/>
          <table:table-cell office:value-type="string" calcext:value-type="string">
            <text:p>maths-07-t3-l26-ep15-q-5.png</text:p>
          </table:table-cell>
          <table:table-cell office:value-type="string" calcext:value-type="string">
            <text:p><text:s/>වැඩිම වෑන් සංඛ්‍යාවක් පැමිණි දිනය වන්නේ,</text:p>
          </table:table-cell>
          <table:table-cell/>
          <table:table-cell office:value-type="string" calcext:value-type="string">
            <text:p>සඳුදා</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දා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රහස්පතින්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කුරාදා</text:p>
          </table:table-cell>
          <table:table-cell office:value-type="float" office:value="0" calcext:value-type="float">
            <text:p>0</text:p>
          </table:table-cell>
          <table:table-cell table:number-columns-repeated="1006"/>
        </table:table-row>
        <table:table-row table:style-name="ro1">
          <table:table-cell office:value-type="float" office:value="75" calcext:value-type="float">
            <text:p>7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7-ep16</text:p>
          </table:table-cell>
          <table:table-cell office:value-type="float" office:value="16" calcext:value-type="float">
            <text:p>16</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පරිමාණ රූප</text:p>
          </table:table-cell>
          <table:table-cell office:value-type="string" calcext:value-type="string">
            <text:p>පරිමාණ රූප හැඳින්වීම</text:p>
          </table:table-cell>
          <table:table-cell office:value-type="string" calcext:value-type="string">
            <text:p>පරිමාණ රූපයක් යනු කුමක්දැයි උදාහරණ පෙන්වාදෙමින් හඳුන්වා දීම. පරිමාණ අනුපාත <text:s/>ලෙස ලිවීම. පරිමාණ රූප ඇදීම , අභ්‍යාස <text:s/>සිදුකිරීම.</text:p>
          </table:table-cell>
          <table:table-cell table:style-name="ce3" office:value-type="time" office:time-value="PT01H00M00S" calcext:value-type="time">
            <text:p>1:00:00</text:p>
          </table:table-cell>
          <table:table-cell office:value-type="float" office:value="371" calcext:value-type="float">
            <text:p>371</text:p>
          </table:table-cell>
          <table:table-cell table:number-columns-repeated="2"/>
          <table:table-cell office:value-type="string" calcext:value-type="string">
            <text:p><text:s/>පරිමාණ රූප සම්බන්ධ වැරදි ප්‍රකාශය වන්නේ,</text:p>
          </table:table-cell>
          <table:table-cell/>
          <table:table-cell office:value-type="string" calcext:value-type="string">
            <text:p>විවිධ වස්තුන් ඇඳීමේ දී එම සැබෑ පරිමාණයෙන්ම ඇඳීමට අපහසු නිසා පරිමාණරූප භාවිත ක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ස්තුවේ විශාලත්වය අනුව මිනුම් ප්‍රමාණ යොදාගනී.</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මාණ රූප භාවිත කරනු ලබන්නේ විශාල පරිමාණ කුඩාකර දැක්වීමට පමණි.</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රිමාණ රූපය සැබෑ රූපයේම හැඩය ග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2" calcext:value-type="float">
            <text:p>372</text:p>
          </table:table-cell>
          <table:table-cell table:number-columns-repeated="2"/>
          <table:table-cell office:value-type="string" calcext:value-type="string">
            <text:p>ප්‍රාදේශීය සිතියමක් ඇඳීමේ දී කිලෝමීටරයක් සෙනටිමීටරයකින් නිරූපණය කරයි. මෙහි පරිමාණය වන්නේ,</text:p>
          </table:table-cell>
          <table:table-cell/>
          <table:table-cell table:style-name="ce4" office:value-type="string" calcext:value-type="string">
            <text:p>1 : 1000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 : 200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 : 100000</text:p>
          </table:table-cell>
          <table:table-cell office:value-type="float" office:value="1" calcext:value-type="float">
            <text:p>1</text:p>
          </table:table-cell>
          <table:table-cell table:number-columns-repeated="1006"/>
        </table:table-row>
        <table:table-row table:style-name="ro2">
          <table:table-cell table:number-columns-repeated="14"/>
          <table:table-cell table:style-name="ce10"/>
          <table:table-cell/>
          <table:table-cell table:style-name="ce4" office:value-type="string" calcext:value-type="string">
            <text:p>1000 : 1</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3" calcext:value-type="float">
            <text:p>373</text:p>
          </table:table-cell>
          <table:table-cell table:number-columns-repeated="2"/>
          <table:table-cell office:value-type="string" calcext:value-type="string">
            <text:p>පරිමාණ රූපයක් ඇඳීමේ දී අදාල නොවන්නේ,</text:p>
          </table:table-cell>
          <table:table-cell/>
          <table:table-cell office:value-type="string" calcext:value-type="string">
            <text:p>සැබෑ මිනුම් එම පරිමාණයෙන්ම යොදාගත නොහැක.</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10"/>
          <table:table-cell/>
          <table:table-cell office:value-type="string" calcext:value-type="string">
            <text:p>පරිමාණිත ඉලක්කම් සඳහා එකම ඒකකයක් භාවිත කල යුතුය.</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10"/>
          <table:table-cell/>
          <table:table-cell office:value-type="string" calcext:value-type="string">
            <text:p>රූප දෙකම එක හා සමාන හැඩයන් ගනී.</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මාන රූප ඇඳීම සඳහා පරිමානයක් සුදූසු පරිදි යොදා ගත හැක.</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74" calcext:value-type="float">
            <text:p>374</text:p>
          </table:table-cell>
          <table:table-cell table:number-columns-repeated="2"/>
          <table:table-cell office:value-type="string" calcext:value-type="string">
            <text:p><text:s/>ඉඩමක දළ සටහනක මීටර් එකක් සෙන්ටිමීටර් 1කින් නිරූපණය කරයි. මෙහි පරිමාණය වන්නේ,</text:p>
          </table:table-cell>
          <table:table-cell/>
          <table:table-cell table:style-name="ce4" office:value-type="string" calcext:value-type="string">
            <text:p>1 : 1000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 : 1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 : 100</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4" office:value-type="string" calcext:value-type="string">
            <text:p>100 : 1</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5" calcext:value-type="float">
            <text:p>375</text:p>
          </table:table-cell>
          <table:table-cell table:number-columns-repeated="2"/>
          <table:table-cell office:value-type="string" calcext:value-type="string">
            <text:p>සෙන්ටිමීටර් 1 : 100 අඳින ලද සෘජුකෝණයක එක්පාදයක දිග සෙන්ටිමීටර් 8කි. එහි සැබෑ දිග වන්නේ,</text:p>
          </table:table-cell>
          <table:table-cell/>
          <table:table-cell office:value-type="string" calcext:value-type="string">
            <text:p>8 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80cm</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10"/>
          <table:table-cell/>
          <table:table-cell office:value-type="string" calcext:value-type="string">
            <text:p>8m</text:p>
          </table:table-cell>
          <table:table-cell office:value-type="float" office:value="1" calcext:value-type="float">
            <text:p>1</text:p>
          </table:table-cell>
          <table:table-cell table:number-columns-repeated="1006"/>
        </table:table-row>
        <table:table-row table:style-name="ro2">
          <table:table-cell table:number-columns-repeated="14"/>
          <table:table-cell table:style-name="ce7"/>
          <table:table-cell/>
          <table:table-cell office:value-type="string" calcext:value-type="string">
            <text:p>80m</text:p>
          </table:table-cell>
          <table:table-cell office:value-type="float" office:value="0" calcext:value-type="float">
            <text:p>0</text:p>
          </table:table-cell>
          <table:table-cell table:number-columns-repeated="1006"/>
        </table:table-row>
        <table:table-row table:style-name="ro1">
          <table:table-cell office:value-type="float" office:value="76" calcext:value-type="float">
            <text:p>7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7-ep17</text:p>
          </table:table-cell>
          <table:table-cell office:value-type="float" office:value="17" calcext:value-type="float">
            <text:p>17</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පරිමාණ රූප</text:p>
          </table:table-cell>
          <table:table-cell office:value-type="string" calcext:value-type="string">
            <text:p>පරිමාණ රූප ඇඳීම, සැබෑ මිනුම් ලබාගැනීම</text:p>
          </table:table-cell>
          <table:table-cell office:value-type="string" calcext:value-type="string">
            <text:p>පරිමාණ රූප ඇසුරින් සැබෑ මිනුම් ලබා ගැනීම.අභ්‍යාස <text:s/>සිදුකිරීම.</text:p>
          </table:table-cell>
          <table:table-cell table:style-name="ce3" office:value-type="time" office:time-value="PT01H00M00S" calcext:value-type="time">
            <text:p>1:00:00</text:p>
          </table:table-cell>
          <table:table-cell office:value-type="float" office:value="376" calcext:value-type="float">
            <text:p>376</text:p>
          </table:table-cell>
          <table:table-cell table:number-columns-repeated="2"/>
          <table:table-cell table:style-name="ce7" office:value-type="string" calcext:value-type="string">
            <text:p>3cm කින් 3000cm ක් නිරූපණය වන විට ඊට අදාල අනුපාතය වන්නේ,</text:p>
          </table:table-cell>
          <table:table-cell/>
          <table:table-cell table:style-name="ce4" office:value-type="string" calcext:value-type="string">
            <text:p>1 <text:s/>: 1000</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4" office:value-type="string" calcext:value-type="string">
            <text:p>1 <text:s/>: 100</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7"/>
          <table:table-cell/>
          <table:table-cell table:style-name="ce4" office:value-type="string" calcext:value-type="string">
            <text:p>3 <text:s/>: 3000</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10"/>
          <table:table-cell/>
          <table:table-cell table:style-name="ce4" office:value-type="string" calcext:value-type="string">
            <text:p>1 <text:s/>: 1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7" calcext:value-type="float">
            <text:p>377</text:p>
          </table:table-cell>
          <table:table-cell table:number-columns-repeated="2"/>
          <table:table-cell office:value-type="string" calcext:value-type="string">
            <text:p>5cm කින් 1000cm ක් නිරූපණය වන විට ඊට අදාල අනුපාතය වන්නේ,</text:p>
          </table:table-cell>
          <table:table-cell/>
          <table:table-cell table:style-name="ce4" office:value-type="string" calcext:value-type="string">
            <text:p>1 :1000</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7"/>
          <table:table-cell/>
          <table:table-cell table:style-name="ce4" office:value-type="string" calcext:value-type="string">
            <text:p>1 : 200</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4" office:value-type="string" calcext:value-type="string">
            <text:p>100 :1</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7"/>
          <table:table-cell/>
          <table:table-cell table:style-name="ce4" office:value-type="string" calcext:value-type="string">
            <text:p>1 : 1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8" calcext:value-type="float">
            <text:p>378</text:p>
          </table:table-cell>
          <table:table-cell table:number-columns-repeated="2"/>
          <table:table-cell office:value-type="string" calcext:value-type="string">
            <text:p>3cm කින් 3000cm ක් නිරූපණය වන විට ඊට අදාල අනුපාතය වන්නේ,</text:p>
          </table:table-cell>
          <table:table-cell/>
          <table:table-cell table:style-name="ce4" office:value-type="string" calcext:value-type="string">
            <text:p>1 :1000</text:p>
          </table:table-cell>
          <table:table-cell office:value-type="float" office:value="1" calcext:value-type="float">
            <text:p>1</text:p>
          </table:table-cell>
          <table:table-cell table:number-columns-repeated="1006"/>
        </table:table-row>
        <table:table-row table:style-name="ro2">
          <table:table-cell table:number-columns-repeated="14"/>
          <table:table-cell table:style-name="ce10"/>
          <table:table-cell/>
          <table:table-cell table:style-name="ce4" office:value-type="string" calcext:value-type="string">
            <text:p>1 <text:s/>: 100</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7"/>
          <table:table-cell/>
          <table:table-cell table:style-name="ce4" office:value-type="string" calcext:value-type="string">
            <text:p>3 <text:s/>: 300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 <text:s/>: 1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9" calcext:value-type="float">
            <text:p>379</text:p>
          </table:table-cell>
          <table:table-cell table:number-columns-repeated="2"/>
          <table:table-cell office:value-type="string" calcext:value-type="string">
            <text:p><text:s/>4cm කින් 1000cm ක් නිරූපණය වන විට ඊට අදාල අනුපාතය වන්නේ,</text:p>
          </table:table-cell>
          <table:table-cell/>
          <table:table-cell table:style-name="ce4" office:value-type="string" calcext:value-type="string">
            <text:p>1 : 250</text:p>
          </table:table-cell>
          <table:table-cell office:value-type="float" office:value="1" calcext:value-type="float">
            <text:p>1</text:p>
          </table:table-cell>
          <table:table-cell table:number-columns-repeated="1006"/>
        </table:table-row>
        <table:table-row table:style-name="ro2">
          <table:table-cell table:number-columns-repeated="14"/>
          <table:table-cell table:style-name="ce7"/>
          <table:table-cell/>
          <table:table-cell table:style-name="ce4" office:value-type="string" calcext:value-type="string">
            <text:p>1 : 100</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7"/>
          <table:table-cell/>
          <table:table-cell table:style-name="ce4" office:value-type="string" calcext:value-type="string">
            <text:p>4 : 100</text:p>
          </table:table-cell>
          <table:table-cell office:value-type="float" office:value="0" calcext:value-type="float">
            <text:p>0</text:p>
          </table:table-cell>
          <table:table-cell table:number-columns-repeated="1006"/>
        </table:table-row>
        <table:table-row table:style-name="ro2">
          <table:table-cell table:number-columns-repeated="14"/>
          <table:table-cell table:style-name="ce10"/>
          <table:table-cell/>
          <table:table-cell table:style-name="ce4" office:value-type="string" calcext:value-type="string">
            <text:p>2 : 10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0" calcext:value-type="float">
            <text:p>380</text:p>
          </table:table-cell>
          <table:table-cell table:number-columns-repeated="2"/>
          <table:table-cell office:value-type="string" calcext:value-type="string">
            <text:p>4cm කින් 2000cm ක් නිරූපණය වන විට ඊට අදාල අනුපාතය වන්නේ,</text:p>
          </table:table-cell>
          <table:table-cell/>
          <table:table-cell table:style-name="ce4" office:value-type="string" calcext:value-type="string">
            <text:p>1 :100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 : 10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 : 500</text:p>
          </table:table-cell>
          <table:table-cell office:value-type="float" office:value="1" calcext:value-type="float">
            <text:p>1</text:p>
          </table:table-cell>
          <table:table-cell table:number-columns-repeated="1006"/>
        </table:table-row>
        <table:table-row table:style-name="ro2">
          <table:table-cell table:number-columns-repeated="14"/>
          <table:table-cell table:style-name="ce7"/>
          <table:table-cell/>
          <table:table-cell table:style-name="ce4" office:value-type="string" calcext:value-type="string">
            <text:p>1 <text:s/>: 50</text:p>
          </table:table-cell>
          <table:table-cell office:value-type="float" office:value="0" calcext:value-type="float">
            <text:p>0</text:p>
          </table:table-cell>
          <table:table-cell table:number-columns-repeated="1006"/>
        </table:table-row>
        <table:table-row table:style-name="ro1">
          <table:table-cell office:value-type="float" office:value="77" calcext:value-type="float">
            <text:p>7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7-ep18</text:p>
          </table:table-cell>
          <table:table-cell office:value-type="float" office:value="18" calcext:value-type="float">
            <text:p>18</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පරිමාණ රූප</text:p>
          </table:table-cell>
          <table:table-cell office:value-type="string" calcext:value-type="string">
            <text:p>උදාහරණ ගැටලු</text:p>
          </table:table-cell>
          <table:table-cell office:value-type="string" calcext:value-type="string">
            <text:p>පරිමාණය ආශ්‍රිතයෙන් දාහරණ ගැටලු සාකච්ඡා <text:s/>කිරීම.</text:p>
          </table:table-cell>
          <table:table-cell table:style-name="ce3" office:value-type="time" office:time-value="PT01H00M00S" calcext:value-type="time">
            <text:p>1:00:00</text:p>
          </table:table-cell>
          <table:table-cell office:value-type="float" office:value="381" calcext:value-type="float">
            <text:p>381</text:p>
          </table:table-cell>
          <table:table-cell table:number-columns-repeated="2"/>
          <table:table-cell office:value-type="string" calcext:value-type="string">
            <text:p>3cm කින් <text:s/>1200cm ක් නිරූපණය වන විට ඊට අදාල අනුපාතය වන්නේ,</text:p>
          </table:table-cell>
          <table:table-cell/>
          <table:table-cell table:style-name="ce4" office:value-type="string" calcext:value-type="string">
            <text:p>1 : 400</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4" office:value-type="string" calcext:value-type="string">
            <text:p>1 : 4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 : 400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 : 1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2" calcext:value-type="float">
            <text:p>382</text:p>
          </table:table-cell>
          <table:table-cell table:number-columns-repeated="2"/>
          <table:table-cell office:value-type="string" calcext:value-type="string">
            <text:p>5cm කින් 3000cm ක් නිරූපණය වන විට ඊට අදාල අනුපාතය වන්නේ,</text:p>
          </table:table-cell>
          <table:table-cell/>
          <table:table-cell table:style-name="ce4" office:value-type="string" calcext:value-type="string">
            <text:p>1 : 6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 : 600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 : 600</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4" office:value-type="string" calcext:value-type="string">
            <text:p>1 : 6000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3" calcext:value-type="float">
            <text:p>383</text:p>
          </table:table-cell>
          <table:table-cell table:number-columns-repeated="2"/>
          <table:table-cell office:value-type="string" calcext:value-type="string">
            <text:p>1 ( 750 නිරූපණය වනවිට 5 cm මගින් නිරූපණය වන සැබෑ දුර වන්නේ,</text:p>
          </table:table-cell>
          <table:table-cell/>
          <table:table-cell office:value-type="string" calcext:value-type="string">
            <text:p>37.50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375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75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750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4" calcext:value-type="float">
            <text:p>384</text:p>
          </table:table-cell>
          <table:table-cell table:number-columns-repeated="2"/>
          <table:table-cell office:value-type="string" calcext:value-type="string">
            <text:p>1 ( 500 නිරූපණය වනවිට 8 cm මගින් නිරූපණය වන සැබෑ දුර වන්නේ,</text:p>
          </table:table-cell>
          <table:table-cell/>
          <table:table-cell office:value-type="string" calcext:value-type="string">
            <text:p>40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400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0.4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5" calcext:value-type="float">
            <text:p>385</text:p>
          </table:table-cell>
          <table:table-cell table:number-columns-repeated="2"/>
          <table:table-cell office:value-type="string" calcext:value-type="string">
            <text:p>1 ( 200 නිරූපණය වනවිට 10 cm මගින් නිරූපණය වන සැබෑ දුර වන්නේ,</text:p>
          </table:table-cell>
          <table:table-cell/>
          <table:table-cell office:value-type="string" calcext:value-type="string">
            <text:p>20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00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0.2m</text:p>
          </table:table-cell>
          <table:table-cell office:value-type="float" office:value="0" calcext:value-type="float">
            <text:p>0</text:p>
          </table:table-cell>
          <table:table-cell table:number-columns-repeated="1006"/>
        </table:table-row>
        <table:table-row table:style-name="ro1">
          <table:table-cell office:value-type="float" office:value="78" calcext:value-type="float">
            <text:p>7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8-ep19</text:p>
          </table:table-cell>
          <table:table-cell office:value-type="float" office:value="19" calcext:value-type="float">
            <text:p>19</text:p>
          </table:table-cell>
          <table:table-cell office:value-type="float" office:value="3" calcext:value-type="float">
            <text:p>3</text:p>
          </table:table-cell>
          <table:table-cell office:value-type="float" office:value="28" calcext:value-type="float">
            <text:p>28</text:p>
          </table:table-cell>
          <table:table-cell office:value-type="string" calcext:value-type="string">
            <text:p>ටෙසලාකරණ</text:p>
          </table:table-cell>
          <table:table-cell office:value-type="string" calcext:value-type="string">
            <text:p>ටෙසලාකරණ හැඳින්වීම, ශුද්ධ ටෙසලාකරකරණ</text:p>
          </table:table-cell>
          <table:table-cell office:value-type="string" calcext:value-type="string">
            <text:p><text:s/>ටෙසලාකරණය යනු කුමක් දැයි හඳුන්වා දීම. ශුද්ධ ටෙසලාකරණය හැඳින්වීම. ටෙසලාකරණයේ දී සැලකිලිමත් විය යුතු කරුණු පිළිබඳව අධ්‍යනය කිරීම.</text:p>
          </table:table-cell>
          <table:table-cell table:style-name="ce3" office:value-type="time" office:time-value="PT01H00M00S" calcext:value-type="time">
            <text:p>1:00:00</text:p>
          </table:table-cell>
          <table:table-cell office:value-type="float" office:value="386" calcext:value-type="float">
            <text:p>386</text:p>
          </table:table-cell>
          <table:table-cell table:number-columns-repeated="2"/>
          <table:table-cell office:value-type="string" calcext:value-type="string">
            <text:p>ටෙසලාකරණය සම්බන්ධ වැරදි ප්‍රකාශය වන්නේ,</text:p>
          </table:table-cell>
          <table:table-cell/>
          <table:table-cell office:value-type="string" calcext:value-type="string">
            <text:p>විවිධ හැඩතල වලින් යුක්ත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ක් එක් රූපය විවිධ ප්‍රමාණ වලින් ඇත.</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සිම හැඩතල දෙකක් එකමත පිහිටා නැත.</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විධ මෝස්තර සඳහා යොදාග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7" calcext:value-type="float">
            <text:p>387</text:p>
          </table:table-cell>
          <table:table-cell table:number-columns-repeated="2"/>
          <table:table-cell office:value-type="string" calcext:value-type="string">
            <text:p>සරල රේඛීය තලරූප භාවිතයෙන් සිදුකරන ටෙසලාකරණ වල ඕනෑම ලක්ෂයක් වටා පිහිටි කෝණවල ඓක්‍ය,</text:p>
          </table:table-cell>
          <table:table-cell/>
          <table:table-cell office:value-type="string" calcext:value-type="string">
            <text:p>අංශක 18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ක 9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ක 360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ශක 50 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8" calcext:value-type="float">
            <text:p>388</text:p>
          </table:table-cell>
          <table:table-cell table:number-columns-repeated="2"/>
          <table:table-cell office:value-type="string" calcext:value-type="string">
            <text:p>ටෙසලාකරණයේ දී සැළකිලිමත් විය යුතු කරුණ වන්නේ,</text:p>
          </table:table-cell>
          <table:table-cell/>
          <table:table-cell office:value-type="string" calcext:value-type="string">
            <text:p>හැඩතල අතර හිඩැස් නොපැවතී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හැඩතල එක මත එක නොපිහිටී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ටාවකට අතුරා තිබී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සියල්ලම නිවැරදි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89" calcext:value-type="float">
            <text:p>389</text:p>
          </table:table-cell>
          <table:table-cell table:number-columns-repeated="2"/>
          <table:table-cell office:value-type="string" calcext:value-type="string">
            <text:p><text:s/>ටෙසලාකරණය දැකිය හැකි ස්ථානයක් නොවන්නේ,</text:p>
          </table:table-cell>
          <table:table-cell/>
          <table:table-cell office:value-type="string" calcext:value-type="string">
            <text:p>පන්ස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ල්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න කාම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ළෑව</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90" calcext:value-type="float">
            <text:p>390</text:p>
          </table:table-cell>
          <table:table-cell/>
          <table:table-cell office:value-type="string" calcext:value-type="string">
            <text:p>maths-07-t3-l28-ep19-q-5.png</text:p>
          </table:table-cell>
          <table:table-cell office:value-type="string" calcext:value-type="string">
            <text:p>ඉහත ටෙසලාකරණය වන්නේ,</text:p>
          </table:table-cell>
          <table:table-cell/>
          <table:table-cell office:value-type="string" calcext:value-type="string">
            <text:p>ශුද්ධ ටෙසලාකරණය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ර්ධ ශුද්ධ ටෙසලාකරණ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න්‍ය ටෙසලාකරණ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office:value-type="float" office:value="79" calcext:value-type="float">
            <text:p>7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8-ep20</text:p>
          </table:table-cell>
          <table:table-cell office:value-type="float" office:value="20" calcext:value-type="float">
            <text:p>20</text:p>
          </table:table-cell>
          <table:table-cell office:value-type="float" office:value="3" calcext:value-type="float">
            <text:p>3</text:p>
          </table:table-cell>
          <table:table-cell office:value-type="float" office:value="28" calcext:value-type="float">
            <text:p>28</text:p>
          </table:table-cell>
          <table:table-cell office:value-type="string" calcext:value-type="string">
            <text:p>ටෙසලාකරණ</text:p>
          </table:table-cell>
          <table:table-cell office:value-type="string" calcext:value-type="string">
            <text:p>අර්ධ ශුද්ධ ටෙසලාකරණ</text:p>
          </table:table-cell>
          <table:table-cell office:value-type="string" calcext:value-type="string">
            <text:p>අර්ධ ශුද්ධ ටෙසලාකරණය හැඳින්වීම. අර්ධ ශුද්ධ ටෙසලාකරණ නිර්මාණ පින්තූර මඟින් පෙන්වීම. ටෙසලාකරණ නිර්මාණවල කෝණ හඳුනා ගැනීම.</text:p>
          </table:table-cell>
          <table:table-cell table:style-name="ce3" office:value-type="time" office:time-value="PT01H00M00S" calcext:value-type="time">
            <text:p>1:00:00</text:p>
          </table:table-cell>
          <table:table-cell office:value-type="float" office:value="391" calcext:value-type="float">
            <text:p>391</text:p>
          </table:table-cell>
          <table:table-cell/>
          <table:table-cell office:value-type="string" calcext:value-type="string">
            <text:p>maths-07-t3-l28-ep20-q-1.png</text:p>
          </table:table-cell>
          <table:table-cell office:value-type="string" calcext:value-type="string">
            <text:p>ඉහත ටෙසලාකරණය වන්නේ,</text:p>
          </table:table-cell>
          <table:table-cell/>
          <table:table-cell office:value-type="string" calcext:value-type="string">
            <text:p>ශුද්ධ ටෙසලාකරණ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ර්ධ ශුද්ධ ටෙසලාකරණය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මාන්‍ය ටෙසලාකරණ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2" calcext:value-type="float">
            <text:p>392</text:p>
          </table:table-cell>
          <table:table-cell/>
          <table:table-cell office:value-type="string" calcext:value-type="string">
            <text:p>maths-07-t3-l28-ep20-q-2.png</text:p>
          </table:table-cell>
          <table:table-cell office:value-type="string" calcext:value-type="string">
            <text:p><text:s/>ඉහත ටෙසලාකරණය සඳහා භාවිත කරඇති තලරූප වන්නේ,</text:p>
          </table:table-cell>
          <table:table-cell/>
          <table:table-cell office:value-type="string" calcext:value-type="string">
            <text:p>ත්‍රිකෝණය සහ සෘජුකෝණාස්‍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රිකෝණය සහ සමචතුරස්‍ර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මචතුරස්‍රය සහ සෘජුකෝණාස්‍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3" calcext:value-type="float">
            <text:p>393</text:p>
          </table:table-cell>
          <table:table-cell/>
          <table:table-cell office:value-type="string" calcext:value-type="string">
            <text:p>maths-07-t3-l28-ep20-q-3.png</text:p>
          </table:table-cell>
          <table:table-cell office:value-type="string" calcext:value-type="string">
            <text:p>B ලක්ෂය වටා පිහිටි කෝණවල ඓක්‍ය වන්නේ,</text:p>
          </table:table-cell>
          <table:table-cell/>
          <table:table-cell office:value-type="string" calcext:value-type="string">
            <text:p>අංශක 18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ක 9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ක 360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ශක 50 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4" calcext:value-type="float">
            <text:p>394</text:p>
          </table:table-cell>
          <table:table-cell/>
          <table:table-cell office:value-type="string" calcext:value-type="string">
            <text:p>maths-07-t3-l28-ep20-q-4.png</text:p>
          </table:table-cell>
          <table:table-cell office:value-type="string" calcext:value-type="string">
            <text:p><text:s/>ඉහත ටෙසලාකරණයේ ත්‍රිකෝණ පමණක් භාවිත කර තිබුණිනම් එම ටෙසලාකරණය,</text:p>
          </table:table-cell>
          <table:table-cell/>
          <table:table-cell office:value-type="string" calcext:value-type="string">
            <text:p>ශුද්ධ ටෙසලාකරණය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ර්ධ ශුද්ධ ටෙසලාකරණ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න්‍ය ටෙසලාකරණ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5" calcext:value-type="float">
            <text:p>395</text:p>
          </table:table-cell>
          <table:table-cell/>
          <table:table-cell office:value-type="string" calcext:value-type="string">
            <text:p>maths-07-t3-l28-ep20-q-5.png</text:p>
          </table:table-cell>
          <table:table-cell office:value-type="string" calcext:value-type="string">
            <text:p>ටෙසලාකරණයෙහි දැකිය හැකි විශේෂ ලක්ෂණයක් නොවන්නේ,</text:p>
          </table:table-cell>
          <table:table-cell/>
          <table:table-cell office:value-type="string" calcext:value-type="string">
            <text:p>හැඩතල අතුරා ඇත්තේ කිසියම් රටාවකට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ක් එක් රූපයේ දක්නට ලැබෙන හැඩ එක ම ප්‍රමාණයෙන් යුක්ත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විධ හැඩතලවලින් යුක්ත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ම හැඩ අතර හිඩැස් පැවතීම.</text:p>
          </table:table-cell>
          <table:table-cell office:value-type="float" office:value="1" calcext:value-type="float">
            <text:p>1</text:p>
          </table:table-cell>
          <table:table-cell table:number-columns-repeated="1006"/>
        </table:table-row>
        <table:table-row table:style-name="ro1">
          <table:table-cell office:value-type="float" office:value="80" calcext:value-type="float">
            <text:p>8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8-ep21</text:p>
          </table:table-cell>
          <table:table-cell office:value-type="float" office:value="21" calcext:value-type="float">
            <text:p>21</text:p>
          </table:table-cell>
          <table:table-cell office:value-type="float" office:value="3" calcext:value-type="float">
            <text:p>3</text:p>
          </table:table-cell>
          <table:table-cell office:value-type="float" office:value="28" calcext:value-type="float">
            <text:p>28</text:p>
          </table:table-cell>
          <table:table-cell office:value-type="string" calcext:value-type="string">
            <text:p>ටෙසලාකරණ</text:p>
          </table:table-cell>
          <table:table-cell office:value-type="string" calcext:value-type="string">
            <text:p>අර්ධ ශුද්ධ ටෙසලාකරණ</text:p>
          </table:table-cell>
          <table:table-cell office:value-type="string" calcext:value-type="string">
            <text:p>ශුද්ධ ටෙසලාකරණය,අර්ධ ශුද්ධ ටෙසලාකරණය හැඳින්වීම ගැටලු සාකච්ඡා <text:s/>කිරීම. ටෙසලාකරණ නිර්මාණවල කෝණ වල ඓක්‍යය සෙවීම. ටෙසලාකරණ නිර්මාණයක් සාදාගන්නා පිළිවෙළ පියවරෙන් පියවර අධ්‍යනය කිරීම.</text:p>
          </table:table-cell>
          <table:table-cell table:style-name="ce3" office:value-type="time" office:time-value="PT01H00M00S" calcext:value-type="time">
            <text:p>1:00:00</text:p>
          </table:table-cell>
          <table:table-cell office:value-type="float" office:value="396" calcext:value-type="float">
            <text:p>396</text:p>
          </table:table-cell>
          <table:table-cell table:number-columns-repeated="2"/>
          <table:table-cell office:value-type="string" calcext:value-type="string">
            <text:p>හැඩතල එකක් පමණක් භාවිත කර සිදු කරනු ලබන ටෙසලාකරණය</text:p>
          </table:table-cell>
          <table:table-cell/>
          <table:table-cell office:value-type="string" calcext:value-type="string">
            <text:p>ශුද්ධ ටෙසලාකරණය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ර්ධ ශුද්ධ ටෙසලාකරණ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න්‍ය ටෙසලාකරණ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7" calcext:value-type="float">
            <text:p>397</text:p>
          </table:table-cell>
          <table:table-cell table:number-columns-repeated="2"/>
          <table:table-cell office:value-type="string" calcext:value-type="string">
            <text:p>හැඩතල දෙකක් හෝ කිහිපයක් භාවිත කර සිදු කරනු ලබන ටෙසලාකරණය</text:p>
          </table:table-cell>
          <table:table-cell/>
          <table:table-cell office:value-type="string" calcext:value-type="string">
            <text:p>ශුද්ධ ටෙසලාකරණ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ර්ධ ශුද්ධ ටෙසලාකරණය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මාන්‍ය ටෙසලාකරණ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8" calcext:value-type="float">
            <text:p>398</text:p>
          </table:table-cell>
          <table:table-cell office:value-type="string" calcext:value-type="string">
            <text:p>නිමල් ටෙසලාකරණය පාඩම ඉගෙනීම සඳහා පාසලට යන විට සමචතුරස්‍ර, වෘත්ත, ත්‍රිකෝණ, ෂඩස්‍ර සහිත තල රූප කිහිපයක් රැගෙන ගියේ ය.</text:p>
          </table:table-cell>
          <table:table-cell/>
          <table:table-cell office:value-type="string" calcext:value-type="string">
            <text:p>නිමල්ට ශුද්ධ ටෙසලාකරණ නිර්මාණයක් කිරීම සඳහා භාවිතා කල හැකි වන්නේ, කුමන තල රූපද?</text:p>
          </table:table-cell>
          <table:table-cell/>
          <table:table-cell office:value-type="string" calcext:value-type="string">
            <text:p>සමචතුරස්‍ර පමණ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ත්‍රිකෝණ සමග ෂඩස්‍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ත්ත සමග ෂඩස්‍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ත්ත පමණ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9" calcext:value-type="float">
            <text:p>399</text:p>
          </table:table-cell>
          <table:table-cell table:number-columns-repeated="2"/>
          <table:table-cell office:value-type="string" calcext:value-type="string">
            <text:p>අර්ධ ශුද්ධ ටෙසලාකරණය නිර්මාණය සඳහා නිමල්ට යොදාගත හැකි තල රූප මොනවා ද?</text:p>
          </table:table-cell>
          <table:table-cell/>
          <table:table-cell office:value-type="string" calcext:value-type="string">
            <text:p>සමචතුරස්‍ර හා වෘත්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ත්ත හා ෂඩස්‍ර</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චතුරස්‍ර, වෘත්ත, ෂඩස්‍ර හා ත්‍රිකෝ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රිකෝණ, සමචතුරස්‍ර හා ෂඩස්‍ර</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00" calcext:value-type="float">
            <text:p>400</text:p>
          </table:table-cell>
          <table:table-cell table:number-columns-repeated="2"/>
          <table:table-cell office:value-type="string" calcext:value-type="string">
            <text:p>ශුද්ධ ටෙසලාකරණයට හෝ අර්ධ ශුද්ධ ටෙසලාකරණයට වෘත්තය සහිත තල රූප සුදුසු නොවේ යැයි ගුරුතුමිය නිමල්ට පැවසුවා ය. මෙයට හේතුව කුමක් ද?</text:p>
          </table:table-cell>
          <table:table-cell/>
          <table:table-cell office:value-type="string" calcext:value-type="string">
            <text:p>වෘත්ත යොදා ගැනීමේ දී හිඩැස් ඇතිවන බැවිනි.</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ලංකාර නොවන බැවිනි.</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රුතුමිය වෘත්ත වලට අකමැති බැවිනි.</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ත්ත වලින් රටා මැවිය නොහැකි බැවිනි.</text:p>
          </table:table-cell>
          <table:table-cell office:value-type="float" office:value="0" calcext:value-type="float">
            <text:p>0</text:p>
          </table:table-cell>
          <table:table-cell table:number-columns-repeated="1006"/>
        </table:table-row>
        <table:table-row table:style-name="ro1">
          <table:table-cell office:value-type="float" office:value="81" calcext:value-type="float">
            <text:p>8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9-ep22</text:p>
          </table:table-cell>
          <table:table-cell office:value-type="float" office:value="22" calcext:value-type="float">
            <text:p>22</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සිදුවීමක වියහැකියාව</text:p>
          </table:table-cell>
          <table:table-cell office:value-type="string" calcext:value-type="string">
            <text:p>සිදුවීම පරීක්ෂණ සහ ප්‍රතිඵල</text:p>
          </table:table-cell>
          <table:table-cell office:value-type="string" calcext:value-type="string">
            <text:p>ස්ථිරව ම සිදුවන සිදුවීම්,ස්ථිරව ම සිදු නොවන සිදුවීම්, අහඹු සිදුවීම් උදාහරණ මඟින් <text:s/>හඳුන්වාදීම. <text:s/>යම් සිදුවීමකට අදාළ පරික්ෂණය හා ප්‍රතිඵලය <text:s/>අධ්‍යනය කිරීම.</text:p>
          </table:table-cell>
          <table:table-cell table:style-name="ce3" office:value-type="time" office:time-value="PT01H00M00S" calcext:value-type="time">
            <text:p>1:00:00</text:p>
          </table:table-cell>
          <table:table-cell office:value-type="float" office:value="401" calcext:value-type="float">
            <text:p>401</text:p>
          </table:table-cell>
          <table:table-cell table:number-columns-repeated="2"/>
          <table:table-cell office:value-type="string" calcext:value-type="string">
            <text:p>ස්ථිරවම සිදුවන සිදුවීමකට උදාහරණයක් නොවන්නේ,</text:p>
          </table:table-cell>
          <table:table-cell/>
          <table:table-cell office:value-type="string" calcext:value-type="string">
            <text:p>ඉර නැගෙනහිර දිශාවෙන් උදා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හවසට ඉර බැසයා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ස් කාලයට වර්ෂාව ඇතිවී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ඉර බටහිර දිශාවෙන් බැසයා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2" calcext:value-type="float">
            <text:p>402</text:p>
          </table:table-cell>
          <table:table-cell table:number-columns-repeated="2"/>
          <table:table-cell office:value-type="string" calcext:value-type="string">
            <text:p>ස්ථිරවම සිදු නොවන සිදුවීමකට උදාහරණයක් නොවන්නේ,</text:p>
          </table:table-cell>
          <table:table-cell/>
          <table:table-cell office:value-type="string" calcext:value-type="string">
            <text:p>ජලය තුළදී ගින්දර දැල්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ඩබිම මාළුවන් ජීවත්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සන් පියෑඹී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හවසට ඉර බැසයා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03" calcext:value-type="float">
            <text:p>403</text:p>
          </table:table-cell>
          <table:table-cell table:number-columns-repeated="2"/>
          <table:table-cell office:value-type="string" calcext:value-type="string">
            <text:p><text:s/>අහඹු සිදුවීමකට උදාහරණයක් නොවන්නේ,</text:p>
          </table:table-cell>
          <table:table-cell/>
          <table:table-cell office:value-type="string" calcext:value-type="string">
            <text:p>වැස්සෙන් පසු දේදුන්නක් පෑයී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ළඟට ගස් පෙරලී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ස්සෙන් පසු ගංවතුර ගැලී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ර නැගෙනහිර දිශාවෙන් උදාවී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04" calcext:value-type="float">
            <text:p>404</text:p>
          </table:table-cell>
          <table:table-cell table:number-columns-repeated="2"/>
          <table:table-cell office:value-type="string" calcext:value-type="string">
            <text:p>බල්ලකු උඩුබිරලීම,</text:p>
          </table:table-cell>
          <table:table-cell/>
          <table:table-cell office:value-type="string" calcext:value-type="string">
            <text:p>අහඹු සිදුවීම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ථිරවම සිදුවන සිදුවීම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ථිරවම සිදු නොවන සිදුවීම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ව නොහැ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5" calcext:value-type="float">
            <text:p>405</text:p>
          </table:table-cell>
          <table:table-cell table:number-columns-repeated="2"/>
          <table:table-cell office:value-type="string" calcext:value-type="string">
            <text:p>ගවයෙකු විසින් මස් ආහාරයට ගැනීම.</text:p>
          </table:table-cell>
          <table:table-cell/>
          <table:table-cell office:value-type="string" calcext:value-type="string">
            <text:p>අහඹු සිදුවීම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ථිරවම සිදුවන සිදුවීම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ථිරවම සිදු නොවන සිදුවීම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ව නොහැක.</text:p>
          </table:table-cell>
          <table:table-cell office:value-type="float" office:value="0" calcext:value-type="float">
            <text:p>0</text:p>
          </table:table-cell>
          <table:table-cell table:number-columns-repeated="1006"/>
        </table:table-row>
        <table:table-row table:style-name="ro1">
          <table:table-cell office:value-type="float" office:value="82" calcext:value-type="float">
            <text:p>8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9-ep23</text:p>
          </table:table-cell>
          <table:table-cell office:value-type="float" office:value="23" calcext:value-type="float">
            <text:p>23</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සිදුවීමක වියහැකියාව</text:p>
          </table:table-cell>
          <table:table-cell office:value-type="string" calcext:value-type="string">
            <text:p>ප්‍රතිඵල ලැබීමේ හැකියාව</text:p>
          </table:table-cell>
          <table:table-cell office:value-type="string" calcext:value-type="string">
            <text:p>දී ඇති සිදුවීමට අදාළ පරික්ෂණය හා ප්‍රතිඵලය ලියා දැක්වීම. පරීක්ෂණයක සියළු ප්‍රතිඵල ලැබීමේ හැකියාව අධ්‍යනය කිරීම. අභ්‍යාස සිදුකිරීම.</text:p>
          </table:table-cell>
          <table:table-cell table:style-name="ce3" office:value-type="time" office:time-value="PT01H00M00S" calcext:value-type="time">
            <text:p>1:00:00</text:p>
          </table:table-cell>
          <table:table-cell office:value-type="float" office:value="406" calcext:value-type="float">
            <text:p>406</text:p>
          </table:table-cell>
          <table:table-cell office:value-type="string" calcext:value-type="string">
            <text:p>පහත දැක්වෙන එක් එක් පරීක්ෂණවලට ප්‍රතිඵල නිවැරදිව තෝරන්න.</text:p>
          </table:table-cell>
          <table:table-cell/>
          <table:table-cell office:value-type="string" calcext:value-type="string">
            <text:p>අංක 1 සිට 6 තෙක් ළකුණු කල දාදු කැටයක් උඩ දැමීම.</text:p>
          </table:table-cell>
          <table:table-cell/>
          <table:table-cell office:value-type="string" calcext:value-type="string">
            <text:p>1 හා 6 වැටී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2, 4 හා 6 වැටී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1, 3, 5 වැටී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1, 2, 3, 4, 5 හා 6 පැත්ත වැටී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07" calcext:value-type="float">
            <text:p>407</text:p>
          </table:table-cell>
          <table:table-cell table:number-columns-repeated="2"/>
          <table:table-cell office:value-type="string" calcext:value-type="string">
            <text:p>නිල්, රතු, කහ, කොල හා තැඹිලි යන බෝල 5ක් ඇති මල්ලකින් බෝලයක් ගැනීම.</text:p>
          </table:table-cell>
          <table:table-cell/>
          <table:table-cell office:value-type="string" calcext:value-type="string">
            <text:p>රතු, කහ, කොල යන පාට 3ම ලැබී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ල, තැඹිලි, කහ, රතු හා නිල් යන පාට වලින් එකක් ලැබී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නිල් හා රතු ලැබී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ල, කහ, තැඹිලි හා රතු ලැබී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8" calcext:value-type="float">
            <text:p>408</text:p>
          </table:table-cell>
          <table:table-cell table:number-columns-repeated="2"/>
          <table:table-cell office:value-type="string" calcext:value-type="string">
            <text:p>අමිඳුගේ උපන් දිනය සති අන්තයක දවසක් වීම.</text:p>
          </table:table-cell>
          <table:table-cell/>
          <table:table-cell office:value-type="string" calcext:value-type="string">
            <text:p>සඳුදා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ඳුදා හෝ අඟහරුවාදා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නසුරාදා හෝ ඉරිදා වී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ඉරිදා හෝ සඳුදා වී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9" calcext:value-type="float">
            <text:p>409</text:p>
          </table:table-cell>
          <table:table-cell table:number-columns-repeated="2"/>
          <table:table-cell office:value-type="string" calcext:value-type="string">
            <text:p>1 සිට 20 තෙක් නම්කර ඇති කාඩ්පත් 20 තුලින් 5හේ ගුණාකාරයක් සහිත කාඩ්පතක් ලැබීම.</text:p>
          </table:table-cell>
          <table:table-cell/>
          <table:table-cell office:value-type="string" calcext:value-type="string">
            <text:p>10 හෝ 20 ලැබී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2, 10, 16 හෝ 20 ලැබී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5, 10, 15 ලැබී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5, 10, 15 හෝ 20 ලැබී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10" calcext:value-type="float">
            <text:p>410</text:p>
          </table:table-cell>
          <table:table-cell table:number-columns-repeated="2"/>
          <table:table-cell office:value-type="string" calcext:value-type="string">
            <text:p>ඉහත 4හි කාඩ්පත් 20 තුලින් 6යේ ගුණාකාරයක් සහිත කාඩ්පතක් ලැබීම.</text:p>
          </table:table-cell>
          <table:table-cell/>
          <table:table-cell office:value-type="string" calcext:value-type="string">
            <text:p>1, 4, 8 ලැබී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4, 8, 12, 16 හෝ 20 ලැබී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2, 4, 6, 8 හෝ 10 ලැබී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5, 10, 15 හෝ 20 ලැබීම.</text:p>
          </table:table-cell>
          <table:table-cell office:value-type="float" office:value="0" calcext:value-type="float">
            <text:p>0</text:p>
          </table:table-cell>
          <table:table-cell table:number-columns-repeated="1006"/>
        </table:table-row>
        <table:table-row table:style-name="ro1">
          <table:table-cell office:value-type="float" office:value="83" calcext:value-type="float">
            <text:p>8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9-ep24</text:p>
          </table:table-cell>
          <table:table-cell office:value-type="float" office:value="24" calcext:value-type="float">
            <text:p>24</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සිදුවීමක වියහැකියාව</text:p>
          </table:table-cell>
          <table:table-cell office:value-type="string" calcext:value-type="string">
            <text:p>උදාහරණ ගැටලු</text:p>
          </table:table-cell>
          <table:table-cell office:value-type="string" calcext:value-type="string">
            <text:p>ස්ථිරව ම සිදුවන සිදුවීම්,,ස්ථිරව ම සිදු නොවන සිදුවීම්,, අහඹු සිදුවීම් ආශ්‍රයෙන් ගැටලු සාකච්ඡා <text:s/>කිරීම. සිදුවීමට අදාළ පරික්ෂණය හා ප්‍රතිඵලය <text:s/>ලියා දැක්වීම.,</text:p>
          </table:table-cell>
          <table:table-cell table:style-name="ce3" office:value-type="time" office:time-value="PT01H00M00S" calcext:value-type="time">
            <text:p>1:00:00</text:p>
          </table:table-cell>
          <table:table-cell office:value-type="float" office:value="411" calcext:value-type="float">
            <text:p>411</text:p>
          </table:table-cell>
          <table:table-cell table:number-columns-repeated="2"/>
          <table:table-cell office:value-type="string" calcext:value-type="string">
            <text:p>වතුසුදු මල් සුදු පැහැති වීම.</text:p>
          </table:table-cell>
          <table:table-cell/>
          <table:table-cell office:value-type="string" calcext:value-type="string">
            <text:p>අහඹු සිදුවීම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ථිරවම සිදුවන සිදුවීම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ථිරවම සිදු නොවන සිදුවීම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ව නොහැ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2" calcext:value-type="float">
            <text:p>412</text:p>
          </table:table-cell>
          <table:table-cell table:number-columns-repeated="2"/>
          <table:table-cell office:value-type="string" calcext:value-type="string">
            <text:p>කළු ගලක් ජලයේ පාවීම.</text:p>
          </table:table-cell>
          <table:table-cell/>
          <table:table-cell office:value-type="string" calcext:value-type="string">
            <text:p>අහඹු සිදුවීම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ථිරවම සිදුවන සිදුවීම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ථිරවම සිදු නොවන සිදුවීම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ව නොහැ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3" calcext:value-type="float">
            <text:p>413</text:p>
          </table:table-cell>
          <table:table-cell table:number-columns-repeated="2"/>
          <table:table-cell office:value-type="string" calcext:value-type="string">
            <text:p><text:s/>මිනිසකු දියයට සිට හුස්ම ගැනීම.</text:p>
          </table:table-cell>
          <table:table-cell/>
          <table:table-cell office:value-type="string" calcext:value-type="string">
            <text:p>අහඹු සිදුවීම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ථිරවම සිදුවන සිදුවීම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ථිරවම සිදු නොවන සිදුවීම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ව නොහැ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4" calcext:value-type="float">
            <text:p>414</text:p>
          </table:table-cell>
          <table:table-cell table:number-columns-repeated="2"/>
          <table:table-cell office:value-type="string" calcext:value-type="string">
            <text:p><text:s/>උදෑසන ඉර උදාවීම.</text:p>
          </table:table-cell>
          <table:table-cell/>
          <table:table-cell office:value-type="string" calcext:value-type="string">
            <text:p>අහඹු සිදුවීම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ථිරවම සිදුවන සිදුවීම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ථිරවම සිදු නොවන සිදුවීම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ව නොහැ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5" calcext:value-type="float">
            <text:p>415</text:p>
          </table:table-cell>
          <table:table-cell table:number-columns-repeated="2"/>
          <table:table-cell office:value-type="string" calcext:value-type="string">
            <text:p><text:s/>මාලුවෙකු දියේ පිහිනීම.</text:p>
          </table:table-cell>
          <table:table-cell/>
          <table:table-cell office:value-type="string" calcext:value-type="string">
            <text:p>අහඹු සිදුවීම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ථිරවම සිදුවන සිදුවීම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ථිරවම සිදු නොවන සිදුවීම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ව නොහැක.</text:p>
          </table:table-cell>
          <table:table-cell office:value-type="float" office:value="0" calcext:value-type="float">
            <text:p>0</text:p>
          </table:table-cell>
          <table:table-cell table:number-columns-repeated="1006"/>
        </table:table-row>
        <table:table-row table:style-name="ro1">
          <table:table-cell office:value-type="float" office:value="84" calcext:value-type="float">
            <text:p>8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9-ep25</text:p>
          </table:table-cell>
          <table:table-cell office:value-type="float" office:value="25" calcext:value-type="float">
            <text:p>25</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ගණිත ගැටලු පහසුවෙන් විසඳීම</text:p>
          </table:table-cell>
          <table:table-cell office:value-type="string" calcext:value-type="string">
            <text:p>විශේෂ ගණිත ක‍්‍රම -I කොටස</text:p>
          </table:table-cell>
          <table:table-cell office:value-type="string" calcext:value-type="string">
            <text:p>පූර්ණ සංඛ්‍යා මත ගණිත කර්ම, සාධක හා ගුණාකාර,ප්‍රථමක සංඛ්‍යා, දර්ශක ,කාලය යන ඒකක ආශ්‍රිතයෙන් ගණිත ගැටලු විසඳීම.</text:p>
          </table:table-cell>
          <table:table-cell table:style-name="ce3" office:value-type="time" office:time-value="PT01H00M00S" calcext:value-type="time">
            <text:p>1:00:00</text:p>
          </table:table-cell>
          <table:table-cell office:value-type="float" office:value="416" calcext:value-type="float">
            <text:p>416</text:p>
          </table:table-cell>
          <table:table-cell table:number-columns-repeated="2"/>
          <table:table-cell office:value-type="string" calcext:value-type="string">
            <text:p>15 - 2 x 5 විසඳන්න.</text:p>
          </table:table-cell>
          <table:table-cell/>
          <table:table-cell office:value-type="float" office:value="65" calcext:value-type="float">
            <text:p>6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5" calcext:value-type="float">
            <text:p>5</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0" calcext:value-type="float">
            <text:p>1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8" calcext:value-type="float">
            <text:p>8</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7" calcext:value-type="float">
            <text:p>417</text:p>
          </table:table-cell>
          <table:table-cell table:number-columns-repeated="2"/>
          <table:table-cell office:value-type="string" calcext:value-type="string">
            <text:p>3622 ඉලක්කම් දර්ශකය වන්නේ,</text:p>
          </table:table-cell>
          <table:table-cell/>
          <table:table-cell office:value-type="float" office:value="4" calcext:value-type="float">
            <text:p>4</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3" calcext:value-type="float">
            <text:p>1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5" calcext:value-type="float">
            <text:p>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8" calcext:value-type="float">
            <text:p>8</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8" calcext:value-type="float">
            <text:p>418</text:p>
          </table:table-cell>
          <table:table-cell table:number-columns-repeated="2"/>
          <table:table-cell office:value-type="string" calcext:value-type="string">
            <text:p><text:s/>ප.ව. 7.30 <text:s/>පැය 24 ඔරලෝසු වේලාවෙන් දැක්වෙන්නේ,</text:p>
          </table:table-cell>
          <table:table-cell/>
          <table:table-cell table:style-name="ce4" office:value-type="string" calcext:value-type="string">
            <text:p>17.30</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9.30</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4" office:value-type="string" calcext:value-type="string">
            <text:p>ප.ව.17.30</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4" office:value-type="string" calcext:value-type="string">
            <text:p>ප.ව.19.3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9" calcext:value-type="float">
            <text:p>419</text:p>
          </table:table-cell>
          <table:table-cell table:number-columns-repeated="2"/>
          <table:table-cell office:value-type="string" calcext:value-type="string">
            <text:p>5 « 5 « 5 « 3 « 3 « 2 දර්ශක අංකනයෙන් දක්වන්න.</text:p>
          </table:table-cell>
          <table:table-cell/>
          <table:table-cell office:value-type="string" calcext:value-type="string">
            <text:p>52 « 33 « 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3 « 31 « 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3 « 32 « 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52 « 3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0" calcext:value-type="float">
            <text:p>420</text:p>
          </table:table-cell>
          <table:table-cell table:number-columns-repeated="2"/>
          <table:table-cell office:value-type="string" calcext:value-type="string">
            <text:p><text:s/>32 පාදය 2 වූ දර්ශක අංකනයෙන් ලියන්න.</text:p>
          </table:table-cell>
          <table:table-cell/>
          <table:table-cell office:value-type="string" calcext:value-type="string">
            <text:p>2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5</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3</text:p>
          </table:table-cell>
          <table:table-cell office:value-type="float" office:value="0" calcext:value-type="float">
            <text:p>0</text:p>
          </table:table-cell>
          <table:table-cell table:number-columns-repeated="1006"/>
        </table:table-row>
        <table:table-row table:style-name="ro1">
          <table:table-cell office:value-type="float" office:value="85" calcext:value-type="float">
            <text:p>8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9-ep26</text:p>
          </table:table-cell>
          <table:table-cell office:value-type="float" office:value="26" calcext:value-type="float">
            <text:p>26</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ගණිත ගැටලු පහසුවෙන් විසඳීම</text:p>
          </table:table-cell>
          <table:table-cell office:value-type="string" calcext:value-type="string">
            <text:p>විශේෂ ගණිත ක්‍රම -II කොටස</text:p>
          </table:table-cell>
          <table:table-cell office:value-type="string" calcext:value-type="string">
            <text:p>සදිශ සංඛ්‍යා, භාග, දශම සංඛ්‍යා, පූර්ණ සංඛ්‍යා, කුලක,වීජීය ප්‍රකාශන, ආදේශය යන ඒකක ආශ්‍රිතයෙන් ගණිත ගැටලු විසඳීම.</text:p>
          </table:table-cell>
          <table:table-cell table:style-name="ce3" office:value-type="time" office:time-value="PT01H00M00S" calcext:value-type="time">
            <text:p>1:00:00</text:p>
          </table:table-cell>
          <table:table-cell office:value-type="float" office:value="421" calcext:value-type="float">
            <text:p>421</text:p>
          </table:table-cell>
          <table:table-cell table:number-columns-repeated="2"/>
          <table:table-cell office:value-type="string" calcext:value-type="string">
            <text:p>(+10) + (-4) අගය වන්නේ,</text:p>
          </table:table-cell>
          <table:table-cell/>
          <table:table-cell office:value-type="float" office:value="14" calcext:value-type="float">
            <text:p>1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6" calcext:value-type="float">
            <text:p>6</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6" calcext:value-type="float">
            <text:p>-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8" calcext:value-type="float">
            <text:p>8</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2" calcext:value-type="float">
            <text:p>422</text:p>
          </table:table-cell>
          <table:table-cell table:number-columns-repeated="2"/>
          <table:table-cell office:value-type="string" calcext:value-type="string">
            <text:p>(-8) + (-3) අගය වන්නේ,</text:p>
          </table:table-cell>
          <table:table-cell/>
          <table:table-cell office:value-type="float" office:value="-10" calcext:value-type="float">
            <text:p>-1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1" calcext:value-type="float">
            <text:p>-11</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1" calcext:value-type="float">
            <text:p>1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5" calcext:value-type="float">
            <text:p>-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3" calcext:value-type="float">
            <text:p>423</text:p>
          </table:table-cell>
          <table:table-cell table:number-columns-repeated="2"/>
          <table:table-cell office:value-type="string" calcext:value-type="string">
            <text:p>3622 ÷ 100 අගය වන්නේ,</text:p>
          </table:table-cell>
          <table:table-cell/>
          <table:table-cell office:value-type="float" office:value="362.2" calcext:value-type="float">
            <text:p>362.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36.22" calcext:value-type="float">
            <text:p>36.2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3.622" calcext:value-type="float">
            <text:p>3.62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0.3622" calcext:value-type="float">
            <text:p>0.362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4" calcext:value-type="float">
            <text:p>424</text:p>
          </table:table-cell>
          <table:table-cell table:number-columns-repeated="2"/>
          <table:table-cell office:value-type="string" calcext:value-type="string">
            <text:p>3x + 4y + 5x + 2y අගය වන්නේ,</text:p>
          </table:table-cell>
          <table:table-cell/>
          <table:table-cell office:value-type="string" calcext:value-type="string">
            <text:p>8x + 6y</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x + 6y</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x+ 3y</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4x + 5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5" calcext:value-type="float">
            <text:p>425</text:p>
          </table:table-cell>
          <table:table-cell table:number-columns-repeated="2"/>
          <table:table-cell office:value-type="string" calcext:value-type="string">
            <text:p>a = 2 , b = 4 නම් 2a + 3b අගය වන්නේ,</text:p>
          </table:table-cell>
          <table:table-cell/>
          <table:table-cell office:value-type="float" office:value="16" calcext:value-type="float">
            <text:p>16</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4" calcext:value-type="float">
            <text:p>1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2" calcext:value-type="float">
            <text:p>1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0" calcext:value-type="float">
            <text:p>10</text:p>
          </table:table-cell>
          <table:table-cell office:value-type="float" office:value="0" calcext:value-type="float">
            <text:p>0</text:p>
          </table:table-cell>
          <table:table-cell table:number-columns-repeated="1006"/>
        </table:table-row>
        <table:table-row table:style-name="ro1">
          <table:table-cell office:value-type="float" office:value="86" calcext:value-type="float">
            <text:p>8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9-ep27</text:p>
          </table:table-cell>
          <table:table-cell office:value-type="float" office:value="27" calcext:value-type="float">
            <text:p>27</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ගණිත ගැටලු පහසුවෙන් විසඳීම</text:p>
          </table:table-cell>
          <table:table-cell office:value-type="string" calcext:value-type="string">
            <text:p>වර්ෂ අවසාන ප්‍රශ්න පත්‍ර සාකච්ඡාව - I කොටස</text:p>
          </table:table-cell>
          <table:table-cell office:value-type="string" calcext:value-type="string">
            <text:p>වාර තුනෙහිම <text:s/>පාඩම් වලට අදාළ ප්‍රශ්ණ <text:s/>සාකච්ඡා <text:s/>කිරීම.</text:p>
          </table:table-cell>
          <table:table-cell table:style-name="ce3" office:value-type="time" office:time-value="PT01H00M00S" calcext:value-type="time">
            <text:p>1:00:00</text:p>
          </table:table-cell>
          <table:table-cell office:value-type="float" office:value="426" calcext:value-type="float">
            <text:p>426</text:p>
          </table:table-cell>
          <table:table-cell table:number-columns-repeated="2"/>
          <table:table-cell office:value-type="string" calcext:value-type="string">
            <text:p>8 × 5 ÷ 2 හි පිළිතුර වේ.</text:p>
          </table:table-cell>
          <table:table-cell/>
          <table:table-cell office:value-type="float" office:value="20" calcext:value-type="float">
            <text:p>2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5" calcext:value-type="float">
            <text:p>1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30" calcext:value-type="float">
            <text:p>3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0" calcext:value-type="float">
            <text:p>1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7" calcext:value-type="float">
            <text:p>427</text:p>
          </table:table-cell>
          <table:table-cell/>
          <table:table-cell office:value-type="string" calcext:value-type="string">
            <text:p>maths-07-t3-l29-ep27-q-2.png</text:p>
          </table:table-cell>
          <table:table-cell office:value-type="string" calcext:value-type="string">
            <text:p>සමාන්තර පාද යුගලය වන්නේ,</text:p>
          </table:table-cell>
          <table:table-cell/>
          <table:table-cell office:value-type="string" calcext:value-type="string">
            <text:p>AD, B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B, DC</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B, A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E, BC</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8" calcext:value-type="float">
            <text:p>428</text:p>
          </table:table-cell>
          <table:table-cell/>
          <table:table-cell office:value-type="string" calcext:value-type="string">
            <text:p>maths-07-t3-l29-ep27-q-3.png</text:p>
          </table:table-cell>
          <table:table-cell office:value-type="string" calcext:value-type="string">
            <text:p>ABE ට සමාන කෝණය වන්නේ,</text:p>
          </table:table-cell>
          <table:table-cell/>
          <table:table-cell office:value-type="string" calcext:value-type="string">
            <text:p>BED කෝ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EC කෝණ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BAD කෝ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DB කෝණ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9" calcext:value-type="float">
            <text:p>429</text:p>
          </table:table-cell>
          <table:table-cell/>
          <table:table-cell office:value-type="string" calcext:value-type="string">
            <text:p>maths-07-t3-l29-ep27-q-4.png</text:p>
          </table:table-cell>
          <table:table-cell office:value-type="string" calcext:value-type="string">
            <text:p>එකිනෙකට සමාන පාද යුගලය වන්නේ,</text:p>
          </table:table-cell>
          <table:table-cell/>
          <table:table-cell office:value-type="string" calcext:value-type="string">
            <text:p>AB, B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E, E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 BC</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B, A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0" calcext:value-type="float">
            <text:p>430</text:p>
          </table:table-cell>
          <table:table-cell/>
          <table:table-cell office:value-type="string" calcext:value-type="string">
            <text:p>maths-07-t3-l29-ep27-q-5.png</text:p>
          </table:table-cell>
          <table:table-cell office:value-type="string" calcext:value-type="string">
            <text:p>මහා කෝණයක් වන්නේ,</text:p>
          </table:table-cell>
          <table:table-cell/>
          <table:table-cell office:value-type="string" calcext:value-type="string">
            <text:p>ABE කෝ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EC කෝ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ED කෝණ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BAD කෝණය</text:p>
          </table:table-cell>
          <table:table-cell office:value-type="float" office:value="0" calcext:value-type="float">
            <text:p>0</text:p>
          </table:table-cell>
          <table:table-cell table:number-columns-repeated="1006"/>
        </table:table-row>
        <table:table-row table:style-name="ro1">
          <table:table-cell office:value-type="float" office:value="87" calcext:value-type="float">
            <text:p>8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9-ep28</text:p>
          </table:table-cell>
          <table:table-cell office:value-type="float" office:value="28" calcext:value-type="float">
            <text:p>28</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ගණිත ගැටලු පහසුවෙන් විසඳීම</text:p>
          </table:table-cell>
          <table:table-cell office:value-type="string" calcext:value-type="string">
            <text:p>වර්ෂ අවසාන ප්‍රශ්න පත්‍ර සාකච්ඡාව - II කොටස</text:p>
          </table:table-cell>
          <table:table-cell office:value-type="string" calcext:value-type="string">
            <text:p>වාර තුනෙහිම <text:s/>පාඩම් වලට අදාළ ප්‍රශ්ණ <text:s/>සාකච්ඡා <text:s/>කිරීම.</text:p>
          </table:table-cell>
          <table:table-cell table:style-name="ce3" office:value-type="time" office:time-value="PT01H00M00S" calcext:value-type="time">
            <text:p>1:00:00</text:p>
          </table:table-cell>
          <table:table-cell office:value-type="float" office:value="431" calcext:value-type="float">
            <text:p>431</text:p>
          </table:table-cell>
          <table:table-cell office:value-type="string" calcext:value-type="string">
            <text:p>පොතක මිල 3a ද පෑනක මිල 2a ද වන අතර ළමයකුට පොතක් සහ පෑනක් මිල දී ගැනීමට රුපියල් 50ක් වැය විය.</text:p>
          </table:table-cell>
          <table:table-cell/>
          <table:table-cell office:value-type="string" calcext:value-type="string">
            <text:p>පොතක මිල කීයද?</text:p>
          </table:table-cell>
          <table:table-cell/>
          <table:table-cell office:value-type="string" calcext:value-type="string">
            <text:p>රුපියල් 4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පියල් 30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රුපියල් 25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පියල් 20 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2" calcext:value-type="float">
            <text:p>432</text:p>
          </table:table-cell>
          <table:table-cell table:number-columns-repeated="2"/>
          <table:table-cell office:value-type="string" calcext:value-type="string">
            <text:p>පෑනක මිල කීයද?</text:p>
          </table:table-cell>
          <table:table-cell/>
          <table:table-cell office:value-type="string" calcext:value-type="string">
            <text:p>රුපියල් 20 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රුපියල් 10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පියල් 15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පියල් 5 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3" calcext:value-type="float">
            <text:p>433</text:p>
          </table:table-cell>
          <table:table-cell table:number-columns-repeated="2"/>
          <table:table-cell office:value-type="string" calcext:value-type="string">
            <text:p>ඉඩමකින් ½ ක් A ට ද, 1/3ක් B ට ද විකුණන ලදී. එම ඉඩමෙන් ඉතිරි ප්‍රමාණය කොපමණ ද?</text:p>
          </table:table-cell>
          <table:table-cell/>
          <table:table-cell table:style-name="ce4" office:value-type="string" calcext:value-type="string">
            <text:p>2/4</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6</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4" office:value-type="string" calcext:value-type="string">
            <text:p>4/6</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¼</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4" calcext:value-type="float">
            <text:p>434</text:p>
          </table:table-cell>
          <table:table-cell table:number-columns-repeated="2"/>
          <table:table-cell office:value-type="string" calcext:value-type="string">
            <text:p>මුළු ඉඩමේ ප්‍රමාණය අක්කර 6ක් නම් A මිලදී ගත් ප්‍රමාණය කොපමණ ද?</text:p>
          </table:table-cell>
          <table:table-cell/>
          <table:table-cell office:value-type="string" calcext:value-type="string">
            <text:p>අක්කර 2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කර 6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කර 4 යි.</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4"/>
          <table:table-cell/>
          <table:table-cell office:value-type="string" calcext:value-type="string">
            <text:p>අක්කර 3 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35" calcext:value-type="float">
            <text:p>435</text:p>
          </table:table-cell>
          <table:table-cell table:number-columns-repeated="2"/>
          <table:table-cell office:value-type="string" calcext:value-type="string">
            <text:p>B මිලදී ගත් ප්‍රමාණය කොපමණ ද?</text:p>
          </table:table-cell>
          <table:table-cell/>
          <table:table-cell office:value-type="string" calcext:value-type="string">
            <text:p>අක්කර 2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ක්කර 6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කර 4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කර 5 යි</text:p>
          </table:table-cell>
          <table:table-cell office:value-type="float" office:value="0" calcext:value-type="float">
            <text:p>0</text:p>
          </table:table-cell>
          <table:table-cell table:number-columns-repeated="1006"/>
        </table:table-row>
        <table:table-row table:style-name="ro1">
          <table:table-cell office:value-type="float" office:value="88" calcext:value-type="float">
            <text:p>8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9-ep29</text:p>
          </table:table-cell>
          <table:table-cell office:value-type="float" office:value="29" calcext:value-type="float">
            <text:p>29</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ගණිත ගැටලු පහසුවෙන් විසඳීම</text:p>
          </table:table-cell>
          <table:table-cell office:value-type="string" calcext:value-type="string">
            <text:p>වර්ෂ අවසාන ප්‍රශ්න පත්‍ර සාකච්ඡාව - III කොටස</text:p>
          </table:table-cell>
          <table:table-cell office:value-type="string" calcext:value-type="string">
            <text:p>වාර තුනෙහිම <text:s/>පාඩම් වලට අදාළ ප්‍රශ්ණ <text:s/>සාකච්ඡා <text:s/>කිරීම.</text:p>
          </table:table-cell>
          <table:table-cell table:style-name="ce3" office:value-type="time" office:time-value="PT01H00M00S" calcext:value-type="time">
            <text:p>1:00:00</text:p>
          </table:table-cell>
          <table:table-cell office:value-type="float" office:value="436" calcext:value-type="float">
            <text:p>436</text:p>
          </table:table-cell>
          <table:table-cell table:number-columns-repeated="2"/>
          <table:table-cell office:value-type="string" calcext:value-type="string">
            <text:p>1.26 ප්‍රතිශතයක් ලෙස දක්වන්න.</text:p>
          </table:table-cell>
          <table:table-cell/>
          <table:table-cell table:style-name="ce9" office:value-type="percentage" office:value="0.0126" calcext:value-type="percentage">
            <text:p>1.26%</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126%</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4" office:value-type="string" calcext:value-type="string">
            <text:p>12.6%</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4" office:value-type="string" calcext:value-type="string">
            <text:p>0.126%</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7" calcext:value-type="float">
            <text:p>437</text:p>
          </table:table-cell>
          <table:table-cell table:number-columns-repeated="2"/>
          <table:table-cell office:value-type="string" calcext:value-type="string">
            <text:p>19/5 මිශ්‍ර භාගයක් ලෙස දක්වන්න.</text:p>
          </table:table-cell>
          <table:table-cell office:value-type="string" calcext:value-type="string">
            <text:p>maths-07-t3-l29-ep29-q-2-a-1.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maths-07-t3-l29-ep29-q-2-a-2.pn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maths-07-t3-l29-ep29-q-2-a-3.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maths-07-t3-l29-ep29-q-2-a-4.pn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8" calcext:value-type="float">
            <text:p>438</text:p>
          </table:table-cell>
          <table:table-cell table:number-columns-repeated="2"/>
          <table:table-cell office:value-type="string" calcext:value-type="string">
            <text:p>7kg වන සහල් මිටියකින් සෑදිය හැකි 250g සහල් පැකට් ප්‍රමාණය කොපමණ ද?</text:p>
          </table:table-cell>
          <table:table-cell/>
          <table:table-cell office:value-type="string" calcext:value-type="string">
            <text:p>පැකට් 40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කට් 30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කට් 28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කට් 27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9" calcext:value-type="float">
            <text:p>439</text:p>
          </table:table-cell>
          <table:table-cell table:number-columns-repeated="2"/>
          <table:table-cell office:value-type="string" calcext:value-type="string">
            <text:p>සෘජුකෝණයක කෝණයක අගය වන්නේ,</text:p>
          </table:table-cell>
          <table:table-cell/>
          <table:table-cell office:value-type="string" calcext:value-type="string">
            <text:p>45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5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90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20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0" calcext:value-type="float">
            <text:p>440</text:p>
          </table:table-cell>
          <table:table-cell table:number-columns-repeated="2"/>
          <table:table-cell office:value-type="string" calcext:value-type="string">
            <text:p>x = 5 , y = 2 නම් 3x + 8y අගය වන්නේ,</text:p>
          </table:table-cell>
          <table:table-cell/>
          <table:table-cell office:value-type="float" office:value="30" calcext:value-type="float">
            <text:p>3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32" calcext:value-type="float">
            <text:p>3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31" calcext:value-type="float">
            <text:p>31</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28" calcext:value-type="float">
            <text:p>28</text:p>
          </table:table-cell>
          <table:table-cell office:value-type="float" office:value="0" calcext:value-type="float">
            <text:p>0</text:p>
          </table:table-cell>
          <table:table-cell table:number-columns-repeated="1006"/>
        </table:table-row>
        <table:table-row table:style-name="ro1">
          <table:table-cell office:value-type="float" office:value="89" calcext:value-type="float">
            <text:p>8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maths-07-t3-l29-ep30</text:p>
          </table:table-cell>
          <table:table-cell office:value-type="float" office:value="30" calcext:value-type="float">
            <text:p>30</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ගණිත ගැටලු පහසුවෙන් විසඳීම</text:p>
          </table:table-cell>
          <table:table-cell office:value-type="string" calcext:value-type="string">
            <text:p>වර්ෂ අවසාන ප්‍රශ්න පත්‍ර සාකච්ඡාව - IV කොටස</text:p>
          </table:table-cell>
          <table:table-cell office:value-type="string" calcext:value-type="string">
            <text:p>වාර තුනෙහිම <text:s/>පාඩම් වලට අදාළ ප්‍රශ්ණ <text:s/>සාකච්ඡා <text:s/>කිරීම.</text:p>
          </table:table-cell>
          <table:table-cell table:style-name="ce3" office:value-type="time" office:time-value="PT01H00M00S" calcext:value-type="time">
            <text:p>1:00:00</text:p>
          </table:table-cell>
          <table:table-cell office:value-type="float" office:value="441" calcext:value-type="float">
            <text:p>441</text:p>
          </table:table-cell>
          <table:table-cell table:number-columns-repeated="2"/>
          <table:table-cell office:value-type="string" calcext:value-type="string">
            <text:p>3a + 2b + a + 4b සුළු කරන්න.</text:p>
          </table:table-cell>
          <table:table-cell/>
          <table:table-cell office:value-type="string" calcext:value-type="string">
            <text:p>4a + 6b</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4a - 6b</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a + 2b</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a + 2b</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2" calcext:value-type="float">
            <text:p>442</text:p>
          </table:table-cell>
          <table:table-cell table:number-columns-repeated="2"/>
          <table:table-cell office:value-type="string" calcext:value-type="string">
            <text:p>7 - 3 x 5 සුළු කරන්න.</text:p>
          </table:table-cell>
          <table:table-cell/>
          <table:table-cell office:value-type="float" office:value="8" calcext:value-type="float">
            <text:p>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8" calcext:value-type="float">
            <text:p>-8</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22" calcext:value-type="float">
            <text:p>2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3" calcext:value-type="float">
            <text:p>443</text:p>
          </table:table-cell>
          <table:table-cell table:number-columns-repeated="2"/>
          <table:table-cell office:value-type="string" calcext:value-type="string">
            <text:p>5x + 3 = 13 විසදන්න.</text:p>
          </table:table-cell>
          <table:table-cell/>
          <table:table-cell office:value-type="string" calcext:value-type="string">
            <text:p>x = 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x = 2</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x = 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x = 3</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4" calcext:value-type="float">
            <text:p>444</text:p>
          </table:table-cell>
          <table:table-cell table:number-columns-repeated="2"/>
          <table:table-cell office:value-type="string" calcext:value-type="string">
            <text:p>8p + 7 = 79, p හි අගය සොයන්න.</text:p>
          </table:table-cell>
          <table:table-cell/>
          <table:table-cell office:value-type="string" calcext:value-type="string">
            <text:p>p = 9</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p = -9</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p = 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p = 1</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5" calcext:value-type="float">
            <text:p>445</text:p>
          </table:table-cell>
          <table:table-cell table:number-columns-repeated="2"/>
          <table:table-cell office:value-type="string" calcext:value-type="string">
            <text:p>3y - 2 = 13 විසදන්න.</text:p>
          </table:table-cell>
          <table:table-cell/>
          <table:table-cell office:value-type="string" calcext:value-type="string">
            <text:p>y <text:s/>= -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y <text:s/>= <text:s/>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y <text:s/>= -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y <text:s/>= <text:s/>5</text:p>
          </table:table-cell>
          <table:table-cell office:value-type="float" office:value="1" calcext:value-type="float">
            <text:p>1</text:p>
          </table:table-cell>
          <table:table-cell table:number-columns-repeated="1006"/>
        </table:table-row>
        <table:table-row table:style-name="ro2" table:number-rows-repeated="104679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Sheet1.A1:Sheet1.R1780"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draw:stroke="solid" svg:stroke-width="0.0138in" svg:stroke-color="#2f528f" draw:stroke-linejoin="miter" svg:stroke-linecap="butt" draw:fill-color="#4472c4"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time-style style:name="N122">
      <number:hours/>
      <number:text>:</number:text>
      <number:minutes number:style="long"/>
      <number:text>:</number:text>
      <number:seconds number:style="long"/>
    </number:time-style>
    <number:number-style style:name="N121">
      <number:fraction number:min-integer-digits="0" number:min-numerator-digits="1" loext:max-numerator-digits="1" number:min-denominator-digits="1" number:max-denominator-value="9"/>
    </number:number-style>
    <number:currency-style style:name="N10121" number:language="en" number:country="US">
      <number:currency-symbol number:language="en" number:country="US">$</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rotation-angle="90" style:vertical-align="automatic"/>
      <style:text-properties fo:font-size="24pt" fo:font-weight="bold" style:font-size-asian="24pt" style:font-weight-asian="bold" style:font-size-complex="24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5" style:display-name="Normal 5"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6" style:display-name="Normal 6"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Result2" style:family="table-cell" style:parent-style-name="Default" style:data-style-name="N10104">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9-23T15:36:18.624068292</dc:date>
    <meta:editing-cycles>373</meta:editing-cycles>
    <meta:editing-duration>PT14H34M46S</meta:editing-duration>
    <meta:document-statistic meta:table-count="1" meta:cell-count="5524" meta:object-count="1"/>
  </office:meta>
</office:document-meta>
</file>